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66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1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4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16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6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18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8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20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14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22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17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24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21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6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5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28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29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30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32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0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1" style:family="table-cell" style:parent-style-name="Default" style:data-style-name="N4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35" style:family="table-cell" style:parent-style-name="Default" style:data-style-name="N3"/>
    <style:style style:name="ce12" style:family="table-cell" style:parent-style-name="Default" style:data-style-name="N3"/>
    <style:style style:name="ce37" style:family="table-cell" style:parent-style-name="Default" style:data-style-name="N3"/>
    <style:style style:name="ce1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sd-0-none-ncloc_functions_sqale_index_churn_comment_lines_comment_lines_density_complexity_sqale_debt_ratio_statements_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ce22"/>
        <table:table-column table:style-name="co3" table:default-cell-style-name="ce24"/>
        <table:table-column table:style-name="co2" table:default-cell-style-name="ce26"/>
        <table:table-column table:style-name="co2" table:default-cell-style-name="ce28"/>
        <table:table-column table:style-name="co2" table:default-cell-style-name="ce30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3"/>
        <table:table-row table:style-name="ro1">
          <table:table-cell/>
          <table:table-cell table:style-name="ce2" office:value-type="string" calcext:value-type="string">
            <text:p>ncloc</text:p>
          </table:table-cell>
          <table:table-cell table:style-name="ce4" office:value-type="string" calcext:value-type="string">
            <text:p>functions</text:p>
          </table:table-cell>
          <table:table-cell table:style-name="ce6" office:value-type="string" calcext:value-type="string">
            <text:p>sqale_index</text:p>
          </table:table-cell>
          <table:table-cell table:style-name="ce8" office:value-type="string" calcext:value-type="string">
            <text:p>churn</text:p>
          </table:table-cell>
          <table:table-cell table:style-name="ce14" office:value-type="string" calcext:value-type="string">
            <text:p>comment_lines</text:p>
          </table:table-cell>
          <table:table-cell table:style-name="ce17" office:value-type="string" calcext:value-type="string">
            <text:p>comment_lines_density</text:p>
          </table:table-cell>
          <table:table-cell table:style-name="ce21" office:value-type="string" calcext:value-type="string">
            <text:p>complexity</text:p>
          </table:table-cell>
          <table:table-cell table:style-name="ce25" office:value-type="string" calcext:value-type="string">
            <text:p>sqale_debt_ratio</text:p>
          </table:table-cell>
          <table:table-cell table:style-name="ce29" office:value-type="string" calcext:value-type="string">
            <text:p>statements</text:p>
          </table:table-cell>
          <table:table-cell table:style-name="ce32" office:value-type="string" calcext:value-type="string">
            <text:p>count</text:p>
          </table:table-cell>
          <table:table-cell office:value-type="string" calcext:value-type="string">
            <text:p>class</text:p>
          </table:table-cell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target</text:p>
          </table:table-cell>
          <table:table-cell table:style-name="ce3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rc/main/java/net/sf/jabref/JabRefPreferences.java</text:p>
          </table:table-cell>
          <table:table-cell office:value-type="float" office:value="21391.2061971882" calcext:value-type="float">
            <text:p>21.391,21</text:p>
          </table:table-cell>
          <table:table-cell office:value-type="float" office:value="44.7621856090324" calcext:value-type="float">
            <text:p>44,76</text:p>
          </table:table-cell>
          <table:table-cell office:value-type="float" office:value="61698.9862835808" calcext:value-type="float">
            <text:p>61.698,99</text:p>
          </table:table-cell>
          <table:table-cell office:value-type="float" office:value="800.476747017289" calcext:value-type="float">
            <text:p>800,48</text:p>
          </table:table-cell>
          <table:table-cell office:value-type="float" office:value="6707.30719909098" calcext:value-type="float">
            <text:p>6.707,31</text:p>
          </table:table-cell>
          <table:table-cell office:value-type="float" office:value="5.80820460099741" calcext:value-type="float">
            <text:p>5,81</text:p>
          </table:table-cell>
          <table:table-cell office:value-type="float" office:value="553.297639982325" calcext:value-type="float">
            <text:p>553,30</text:p>
          </table:table-cell>
          <table:table-cell office:value-type="float" office:value="0.15601186772358" calcext:value-type="float">
            <text:p>0,16</text:p>
          </table:table-cell>
          <table:table-cell office:value-type="float" office:value="3780.84762239717" calcext:value-type="float">
            <text:p>3.780,8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bRefFra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office:value-type="float" office:value="16240.4011493386" calcext:value-type="float">
            <text:p>16.240,40</text:p>
          </table:table-cell>
          <table:table-cell office:value-type="float" office:value="13.6255344298577" calcext:value-type="float">
            <text:p>13,63</text:p>
          </table:table-cell>
          <table:table-cell office:value-type="float" office:value="133016.117511695" calcext:value-type="float">
            <text:p>133.016,12</text:p>
          </table:table-cell>
          <table:table-cell office:value-type="float" office:value="971.433340878225" calcext:value-type="float">
            <text:p>971,43</text:p>
          </table:table-cell>
          <table:table-cell office:value-type="float" office:value="17242.6911749912" calcext:value-type="float">
            <text:p>17.242,69</text:p>
          </table:table-cell>
          <table:table-cell office:value-type="float" office:value="14.2130174538504" calcext:value-type="float">
            <text:p>14,21</text:p>
          </table:table-cell>
          <table:table-cell office:value-type="float" office:value="256.70254262864" calcext:value-type="float">
            <text:p>256,70</text:p>
          </table:table-cell>
          <table:table-cell office:value-type="float" office:value="0.479817413610984" calcext:value-type="float">
            <text:p>0,48</text:p>
          </table:table-cell>
          <table:table-cell office:value-type="float" office:value="1044.5069790252" calcext:value-type="float">
            <text:p>1.044,5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se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main/java/net/sf/jabref/gui/BasePanel.java</text:p>
          </table:table-cell>
          <table:table-cell office:value-type="float" office:value="10014.5610329029" calcext:value-type="float">
            <text:p>10.014,56</text:p>
          </table:table-cell>
          <table:table-cell office:value-type="float" office:value="36.7514535610163" calcext:value-type="float">
            <text:p>36,75</text:p>
          </table:table-cell>
          <table:table-cell office:value-type="float" office:value="35345.1864056643" calcext:value-type="float">
            <text:p>35.345,19</text:p>
          </table:table-cell>
          <table:table-cell office:value-type="float" office:value="640.385406080799" calcext:value-type="float">
            <text:p>640,39</text:p>
          </table:table-cell>
          <table:table-cell office:value-type="float" office:value="892.800166597251" calcext:value-type="float">
            <text:p>892,80</text:p>
          </table:table-cell>
          <table:table-cell office:value-type="float" office:value="1.61556018325697" calcext:value-type="float">
            <text:p>1,62</text:p>
          </table:table-cell>
          <table:table-cell office:value-type="float" office:value="786.747921699293" calcext:value-type="float">
            <text:p>786,75</text:p>
          </table:table-cell>
          <table:table-cell office:value-type="float" office:value="0.299108704706372" calcext:value-type="float">
            <text:p>0,30</text:p>
          </table:table-cell>
          <table:table-cell office:value-type="float" office:value="7766.3127030404" calcext:value-type="float">
            <text:p>7.766,3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abRefPreferences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3671.64668367347" calcext:value-type="float">
            <text:p>3.671,65</text:p>
          </table:table-cell>
          <table:table-cell office:value-type="float" office:value="15.5573719283632" calcext:value-type="float">
            <text:p>15,56</text:p>
          </table:table-cell>
          <table:table-cell office:value-type="float" office:value="80942.1581372347" calcext:value-type="float">
            <text:p>80.942,16</text:p>
          </table:table-cell>
          <table:table-cell office:value-type="float" office:value="340.115680966264" calcext:value-type="float">
            <text:p>340,12</text:p>
          </table:table-cell>
          <table:table-cell office:value-type="float" office:value="1534.35284777176" calcext:value-type="float">
            <text:p>1.534,35</text:p>
          </table:table-cell>
          <table:table-cell office:value-type="float" office:value="4.44366930445646" calcext:value-type="float">
            <text:p>4,44</text:p>
          </table:table-cell>
          <table:table-cell office:value-type="float" office:value="88.1012859225321" calcext:value-type="float">
            <text:p>88,10</text:p>
          </table:table-cell>
          <table:table-cell office:value-type="float" office:value="0.781965847563513" calcext:value-type="float">
            <text:p>0,78</text:p>
          </table:table-cell>
          <table:table-cell office:value-type="float" office:value="554.465326947105" calcext:value-type="float">
            <text:p>554,4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yEd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198796.197742778" calcext:value-type="float">
            <text:p>198.796,20</text:p>
          </table:table-cell>
          <table:table-cell office:value-type="float" office:value="590.754572506896" calcext:value-type="float">
            <text:p>590,75</text:p>
          </table:table-cell>
          <table:table-cell office:value-type="float" office:value="82876.2761286109" calcext:value-type="float">
            <text:p>82.876,28</text:p>
          </table:table-cell>
          <table:table-cell office:value-type="float" office:value="7794.00352010453" calcext:value-type="float">
            <text:p>7.794,00</text:p>
          </table:table-cell>
          <table:table-cell office:value-type="float" office:value="22436.2486935694" calcext:value-type="float">
            <text:p>22.436,25</text:p>
          </table:table-cell>
          <table:table-cell office:value-type="float" office:value="15.2798664537669" calcext:value-type="float">
            <text:p>15,28</text:p>
          </table:table-cell>
          <table:table-cell office:value-type="float" office:value="15556.1856945856" calcext:value-type="float">
            <text:p>15.556,19</text:p>
          </table:table-cell>
          <table:table-cell office:value-type="float" office:value="0.0774060095804905" calcext:value-type="float">
            <text:p>0,08</text:p>
          </table:table-cell>
          <table:table-cell office:value-type="float" office:value="81467.991181594" calcext:value-type="float">
            <text:p>81.467,9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nAssignmentSideEffe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3813.51616157186" calcext:value-type="float">
            <text:p>3.813,52</text:p>
          </table:table-cell>
          <table:table-cell office:value-type="float" office:value="10.655234419543" calcext:value-type="float">
            <text:p>10,66</text:p>
          </table:table-cell>
          <table:table-cell office:value-type="float" office:value="41067.4962501644" calcext:value-type="float">
            <text:p>41.067,50</text:p>
          </table:table-cell>
          <table:table-cell office:value-type="float" office:value="285.117933423973" calcext:value-type="float">
            <text:p>285,12</text:p>
          </table:table-cell>
          <table:table-cell office:value-type="float" office:value="55.2456471207403" calcext:value-type="float">
            <text:p>55,25</text:p>
          </table:table-cell>
          <table:table-cell office:value-type="float" office:value="0.243673523091092" calcext:value-type="float">
            <text:p>0,24</text:p>
          </table:table-cell>
          <table:table-cell office:value-type="float" office:value="75.5217753607298" calcext:value-type="float">
            <text:p>75,52</text:p>
          </table:table-cell>
          <table:table-cell office:value-type="float" office:value="0.184027016358932" calcext:value-type="float">
            <text:p>0,18</text:p>
          </table:table-cell>
          <table:table-cell office:value-type="float" office:value="314.892943291961" calcext:value-type="float">
            <text:p>314,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portInspection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376.553192515432" calcext:value-type="float">
            <text:p>376,55</text:p>
          </table:table-cell>
          <table:table-cell office:value-type="float" office:value="11.8177083333333" calcext:value-type="float">
            <text:p>11,82</text:p>
          </table:table-cell>
          <table:table-cell office:value-type="float" office:value="46124.3726369599" calcext:value-type="float">
            <text:p>46.124,37</text:p>
          </table:table-cell>
          <table:table-cell office:value-type="float" office:value="287.039930555556" calcext:value-type="float">
            <text:p>287,04</text:p>
          </table:table-cell>
          <table:table-cell office:value-type="float" office:value="1115.11916473766" calcext:value-type="float">
            <text:p>1.115,12</text:p>
          </table:table-cell>
          <table:table-cell office:value-type="float" office:value="9.83675733024692" calcext:value-type="float">
            <text:p>9,84</text:p>
          </table:table-cell>
          <table:table-cell office:value-type="float" office:value="71.5967881944445" calcext:value-type="float">
            <text:p>71,60</text:p>
          </table:table-cell>
          <table:table-cell office:value-type="float" office:value="1.38536844135802" calcext:value-type="float">
            <text:p>1,39</text:p>
          </table:table-cell>
          <table:table-cell office:value-type="float" office:value="127.898871527778" calcext:value-type="float">
            <text:p>127,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btexPar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3238.78963350046" calcext:value-type="float">
            <text:p>3.238,79</text:p>
          </table:table-cell>
          <table:table-cell office:value-type="float" office:value="33.6801073370525" calcext:value-type="float">
            <text:p>33,68</text:p>
          </table:table-cell>
          <table:table-cell office:value-type="float" office:value="4775.82741331827" calcext:value-type="float">
            <text:p>4.775,83</text:p>
          </table:table-cell>
          <table:table-cell office:value-type="float" office:value="930.174987642117" calcext:value-type="float">
            <text:p>930,17</text:p>
          </table:table-cell>
          <table:table-cell office:value-type="float" office:value="327.829390579762" calcext:value-type="float">
            <text:p>327,83</text:p>
          </table:table-cell>
          <table:table-cell office:value-type="float" office:value="5.79704823105713" calcext:value-type="float">
            <text:p>5,80</text:p>
          </table:table-cell>
          <table:table-cell office:value-type="float" office:value="267.966245321658" calcext:value-type="float">
            <text:p>267,97</text:p>
          </table:table-cell>
          <table:table-cell office:value-type="float" office:value="0.364804745427583" calcext:value-type="float">
            <text:p>0,36</text:p>
          </table:table-cell>
          <table:table-cell office:value-type="float" office:value="1471.97613162912" calcext:value-type="float">
            <text:p>1.471,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199357.492598765" calcext:value-type="float">
            <text:p>199.357,49</text:p>
          </table:table-cell>
          <table:table-cell office:value-type="float" office:value="36.9648073718263" calcext:value-type="float">
            <text:p>36,96</text:p>
          </table:table-cell>
          <table:table-cell office:value-type="float" office:value="91091.5106362122" calcext:value-type="float">
            <text:p>91.091,51</text:p>
          </table:table-cell>
          <table:table-cell office:value-type="float" office:value="2330.70483285953" calcext:value-type="float">
            <text:p>2.330,70</text:p>
          </table:table-cell>
          <table:table-cell office:value-type="float" office:value="48676.186844427" calcext:value-type="float">
            <text:p>48.676,19</text:p>
          </table:table-cell>
          <table:table-cell office:value-type="float" office:value="61.0910695029899" calcext:value-type="float">
            <text:p>61,09</text:p>
          </table:table-cell>
          <table:table-cell office:value-type="float" office:value="361.606313106558" calcext:value-type="float">
            <text:p>361,61</text:p>
          </table:table-cell>
          <table:table-cell office:value-type="float" office:value="13.9062836976767" calcext:value-type="float">
            <text:p>13,91</text:p>
          </table:table-cell>
          <table:table-cell office:value-type="float" office:value="161250.814822076" calcext:value-type="float">
            <text:p>161.250,8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oba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784.226259891712" calcext:value-type="float">
            <text:p>784,23</text:p>
          </table:table-cell>
          <table:table-cell office:value-type="float" office:value="9.30747605164515" calcext:value-type="float">
            <text:p>9,31</text:p>
          </table:table-cell>
          <table:table-cell office:value-type="float" office:value="122383.066326531" calcext:value-type="float">
            <text:p>122.383,07</text:p>
          </table:table-cell>
          <table:table-cell office:value-type="float" office:value="198.001770095793" calcext:value-type="float">
            <text:p>198,00</text:p>
          </table:table-cell>
          <table:table-cell office:value-type="float" office:value="189.270304039983" calcext:value-type="float">
            <text:p>189,27</text:p>
          </table:table-cell>
          <table:table-cell office:value-type="float" office:value="4.30528946272387" calcext:value-type="float">
            <text:p>4,31</text:p>
          </table:table-cell>
          <table:table-cell office:value-type="float" office:value="19.6059975010412" calcext:value-type="float">
            <text:p>19,61</text:p>
          </table:table-cell>
          <table:table-cell office:value-type="float" office:value="5.67857142857143" calcext:value-type="float">
            <text:p>5,68</text:p>
          </table:table-cell>
          <table:table-cell office:value-type="float" office:value="214.028009162849" calcext:value-type="float">
            <text:p>214,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in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15083.752789882" calcext:value-type="float">
            <text:p>15.083,75</text:p>
          </table:table-cell>
          <table:table-cell office:value-type="float" office:value="50.4349027526836" calcext:value-type="float">
            <text:p>50,43</text:p>
          </table:table-cell>
          <table:table-cell office:value-type="float" office:value="163273.253055585" calcext:value-type="float">
            <text:p>163.273,25</text:p>
          </table:table-cell>
          <table:table-cell office:value-type="float" office:value="779.42097991285" calcext:value-type="float">
            <text:p>779,42</text:p>
          </table:table-cell>
          <table:table-cell office:value-type="float" office:value="814.133701774896" calcext:value-type="float">
            <text:p>814,13</text:p>
          </table:table-cell>
          <table:table-cell office:value-type="float" office:value="7.60590923583801" calcext:value-type="float">
            <text:p>7,61</text:p>
          </table:table-cell>
          <table:table-cell office:value-type="float" office:value="223.324264002551" calcext:value-type="float">
            <text:p>223,32</text:p>
          </table:table-cell>
          <table:table-cell office:value-type="float" office:value="1.3665639281539" calcext:value-type="float">
            <text:p>1,37</text:p>
          </table:table-cell>
          <table:table-cell office:value-type="float" office:value="3184.22489106175" calcext:value-type="float">
            <text:p>3.184,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penOffic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office:value-type="float" office:value="23865.7952504726" calcext:value-type="float">
            <text:p>23.865,80</text:p>
          </table:table-cell>
          <table:table-cell office:value-type="float" office:value="46.5750236294896" calcext:value-type="float">
            <text:p>46,58</text:p>
          </table:table-cell>
          <table:table-cell office:value-type="float" office:value="5125.16198015123" calcext:value-type="float">
            <text:p>5.125,16</text:p>
          </table:table-cell>
          <table:table-cell office:value-type="float" office:value="175.98334120983" calcext:value-type="float">
            <text:p>175,98</text:p>
          </table:table-cell>
          <table:table-cell office:value-type="float" office:value="467.334120982987" calcext:value-type="float">
            <text:p>467,33</text:p>
          </table:table-cell>
          <table:table-cell office:value-type="float" office:value="1.47542533081285" calcext:value-type="float">
            <text:p>1,48</text:p>
          </table:table-cell>
          <table:table-cell office:value-type="float" office:value="489.544777882798" calcext:value-type="float">
            <text:p>489,54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7361.94269848771" calcext:value-type="float">
            <text:p>7.361,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oup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231.680231856056" calcext:value-type="float">
            <text:p>231,68</text:p>
          </table:table-cell>
          <table:table-cell office:value-type="float" office:value="3.75316990701606" calcext:value-type="float">
            <text:p>3,75</text:p>
          </table:table-cell>
          <table:table-cell office:value-type="float" office:value="3461.2793140925" calcext:value-type="float">
            <text:p>3.461,28</text:p>
          </table:table-cell>
          <table:table-cell office:value-type="float" office:value="198.357927786499" calcext:value-type="float">
            <text:p>198,36</text:p>
          </table:table-cell>
          <table:table-cell office:value-type="float" office:value="140.655717908465" calcext:value-type="float">
            <text:p>140,66</text:p>
          </table:table-cell>
          <table:table-cell office:value-type="float" office:value="6.60765608018355" calcext:value-type="float">
            <text:p>6,61</text:p>
          </table:table-cell>
          <table:table-cell office:value-type="float" office:value="15.2930805458278" calcext:value-type="float">
            <text:p>15,29</text:p>
          </table:table-cell>
          <table:table-cell office:value-type="float" office:value="0.811496196111581" calcext:value-type="float">
            <text:p>0,81</text:p>
          </table:table-cell>
          <table:table-cell office:value-type="float" office:value="101.809684820674" calcext:value-type="float">
            <text:p>101,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penDatabas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626.334500664171" calcext:value-type="float">
            <text:p>626,33</text:p>
          </table:table-cell>
          <table:table-cell office:value-type="float" office:value="4.22147083685545" calcext:value-type="float">
            <text:p>4,22</text:p>
          </table:table-cell>
          <table:table-cell office:value-type="float" office:value="1026.37483395725" calcext:value-type="float">
            <text:p>1.026,37</text:p>
          </table:table-cell>
          <table:table-cell office:value-type="float" office:value="129.028619731916" calcext:value-type="float">
            <text:p>129,03</text:p>
          </table:table-cell>
          <table:table-cell office:value-type="float" office:value="189.370848931288" calcext:value-type="float">
            <text:p>189,37</text:p>
          </table:table-cell>
          <table:table-cell office:value-type="float" office:value="0.840961236565632" calcext:value-type="float">
            <text:p>0,84</text:p>
          </table:table-cell>
          <table:table-cell office:value-type="float" office:value="37.8273155416013" calcext:value-type="float">
            <text:p>37,83</text:p>
          </table:table-cell>
          <table:table-cell office:value-type="float" office:value="0.24320734210844" calcext:value-type="float">
            <text:p>0,24</text:p>
          </table:table-cell>
          <table:table-cell office:value-type="float" office:value="184.612727931409" calcext:value-type="float">
            <text:p>184,6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1021.26938829436" calcext:value-type="float">
            <text:p>1.021,27</text:p>
          </table:table-cell>
          <table:table-cell office:value-type="float" office:value="45.1692429647245" calcext:value-type="float">
            <text:p>45,17</text:p>
          </table:table-cell>
          <table:table-cell office:value-type="float" office:value="3244.47192495706" calcext:value-type="float">
            <text:p>3.244,47</text:p>
          </table:table-cell>
          <table:table-cell office:value-type="float" office:value="242.539305060114" calcext:value-type="float">
            <text:p>242,54</text:p>
          </table:table-cell>
          <table:table-cell office:value-type="float" office:value="92.6780288016911" calcext:value-type="float">
            <text:p>92,68</text:p>
          </table:table-cell>
          <table:table-cell office:value-type="float" office:value="8.32104637336504" calcext:value-type="float">
            <text:p>8,32</text:p>
          </table:table-cell>
          <table:table-cell office:value-type="float" office:value="112.922182586868" calcext:value-type="float">
            <text:p>112,92</text:p>
          </table:table-cell>
          <table:table-cell office:value-type="float" office:value="0.69784647905932" calcext:value-type="float">
            <text:p>0,70</text:p>
          </table:table-cell>
          <table:table-cell office:value-type="float" office:value="219.429250891795" calcext:value-type="float">
            <text:p>219,4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Dat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main/java/net/sf/jabref/gui/JabRefFrame.java</text:p>
          </table:table-cell>
          <table:table-cell office:value-type="float" office:value="3124.86193684767" calcext:value-type="float">
            <text:p>3.124,86</text:p>
          </table:table-cell>
          <table:table-cell office:value-type="float" office:value="2.40058131853613" calcext:value-type="float">
            <text:p>2,40</text:p>
          </table:table-cell>
          <table:table-cell office:value-type="float" office:value="4043.48579733122" calcext:value-type="float">
            <text:p>4.043,49</text:p>
          </table:table-cell>
          <table:table-cell office:value-type="float" office:value="1348.73087594134" calcext:value-type="float">
            <text:p>1.348,73</text:p>
          </table:table-cell>
          <table:table-cell office:value-type="float" office:value="186.803804994055" calcext:value-type="float">
            <text:p>186,80</text:p>
          </table:table-cell>
          <table:table-cell office:value-type="float" office:value="7.43982031972519" calcext:value-type="float">
            <text:p>7,44</text:p>
          </table:table-cell>
          <table:table-cell office:value-type="float" office:value="286.630466376007" calcext:value-type="float">
            <text:p>286,63</text:p>
          </table:table-cell>
          <table:table-cell office:value-type="float" office:value="0.825472321310608" calcext:value-type="float">
            <text:p>0,83</text:p>
          </table:table-cell>
          <table:table-cell office:value-type="float" office:value="1687.98837362928" calcext:value-type="float">
            <text:p>1.687,9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bEntryWri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10610.2956573468" calcext:value-type="float">
            <text:p>10.610,30</text:p>
          </table:table-cell>
          <table:table-cell office:value-type="float" office:value="7.6859012492564" calcext:value-type="float">
            <text:p>7,69</text:p>
          </table:table-cell>
          <table:table-cell office:value-type="float" office:value="13538.012046401" calcext:value-type="float">
            <text:p>13.538,01</text:p>
          </table:table-cell>
          <table:table-cell office:value-type="float" office:value="477.362433075551" calcext:value-type="float">
            <text:p>477,36</text:p>
          </table:table-cell>
          <table:table-cell office:value-type="float" office:value="50.2648720999405" calcext:value-type="float">
            <text:p>50,26</text:p>
          </table:table-cell>
          <table:table-cell office:value-type="float" office:value="1.02379535990482" calcext:value-type="float">
            <text:p>1,02</text:p>
          </table:table-cell>
          <table:table-cell office:value-type="float" office:value="921.495092207019" calcext:value-type="float">
            <text:p>921,50</text:p>
          </table:table-cell>
          <table:table-cell office:value-type="float" office:value="0.170136823319453" calcext:value-type="float">
            <text:p>0,17</text:p>
          </table:table-cell>
          <table:table-cell office:value-type="float" office:value="5309.59146341464" calcext:value-type="float">
            <text:p>5.309,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EEEXploreFetch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3754.24721841183" calcext:value-type="float">
            <text:p>3.754,25</text:p>
          </table:table-cell>
          <table:table-cell office:value-type="float" office:value="1.14677640603566" calcext:value-type="float">
            <text:p>1,15</text:p>
          </table:table-cell>
          <table:table-cell office:value-type="float" office:value="588.379820149367" calcext:value-type="float">
            <text:p>588,38</text:p>
          </table:table-cell>
          <table:table-cell office:value-type="float" office:value="437.017222984301" calcext:value-type="float">
            <text:p>437,02</text:p>
          </table:table-cell>
          <table:table-cell office:value-type="float" office:value="252.592592592592" calcext:value-type="float">
            <text:p>252,59</text:p>
          </table:table-cell>
          <table:table-cell office:value-type="float" office:value="1.6323731138546" calcext:value-type="float">
            <text:p>1,63</text:p>
          </table:table-cell>
          <table:table-cell office:value-type="float" office:value="4.10912970583753" calcext:value-type="float">
            <text:p>4,11</text:p>
          </table:table-cell>
          <table:table-cell office:value-type="float" office:value="0.249961896052431" calcext:value-type="float">
            <text:p>0,25</text:p>
          </table:table-cell>
          <table:table-cell office:value-type="float" office:value="46.6666666666667" calcext:value-type="float">
            <text:p>46,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xtInp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528.074074074074" calcext:value-type="float">
            <text:p>528,07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1590.73525377229" calcext:value-type="float">
            <text:p>1.590,74</text:p>
          </table:table-cell>
          <table:table-cell office:value-type="float" office:value="79.0135650053344" calcext:value-type="float">
            <text:p>79,01</text:p>
          </table:table-cell>
          <table:table-cell office:value-type="float" office:value="91.1617131534826" calcext:value-type="float">
            <text:p>91,16</text:p>
          </table:table-cell>
          <table:table-cell office:value-type="float" office:value="1.16049382716049" calcext:value-type="float">
            <text:p>1,16</text:p>
          </table:table-cell>
          <table:table-cell office:value-type="float" office:value="8.87090382563634" calcext:value-type="float">
            <text:p>8,87</text:p>
          </table:table-cell>
          <table:table-cell office:value-type="float" office:value="0" calcext:value-type="float">
            <text:p>0,00</text:p>
          </table:table-cell>
          <table:table-cell office:value-type="float" office:value="82.4959609815577" calcext:value-type="float">
            <text:p>82,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inTableSelection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345.535" calcext:value-type="float">
            <text:p>345,54</text:p>
          </table:table-cell>
          <table:table-cell office:value-type="float" office:value="1.2975" calcext:value-type="float">
            <text:p>1,30</text:p>
          </table:table-cell>
          <table:table-cell office:value-type="float" office:value="19003.42984375" calcext:value-type="float">
            <text:p>19.003,43</text:p>
          </table:table-cell>
          <table:table-cell office:value-type="float" office:value="173.56109375" calcext:value-type="float">
            <text:p>173,56</text:p>
          </table:table-cell>
          <table:table-cell office:value-type="float" office:value="367.84609375" calcext:value-type="float">
            <text:p>367,85</text:p>
          </table:table-cell>
          <table:table-cell office:value-type="float" office:value="1.344375" calcext:value-type="float">
            <text:p>1,34</text:p>
          </table:table-cell>
          <table:table-cell office:value-type="float" office:value="11.469375" calcext:value-type="float">
            <text:p>11,47</text:p>
          </table:table-cell>
          <table:table-cell office:value-type="float" office:value="0.38609375" calcext:value-type="float">
            <text:p>0,39</text:p>
          </table:table-cell>
          <table:table-cell office:value-type="float" office:value="104.1225" calcext:value-type="float">
            <text:p>104,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belPatternUti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496.650216311489" calcext:value-type="float">
            <text:p>496,65</text:p>
          </table:table-cell>
          <table:table-cell office:value-type="float" office:value="0.314372696683223" calcext:value-type="float">
            <text:p>0,31</text:p>
          </table:table-cell>
          <table:table-cell office:value-type="float" office:value="2901.08796667201" calcext:value-type="float">
            <text:p>2.901,09</text:p>
          </table:table-cell>
          <table:table-cell office:value-type="float" office:value="195.645569620253" calcext:value-type="float">
            <text:p>195,65</text:p>
          </table:table-cell>
          <table:table-cell office:value-type="float" office:value="1032.42204774876" calcext:value-type="float">
            <text:p>1.032,42</text:p>
          </table:table-cell>
          <table:table-cell office:value-type="float" office:value="34.7431501361961" calcext:value-type="float">
            <text:p>34,74</text:p>
          </table:table-cell>
          <table:table-cell office:value-type="float" office:value="1.55519948726166" calcext:value-type="float">
            <text:p>1,56</text:p>
          </table:table-cell>
          <table:table-cell office:value-type="float" office:value="0.126261817016504" calcext:value-type="float">
            <text:p>0,13</text:p>
          </table:table-cell>
          <table:table-cell office:value-type="float" office:value="10.2755968594776" calcext:value-type="float">
            <text:p>10,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494.249639480852" calcext:value-type="float">
            <text:p>494,25</text:p>
          </table:table-cell>
          <table:table-cell office:value-type="float" office:value="0.0124979971158468" calcext:value-type="float">
            <text:p>0,01</text:p>
          </table:table-cell>
          <table:table-cell office:value-type="float" office:value="2238.2518827111" calcext:value-type="float">
            <text:p>2.238,25</text:p>
          </table:table-cell>
          <table:table-cell office:value-type="float" office:value="365.617689472841" calcext:value-type="float">
            <text:p>365,62</text:p>
          </table:table-cell>
          <table:table-cell office:value-type="float" office:value="731.634033007532" calcext:value-type="float">
            <text:p>731,63</text:p>
          </table:table-cell>
          <table:table-cell office:value-type="float" office:value="11.403621214549" calcext:value-type="float">
            <text:p>11,40</text:p>
          </table:table-cell>
          <table:table-cell office:value-type="float" office:value="2.54286172087806" calcext:value-type="float">
            <text:p>2,54</text:p>
          </table:table-cell>
          <table:table-cell office:value-type="float" office:value="0.266944399935908" calcext:value-type="float">
            <text:p>0,27</text:p>
          </table:table-cell>
          <table:table-cell office:value-type="float" office:value="7.70389360679379" calcext:value-type="float">
            <text:p>7,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tabaseExpor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8961.65811965812" calcext:value-type="float">
            <text:p>8.961,66</text:p>
          </table:table-cell>
          <table:table-cell office:value-type="float" office:value="3.74293228139382" calcext:value-type="float">
            <text:p>3,74</text:p>
          </table:table-cell>
          <table:table-cell office:value-type="float" office:value="62153.025147929" calcext:value-type="float">
            <text:p>62.153,03</text:p>
          </table:table-cell>
          <table:table-cell office:value-type="float" office:value="856.156640368179" calcext:value-type="float">
            <text:p>856,16</text:p>
          </table:table-cell>
          <table:table-cell office:value-type="float" office:value="257.638395792242" calcext:value-type="float">
            <text:p>257,64</text:p>
          </table:table-cell>
          <table:table-cell office:value-type="float" office:value="5.22287968441814" calcext:value-type="float">
            <text:p>5,22</text:p>
          </table:table-cell>
          <table:table-cell office:value-type="float" office:value="187.651709401709" calcext:value-type="float">
            <text:p>187,65</text:p>
          </table:table-cell>
          <table:table-cell office:value-type="float" office:value="2.22370151216305" calcext:value-type="float">
            <text:p>2,22</text:p>
          </table:table-cell>
          <table:table-cell office:value-type="float" office:value="1543.92455621302" calcext:value-type="float">
            <text:p>1.543,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ghtClick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1658.60578254848" calcext:value-type="float">
            <text:p>1.658,61</text:p>
          </table:table-cell>
          <table:table-cell office:value-type="float" office:value="1.0713296398892" calcext:value-type="float">
            <text:p>1,07</text:p>
          </table:table-cell>
          <table:table-cell office:value-type="float" office:value="14870.5221606648" calcext:value-type="float">
            <text:p>14.870,52</text:p>
          </table:table-cell>
          <table:table-cell office:value-type="float" office:value="274.48891966759" calcext:value-type="float">
            <text:p>274,49</text:p>
          </table:table-cell>
          <table:table-cell office:value-type="float" office:value="672.900277008311" calcext:value-type="float">
            <text:p>672,90</text:p>
          </table:table-cell>
          <table:table-cell office:value-type="float" office:value="15.693040166205" calcext:value-type="float">
            <text:p>15,69</text:p>
          </table:table-cell>
          <table:table-cell office:value-type="float" office:value="137.68351800554" calcext:value-type="float">
            <text:p>137,68</text:p>
          </table:table-cell>
          <table:table-cell office:value-type="float" office:value="1.47835872576177" calcext:value-type="float">
            <text:p>1,48</text:p>
          </table:table-cell>
          <table:table-cell office:value-type="float" office:value="1209.83102493075" calcext:value-type="float">
            <text:p>1.209,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dfImporte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4507.07128888889" calcext:value-type="float">
            <text:p>4.507,07</text:p>
          </table:table-cell>
          <table:table-cell office:value-type="float" office:value="0" calcext:value-type="float">
            <text:p>0,00</text:p>
          </table:table-cell>
          <table:table-cell office:value-type="float" office:value="15979.8976" calcext:value-type="float">
            <text:p>15.979,90</text:p>
          </table:table-cell>
          <table:table-cell office:value-type="float" office:value="239.553066666667" calcext:value-type="float">
            <text:p>239,55</text:p>
          </table:table-cell>
          <table:table-cell office:value-type="float" office:value="8.8" calcext:value-type="float">
            <text:p>8,80</text:p>
          </table:table-cell>
          <table:table-cell office:value-type="float" office:value="0.941155555555555" calcext:value-type="float">
            <text:p>0,94</text:p>
          </table:table-cell>
          <table:table-cell office:value-type="float" office:value="35.7219555555555" calcext:value-type="float">
            <text:p>35,72</text:p>
          </table:table-cell>
          <table:table-cell office:value-type="float" office:value="0.231822222222222" calcext:value-type="float">
            <text:p>0,23</text:p>
          </table:table-cell>
          <table:table-cell office:value-type="float" office:value="2615.04462222222" calcext:value-type="float">
            <text:p>2.615,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basePropert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1165.91891891892" calcext:value-type="float">
            <text:p>1.165,92</text:p>
          </table:table-cell>
          <table:table-cell office:value-type="float" office:value="0.298027757487217" calcext:value-type="float">
            <text:p>0,30</text:p>
          </table:table-cell>
          <table:table-cell office:value-type="float" office:value="622.647370343316" calcext:value-type="float">
            <text:p>622,65</text:p>
          </table:table-cell>
          <table:table-cell office:value-type="float" office:value="111.60938641344" calcext:value-type="float">
            <text:p>111,61</text:p>
          </table:table-cell>
          <table:table-cell office:value-type="float" office:value="2.73046018991965" calcext:value-type="float">
            <text:p>2,73</text:p>
          </table:table-cell>
          <table:table-cell office:value-type="float" office:value="0.342768444119796" calcext:value-type="float">
            <text:p>0,34</text:p>
          </table:table-cell>
          <table:table-cell office:value-type="float" office:value="2.35646457268079" calcext:value-type="float">
            <text:p>2,36</text:p>
          </table:table-cell>
          <table:table-cell office:value-type="float" office:value="0.0262965668371074" calcext:value-type="float">
            <text:p>0,03</text:p>
          </table:table-cell>
          <table:table-cell office:value-type="float" office:value="408.284331628926" calcext:value-type="float">
            <text:p>408,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vanced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324.97680788897" calcext:value-type="float">
            <text:p>324,98</text:p>
          </table:table-cell>
          <table:table-cell office:value-type="float" office:value="0.219138056975895" calcext:value-type="float">
            <text:p>0,22</text:p>
          </table:table-cell>
          <table:table-cell office:value-type="float" office:value="553.331811541271" calcext:value-type="float">
            <text:p>553,33</text:p>
          </table:table-cell>
          <table:table-cell office:value-type="float" office:value="121.238312636961" calcext:value-type="float">
            <text:p>121,24</text:p>
          </table:table-cell>
          <table:table-cell office:value-type="float" office:value="2.88038714390065" calcext:value-type="float">
            <text:p>2,88</text:p>
          </table:table-cell>
          <table:table-cell office:value-type="float" office:value="0.0630021913805696" calcext:value-type="float">
            <text:p>0,06</text:p>
          </table:table-cell>
          <table:table-cell office:value-type="float" office:value="0.409240321402483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.91234477720964" calcext:value-type="float">
            <text:p>1,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dUnlinkedFiles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28.1711033950617" calcext:value-type="float">
            <text:p>28,17</text:p>
          </table:table-cell>
          <table:table-cell office:value-type="float" office:value="0.922839506172839" calcext:value-type="float">
            <text:p>0,92</text:p>
          </table:table-cell>
          <table:table-cell office:value-type="float" office:value="1582.44135802469" calcext:value-type="float">
            <text:p>1.582,44</text:p>
          </table:table-cell>
          <table:table-cell office:value-type="float" office:value="25.1649305555556" calcext:value-type="float">
            <text:p>25,16</text:p>
          </table:table-cell>
          <table:table-cell office:value-type="float" office:value="149.682098765432" calcext:value-type="float">
            <text:p>149,68</text:p>
          </table:table-cell>
          <table:table-cell office:value-type="float" office:value="9.1195987654321" calcext:value-type="float">
            <text:p>9,12</text:p>
          </table:table-cell>
          <table:table-cell office:value-type="float" office:value="0.499807098765432" calcext:value-type="float">
            <text:p>0,50</text:p>
          </table:table-cell>
          <table:table-cell office:value-type="float" office:value="0.296103395061729" calcext:value-type="float">
            <text:p>0,30</text:p>
          </table:table-cell>
          <table:table-cell office:value-type="float" office:value="21.6371527777778" calcext:value-type="float">
            <text:p>21,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nchronize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296.081597222222" calcext:value-type="float">
            <text:p>296,08</text:p>
          </table:table-cell>
          <table:table-cell office:value-type="float" office:value="3.10802469135803" calcext:value-type="float">
            <text:p>3,11</text:p>
          </table:table-cell>
          <table:table-cell office:value-type="float" office:value="3132.38194444444" calcext:value-type="float">
            <text:p>3.132,38</text:p>
          </table:table-cell>
          <table:table-cell office:value-type="float" office:value="103.536844135802" calcext:value-type="float">
            <text:p>103,54</text:p>
          </table:table-cell>
          <table:table-cell office:value-type="float" office:value="106.022955246914" calcext:value-type="float">
            <text:p>106,02</text:p>
          </table:table-cell>
          <table:table-cell office:value-type="float" office:value="2.47202932098766" calcext:value-type="float">
            <text:p>2,47</text:p>
          </table:table-cell>
          <table:table-cell office:value-type="float" office:value="1.77758487654321" calcext:value-type="float">
            <text:p>1,78</text:p>
          </table:table-cell>
          <table:table-cell office:value-type="float" office:value="0.351658950617285" calcext:value-type="float">
            <text:p>0,35</text:p>
          </table:table-cell>
          <table:table-cell office:value-type="float" office:value="13.0547839506173" calcext:value-type="float">
            <text:p>13,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bleColumn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6941.55381944444" calcext:value-type="float">
            <text:p>6.941,55</text:p>
          </table:table-cell>
          <table:table-cell office:value-type="float" office:value="7.97145061728394" calcext:value-type="float">
            <text:p>7,97</text:p>
          </table:table-cell>
          <table:table-cell office:value-type="float" office:value="132522.462191358" calcext:value-type="float">
            <text:p>132.522,46</text:p>
          </table:table-cell>
          <table:table-cell office:value-type="float" office:value="310.539930555555" calcext:value-type="float">
            <text:p>310,54</text:p>
          </table:table-cell>
          <table:table-cell office:value-type="float" office:value="408.054783950617" calcext:value-type="float">
            <text:p>408,05</text:p>
          </table:table-cell>
          <table:table-cell office:value-type="float" office:value="1.56925154320988" calcext:value-type="float">
            <text:p>1,57</text:p>
          </table:table-cell>
          <table:table-cell office:value-type="float" office:value="74.3333333333334" calcext:value-type="float">
            <text:p>74,33</text:p>
          </table:table-cell>
          <table:table-cell office:value-type="float" office:value="7.67573302469137" calcext:value-type="float">
            <text:p>7,68</text:p>
          </table:table-cell>
          <table:table-cell office:value-type="float" office:value="1331.58333333333" calcext:value-type="float">
            <text:p>1.331,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UIGloba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78.7777777777778" calcext:value-type="float">
            <text:p>78,78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798.858024691358" calcext:value-type="float">
            <text:p>798,86</text:p>
          </table:table-cell>
          <table:table-cell office:value-type="float" office:value="25.0183256172839" calcext:value-type="float">
            <text:p>25,02</text:p>
          </table:table-cell>
          <table:table-cell office:value-type="float" office:value="12.0368441358025" calcext:value-type="float">
            <text:p>12,04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248263888888889" calcext:value-type="float">
            <text:p>0,25</text:p>
          </table:table-cell>
          <table:table-cell office:value-type="float" office:value="0.124807098765432" calcext:value-type="float">
            <text:p>0,12</text:p>
          </table:table-cell>
          <table:table-cell office:value-type="float" office:value="7.32851080246914" calcext:value-type="float">
            <text:p>7,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ve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4548.57250545527" calcext:value-type="float">
            <text:p>4.548,57</text:p>
          </table:table-cell>
          <table:table-cell office:value-type="float" office:value="15.8635191430272" calcext:value-type="float">
            <text:p>15,86</text:p>
          </table:table-cell>
          <table:table-cell office:value-type="float" office:value="72324.399523904" calcext:value-type="float">
            <text:p>72.324,40</text:p>
          </table:table-cell>
          <table:table-cell office:value-type="float" office:value="498.797064074589" calcext:value-type="float">
            <text:p>498,80</text:p>
          </table:table-cell>
          <table:table-cell office:value-type="float" office:value="2062.45625867883" calcext:value-type="float">
            <text:p>2.062,46</text:p>
          </table:table-cell>
          <table:table-cell office:value-type="float" office:value="6.11545328307876" calcext:value-type="float">
            <text:p>6,12</text:p>
          </table:table-cell>
          <table:table-cell office:value-type="float" office:value="77.4421741717914" calcext:value-type="float">
            <text:p>77,44</text:p>
          </table:table-cell>
          <table:table-cell office:value-type="float" office:value="0.732394366197183" calcext:value-type="float">
            <text:p>0,73</text:p>
          </table:table-cell>
          <table:table-cell office:value-type="float" office:value="1535.94643919857" calcext:value-type="float">
            <text:p>1.535,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OBib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486.92640349137" calcext:value-type="float">
            <text:p>1.486,93</text:p>
          </table:table-cell>
          <table:table-cell office:value-type="float" office:value="1.75203332672089" calcext:value-type="float">
            <text:p>1,75</text:p>
          </table:table-cell>
          <table:table-cell office:value-type="float" office:value="5051.17913112478" calcext:value-type="float">
            <text:p>5.051,18</text:p>
          </table:table-cell>
          <table:table-cell office:value-type="float" office:value="238.70025788534" calcext:value-type="float">
            <text:p>238,70</text:p>
          </table:table-cell>
          <table:table-cell office:value-type="float" office:value="14.0773656020631" calcext:value-type="float">
            <text:p>14,08</text:p>
          </table:table-cell>
          <table:table-cell office:value-type="float" office:value="0.505058520134894" calcext:value-type="float">
            <text:p>0,51</text:p>
          </table:table-cell>
          <table:table-cell office:value-type="float" office:value="31.3132315016862" calcext:value-type="float">
            <text:p>31,31</text:p>
          </table:table-cell>
          <table:table-cell office:value-type="float" office:value="0.721682205911526" calcext:value-type="float">
            <text:p>0,72</text:p>
          </table:table-cell>
          <table:table-cell office:value-type="float" office:value="169.316008728427" calcext:value-type="float">
            <text:p>169,3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yleSel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427.347755102041" calcext:value-type="float">
            <text:p>427,35</text:p>
          </table:table-cell>
          <table:table-cell office:value-type="float" office:value="2.76918367346938" calcext:value-type="float">
            <text:p>2,77</text:p>
          </table:table-cell>
          <table:table-cell office:value-type="float" office:value="48038.8571428571" calcext:value-type="float">
            <text:p>48.038,86</text:p>
          </table:table-cell>
          <table:table-cell office:value-type="float" office:value="57.0369387755102" calcext:value-type="float">
            <text:p>57,04</text:p>
          </table:table-cell>
          <table:table-cell office:value-type="float" office:value="59.2997959183673" calcext:value-type="float">
            <text:p>59,30</text:p>
          </table:table-cell>
          <table:table-cell office:value-type="float" office:value="2.15836734693877" calcext:value-type="float">
            <text:p>2,16</text:p>
          </table:table-cell>
          <table:table-cell office:value-type="float" office:value="4.56918367346939" calcext:value-type="float">
            <text:p>4,57</text:p>
          </table:table-cell>
          <table:table-cell office:value-type="float" office:value="2.1134693877551" calcext:value-type="float">
            <text:p>2,11</text:p>
          </table:table-cell>
          <table:table-cell office:value-type="float" office:value="160.241020408163" calcext:value-type="float">
            <text:p>160,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BibSty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180.113421550095" calcext:value-type="float">
            <text:p>180,11</text:p>
          </table:table-cell>
          <table:table-cell office:value-type="float" office:value="2.19281663516068" calcext:value-type="float">
            <text:p>2,19</text:p>
          </table:table-cell>
          <table:table-cell office:value-type="float" office:value="503.99915984037" calcext:value-type="float">
            <text:p>504,00</text:p>
          </table:table-cell>
          <table:table-cell office:value-type="float" office:value="133.738290275152" calcext:value-type="float">
            <text:p>133,74</text:p>
          </table:table-cell>
          <table:table-cell office:value-type="float" office:value="215.608485612266" calcext:value-type="float">
            <text:p>215,61</text:p>
          </table:table-cell>
          <table:table-cell office:value-type="float" office:value="11.2640201638311" calcext:value-type="float">
            <text:p>11,26</text:p>
          </table:table-cell>
          <table:table-cell office:value-type="float" office:value="11.8764965343415" calcext:value-type="float">
            <text:p>11,88</text:p>
          </table:table-cell>
          <table:table-cell office:value-type="float" office:value="0.16173072883848" calcext:value-type="float">
            <text:p>0,16</text:p>
          </table:table-cell>
          <table:table-cell office:value-type="float" office:value="26.9418189455997" calcext:value-type="float">
            <text:p>26,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view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51.7203719723184" calcext:value-type="float">
            <text:p>51,72</text:p>
          </table:table-cell>
          <table:table-cell office:value-type="float" office:value="0.0144896193771627" calcext:value-type="float">
            <text:p>0,01</text:p>
          </table:table-cell>
          <table:table-cell office:value-type="float" office:value="1727.36937716263" calcext:value-type="float">
            <text:p>1.727,37</text:p>
          </table:table-cell>
          <table:table-cell office:value-type="float" office:value="17.4273356401384" calcext:value-type="float">
            <text:p>17,43</text:p>
          </table:table-cell>
          <table:table-cell office:value-type="float" office:value="81.0519031141869" calcext:value-type="float">
            <text:p>81,05</text:p>
          </table:table-cell>
          <table:table-cell office:value-type="float" office:value="3.37781141868512" calcext:value-type="float">
            <text:p>3,38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0.133217993079585" calcext:value-type="float">
            <text:p>0,13</text:p>
          </table:table-cell>
          <table:table-cell office:value-type="float" office:value="4.70307093425606" calcext:value-type="float">
            <text:p>4,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angeScann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145.429714532872" calcext:value-type="float">
            <text:p>145,43</text:p>
          </table:table-cell>
          <table:table-cell office:value-type="float" office:value="2.87089100346021" calcext:value-type="float">
            <text:p>2,87</text:p>
          </table:table-cell>
          <table:table-cell office:value-type="float" office:value="3678.23248269896" calcext:value-type="float">
            <text:p>3.678,23</text:p>
          </table:table-cell>
          <table:table-cell office:value-type="float" office:value="47.5129757785467" calcext:value-type="float">
            <text:p>47,51</text:p>
          </table:table-cell>
          <table:table-cell office:value-type="float" office:value="89.1453287197232" calcext:value-type="float">
            <text:p>89,15</text:p>
          </table:table-cell>
          <table:table-cell office:value-type="float" office:value="2.73702422145329" calcext:value-type="float">
            <text:p>2,74</text:p>
          </table:table-cell>
          <table:table-cell office:value-type="float" office:value="3.26189446366782" calcext:value-type="float">
            <text:p>3,26</text:p>
          </table:table-cell>
          <table:table-cell office:value-type="float" office:value="0.203070934256056" calcext:value-type="float">
            <text:p>0,20</text:p>
          </table:table-cell>
          <table:table-cell office:value-type="float" office:value="36.5733131487889" calcext:value-type="float">
            <text:p>36,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ageJournal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55.174740484429" calcext:value-type="float">
            <text:p>55,17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2967.76881487889" calcext:value-type="float">
            <text:p>2.967,77</text:p>
          </table:table-cell>
          <table:table-cell office:value-type="float" office:value="61.8328287197232" calcext:value-type="float">
            <text:p>61,83</text:p>
          </table:table-cell>
          <table:table-cell office:value-type="float" office:value="11.2811418685121" calcext:value-type="float">
            <text:p>11,28</text:p>
          </table:table-cell>
          <table:table-cell office:value-type="float" office:value="0.337370242214533" calcext:value-type="float">
            <text:p>0,34</text:p>
          </table:table-cell>
          <table:table-cell office:value-type="float" office:value="0.64878892733564" calcext:value-type="float">
            <text:p>0,65</text:p>
          </table:table-cell>
          <table:table-cell office:value-type="float" office:value="0.249134948096886" calcext:value-type="float">
            <text:p>0,25</text:p>
          </table:table-cell>
          <table:table-cell office:value-type="float" office:value="16.6314878892734" calcext:value-type="float">
            <text:p>16,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archResult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107.323529411765" calcext:value-type="float">
            <text:p>107,32</text:p>
          </table:table-cell>
          <table:table-cell office:value-type="float" office:value="1.7238321799308" calcext:value-type="float">
            <text:p>1,72</text:p>
          </table:table-cell>
          <table:table-cell office:value-type="float" office:value="1490.25324394464" calcext:value-type="float">
            <text:p>1.490,25</text:p>
          </table:table-cell>
          <table:table-cell office:value-type="float" office:value="17.2791955017301" calcext:value-type="float">
            <text:p>17,28</text:p>
          </table:table-cell>
          <table:table-cell office:value-type="float" office:value="0.526600346020761" calcext:value-type="float">
            <text:p>0,53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5.89338235294118" calcext:value-type="float">
            <text:p>5,89</text:p>
          </table:table-cell>
          <table:table-cell office:value-type="float" office:value="0.268166089965398" calcext:value-type="float">
            <text:p>0,27</text:p>
          </table:table-cell>
          <table:table-cell office:value-type="float" office:value="59.6442474048443" calcext:value-type="float">
            <text:p>59,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tryEdito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38.7141902428157" calcext:value-type="float">
            <text:p>38,71</text:p>
          </table:table-cell>
          <table:table-cell office:value-type="float" office:value="0.105145912229895" calcext:value-type="float">
            <text:p>0,11</text:p>
          </table:table-cell>
          <table:table-cell office:value-type="float" office:value="716.966362218757" calcext:value-type="float">
            <text:p>716,97</text:p>
          </table:table-cell>
          <table:table-cell office:value-type="float" office:value="40.5101358877256" calcext:value-type="float">
            <text:p>40,51</text:p>
          </table:table-cell>
          <table:table-cell office:value-type="float" office:value="48.7128536422366" calcext:value-type="float">
            <text:p>48,71</text:p>
          </table:table-cell>
          <table:table-cell office:value-type="float" office:value="6.99264869681444" calcext:value-type="float">
            <text:p>6,99</text:p>
          </table:table-cell>
          <table:table-cell office:value-type="float" office:value="0.42503898418356" calcext:value-type="float">
            <text:p>0,43</text:p>
          </table:table-cell>
          <table:table-cell office:value-type="float" office:value="0.233905101358877" calcext:value-type="float">
            <text:p>0,23</text:p>
          </table:table-cell>
          <table:table-cell office:value-type="float" office:value="5.27779015370907" calcext:value-type="float">
            <text:p>5,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ferenc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232.544887502784" calcext:value-type="float">
            <text:p>232,54</text:p>
          </table:table-cell>
          <table:table-cell office:value-type="float" office:value="1.96480285141457" calcext:value-type="float">
            <text:p>1,96</text:p>
          </table:table-cell>
          <table:table-cell office:value-type="float" office:value="1335.01492537313" calcext:value-type="float">
            <text:p>1.335,01</text:p>
          </table:table-cell>
          <table:table-cell office:value-type="float" office:value="157.576743149922" calcext:value-type="float">
            <text:p>157,58</text:p>
          </table:table-cell>
          <table:table-cell office:value-type="float" office:value="36.9801737580753" calcext:value-type="float">
            <text:p>36,98</text:p>
          </table:table-cell>
          <table:table-cell office:value-type="float" office:value="1.94653597683226" calcext:value-type="float">
            <text:p>1,95</text:p>
          </table:table-cell>
          <table:table-cell office:value-type="float" office:value="4.49053241256404" calcext:value-type="float">
            <text:p>4,49</text:p>
          </table:table-cell>
          <table:table-cell office:value-type="float" office:value="0.137224326130541" calcext:value-type="float">
            <text:p>0,14</text:p>
          </table:table-cell>
          <table:table-cell office:value-type="float" office:value="139.439964357318" calcext:value-type="float">
            <text:p>139,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leList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123.48050790822" calcext:value-type="float">
            <text:p>123,48</text:p>
          </table:table-cell>
          <table:table-cell office:value-type="float" office:value="0.203163288037425" calcext:value-type="float">
            <text:p>0,20</text:p>
          </table:table-cell>
          <table:table-cell office:value-type="float" office:value="2014.95388728002" calcext:value-type="float">
            <text:p>2.014,95</text:p>
          </table:table-cell>
          <table:table-cell office:value-type="float" office:value="26.209400757407" calcext:value-type="float">
            <text:p>26,21</text:p>
          </table:table-cell>
          <table:table-cell office:value-type="float" office:value="71.66852305636" calcext:value-type="float">
            <text:p>71,67</text:p>
          </table:table-cell>
          <table:table-cell office:value-type="float" office:value="1.73758075295166" calcext:value-type="float">
            <text:p>1,74</text:p>
          </table:table-cell>
          <table:table-cell office:value-type="float" office:value="18.3461795500111" calcext:value-type="float">
            <text:p>18,35</text:p>
          </table:table-cell>
          <table:table-cell office:value-type="float" office:value="0.220539095566941" calcext:value-type="float">
            <text:p>0,22</text:p>
          </table:table-cell>
          <table:table-cell office:value-type="float" office:value="79.166852305636" calcext:value-type="float">
            <text:p>79,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ppedFil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378.804633548675" calcext:value-type="float">
            <text:p>378,80</text:p>
          </table:table-cell>
          <table:table-cell office:value-type="float" office:value="0.933838271329917" calcext:value-type="float">
            <text:p>0,93</text:p>
          </table:table-cell>
          <table:table-cell office:value-type="float" office:value="1907.25417687681" calcext:value-type="float">
            <text:p>1.907,25</text:p>
          </table:table-cell>
          <table:table-cell office:value-type="float" office:value="99.3054132323457" calcext:value-type="float">
            <text:p>99,31</text:p>
          </table:table-cell>
          <table:table-cell office:value-type="float" office:value="2.25974604588995" calcext:value-type="float">
            <text:p>2,26</text:p>
          </table:table-cell>
          <table:table-cell office:value-type="float" office:value="0.823791490309645" calcext:value-type="float">
            <text:p>0,82</text:p>
          </table:table-cell>
          <table:table-cell office:value-type="float" office:value="18.7431499220316" calcext:value-type="float">
            <text:p>18,74</text:p>
          </table:table-cell>
          <table:table-cell office:value-type="float" office:value="0.028959679215861" calcext:value-type="float">
            <text:p>0,03</text:p>
          </table:table-cell>
          <table:table-cell office:value-type="float" office:value="85.8569837380263" calcext:value-type="float">
            <text:p>85,8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MPUt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757.469467401285" calcext:value-type="float">
            <text:p>757,47</text:p>
          </table:table-cell>
          <table:table-cell office:value-type="float" office:value="0" calcext:value-type="float">
            <text:p>0,00</text:p>
          </table:table-cell>
          <table:table-cell office:value-type="float" office:value="2019.41597796143" calcext:value-type="float">
            <text:p>2.019,42</text:p>
          </table:table-cell>
          <table:table-cell office:value-type="float" office:value="242.174701561065" calcext:value-type="float">
            <text:p>242,17</text:p>
          </table:table-cell>
          <table:table-cell office:value-type="float" office:value="40.8448117539026" calcext:value-type="float">
            <text:p>40,84</text:p>
          </table:table-cell>
          <table:table-cell office:value-type="float" office:value="0.519054178145087" calcext:value-type="float">
            <text:p>0,52</text:p>
          </table:table-cell>
          <table:table-cell office:value-type="float" office:value="55.1581726354454" calcext:value-type="float">
            <text:p>55,16</text:p>
          </table:table-cell>
          <table:table-cell office:value-type="float" office:value="0.148071625344352" calcext:value-type="float">
            <text:p>0,15</text:p>
          </table:table-cell>
          <table:table-cell office:value-type="float" office:value="295.339990817264" calcext:value-type="float">
            <text:p>295,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port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9443.0068359375" calcext:value-type="float">
            <text:p>9.443,01</text:p>
          </table:table-cell>
          <table:table-cell office:value-type="float" office:value="8.179443359375" calcext:value-type="float">
            <text:p>8,18</text:p>
          </table:table-cell>
          <table:table-cell office:value-type="float" office:value="12638.015625" calcext:value-type="float">
            <text:p>12.638,02</text:p>
          </table:table-cell>
          <table:table-cell office:value-type="float" office:value="500.02734375" calcext:value-type="float">
            <text:p>500,03</text:p>
          </table:table-cell>
          <table:table-cell office:value-type="float" office:value="433.9599609375" calcext:value-type="float">
            <text:p>433,96</text:p>
          </table:table-cell>
          <table:table-cell office:value-type="float" office:value="10.224365234375" calcext:value-type="float">
            <text:p>10,22</text:p>
          </table:table-cell>
          <table:table-cell office:value-type="float" office:value="716.0224609375" calcext:value-type="float">
            <text:p>716,02</text:p>
          </table:table-cell>
          <table:table-cell office:value-type="float" office:value="1.0625" calcext:value-type="float">
            <text:p>1,06</text:p>
          </table:table-cell>
          <table:table-cell office:value-type="float" office:value="3665.60913085937" calcext:value-type="float">
            <text:p>3.665,6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Tabl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2240.50170898437" calcext:value-type="float">
            <text:p>2.240,50</text:p>
          </table:table-cell>
          <table:table-cell office:value-type="float" office:value="12.4052734375" calcext:value-type="float">
            <text:p>12,41</text:p>
          </table:table-cell>
          <table:table-cell office:value-type="float" office:value="1013.12280273438" calcext:value-type="float">
            <text:p>1.013,12</text:p>
          </table:table-cell>
          <table:table-cell office:value-type="float" office:value="364.2177734375" calcext:value-type="float">
            <text:p>364,22</text:p>
          </table:table-cell>
          <table:table-cell office:value-type="float" office:value="52.909912109375" calcext:value-type="float">
            <text:p>52,91</text:p>
          </table:table-cell>
          <table:table-cell office:value-type="float" office:value="1.1474609375" calcext:value-type="float">
            <text:p>1,15</text:p>
          </table:table-cell>
          <table:table-cell office:value-type="float" office:value="272.376708984375" calcext:value-type="float">
            <text:p>272,38</text:p>
          </table:table-cell>
          <table:table-cell office:value-type="float" office:value="0.0615234375" calcext:value-type="float">
            <text:p>0,06</text:p>
          </table:table-cell>
          <table:table-cell office:value-type="float" office:value="1083.7333984375" calcext:value-type="float">
            <text:p>1.083,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portFormatRead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74.031005859375" calcext:value-type="float">
            <text:p>74,03</text:p>
          </table:table-cell>
          <table:table-cell office:value-type="float" office:value="0.12109375" calcext:value-type="float">
            <text:p>0,12</text:p>
          </table:table-cell>
          <table:table-cell office:value-type="float" office:value="2321.06616210937" calcext:value-type="float">
            <text:p>2.321,07</text:p>
          </table:table-cell>
          <table:table-cell office:value-type="float" office:value="110.90234375" calcext:value-type="float">
            <text:p>110,90</text:p>
          </table:table-cell>
          <table:table-cell office:value-type="float" office:value="17.546875" calcext:value-type="float">
            <text:p>17,55</text:p>
          </table:table-cell>
          <table:table-cell office:value-type="float" office:value="0.515625" calcext:value-type="float">
            <text:p>0,52</text:p>
          </table:table-cell>
          <table:table-cell office:value-type="float" office:value="2.806396484375" calcext:value-type="float">
            <text:p>2,81</text:p>
          </table:table-cell>
          <table:table-cell office:value-type="float" office:value="0.208740234375" calcext:value-type="float">
            <text:p>0,21</text:p>
          </table:table-cell>
          <table:table-cell office:value-type="float" office:value="11.9912109375" calcext:value-type="float">
            <text:p>11,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59.3496357960458" calcext:value-type="float">
            <text:p>59,35</text:p>
          </table:table-cell>
          <table:table-cell office:value-type="float" office:value="0.786680541103018" calcext:value-type="float">
            <text:p>0,79</text:p>
          </table:table-cell>
          <table:table-cell office:value-type="float" office:value="1659.82648283039" calcext:value-type="float">
            <text:p>1.659,83</text:p>
          </table:table-cell>
          <table:table-cell office:value-type="float" office:value="32.6037981269511" calcext:value-type="float">
            <text:p>32,60</text:p>
          </table:table-cell>
          <table:table-cell office:value-type="float" office:value="3.70161290322581" calcext:value-type="float">
            <text:p>3,70</text:p>
          </table:table-cell>
          <table:table-cell office:value-type="float" office:value="0.278095733610822" calcext:value-type="float">
            <text:p>0,28</text:p>
          </table:table-cell>
          <table:table-cell office:value-type="float" office:value="2.09183142559834" calcext:value-type="float">
            <text:p>2,09</text:p>
          </table:table-cell>
          <table:table-cell office:value-type="float" office:value="0.237252861602497" calcext:value-type="float">
            <text:p>0,24</text:p>
          </table:table-cell>
          <table:table-cell office:value-type="float" office:value="4.18314255983351" calcext:value-type="float">
            <text:p>4,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geKeyword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423.851196670135" calcext:value-type="float">
            <text:p>423,85</text:p>
          </table:table-cell>
          <table:table-cell office:value-type="float" office:value="0" calcext:value-type="float">
            <text:p>0,00</text:p>
          </table:table-cell>
          <table:table-cell office:value-type="float" office:value="2757.86680541103" calcext:value-type="float">
            <text:p>2.757,87</text:p>
          </table:table-cell>
          <table:table-cell office:value-type="float" office:value="65.9014047866805" calcext:value-type="float">
            <text:p>65,90</text:p>
          </table:table-cell>
          <table:table-cell office:value-type="float" office:value="3.50156087408949" calcext:value-type="float">
            <text:p>3,50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19.6433402705515" calcext:value-type="float">
            <text:p>19,64</text:p>
          </table:table-cell>
          <table:table-cell office:value-type="float" office:value="0.280957336108221" calcext:value-type="float">
            <text:p>0,28</text:p>
          </table:table-cell>
          <table:table-cell office:value-type="float" office:value="154.54110301769" calcext:value-type="float">
            <text:p>154,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try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1340.21416666667" calcext:value-type="float">
            <text:p>1.340,21</text:p>
          </table:table-cell>
          <table:table-cell office:value-type="float" office:value="6.31638888888889" calcext:value-type="float">
            <text:p>6,32</text:p>
          </table:table-cell>
          <table:table-cell office:value-type="float" office:value="30909.1097222222" calcext:value-type="float">
            <text:p>30.909,11</text:p>
          </table:table-cell>
          <table:table-cell office:value-type="float" office:value="435.236388888889" calcext:value-type="float">
            <text:p>435,24</text:p>
          </table:table-cell>
          <table:table-cell office:value-type="float" office:value="5.13638888888889" calcext:value-type="float">
            <text:p>5,14</text:p>
          </table:table-cell>
          <table:table-cell office:value-type="float" office:value="0.373333333333333" calcext:value-type="float">
            <text:p>0,37</text:p>
          </table:table-cell>
          <table:table-cell office:value-type="float" office:value="90.1822222222222" calcext:value-type="float">
            <text:p>90,18</text:p>
          </table:table-cell>
          <table:table-cell office:value-type="float" office:value="2.9475" calcext:value-type="float">
            <text:p>2,95</text:p>
          </table:table-cell>
          <table:table-cell office:value-type="float" office:value="272.248888888889" calcext:value-type="float">
            <text:p>272,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geEntr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948.975326991676" calcext:value-type="float">
            <text:p>948,98</text:p>
          </table:table-cell>
          <table:table-cell office:value-type="float" office:value="3.29161712247324" calcext:value-type="float">
            <text:p>3,29</text:p>
          </table:table-cell>
          <table:table-cell office:value-type="float" office:value="1127.67063020214" calcext:value-type="float">
            <text:p>1.127,67</text:p>
          </table:table-cell>
          <table:table-cell office:value-type="float" office:value="217.485434007134" calcext:value-type="float">
            <text:p>217,49</text:p>
          </table:table-cell>
          <table:table-cell office:value-type="float" office:value="280.822829964328" calcext:value-type="float">
            <text:p>280,82</text:p>
          </table:table-cell>
          <table:table-cell office:value-type="float" office:value="23.1736028537455" calcext:value-type="float">
            <text:p>23,17</text:p>
          </table:table-cell>
          <table:table-cell office:value-type="float" office:value="17.627824019025" calcext:value-type="float">
            <text:p>17,63</text:p>
          </table:table-cell>
          <table:table-cell office:value-type="float" office:value="0.0927467300832342" calcext:value-type="float">
            <text:p>0,09</text:p>
          </table:table-cell>
          <table:table-cell office:value-type="float" office:value="545.430737217598" calcext:value-type="float">
            <text:p>545,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le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34.782401902497" calcext:value-type="float">
            <text:p>34,78</text:p>
          </table:table-cell>
          <table:table-cell office:value-type="float" office:value="0" calcext:value-type="float">
            <text:p>0,00</text:p>
          </table:table-cell>
          <table:table-cell office:value-type="float" office:value="226.071640903686" calcext:value-type="float">
            <text:p>226,07</text:p>
          </table:table-cell>
          <table:table-cell office:value-type="float" office:value="13.6361474435196" calcext:value-type="float">
            <text:p>13,64</text:p>
          </table:table-cell>
          <table:table-cell office:value-type="float" office:value="0.829072532699168" calcext:value-type="float">
            <text:p>0,83</text:p>
          </table:table-cell>
          <table:table-cell office:value-type="float" office:value="0.387633769322235" calcext:value-type="float">
            <text:p>0,39</text:p>
          </table:table-cell>
          <table:table-cell office:value-type="float" office:value="3.18222354340071" calcext:value-type="float">
            <text:p>3,18</text:p>
          </table:table-cell>
          <table:table-cell office:value-type="float" office:value="0.131093935790725" calcext:value-type="float">
            <text:p>0,13</text:p>
          </table:table-cell>
          <table:table-cell office:value-type="float" office:value="32.10225921522" calcext:value-type="float">
            <text:p>32,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end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2078.79409048938" calcext:value-type="float">
            <text:p>2.078,79</text:p>
          </table:table-cell>
          <table:table-cell office:value-type="float" office:value="10.6432748538012" calcext:value-type="float">
            <text:p>10,64</text:p>
          </table:table-cell>
          <table:table-cell office:value-type="float" office:value="1478.60634041244" calcext:value-type="float">
            <text:p>1.478,61</text:p>
          </table:table-cell>
          <table:table-cell office:value-type="float" office:value="52.9775315481687" calcext:value-type="float">
            <text:p>52,98</text:p>
          </table:table-cell>
          <table:table-cell office:value-type="float" office:value="15.0273930440135" calcext:value-type="float">
            <text:p>15,03</text:p>
          </table:table-cell>
          <table:table-cell office:value-type="float" office:value="1.07109879963066" calcext:value-type="float">
            <text:p>1,07</text:p>
          </table:table-cell>
          <table:table-cell office:value-type="float" office:value="124.009849184364" calcext:value-type="float">
            <text:p>124,01</text:p>
          </table:table-cell>
          <table:table-cell office:value-type="float" office:value="0.142813173284087" calcext:value-type="float">
            <text:p>0,14</text:p>
          </table:table-cell>
          <table:table-cell office:value-type="float" office:value="399.947060634041" calcext:value-type="float">
            <text:p>399,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ywordGrou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418.388427208372" calcext:value-type="float">
            <text:p>418,39</text:p>
          </table:table-cell>
          <table:table-cell office:value-type="float" office:value="0" calcext:value-type="float">
            <text:p>0,00</text:p>
          </table:table-cell>
          <table:table-cell office:value-type="float" office:value="101.223145583256" calcext:value-type="float">
            <text:p>101,22</text:p>
          </table:table-cell>
          <table:table-cell office:value-type="float" office:value="79.3856571252694" calcext:value-type="float">
            <text:p>79,39</text:p>
          </table:table-cell>
          <table:table-cell office:value-type="float" office:value="3.39858417974762" calcext:value-type="float">
            <text:p>3,40</text:p>
          </table:table-cell>
          <table:table-cell office:value-type="float" office:value="0.901200369344415" calcext:value-type="float">
            <text:p>0,90</text:p>
          </table:table-cell>
          <table:table-cell office:value-type="float" office:value="31.9562942443829" calcext:value-type="float">
            <text:p>31,96</text:p>
          </table:table-cell>
          <table:table-cell office:value-type="float" office:value="0.166204986149584" calcext:value-type="float">
            <text:p>0,17</text:p>
          </table:table-cell>
          <table:table-cell office:value-type="float" office:value="117.717451523546" calcext:value-type="float">
            <text:p>117,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ortForma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35.8504155124653" calcext:value-type="float">
            <text:p>35,85</text:p>
          </table:table-cell>
          <table:table-cell office:value-type="float" office:value="0" calcext:value-type="float">
            <text:p>0,00</text:p>
          </table:table-cell>
          <table:table-cell office:value-type="float" office:value="289.188057863958" calcext:value-type="float">
            <text:p>289,19</text:p>
          </table:table-cell>
          <table:table-cell office:value-type="float" office:value="51.4182825484765" calcext:value-type="float">
            <text:p>51,42</text:p>
          </table:table-cell>
          <table:table-cell office:value-type="float" office:value="0.524469067405356" calcext:value-type="float">
            <text:p>0,52</text:p>
          </table:table-cell>
          <table:table-cell office:value-type="float" office:value="0.278855032317636" calcext:value-type="float">
            <text:p>0,28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0.0498614958448755" calcext:value-type="float">
            <text:p>0,05</text:p>
          </table:table-cell>
          <table:table-cell office:value-type="float" office:value="1.41335795629424" calcext:value-type="float">
            <text:p>1,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2.3865804863035" calcext:value-type="float">
            <text:p>12,39</text:p>
          </table:table-cell>
          <table:table-cell office:value-type="float" office:value="0.3730378578024" calcext:value-type="float">
            <text:p>0,37</text:p>
          </table:table-cell>
          <table:table-cell office:value-type="float" office:value="10.1557402277624" calcext:value-type="float">
            <text:p>10,16</text:p>
          </table:table-cell>
          <table:table-cell office:value-type="float" office:value="8.63527239150507" calcext:value-type="float">
            <text:p>8,64</text:p>
          </table:table-cell>
          <table:table-cell office:value-type="float" office:value="0.100338565712527" calcext:value-type="float">
            <text:p>0,10</text:p>
          </table:table-cell>
          <table:table-cell office:value-type="float" office:value="0.249307479224376" calcext:value-type="float">
            <text:p>0,25</text:p>
          </table:table-cell>
          <table:table-cell office:value-type="float" office:value="0.502923976608188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833487226839027" calcext:value-type="float">
            <text:p>0,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AI2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8007.57110969388" calcext:value-type="float">
            <text:p>8.007,57</text:p>
          </table:table-cell>
          <table:table-cell office:value-type="float" office:value="35.1527423469388" calcext:value-type="float">
            <text:p>35,15</text:p>
          </table:table-cell>
          <table:table-cell office:value-type="float" office:value="5113.46396683674" calcext:value-type="float">
            <text:p>5.113,46</text:p>
          </table:table-cell>
          <table:table-cell office:value-type="float" office:value="1064.77774234694" calcext:value-type="float">
            <text:p>1.064,78</text:p>
          </table:table-cell>
          <table:table-cell office:value-type="float" office:value="1555.98182397959" calcext:value-type="float">
            <text:p>1.555,98</text:p>
          </table:table-cell>
          <table:table-cell office:value-type="float" office:value="100.571428571429" calcext:value-type="float">
            <text:p>100,57</text:p>
          </table:table-cell>
          <table:table-cell office:value-type="float" office:value="51.1071428571429" calcext:value-type="float">
            <text:p>51,11</text:p>
          </table:table-cell>
          <table:table-cell office:value-type="float" office:value="0.818558673469386" calcext:value-type="float">
            <text:p>0,82</text:p>
          </table:table-cell>
          <table:table-cell office:value-type="float" office:value="407.45280612245" calcext:value-type="float">
            <text:p>407,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The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13.3201530612245" calcext:value-type="float">
            <text:p>13,32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20.218112244898" calcext:value-type="float">
            <text:p>20,22</text:p>
          </table:table-cell>
          <table:table-cell office:value-type="float" office:value="13.1170280612245" calcext:value-type="float">
            <text:p>13,12</text:p>
          </table:table-cell>
          <table:table-cell office:value-type="float" office:value="2.94387755102041" calcext:value-type="float">
            <text:p>2,94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1.0328443877551" calcext:value-type="float">
            <text:p>1,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bImpor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83.5956632653061" calcext:value-type="float">
            <text:p>83,60</text:p>
          </table:table-cell>
          <table:table-cell office:value-type="float" office:value="0" calcext:value-type="float">
            <text:p>0,00</text:p>
          </table:table-cell>
          <table:table-cell office:value-type="float" office:value="274.992028061224" calcext:value-type="float">
            <text:p>274,99</text:p>
          </table:table-cell>
          <table:table-cell office:value-type="float" office:value="19.6603954081633" calcext:value-type="float">
            <text:p>19,66</text:p>
          </table:table-cell>
          <table:table-cell office:value-type="float" office:value="1.03539540816326" calcext:value-type="float">
            <text:p>1,04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0507015306122447" calcext:value-type="float">
            <text:p>0,05</text:p>
          </table:table-cell>
          <table:table-cell office:value-type="float" office:value="43.468112244898" calcext:value-type="float">
            <text:p>43,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view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9912.01785123966" calcext:value-type="float">
            <text:p>9.912,02</text:p>
          </table:table-cell>
          <table:table-cell office:value-type="float" office:value="56.2842975206611" calcext:value-type="float">
            <text:p>56,28</text:p>
          </table:table-cell>
          <table:table-cell office:value-type="float" office:value="22025.3454545455" calcext:value-type="float">
            <text:p>22.025,35</text:p>
          </table:table-cell>
          <table:table-cell office:value-type="float" office:value="22720.9038016529" calcext:value-type="float">
            <text:p>22.720,90</text:p>
          </table:table-cell>
          <table:table-cell office:value-type="float" office:value="1219.26743801653" calcext:value-type="float">
            <text:p>1.219,27</text:p>
          </table:table-cell>
          <table:table-cell office:value-type="float" office:value="22.5110743801653" calcext:value-type="float">
            <text:p>22,51</text:p>
          </table:table-cell>
          <table:table-cell office:value-type="float" office:value="514.75173553719" calcext:value-type="float">
            <text:p>514,75</text:p>
          </table:table-cell>
          <table:table-cell office:value-type="float" office:value="0.48793388429752" calcext:value-type="float">
            <text:p>0,49</text:p>
          </table:table-cell>
          <table:table-cell office:value-type="float" office:value="3157.39834710744" calcext:value-type="float">
            <text:p>3.157,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rch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5813.81355371901" calcext:value-type="float">
            <text:p>5.813,81</text:p>
          </table:table-cell>
          <table:table-cell office:value-type="float" office:value="20.8515702479339" calcext:value-type="float">
            <text:p>20,85</text:p>
          </table:table-cell>
          <table:table-cell office:value-type="float" office:value="1171.50413223141" calcext:value-type="float">
            <text:p>1.171,50</text:p>
          </table:table-cell>
          <table:table-cell office:value-type="float" office:value="4297.63107438017" calcext:value-type="float">
            <text:p>4.297,63</text:p>
          </table:table-cell>
          <table:table-cell office:value-type="float" office:value="671.581487603306" calcext:value-type="float">
            <text:p>671,58</text:p>
          </table:table-cell>
          <table:table-cell office:value-type="float" office:value="13.5656198347107" calcext:value-type="float">
            <text:p>13,57</text:p>
          </table:table-cell>
          <table:table-cell office:value-type="float" office:value="1059.98809917355" calcext:value-type="float">
            <text:p>1.059,99</text:p>
          </table:table-cell>
          <table:table-cell office:value-type="float" office:value="0.189752066115703" calcext:value-type="float">
            <text:p>0,19</text:p>
          </table:table-cell>
          <table:table-cell office:value-type="float" office:value="2511.10082644628" calcext:value-type="float">
            <text:p>2.511,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ngUt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3330.69884297521" calcext:value-type="float">
            <text:p>3.330,70</text:p>
          </table:table-cell>
          <table:table-cell office:value-type="float" office:value="0.849586776859504" calcext:value-type="float">
            <text:p>0,85</text:p>
          </table:table-cell>
          <table:table-cell office:value-type="float" office:value="25610.6459504132" calcext:value-type="float">
            <text:p>25.610,65</text:p>
          </table:table-cell>
          <table:table-cell office:value-type="float" office:value="499.876363636364" calcext:value-type="float">
            <text:p>499,88</text:p>
          </table:table-cell>
          <table:table-cell office:value-type="float" office:value="72.8145454545454" calcext:value-type="float">
            <text:p>72,81</text:p>
          </table:table-cell>
          <table:table-cell office:value-type="float" office:value="4.20363636363636" calcext:value-type="float">
            <text:p>4,20</text:p>
          </table:table-cell>
          <table:table-cell office:value-type="float" office:value="502.581818181818" calcext:value-type="float">
            <text:p>502,58</text:p>
          </table:table-cell>
          <table:table-cell office:value-type="float" office:value="1.91537190082644" calcext:value-type="float">
            <text:p>1,92</text:p>
          </table:table-cell>
          <table:table-cell office:value-type="float" office:value="582.01652892562" calcext:value-type="float">
            <text:p>582,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youtEnt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93.7970247933884" calcext:value-type="float">
            <text:p>93,80</text:p>
          </table:table-cell>
          <table:table-cell office:value-type="float" office:value="1.07107438016529" calcext:value-type="float">
            <text:p>1,07</text:p>
          </table:table-cell>
          <table:table-cell office:value-type="float" office:value="372.716033057851" calcext:value-type="float">
            <text:p>372,72</text:p>
          </table:table-cell>
          <table:table-cell office:value-type="float" office:value="79.6892561983471" calcext:value-type="float">
            <text:p>79,69</text:p>
          </table:table-cell>
          <table:table-cell office:value-type="float" office:value="4.42446280991736" calcext:value-type="float">
            <text:p>4,42</text:p>
          </table:table-cell>
          <table:table-cell office:value-type="float" office:value="0.0350413223140496" calcext:value-type="float">
            <text:p>0,04</text:p>
          </table:table-cell>
          <table:table-cell office:value-type="float" office:value="2.91702479338843" calcext:value-type="float">
            <text:p>2,92</text:p>
          </table:table-cell>
          <table:table-cell office:value-type="float" office:value="0.0350413223140496" calcext:value-type="float">
            <text:p>0,04</text:p>
          </table:table-cell>
          <table:table-cell office:value-type="float" office:value="56.4714049586777" calcext:value-type="float">
            <text:p>56,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fContent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119.719135802469" calcext:value-type="float">
            <text:p>119,72</text:p>
          </table:table-cell>
          <table:table-cell office:value-type="float" office:value="2.31961591220851" calcext:value-type="float">
            <text:p>2,32</text:p>
          </table:table-cell>
          <table:table-cell office:value-type="float" office:value="3503.23765432099" calcext:value-type="float">
            <text:p>3.503,24</text:p>
          </table:table-cell>
          <table:table-cell office:value-type="float" office:value="36.7630315500686" calcext:value-type="float">
            <text:p>36,76</text:p>
          </table:table-cell>
          <table:table-cell office:value-type="float" office:value="30.5490397805213" calcext:value-type="float">
            <text:p>30,55</text:p>
          </table:table-cell>
          <table:table-cell office:value-type="float" office:value="1.70953360768176" calcext:value-type="float">
            <text:p>1,71</text:p>
          </table:table-cell>
          <table:table-cell office:value-type="float" office:value="13.0987654320988" calcext:value-type="float">
            <text:p>13,10</text:p>
          </table:table-cell>
          <table:table-cell office:value-type="float" office:value="1.05212620027435" calcext:value-type="float">
            <text:p>1,05</text:p>
          </table:table-cell>
          <table:table-cell office:value-type="float" office:value="39.5432098765432" calcext:value-type="float">
            <text:p>39,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xFieldFormatt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173.594307270233" calcext:value-type="float">
            <text:p>173,59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6873.61179698216" calcext:value-type="float">
            <text:p>6.873,61</text:p>
          </table:table-cell>
          <table:table-cell office:value-type="float" office:value="31.5500685871056" calcext:value-type="float">
            <text:p>31,55</text:p>
          </table:table-cell>
          <table:table-cell office:value-type="float" office:value="4.76543209876544" calcext:value-type="float">
            <text:p>4,77</text:p>
          </table:table-cell>
          <table:table-cell office:value-type="float" office:value="0.396776406035666" calcext:value-type="float">
            <text:p>0,40</text:p>
          </table:table-cell>
          <table:table-cell office:value-type="float" office:value="1.23731138545953" calcext:value-type="float">
            <text:p>1,24</text:p>
          </table:table-cell>
          <table:table-cell office:value-type="float" office:value="1.44615912208505" calcext:value-type="float">
            <text:p>1,45</text:p>
          </table:table-cell>
          <table:table-cell office:value-type="float" office:value="132.055212620027" calcext:value-type="float">
            <text:p>132,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r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22.4722222222222" calcext:value-type="float">
            <text:p>22,47</text:p>
          </table:table-cell>
          <table:table-cell office:value-type="float" office:value="0.112825788751715" calcext:value-type="float">
            <text:p>0,11</text:p>
          </table:table-cell>
          <table:table-cell office:value-type="float" office:value="50.5984224965707" calcext:value-type="float">
            <text:p>50,60</text:p>
          </table:table-cell>
          <table:table-cell office:value-type="float" office:value="19.212962962963" calcext:value-type="float">
            <text:p>19,21</text:p>
          </table:table-cell>
          <table:table-cell office:value-type="float" office:value="0.727023319615911" calcext:value-type="float">
            <text:p>0,73</text:p>
          </table:table-cell>
          <table:table-cell office:value-type="float" office:value="0.324074074074074" calcext:value-type="float">
            <text:p>0,32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0.0181755829903978" calcext:value-type="float">
            <text:p>0,02</text:p>
          </table:table-cell>
          <table:table-cell office:value-type="float" office:value="1.83401920438957" calcext:value-type="float">
            <text:p>1,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wnloadExternal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10913.1221075116" calcext:value-type="float">
            <text:p>10.913,12</text:p>
          </table:table-cell>
          <table:table-cell office:value-type="float" office:value="19.7714489142044" calcext:value-type="float">
            <text:p>19,77</text:p>
          </table:table-cell>
          <table:table-cell office:value-type="float" office:value="10548.7675329299" calcext:value-type="float">
            <text:p>10.548,77</text:p>
          </table:table-cell>
          <table:table-cell office:value-type="float" office:value="3931.03381986472" calcext:value-type="float">
            <text:p>3.931,03</text:p>
          </table:table-cell>
          <table:table-cell office:value-type="float" office:value="1028.09754360983" calcext:value-type="float">
            <text:p>1.028,10</text:p>
          </table:table-cell>
          <table:table-cell office:value-type="float" office:value="68.5817016731933" calcext:value-type="float">
            <text:p>68,58</text:p>
          </table:table-cell>
          <table:table-cell office:value-type="float" office:value="544.7789248843" calcext:value-type="float">
            <text:p>544,78</text:p>
          </table:table-cell>
          <table:table-cell office:value-type="float" office:value="1.39765040939836" calcext:value-type="float">
            <text:p>1,40</text:p>
          </table:table-cell>
          <table:table-cell office:value-type="float" office:value="3913.00462798149" calcext:value-type="float">
            <text:p>3.913,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bRef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2650.39871840513" calcext:value-type="float">
            <text:p>2.650,40</text:p>
          </table:table-cell>
          <table:table-cell office:value-type="float" office:value="5.90245639017444" calcext:value-type="float">
            <text:p>5,90</text:p>
          </table:table-cell>
          <table:table-cell office:value-type="float" office:value="575.37700249199" calcext:value-type="float">
            <text:p>575,38</text:p>
          </table:table-cell>
          <table:table-cell office:value-type="float" office:value="335.534353862585" calcext:value-type="float">
            <text:p>335,53</text:p>
          </table:table-cell>
          <table:table-cell office:value-type="float" office:value="166.576005695977" calcext:value-type="float">
            <text:p>166,58</text:p>
          </table:table-cell>
          <table:table-cell office:value-type="float" office:value="21.312210751157" calcext:value-type="float">
            <text:p>21,31</text:p>
          </table:table-cell>
          <table:table-cell office:value-type="float" office:value="232.996796012816" calcext:value-type="float">
            <text:p>233,00</text:p>
          </table:table-cell>
          <table:table-cell office:value-type="float" office:value="0.152367390530438" calcext:value-type="float">
            <text:p>0,15</text:p>
          </table:table-cell>
          <table:table-cell office:value-type="float" office:value="1326.43645425418" calcext:value-type="float">
            <text:p>1.326,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stomEntry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197.528657885368" calcext:value-type="float">
            <text:p>197,53</text:p>
          </table:table-cell>
          <table:table-cell office:value-type="float" office:value="0.114631541473834" calcext:value-type="float">
            <text:p>0,11</text:p>
          </table:table-cell>
          <table:table-cell office:value-type="float" office:value="357.37344250623" calcext:value-type="float">
            <text:p>357,37</text:p>
          </table:table-cell>
          <table:table-cell office:value-type="float" office:value="66.0533997864008" calcext:value-type="float">
            <text:p>66,05</text:p>
          </table:table-cell>
          <table:table-cell office:value-type="float" office:value="24.0719117123532" calcext:value-type="float">
            <text:p>24,07</text:p>
          </table:table-cell>
          <table:table-cell office:value-type="float" office:value="3.92808828764685" calcext:value-type="float">
            <text:p>3,93</text:p>
          </table:table-cell>
          <table:table-cell office:value-type="float" office:value="2.05411178355287" calcext:value-type="float">
            <text:p>2,05</text:p>
          </table:table-cell>
          <table:table-cell office:value-type="float" office:value="0.439302242791029" calcext:value-type="float">
            <text:p>0,44</text:p>
          </table:table-cell>
          <table:table-cell office:value-type="float" office:value="8.7938768244927" calcext:value-type="float">
            <text:p>8,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bas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4888.51294378698" calcext:value-type="float">
            <text:p>4.888,51</text:p>
          </table:table-cell>
          <table:table-cell office:value-type="float" office:value="28.3091715976331" calcext:value-type="float">
            <text:p>28,31</text:p>
          </table:table-cell>
          <table:table-cell office:value-type="float" office:value="16859.4774408284" calcext:value-type="float">
            <text:p>16.859,48</text:p>
          </table:table-cell>
          <table:table-cell office:value-type="float" office:value="182.427514792899" calcext:value-type="float">
            <text:p>182,43</text:p>
          </table:table-cell>
          <table:table-cell office:value-type="float" office:value="11.092825443787" calcext:value-type="float">
            <text:p>11,09</text:p>
          </table:table-cell>
          <table:table-cell office:value-type="float" office:value="12.1967455621302" calcext:value-type="float">
            <text:p>12,20</text:p>
          </table:table-cell>
          <table:table-cell office:value-type="float" office:value="149.813609467456" calcext:value-type="float">
            <text:p>149,81</text:p>
          </table:table-cell>
          <table:table-cell office:value-type="float" office:value="7.28809171597633" calcext:value-type="float">
            <text:p>7,29</text:p>
          </table:table-cell>
          <table:table-cell office:value-type="float" office:value="1340.69674556213" calcext:value-type="float">
            <text:p>1.340,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eldFormatterCleanup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98.4005177514793" calcext:value-type="float">
            <text:p>98,40</text:p>
          </table:table-cell>
          <table:table-cell office:value-type="float" office:value="0.155325443786982" calcext:value-type="float">
            <text:p>0,16</text:p>
          </table:table-cell>
          <table:table-cell office:value-type="float" office:value="424.636094674556" calcext:value-type="float">
            <text:p>424,64</text:p>
          </table:table-cell>
          <table:table-cell office:value-type="float" office:value="61.9792899408284" calcext:value-type="float">
            <text:p>61,98</text:p>
          </table:table-cell>
          <table:table-cell office:value-type="float" office:value="8.98668639053254" calcext:value-type="float">
            <text:p>8,99</text:p>
          </table:table-cell>
          <table:table-cell office:value-type="float" office:value="0.902366863905325" calcext:value-type="float">
            <text:p>0,90</text:p>
          </table:table-cell>
          <table:table-cell office:value-type="float" office:value="0.0754437869822485" calcext:value-type="float">
            <text:p>0,08</text:p>
          </table:table-cell>
          <table:table-cell office:value-type="float" office:value="0.0869082840236687" calcext:value-type="float">
            <text:p>0,09</text:p>
          </table:table-cell>
          <table:table-cell office:value-type="float" office:value="7.32544378698225" calcext:value-type="float">
            <text:p>7,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Fe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11890.9158016148" calcext:value-type="float">
            <text:p>11.890,92</text:p>
          </table:table-cell>
          <table:table-cell office:value-type="float" office:value="6.40445982314494" calcext:value-type="float">
            <text:p>6,40</text:p>
          </table:table-cell>
          <table:table-cell office:value-type="float" office:value="17853.4540561323" calcext:value-type="float">
            <text:p>17.853,45</text:p>
          </table:table-cell>
          <table:table-cell office:value-type="float" office:value="12655.6109188774" calcext:value-type="float">
            <text:p>12.655,61</text:p>
          </table:table-cell>
          <table:table-cell office:value-type="float" office:value="4381.53018069973" calcext:value-type="float">
            <text:p>4.381,53</text:p>
          </table:table-cell>
          <table:table-cell office:value-type="float" office:value="23.0065359477124" calcext:value-type="float">
            <text:p>23,01</text:p>
          </table:table-cell>
          <table:table-cell office:value-type="float" office:value="742.445982314495" calcext:value-type="float">
            <text:p>742,45</text:p>
          </table:table-cell>
          <table:table-cell office:value-type="float" office:value="0.288350634371395" calcext:value-type="float">
            <text:p>0,29</text:p>
          </table:table-cell>
          <table:table-cell office:value-type="float" office:value="4682.3721645521" calcext:value-type="float">
            <text:p>4.682,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Bib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9216.3924" calcext:value-type="float">
            <text:p>9.216,39</text:p>
          </table:table-cell>
          <table:table-cell office:value-type="float" office:value="160.49" calcext:value-type="float">
            <text:p>160,49</text:p>
          </table:table-cell>
          <table:table-cell office:value-type="float" office:value="584.8896" calcext:value-type="float">
            <text:p>584,89</text:p>
          </table:table-cell>
          <table:table-cell office:value-type="float" office:value="856.84" calcext:value-type="float">
            <text:p>856,84</text:p>
          </table:table-cell>
          <table:table-cell office:value-type="float" office:value="530.8144" calcext:value-type="float">
            <text:p>530,81</text:p>
          </table:table-cell>
          <table:table-cell office:value-type="float" office:value="10.0864" calcext:value-type="float">
            <text:p>10,09</text:p>
          </table:table-cell>
          <table:table-cell office:value-type="float" office:value="302.49" calcext:value-type="float">
            <text:p>302,49</text:p>
          </table:table-cell>
          <table:table-cell office:value-type="float" office:value="0.0564" calcext:value-type="float">
            <text:p>0,06</text:p>
          </table:table-cell>
          <table:table-cell office:value-type="float" office:value="1737.0624" calcext:value-type="float">
            <text:p>1.737,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BibtexFiel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740.7636" calcext:value-type="float">
            <text:p>740,76</text:p>
          </table:table-cell>
          <table:table-cell office:value-type="float" office:value="7.33960000000001" calcext:value-type="float">
            <text:p>7,34</text:p>
          </table:table-cell>
          <table:table-cell office:value-type="float" office:value="6203.3984" calcext:value-type="float">
            <text:p>6.203,40</text:p>
          </table:table-cell>
          <table:table-cell office:value-type="float" office:value="79.2064" calcext:value-type="float">
            <text:p>79,21</text:p>
          </table:table-cell>
          <table:table-cell office:value-type="float" office:value="83.6964" calcext:value-type="float">
            <text:p>83,70</text:p>
          </table:table-cell>
          <table:table-cell office:value-type="float" office:value="1.8976" calcext:value-type="float">
            <text:p>1,90</text:p>
          </table:table-cell>
          <table:table-cell office:value-type="float" office:value="19.1456" calcext:value-type="float">
            <text:p>19,15</text:p>
          </table:table-cell>
          <table:table-cell office:value-type="float" office:value="0.7136" calcext:value-type="float">
            <text:p>0,71</text:p>
          </table:table-cell>
          <table:table-cell office:value-type="float" office:value="363.8704" calcext:value-type="float">
            <text:p>363,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MPortalFetch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28.5204" calcext:value-type="float">
            <text:p>28,52</text:p>
          </table:table-cell>
          <table:table-cell office:value-type="float" office:value="0.8976" calcext:value-type="float">
            <text:p>0,90</text:p>
          </table:table-cell>
          <table:table-cell office:value-type="float" office:value="63.1696" calcext:value-type="float">
            <text:p>63,17</text:p>
          </table:table-cell>
          <table:table-cell office:value-type="float" office:value="13.9956" calcext:value-type="float">
            <text:p>14,00</text:p>
          </table:table-cell>
          <table:table-cell office:value-type="float" office:value="0.0783999999999998" calcext:value-type="float">
            <text:p>0,08</text:p>
          </table:table-cell>
          <table:table-cell office:value-type="float" office:value="0.0196" calcext:value-type="float">
            <text:p>0,02</text:p>
          </table:table-cell>
          <table:table-cell office:value-type="float" office:value="0.5904" calcext:value-type="float">
            <text:p>0,59</text:p>
          </table:table-cell>
          <table:table-cell office:value-type="float" office:value="0.0196" calcext:value-type="float">
            <text:p>0,02</text:p>
          </table:table-cell>
          <table:table-cell office:value-type="float" office:value="2.48" calcext:value-type="float">
            <text:p>2,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iteXM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34.9216" calcext:value-type="float">
            <text:p>34,92</text:p>
          </table:table-cell>
          <table:table-cell office:value-type="float" office:value="0" calcext:value-type="float">
            <text:p>0,00</text:p>
          </table:table-cell>
          <table:table-cell office:value-type="float" office:value="731.64" calcext:value-type="float">
            <text:p>731,64</text:p>
          </table:table-cell>
          <table:table-cell office:value-type="float" office:value="23.2704" calcext:value-type="float">
            <text:p>23,27</text:p>
          </table:table-cell>
          <table:table-cell office:value-type="float" office:value="0.0196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21" calcext:value-type="float">
            <text:p>0,21</text:p>
          </table:table-cell>
          <table:table-cell office:value-type="float" office:value="0.2484" calcext:value-type="float">
            <text:p>0,25</text:p>
          </table:table-cell>
          <table:table-cell office:value-type="float" office:value="10.1956" calcext:value-type="float">
            <text:p>10,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41.4718867138692" calcext:value-type="float">
            <text:p>41,47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831.72511453561" calcext:value-type="float">
            <text:p>831,73</text:p>
          </table:table-cell>
          <table:table-cell office:value-type="float" office:value="27.6934610578926" calcext:value-type="float">
            <text:p>27,69</text:p>
          </table:table-cell>
          <table:table-cell office:value-type="float" office:value="38.3673469387755" calcext:value-type="float">
            <text:p>38,37</text:p>
          </table:table-cell>
          <table:table-cell office:value-type="float" office:value="3.07122032486464" calcext:value-type="float">
            <text:p>3,07</text:p>
          </table:table-cell>
          <table:table-cell office:value-type="float" office:value="0.422324031653478" calcext:value-type="float">
            <text:p>0,42</text:p>
          </table:table-cell>
          <table:table-cell office:value-type="float" office:value="0.294044148271553" calcext:value-type="float">
            <text:p>0,29</text:p>
          </table:table-cell>
          <table:table-cell office:value-type="float" office:value="22.6938775510204" calcext:value-type="float">
            <text:p>22,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ortForm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361.127863390254" calcext:value-type="float">
            <text:p>361,13</text:p>
          </table:table-cell>
          <table:table-cell office:value-type="float" office:value="0.546438983756768" calcext:value-type="float">
            <text:p>0,55</text:p>
          </table:table-cell>
          <table:table-cell office:value-type="float" office:value="11098.1016243232" calcext:value-type="float">
            <text:p>11.098,10</text:p>
          </table:table-cell>
          <table:table-cell office:value-type="float" office:value="178.284048313203" calcext:value-type="float">
            <text:p>178,28</text:p>
          </table:table-cell>
          <table:table-cell office:value-type="float" office:value="7.09287796751354" calcext:value-type="float">
            <text:p>7,09</text:p>
          </table:table-cell>
          <table:table-cell office:value-type="float" office:value="0.323198667221991" calcext:value-type="float">
            <text:p>0,32</text:p>
          </table:table-cell>
          <table:table-cell office:value-type="float" office:value="0.453977509371095" calcext:value-type="float">
            <text:p>0,45</text:p>
          </table:table-cell>
          <table:table-cell office:value-type="float" office:value="0.772178259058725" calcext:value-type="float">
            <text:p>0,77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entSelectorDialog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20.2607246980425" calcext:value-type="float">
            <text:p>20,26</text:p>
          </table:table-cell>
          <table:table-cell office:value-type="float" office:value="0" calcext:value-type="float">
            <text:p>0,00</text:p>
          </table:table-cell>
          <table:table-cell office:value-type="float" office:value="1.11786755518534" calcext:value-type="float">
            <text:p>1,12</text:p>
          </table:table-cell>
          <table:table-cell office:value-type="float" office:value="0.661391087047064" calcext:value-type="float">
            <text:p>0,66</text:p>
          </table:table-cell>
          <table:table-cell office:value-type="float" office:value="0" calcext:value-type="float">
            <text:p>0,00</text:p>
          </table:table-cell>
          <table:table-cell office:value-type="float" office:value="0.249895876718034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ndAsEMai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672.166232638889" calcext:value-type="float">
            <text:p>672,17</text:p>
          </table:table-cell>
          <table:table-cell office:value-type="float" office:value="0" calcext:value-type="float">
            <text:p>0,00</text:p>
          </table:table-cell>
          <table:table-cell office:value-type="float" office:value="244.162760416667" calcext:value-type="float">
            <text:p>244,16</text:p>
          </table:table-cell>
          <table:table-cell office:value-type="float" office:value="300.555555555556" calcext:value-type="float">
            <text:p>300,56</text:p>
          </table:table-cell>
          <table:table-cell office:value-type="float" office:value="32.7222222222222" calcext:value-type="float">
            <text:p>32,72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0.926649305555555" calcext:value-type="float">
            <text:p>0,93</text:p>
          </table:table-cell>
          <table:table-cell office:value-type="float" office:value="0.329427083333333" calcext:value-type="float">
            <text:p>0,33</text:p>
          </table:table-cell>
          <table:table-cell office:value-type="float" office:value="418.312065972222" calcext:value-type="float">
            <text:p>418,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tern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30.5260416666667" calcext:value-type="float">
            <text:p>30,53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71.4058159722222" calcext:value-type="float">
            <text:p>71,41</text:p>
          </table:table-cell>
          <table:table-cell office:value-type="float" office:value="21.1388888888889" calcext:value-type="float">
            <text:p>21,14</text:p>
          </table:table-cell>
          <table:table-cell office:value-type="float" office:value="8.02039930555556" calcext:value-type="float">
            <text:p>8,02</text:p>
          </table:table-cell>
          <table:table-cell office:value-type="float" office:value="3.26388888888889" calcext:value-type="float">
            <text:p>3,26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0.0763888888888891" calcext:value-type="float">
            <text:p>0,08</text:p>
          </table:table-cell>
          <table:table-cell office:value-type="float" office:value="10.359375" calcext:value-type="float">
            <text:p>10,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eldCompa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210.87109375" calcext:value-type="float">
            <text:p>210,87</text:p>
          </table:table-cell>
          <table:table-cell office:value-type="float" office:value="1.91493055555556" calcext:value-type="float">
            <text:p>1,91</text:p>
          </table:table-cell>
          <table:table-cell office:value-type="float" office:value="2509.51692708333" calcext:value-type="float">
            <text:p>2.509,52</text:p>
          </table:table-cell>
          <table:table-cell office:value-type="float" office:value="39.1666666666667" calcext:value-type="float">
            <text:p>39,17</text:p>
          </table:table-cell>
          <table:table-cell office:value-type="float" office:value="56.1875" calcext:value-type="float">
            <text:p>56,19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81.9891493055555" calcext:value-type="float">
            <text:p>81,99</text:p>
          </table:table-cell>
          <table:table-cell office:value-type="float" office:value="0.597222222222223" calcext:value-type="float">
            <text:p>0,60</text:p>
          </table:table-cell>
          <table:table-cell office:value-type="float" office:value="123.206597222222" calcext:value-type="float">
            <text:p>123,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plicate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20.2287326388889" calcext:value-type="float">
            <text:p>20,23</text:p>
          </table:table-cell>
          <table:table-cell office:value-type="float" office:value="0.373263888888889" calcext:value-type="float">
            <text:p>0,37</text:p>
          </table:table-cell>
          <table:table-cell office:value-type="float" office:value="183.270399305555" calcext:value-type="float">
            <text:p>183,27</text:p>
          </table:table-cell>
          <table:table-cell office:value-type="float" office:value="42.2669270833333" calcext:value-type="float">
            <text:p>42,27</text:p>
          </table:table-cell>
          <table:table-cell office:value-type="float" office:value="5.03993055555556" calcext:value-type="float">
            <text:p>5,04</text:p>
          </table:table-cell>
          <table:table-cell office:value-type="float" office:value="0.343315972222222" calcext:value-type="float">
            <text:p>0,34</text:p>
          </table:table-cell>
          <table:table-cell office:value-type="float" office:value="0.0933159722222222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100260416666667" calcext:value-type="float">
            <text:p>0,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i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1733.23042100498" calcext:value-type="float">
            <text:p>1.733,23</text:p>
          </table:table-cell>
          <table:table-cell office:value-type="float" office:value="8.70891806247171" calcext:value-type="float">
            <text:p>8,71</text:p>
          </table:table-cell>
          <table:table-cell office:value-type="float" office:value="6291.08193752829" calcext:value-type="float">
            <text:p>6.291,08</text:p>
          </table:table-cell>
          <table:table-cell office:value-type="float" office:value="247.626980534178" calcext:value-type="float">
            <text:p>247,63</text:p>
          </table:table-cell>
          <table:table-cell office:value-type="float" office:value="1015.31824354912" calcext:value-type="float">
            <text:p>1.015,32</text:p>
          </table:table-cell>
          <table:table-cell office:value-type="float" office:value="48.2897238569488" calcext:value-type="float">
            <text:p>48,29</text:p>
          </table:table-cell>
          <table:table-cell office:value-type="float" office:value="38.0425531914894" calcext:value-type="float">
            <text:p>38,04</text:p>
          </table:table-cell>
          <table:table-cell office:value-type="float" office:value="1.82254413761883" calcext:value-type="float">
            <text:p>1,82</text:p>
          </table:table-cell>
          <table:table-cell office:value-type="float" office:value="413.184246265278" calcext:value-type="float">
            <text:p>413,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x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28.0697148030783" calcext:value-type="float">
            <text:p>28,07</text:p>
          </table:table-cell>
          <table:table-cell office:value-type="float" office:value="0" calcext:value-type="float">
            <text:p>0,00</text:p>
          </table:table-cell>
          <table:table-cell office:value-type="float" office:value="32.5939339067451" calcext:value-type="float">
            <text:p>32,59</text:p>
          </table:table-cell>
          <table:table-cell office:value-type="float" office:value="5.10366681756451" calcext:value-type="float">
            <text:p>5,10</text:p>
          </table:table-cell>
          <table:table-cell office:value-type="float" office:value="0.0208239022181983" calcext:value-type="float">
            <text:p>0,02</text:p>
          </table:table-cell>
          <table:table-cell office:value-type="float" office:value="0.102308736985061" calcext:value-type="float">
            <text:p>0,10</text:p>
          </table:table-cell>
          <table:table-cell office:value-type="float" office:value="0.935264825712993" calcext:value-type="float">
            <text:p>0,94</text:p>
          </table:table-cell>
          <table:table-cell office:value-type="float" office:value="0.12675418741512" calcext:value-type="float">
            <text:p>0,13</text:p>
          </table:table-cell>
          <table:table-cell office:value-type="float" office:value="1.1272068809416" calcext:value-type="float">
            <text:p>1,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ve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481.540642722118" calcext:value-type="float">
            <text:p>481,54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526.945179584121" calcext:value-type="float">
            <text:p>526,95</text:p>
          </table:table-cell>
          <table:table-cell office:value-type="float" office:value="464.112003780718" calcext:value-type="float">
            <text:p>464,11</text:p>
          </table:table-cell>
          <table:table-cell office:value-type="float" office:value="17.6880907372401" calcext:value-type="float">
            <text:p>17,69</text:p>
          </table:table-cell>
          <table:table-cell office:value-type="float" office:value="1.16635160680529" calcext:value-type="float">
            <text:p>1,17</text:p>
          </table:table-cell>
          <table:table-cell office:value-type="float" office:value="38.1573724007561" calcext:value-type="float">
            <text:p>38,16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123.955103969754" calcext:value-type="float">
            <text:p>123,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archGro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2470.46691871456" calcext:value-type="float">
            <text:p>2.470,47</text:p>
          </table:table-cell>
          <table:table-cell office:value-type="float" office:value="2.75661625708885" calcext:value-type="float">
            <text:p>2,76</text:p>
          </table:table-cell>
          <table:table-cell office:value-type="float" office:value="908.778827977316" calcext:value-type="float">
            <text:p>908,78</text:p>
          </table:table-cell>
          <table:table-cell office:value-type="float" office:value="814.325141776938" calcext:value-type="float">
            <text:p>814,33</text:p>
          </table:table-cell>
          <table:table-cell office:value-type="float" office:value="7.86389413988658" calcext:value-type="float">
            <text:p>7,86</text:p>
          </table:table-cell>
          <table:table-cell office:value-type="float" office:value="0.693761814744801" calcext:value-type="float">
            <text:p>0,69</text:p>
          </table:table-cell>
          <table:table-cell office:value-type="float" office:value="11.8794896030246" calcext:value-type="float">
            <text:p>11,88</text:p>
          </table:table-cell>
          <table:table-cell office:value-type="float" office:value="3.9210775047259" calcext:value-type="float">
            <text:p>3,92</text:p>
          </table:table-cell>
          <table:table-cell office:value-type="float" office:value="1066.30434782609" calcext:value-type="float">
            <text:p>1.066,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plicateResolv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46.1190926275992" calcext:value-type="float">
            <text:p>46,12</text:p>
          </table:table-cell>
          <table:table-cell office:value-type="float" office:value="0.992438563327033" calcext:value-type="float">
            <text:p>0,99</text:p>
          </table:table-cell>
          <table:table-cell office:value-type="float" office:value="331.624291115312" calcext:value-type="float">
            <text:p>331,62</text:p>
          </table:table-cell>
          <table:table-cell office:value-type="float" office:value="23.8355387523629" calcext:value-type="float">
            <text:p>23,84</text:p>
          </table:table-cell>
          <table:table-cell office:value-type="float" office:value="0.776937618147448" calcext:value-type="float">
            <text:p>0,78</text:p>
          </table:table-cell>
          <table:table-cell office:value-type="float" office:value="0.289224952741021" calcext:value-type="float">
            <text:p>0,29</text:p>
          </table:table-cell>
          <table:table-cell office:value-type="float" office:value="1.58412098298677" calcext:value-type="float">
            <text:p>1,58</text:p>
          </table:table-cell>
          <table:table-cell office:value-type="float" office:value="0.0968809073724007" calcext:value-type="float">
            <text:p>0,10</text:p>
          </table:table-cell>
          <table:table-cell office:value-type="float" office:value="8.11200378071834" calcext:value-type="float">
            <text:p>8,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belPattern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817.777777777778" calcext:value-type="float">
            <text:p>817,78</text:p>
          </table:table-cell>
          <table:table-cell office:value-type="float" office:value="3.59802469135802" calcext:value-type="float">
            <text:p>3,60</text:p>
          </table:table-cell>
          <table:table-cell office:value-type="float" office:value="387.746172839506" calcext:value-type="float">
            <text:p>387,75</text:p>
          </table:table-cell>
          <table:table-cell office:value-type="float" office:value="1679.6987654321" calcext:value-type="float">
            <text:p>1.679,70</text:p>
          </table:table-cell>
          <table:table-cell office:value-type="float" office:value="30.2795061728395" calcext:value-type="float">
            <text:p>30,28</text:p>
          </table:table-cell>
          <table:table-cell office:value-type="float" office:value="2.04246913580247" calcext:value-type="float">
            <text:p>2,04</text:p>
          </table:table-cell>
          <table:table-cell office:value-type="float" office:value="83.7155555555556" calcext:value-type="float">
            <text:p>83,72</text:p>
          </table:table-cell>
          <table:table-cell office:value-type="float" office:value="0.235061728395062" calcext:value-type="float">
            <text:p>0,24</text:p>
          </table:table-cell>
          <table:table-cell office:value-type="float" office:value="362.960987654321" calcext:value-type="float">
            <text:p>362,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Ut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64.8661728395062" calcext:value-type="float">
            <text:p>64,87</text:p>
          </table:table-cell>
          <table:table-cell office:value-type="float" office:value="0.51358024691358" calcext:value-type="float">
            <text:p>0,51</text:p>
          </table:table-cell>
          <table:table-cell office:value-type="float" office:value="33.998024691358" calcext:value-type="float">
            <text:p>34,00</text:p>
          </table:table-cell>
          <table:table-cell office:value-type="float" office:value="23.6365432098765" calcext:value-type="float">
            <text:p>23,64</text:p>
          </table:table-cell>
          <table:table-cell office:value-type="float" office:value="2.19950617283951" calcext:value-type="float">
            <text:p>2,20</text:p>
          </table:table-cell>
          <table:table-cell office:value-type="float" office:value="0.898765432098766" calcext:value-type="float">
            <text:p>0,90</text:p>
          </table:table-cell>
          <table:table-cell office:value-type="float" office:value="0.795061728395062" calcext:value-type="float">
            <text:p>0,8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7.93777777777778" calcext:value-type="float">
            <text:p>7,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LinksUpgradeW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33.7165432098765" calcext:value-type="float">
            <text:p>33,72</text:p>
          </table:table-cell>
          <table:table-cell office:value-type="float" office:value="1.06469135802469" calcext:value-type="float">
            <text:p>1,06</text:p>
          </table:table-cell>
          <table:table-cell office:value-type="float" office:value="2517.67209876543" calcext:value-type="float">
            <text:p>2.517,67</text:p>
          </table:table-cell>
          <table:table-cell office:value-type="float" office:value="24.7288888888889" calcext:value-type="float">
            <text:p>24,73</text:p>
          </table:table-cell>
          <table:table-cell office:value-type="float" office:value="7.23654320987655" calcext:value-type="float">
            <text:p>7,24</text:p>
          </table:table-cell>
          <table:table-cell office:value-type="float" office:value="0.798024691358025" calcext:value-type="float">
            <text:p>0,80</text:p>
          </table:table-cell>
          <table:table-cell office:value-type="float" office:value="5.36" calcext:value-type="float">
            <text:p>5,36</text:p>
          </table:table-cell>
          <table:table-cell office:value-type="float" office:value="0.466172839506173" calcext:value-type="float">
            <text:p>0,47</text:p>
          </table:table-cell>
          <table:table-cell office:value-type="float" office:value="29.9683950617284" calcext:value-type="float">
            <text:p>29,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ogleScholarFetc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30.6933333333333" calcext:value-type="float">
            <text:p>30,69</text:p>
          </table:table-cell>
          <table:table-cell office:value-type="float" office:value="2.49876543209877" calcext:value-type="float">
            <text:p>2,50</text:p>
          </table:table-cell>
          <table:table-cell office:value-type="float" office:value="299.331358024691" calcext:value-type="float">
            <text:p>299,33</text:p>
          </table:table-cell>
          <table:table-cell office:value-type="float" office:value="43.6266666666667" calcext:value-type="float">
            <text:p>43,63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62469135802469" calcext:value-type="float">
            <text:p>1,62</text:p>
          </table:table-cell>
          <table:table-cell office:value-type="float" office:value="0.175802469135802" calcext:value-type="float">
            <text:p>0,18</text:p>
          </table:table-cell>
          <table:table-cell office:value-type="float" office:value="11.9733333333333" calcext:value-type="float">
            <text:p>11,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Formatte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27050.2370867769" calcext:value-type="float">
            <text:p>27.050,24</text:p>
          </table:table-cell>
          <table:table-cell office:value-type="float" office:value="35.0826446280992" calcext:value-type="float">
            <text:p>35,08</text:p>
          </table:table-cell>
          <table:table-cell office:value-type="float" office:value="23405.708677686" calcext:value-type="float">
            <text:p>23.405,71</text:p>
          </table:table-cell>
          <table:table-cell office:value-type="float" office:value="5178.0180785124" calcext:value-type="float">
            <text:p>5.178,02</text:p>
          </table:table-cell>
          <table:table-cell office:value-type="float" office:value="5004.45867768595" calcext:value-type="float">
            <text:p>5.004,46</text:p>
          </table:table-cell>
          <table:table-cell office:value-type="float" office:value="24.0454545454545" calcext:value-type="float">
            <text:p>24,05</text:p>
          </table:table-cell>
          <table:table-cell office:value-type="float" office:value="2388.42716942149" calcext:value-type="float">
            <text:p>2.388,43</text:p>
          </table:table-cell>
          <table:table-cell office:value-type="float" office:value="0.535123966942149" calcext:value-type="float">
            <text:p>0,54</text:p>
          </table:table-cell>
          <table:table-cell office:value-type="float" office:value="10218.2665289256" calcext:value-type="float">
            <text:p>10.218,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ho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51.6792355371901" calcext:value-type="float">
            <text:p>51,68</text:p>
          </table:table-cell>
          <table:table-cell office:value-type="float" office:value="0" calcext:value-type="float">
            <text:p>0,00</text:p>
          </table:table-cell>
          <table:table-cell office:value-type="float" office:value="120.790805785124" calcext:value-type="float">
            <text:p>120,79</text:p>
          </table:table-cell>
          <table:table-cell office:value-type="float" office:value="19.782541322314" calcext:value-type="float">
            <text:p>19,78</text:p>
          </table:table-cell>
          <table:table-cell office:value-type="float" office:value="32.7494834710744" calcext:value-type="float">
            <text:p>32,75</text:p>
          </table:table-cell>
          <table:table-cell office:value-type="float" office:value="9.77685950413223" calcext:value-type="float">
            <text:p>9,78</text:p>
          </table:table-cell>
          <table:table-cell office:value-type="float" office:value="0.198347107438016" calcext:value-type="float">
            <text:p>0,20</text:p>
          </table:table-cell>
          <table:table-cell office:value-type="float" office:value="0.1875" calcext:value-type="float">
            <text:p>0,19</text:p>
          </table:table-cell>
          <table:table-cell office:value-type="float" office:value="11.0661157024793" calcext:value-type="float">
            <text:p>11,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ort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142.770661157025" calcext:value-type="float">
            <text:p>142,77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456.113119834711" calcext:value-type="float">
            <text:p>456,11</text:p>
          </table:table-cell>
          <table:table-cell office:value-type="float" office:value="18.9318181818182" calcext:value-type="float">
            <text:p>18,93</text:p>
          </table:table-cell>
          <table:table-cell office:value-type="float" office:value="5.51807851239669" calcext:value-type="float">
            <text:p>5,52</text:p>
          </table:table-cell>
          <table:table-cell office:value-type="float" office:value="1.7370867768595" calcext:value-type="float">
            <text:p>1,74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0.646177685950415" calcext:value-type="float">
            <text:p>0,65</text:p>
          </table:table-cell>
          <table:table-cell office:value-type="float" office:value="8.7370867768595" calcext:value-type="float">
            <text:p>8,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s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8.79493801652892" calcext:value-type="float">
            <text:p>8,79</text:p>
          </table:table-cell>
          <table:table-cell office:value-type="float" office:value="0" calcext:value-type="float">
            <text:p>0,00</text:p>
          </table:table-cell>
          <table:table-cell office:value-type="float" office:value="18.345041322314" calcext:value-type="float">
            <text:p>18,35</text:p>
          </table:table-cell>
          <table:table-cell office:value-type="float" office:value="3.82799586776859" calcext:value-type="float">
            <text:p>3,83</text:p>
          </table:table-cell>
          <table:table-cell office:value-type="float" office:value="0" calcext:value-type="float">
            <text:p>0,00</text:p>
          </table:table-cell>
          <table:table-cell office:value-type="float" office:value="0.0222107438016528" calcext:value-type="float">
            <text:p>0,02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0.0222107438016529" calcext:value-type="float">
            <text:p>0,02</text:p>
          </table:table-cell>
          <table:table-cell office:value-type="float" office:value="2.36776859504132" calcext:value-type="float">
            <text:p>2,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iteXMPEntryEdito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121.048134126555" calcext:value-type="float">
            <text:p>121,05</text:p>
          </table:table-cell>
          <table:table-cell office:value-type="float" office:value="0" calcext:value-type="float">
            <text:p>0,00</text:p>
          </table:table-cell>
          <table:table-cell office:value-type="float" office:value="2033.49918875068" calcext:value-type="float">
            <text:p>2.033,50</text:p>
          </table:table-cell>
          <table:table-cell office:value-type="float" office:value="276.863169280692" calcext:value-type="float">
            <text:p>276,86</text:p>
          </table:table-cell>
          <table:table-cell office:value-type="float" office:value="1922.79502433748" calcext:value-type="float">
            <text:p>1.922,80</text:p>
          </table:table-cell>
          <table:table-cell office:value-type="float" office:value="53.6257436452136" calcext:value-type="float">
            <text:p>53,63</text:p>
          </table:table-cell>
          <table:table-cell office:value-type="float" office:value="2.78745267712277" calcext:value-type="float">
            <text:p>2,79</text:p>
          </table:table-cell>
          <table:table-cell office:value-type="float" office:value="0.296376419686317" calcext:value-type="float">
            <text:p>0,30</text:p>
          </table:table-cell>
          <table:table-cell office:value-type="float" office:value="42.0692266089778" calcext:value-type="float">
            <text:p>42,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yTable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3867.43969713359" calcext:value-type="float">
            <text:p>3.867,44</text:p>
          </table:table-cell>
          <table:table-cell office:value-type="float" office:value="5.63980530016225" calcext:value-type="float">
            <text:p>5,64</text:p>
          </table:table-cell>
          <table:table-cell office:value-type="float" office:value="751.113034072472" calcext:value-type="float">
            <text:p>751,11</text:p>
          </table:table-cell>
          <table:table-cell office:value-type="float" office:value="173.916711736074" calcext:value-type="float">
            <text:p>173,92</text:p>
          </table:table-cell>
          <table:table-cell office:value-type="float" office:value="60.8025959978367" calcext:value-type="float">
            <text:p>60,80</text:p>
          </table:table-cell>
          <table:table-cell office:value-type="float" office:value="22.2271498107085" calcext:value-type="float">
            <text:p>22,23</text:p>
          </table:table-cell>
          <table:table-cell office:value-type="float" office:value="121.038399134667" calcext:value-type="float">
            <text:p>121,04</text:p>
          </table:table-cell>
          <table:table-cell office:value-type="float" office:value="0.239048134126555" calcext:value-type="float">
            <text:p>0,24</text:p>
          </table:table-cell>
          <table:table-cell office:value-type="float" office:value="1165.0405624662" calcext:value-type="float">
            <text:p>1.165,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dFull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338.339643050297" calcext:value-type="float">
            <text:p>338,34</text:p>
          </table:table-cell>
          <table:table-cell office:value-type="float" office:value="0.843699296917253" calcext:value-type="float">
            <text:p>0,84</text:p>
          </table:table-cell>
          <table:table-cell office:value-type="float" office:value="107.366143861547" calcext:value-type="float">
            <text:p>107,37</text:p>
          </table:table-cell>
          <table:table-cell office:value-type="float" office:value="140.489994591671" calcext:value-type="float">
            <text:p>140,49</text:p>
          </table:table-cell>
          <table:table-cell office:value-type="float" office:value="84.3699296917252" calcext:value-type="float">
            <text:p>84,37</text:p>
          </table:table-cell>
          <table:table-cell office:value-type="float" office:value="7.50567874526771" calcext:value-type="float">
            <text:p>7,51</text:p>
          </table:table-cell>
          <table:table-cell office:value-type="float" office:value="44.5494862087615" calcext:value-type="float">
            <text:p>44,55</text:p>
          </table:table-cell>
          <table:table-cell office:value-type="float" office:value="0" calcext:value-type="float">
            <text:p>0,00</text:p>
          </table:table-cell>
          <table:table-cell office:value-type="float" office:value="183.738236884803" calcext:value-type="float">
            <text:p>183,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ssSet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1267.96538669551" calcext:value-type="float">
            <text:p>1.267,97</text:p>
          </table:table-cell>
          <table:table-cell office:value-type="float" office:value="0.83829096809086" calcext:value-type="float">
            <text:p>0,84</text:p>
          </table:table-cell>
          <table:table-cell office:value-type="float" office:value="18836.3234180638" calcext:value-type="float">
            <text:p>18.836,32</text:p>
          </table:table-cell>
          <table:table-cell office:value-type="float" office:value="187.994591671174" calcext:value-type="float">
            <text:p>187,99</text:p>
          </table:table-cell>
          <table:table-cell office:value-type="float" office:value="70.6922660897783" calcext:value-type="float">
            <text:p>70,69</text:p>
          </table:table-cell>
          <table:table-cell office:value-type="float" office:value="6.44456462952948" calcext:value-type="float">
            <text:p>6,44</text:p>
          </table:table-cell>
          <table:table-cell office:value-type="float" office:value="161.220118983234" calcext:value-type="float">
            <text:p>161,22</text:p>
          </table:table-cell>
          <table:table-cell office:value-type="float" office:value="2.05083829096809" calcext:value-type="float">
            <text:p>2,05</text:p>
          </table:table-cell>
          <table:table-cell office:value-type="float" office:value="550.201189832342" calcext:value-type="float">
            <text:p>550,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toDetectPat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1142.64250946458" calcext:value-type="float">
            <text:p>1.142,64</text:p>
          </table:table-cell>
          <table:table-cell office:value-type="float" office:value="6.45754461871282" calcext:value-type="float">
            <text:p>6,46</text:p>
          </table:table-cell>
          <table:table-cell office:value-type="float" office:value="628.528934559221" calcext:value-type="float">
            <text:p>628,53</text:p>
          </table:table-cell>
          <table:table-cell office:value-type="float" office:value="478.409951325041" calcext:value-type="float">
            <text:p>478,41</text:p>
          </table:table-cell>
          <table:table-cell office:value-type="float" office:value="12.3634396971336" calcext:value-type="float">
            <text:p>12,36</text:p>
          </table:table-cell>
          <table:table-cell office:value-type="float" office:value="4.85451595457004" calcext:value-type="float">
            <text:p>4,85</text:p>
          </table:table-cell>
          <table:table-cell office:value-type="float" office:value="95.1270957274202" calcext:value-type="float">
            <text:p>95,13</text:p>
          </table:table-cell>
          <table:table-cell office:value-type="float" office:value="0.567874526771228" calcext:value-type="float">
            <text:p>0,57</text:p>
          </table:table-cell>
          <table:table-cell office:value-type="float" office:value="514.926987560844" calcext:value-type="float">
            <text:p>514,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baseFileLooku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21.1130340724716" calcext:value-type="float">
            <text:p>21,11</text:p>
          </table:table-cell>
          <table:table-cell office:value-type="float" office:value="0.515954570037858" calcext:value-type="float">
            <text:p>0,52</text:p>
          </table:table-cell>
          <table:table-cell office:value-type="float" office:value="144.723634396971" calcext:value-type="float">
            <text:p>144,72</text:p>
          </table:table-cell>
          <table:table-cell office:value-type="float" office:value="18.5256895619254" calcext:value-type="float">
            <text:p>18,53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1.12060573282856" calcext:value-type="float">
            <text:p>1,12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0.165494862087615" calcext:value-type="float">
            <text:p>0,17</text:p>
          </table:table-cell>
          <table:table-cell office:value-type="float" office:value="4.46295294753921" calcext:value-type="float">
            <text:p>4,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I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29.8258518117902" calcext:value-type="float">
            <text:p>29,83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3896.2585181179" calcext:value-type="float">
            <text:p>3.896,26</text:p>
          </table:table-cell>
          <table:table-cell office:value-type="float" office:value="5.69064359113034" calcext:value-type="float">
            <text:p>5,69</text:p>
          </table:table-cell>
          <table:table-cell office:value-type="float" office:value="0.471606273661438" calcext:value-type="float">
            <text:p>0,47</text:p>
          </table:table-cell>
          <table:table-cell office:value-type="float" office:value="0.479177934018388" calcext:value-type="float">
            <text:p>0,48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1.53488372093023" calcext:value-type="float">
            <text:p>1,53</text:p>
          </table:table-cell>
          <table:table-cell office:value-type="float" office:value="1.48080043266631" calcext:value-type="float">
            <text:p>1,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eCiteImport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office:value-type="float" office:value="14.8837209302326" calcext:value-type="float">
            <text:p>14,88</text:p>
          </table:table-cell>
          <table:table-cell office:value-type="float" office:value="0" calcext:value-type="float">
            <text:p>0,00</text:p>
          </table:table-cell>
          <table:table-cell office:value-type="float" office:value="1379.17252568956" calcext:value-type="float">
            <text:p>1.379,17</text:p>
          </table:table-cell>
          <table:table-cell office:value-type="float" office:value="21.7620335316387" calcext:value-type="float">
            <text:p>21,76</text:p>
          </table:table-cell>
          <table:table-cell office:value-type="float" office:value="9.02109248242293" calcext:value-type="float">
            <text:p>9,02</text:p>
          </table:table-cell>
          <table:table-cell office:value-type="float" office:value="0.364521362898864" calcext:value-type="float">
            <text:p>0,36</text:p>
          </table:table-cell>
          <table:table-cell office:value-type="float" office:value="0.608977825851812" calcext:value-type="float">
            <text:p>0,61</text:p>
          </table:table-cell>
          <table:table-cell office:value-type="float" office:value="0.182801514332071" calcext:value-type="float">
            <text:p>0,18</text:p>
          </table:table-cell>
          <table:table-cell office:value-type="float" office:value="5.45375878853435" calcext:value-type="float">
            <text:p>5,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pecNe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70.1114115738236" calcext:value-type="float">
            <text:p>70,11</text:p>
          </table:table-cell>
          <table:table-cell office:value-type="float" office:value="0.24986479177934" calcext:value-type="float">
            <text:p>0,25</text:p>
          </table:table-cell>
          <table:table-cell office:value-type="float" office:value="84.0064899945917" calcext:value-type="float">
            <text:p>84,01</text:p>
          </table:table-cell>
          <table:table-cell office:value-type="float" office:value="14.2574364521363" calcext:value-type="float">
            <text:p>14,26</text:p>
          </table:table-cell>
          <table:table-cell office:value-type="float" office:value="0.94862087614927" calcext:value-type="float">
            <text:p>0,95</text:p>
          </table:table-cell>
          <table:table-cell office:value-type="float" office:value="0.243374797187669" calcext:value-type="float">
            <text:p>0,24</text:p>
          </table:table-cell>
          <table:table-cell office:value-type="float" office:value="3.38777717685235" calcext:value-type="float">
            <text:p>3,39</text:p>
          </table:table-cell>
          <table:table-cell office:value-type="float" office:value="0.219578150351541" calcext:value-type="float">
            <text:p>0,22</text:p>
          </table:table-cell>
          <table:table-cell office:value-type="float" office:value="42.2855597620335" calcext:value-type="float">
            <text:p>42,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plicat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14.2552731206057" calcext:value-type="float">
            <text:p>14,26</text:p>
          </table:table-cell>
          <table:table-cell office:value-type="float" office:value="0" calcext:value-type="float">
            <text:p>0,00</text:p>
          </table:table-cell>
          <table:table-cell office:value-type="float" office:value="274.552731206057" calcext:value-type="float">
            <text:p>274,55</text:p>
          </table:table-cell>
          <table:table-cell office:value-type="float" office:value="9.97079502433748" calcext:value-type="float">
            <text:p>9,97</text:p>
          </table:table-cell>
          <table:table-cell office:value-type="float" office:value="0" calcext:value-type="float">
            <text:p>0,00</text:p>
          </table:table-cell>
          <table:table-cell office:value-type="float" office:value="0.149269875608437" calcext:value-type="float">
            <text:p>0,15</text:p>
          </table:table-cell>
          <table:table-cell office:value-type="float" office:value="0.10275824770146" calcext:value-type="float">
            <text:p>0,10</text:p>
          </table:table-cell>
          <table:table-cell office:value-type="float" office:value="0.130881557598702" calcext:value-type="float">
            <text:p>0,13</text:p>
          </table:table-cell>
          <table:table-cell office:value-type="float" office:value="1.355327203894" calcext:value-type="float">
            <text:p>1,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MPSchemaBibte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109.609977324263" calcext:value-type="float">
            <text:p>109,61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1.3786848072562" calcext:value-type="float">
            <text:p>11,38</text:p>
          </table:table-cell>
          <table:table-cell office:value-type="float" office:value="35.3786848072562" calcext:value-type="float">
            <text:p>35,38</text:p>
          </table:table-cell>
          <table:table-cell office:value-type="float" office:value="69.1660997732426" calcext:value-type="float">
            <text:p>69,17</text:p>
          </table:table-cell>
          <table:table-cell office:value-type="float" office:value="8.33106575963719" calcext:value-type="float">
            <text:p>8,33</text:p>
          </table:table-cell>
          <table:table-cell office:value-type="float" office:value="10.6462585034014" calcext:value-type="float">
            <text:p>10,65</text:p>
          </table:table-cell>
          <table:table-cell office:value-type="float" office:value="0" calcext:value-type="float">
            <text:p>0,00</text:p>
          </table:table-cell>
          <table:table-cell office:value-type="float" office:value="24.4739229024943" calcext:value-type="float">
            <text:p>24,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baseFileLooku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2141.79365079365" calcext:value-type="float">
            <text:p>2.141,79</text:p>
          </table:table-cell>
          <table:table-cell office:value-type="float" office:value="0" calcext:value-type="float">
            <text:p>0,00</text:p>
          </table:table-cell>
          <table:table-cell office:value-type="float" office:value="11426.7732426304" calcext:value-type="float">
            <text:p>11.426,77</text:p>
          </table:table-cell>
          <table:table-cell office:value-type="float" office:value="266.507936507937" calcext:value-type="float">
            <text:p>266,51</text:p>
          </table:table-cell>
          <table:table-cell office:value-type="float" office:value="79.6938775510204" calcext:value-type="float">
            <text:p>79,69</text:p>
          </table:table-cell>
          <table:table-cell office:value-type="float" office:value="0.542517006802721" calcext:value-type="float">
            <text:p>0,54</text:p>
          </table:table-cell>
          <table:table-cell office:value-type="float" office:value="2.33106575963719" calcext:value-type="float">
            <text:p>2,33</text:p>
          </table:table-cell>
          <table:table-cell office:value-type="float" office:value="0.990929705215419" calcext:value-type="float">
            <text:p>0,99</text:p>
          </table:table-cell>
          <table:table-cell office:value-type="float" office:value="36.9143990929705" calcext:value-type="float">
            <text:p>36,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yout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48.4829931972789" calcext:value-type="float">
            <text:p>48,48</text:p>
          </table:table-cell>
          <table:table-cell office:value-type="float" office:value="0.616780045351474" calcext:value-type="float">
            <text:p>0,62</text:p>
          </table:table-cell>
          <table:table-cell office:value-type="float" office:value="55.3333333333333" calcext:value-type="float">
            <text:p>55,33</text:p>
          </table:table-cell>
          <table:table-cell office:value-type="float" office:value="36.249433106576" calcext:value-type="float">
            <text:p>36,25</text:p>
          </table:table-cell>
          <table:table-cell office:value-type="float" office:value="0.721088435374149" calcext:value-type="float">
            <text:p>0,72</text:p>
          </table:table-cell>
          <table:table-cell office:value-type="float" office:value="0.229591836734694" calcext:value-type="float">
            <text:p>0,23</text:p>
          </table:table-cell>
          <table:table-cell office:value-type="float" office:value="0.848639455782313" calcext:value-type="float">
            <text:p>0,85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.2953514739229" calcext:value-type="float">
            <text:p>1,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FileTyp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1303.46103509816" calcext:value-type="float">
            <text:p>1.303,46</text:p>
          </table:table-cell>
          <table:table-cell office:value-type="float" office:value="11.4360499702558" calcext:value-type="float">
            <text:p>11,44</text:p>
          </table:table-cell>
          <table:table-cell office:value-type="float" office:value="711.891731112433" calcext:value-type="float">
            <text:p>711,89</text:p>
          </table:table-cell>
          <table:table-cell office:value-type="float" office:value="320.732897085068" calcext:value-type="float">
            <text:p>320,73</text:p>
          </table:table-cell>
          <table:table-cell office:value-type="float" office:value="31.7049375371803" calcext:value-type="float">
            <text:p>31,70</text:p>
          </table:table-cell>
          <table:table-cell office:value-type="float" office:value="1.72873289708507" calcext:value-type="float">
            <text:p>1,73</text:p>
          </table:table-cell>
          <table:table-cell office:value-type="float" office:value="93.3146936347412" calcext:value-type="float">
            <text:p>93,31</text:p>
          </table:table-cell>
          <table:table-cell office:value-type="float" office:value="0.0951814396192743" calcext:value-type="float">
            <text:p>0,10</text:p>
          </table:table-cell>
          <table:table-cell office:value-type="float" office:value="372.088042831648" calcext:value-type="float">
            <text:p>372,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lici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1171.01963117192" calcext:value-type="float">
            <text:p>1.171,02</text:p>
          </table:table-cell>
          <table:table-cell office:value-type="float" office:value="16.2938726948245" calcext:value-type="float">
            <text:p>16,29</text:p>
          </table:table-cell>
          <table:table-cell office:value-type="float" office:value="736.899464604402" calcext:value-type="float">
            <text:p>736,90</text:p>
          </table:table-cell>
          <table:table-cell office:value-type="float" office:value="76.1832242712671" calcext:value-type="float">
            <text:p>76,18</text:p>
          </table:table-cell>
          <table:table-cell office:value-type="float" office:value="11.3230220107079" calcext:value-type="float">
            <text:p>11,32</text:p>
          </table:table-cell>
          <table:table-cell office:value-type="float" office:value="0.535395597858418" calcext:value-type="float">
            <text:p>0,54</text:p>
          </table:table-cell>
          <table:table-cell office:value-type="float" office:value="14.9077929803688" calcext:value-type="float">
            <text:p>14,91</text:p>
          </table:table-cell>
          <table:table-cell office:value-type="float" office:value="0.612730517549078" calcext:value-type="float">
            <text:p>0,61</text:p>
          </table:table-cell>
          <table:table-cell office:value-type="float" office:value="134.009518143962" calcext:value-type="float">
            <text:p>134,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omAux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62.544375" calcext:value-type="float">
            <text:p>62,54</text:p>
          </table:table-cell>
          <table:table-cell office:value-type="float" office:value="3.71" calcext:value-type="float">
            <text:p>3,71</text:p>
          </table:table-cell>
          <table:table-cell office:value-type="float" office:value="725.369375" calcext:value-type="float">
            <text:p>725,37</text:p>
          </table:table-cell>
          <table:table-cell office:value-type="float" office:value="50.29" calcext:value-type="float">
            <text:p>50,29</text:p>
          </table:table-cell>
          <table:table-cell office:value-type="float" office:value="257.009375" calcext:value-type="float">
            <text:p>257,01</text:p>
          </table:table-cell>
          <table:table-cell office:value-type="float" office:value="22.4775" calcext:value-type="float">
            <text:p>22,48</text:p>
          </table:table-cell>
          <table:table-cell office:value-type="float" office:value="4.369375" calcext:value-type="float">
            <text:p>4,37</text:p>
          </table:table-cell>
          <table:table-cell office:value-type="float" office:value="1.109375" calcext:value-type="float">
            <text:p>1,11</text:p>
          </table:table-cell>
          <table:table-cell office:value-type="float" office:value="5.74" calcext:value-type="float">
            <text:p>5,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SPIR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40.1475" calcext:value-type="float">
            <text:p>40,15</text:p>
          </table:table-cell>
          <table:table-cell office:value-type="float" office:value="0.09" calcext:value-type="float">
            <text:p>0,09</text:p>
          </table:table-cell>
          <table:table-cell office:value-type="float" office:value="940.349374999999" calcext:value-type="float">
            <text:p>940,35</text:p>
          </table:table-cell>
          <table:table-cell office:value-type="float" office:value="7.224375" calcext:value-type="float">
            <text:p>7,22</text:p>
          </table:table-cell>
          <table:table-cell office:value-type="float" office:value="8.19" calcext:value-type="float">
            <text:p>8,19</text:p>
          </table:table-cell>
          <table:table-cell office:value-type="float" office:value="2.524375" calcext:value-type="float">
            <text:p>2,52</text:p>
          </table:table-cell>
          <table:table-cell office:value-type="float" office:value="4.14" calcext:value-type="float">
            <text:p>4,14</text:p>
          </table:table-cell>
          <table:table-cell office:value-type="float" office:value="0.39" calcext:value-type="float">
            <text:p>0,39</text:p>
          </table:table-cell>
          <table:table-cell office:value-type="float" office:value="13.749375" calcext:value-type="float">
            <text:p>13,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vid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59.749375" calcext:value-type="float">
            <text:p>59,75</text:p>
          </table:table-cell>
          <table:table-cell office:value-type="float" office:value="0.74" calcext:value-type="float">
            <text:p>0,74</text:p>
          </table:table-cell>
          <table:table-cell office:value-type="float" office:value="2321.8775" calcext:value-type="float">
            <text:p>2.321,88</text:p>
          </table:table-cell>
          <table:table-cell office:value-type="float" office:value="79.8275" calcext:value-type="float">
            <text:p>79,83</text:p>
          </table:table-cell>
          <table:table-cell office:value-type="float" office:value="8.049375" calcext:value-type="float">
            <text:p>8,05</text:p>
          </table:table-cell>
          <table:table-cell office:value-type="float" office:value="1.64" calcext:value-type="float">
            <text:p>1,64</text:p>
          </table:table-cell>
          <table:table-cell office:value-type="float" office:value="2.7975" calcext:value-type="float">
            <text:p>2,80</text:p>
          </table:table-cell>
          <table:table-cell office:value-type="float" office:value="0.7475" calcext:value-type="float">
            <text:p>0,75</text:p>
          </table:table-cell>
          <table:table-cell office:value-type="float" office:value="24.9475" calcext:value-type="float">
            <text:p>24,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O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66.36" calcext:value-type="float">
            <text:p>66,36</text:p>
          </table:table-cell>
          <table:table-cell office:value-type="float" office:value="2.224375" calcext:value-type="float">
            <text:p>2,22</text:p>
          </table:table-cell>
          <table:table-cell office:value-type="float" office:value="317.2775" calcext:value-type="float">
            <text:p>317,28</text:p>
          </table:table-cell>
          <table:table-cell office:value-type="float" office:value="30.19" calcext:value-type="float">
            <text:p>30,19</text:p>
          </table:table-cell>
          <table:table-cell office:value-type="float" office:value="1.774375" calcext:value-type="float">
            <text:p>1,77</text:p>
          </table:table-cell>
          <table:table-cell office:value-type="float" office:value="1.549375" calcext:value-type="float">
            <text:p>1,55</text:p>
          </table:table-cell>
          <table:table-cell office:value-type="float" office:value="1.3375" calcext:value-type="float">
            <text:p>1,34</text:p>
          </table:table-cell>
          <table:table-cell office:value-type="float" office:value="0.219375" calcext:value-type="float">
            <text:p>0,22</text:p>
          </table:table-cell>
          <table:table-cell office:value-type="float" office:value="22.3375" calcext:value-type="float">
            <text:p>22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Vi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20.59" calcext:value-type="float">
            <text:p>20,59</text:p>
          </table:table-cell>
          <table:table-cell office:value-type="float" office:value="0" calcext:value-type="float">
            <text:p>0,00</text:p>
          </table:table-cell>
          <table:table-cell office:value-type="float" office:value="357.3775" calcext:value-type="float">
            <text:p>357,38</text:p>
          </table:table-cell>
          <table:table-cell office:value-type="float" office:value="35.3975" calcext:value-type="float">
            <text:p>35,40</text:p>
          </table:table-cell>
          <table:table-cell office:value-type="float" office:value="3.4275" calcext:value-type="float">
            <text:p>3,43</text:p>
          </table:table-cell>
          <table:table-cell office:value-type="float" office:value="1.349375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2275" calcext:value-type="float">
            <text:p>2,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81.14" calcext:value-type="float">
            <text:p>81,14</text:p>
          </table:table-cell>
          <table:table-cell office:value-type="float" office:value="1.0275" calcext:value-type="float">
            <text:p>1,03</text:p>
          </table:table-cell>
          <table:table-cell office:value-type="float" office:value="427.3275" calcext:value-type="float">
            <text:p>427,33</text:p>
          </table:table-cell>
          <table:table-cell office:value-type="float" office:value="25.899375" calcext:value-type="float">
            <text:p>25,90</text:p>
          </table:table-cell>
          <table:table-cell office:value-type="float" office:value="3.2875" calcext:value-type="float">
            <text:p>3,29</text:p>
          </table:table-cell>
          <table:table-cell office:value-type="float" office:value="0.8475" calcext:value-type="float">
            <text:p>0,85</text:p>
          </table:table-cell>
          <table:table-cell office:value-type="float" office:value="0.54" calcext:value-type="float">
            <text:p>0,54</text:p>
          </table:table-cell>
          <table:table-cell office:value-type="float" office:value="0.21" calcext:value-type="float">
            <text:p>0,21</text:p>
          </table:table-cell>
          <table:table-cell office:value-type="float" office:value="19.819375" calcext:value-type="float">
            <text:p>19,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Em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1946.59" calcext:value-type="float">
            <text:p>1.946,59</text:p>
          </table:table-cell>
          <table:table-cell office:value-type="float" office:value="1.174375" calcext:value-type="float">
            <text:p>1,17</text:p>
          </table:table-cell>
          <table:table-cell office:value-type="float" office:value="22044.849375" calcext:value-type="float">
            <text:p>22.044,85</text:p>
          </table:table-cell>
          <table:table-cell office:value-type="float" office:value="3720.819375" calcext:value-type="float">
            <text:p>3.720,82</text:p>
          </table:table-cell>
          <table:table-cell office:value-type="float" office:value="12.59" calcext:value-type="float">
            <text:p>12,59</text:p>
          </table:table-cell>
          <table:table-cell office:value-type="float" office:value="0.2375" calcext:value-type="float">
            <text:p>0,24</text:p>
          </table:table-cell>
          <table:table-cell office:value-type="float" office:value="1.444375" calcext:value-type="float">
            <text:p>1,44</text:p>
          </table:table-cell>
          <table:table-cell office:value-type="float" office:value="0.29" calcext:value-type="float">
            <text:p>0,29</text:p>
          </table:table-cell>
          <table:table-cell office:value-type="float" office:value="91.119375" calcext:value-type="float">
            <text:p>91,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437.788297172912" calcext:value-type="float">
            <text:p>437,79</text:p>
          </table:table-cell>
          <table:table-cell office:value-type="float" office:value="0.0920447074293228" calcext:value-type="float">
            <text:p>0,09</text:p>
          </table:table-cell>
          <table:table-cell office:value-type="float" office:value="642.817882971729" calcext:value-type="float">
            <text:p>642,82</text:p>
          </table:table-cell>
          <table:table-cell office:value-type="float" office:value="224.382642998028" calcext:value-type="float">
            <text:p>224,38</text:p>
          </table:table-cell>
          <table:table-cell office:value-type="float" office:value="266.879684418146" calcext:value-type="float">
            <text:p>266,88</text:p>
          </table:table-cell>
          <table:table-cell office:value-type="float" office:value="63.207100591716" calcext:value-type="float">
            <text:p>63,21</text:p>
          </table:table-cell>
          <table:table-cell office:value-type="float" office:value="2.58908612754767" calcext:value-type="float">
            <text:p>2,59</text:p>
          </table:table-cell>
          <table:table-cell office:value-type="float" office:value="0.652202498356345" calcext:value-type="float">
            <text:p>0,65</text:p>
          </table:table-cell>
          <table:table-cell office:value-type="float" office:value="218.094674556213" calcext:value-type="float">
            <text:p>218,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pearanc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785.84352399737" calcext:value-type="float">
            <text:p>785,84</text:p>
          </table:table-cell>
          <table:table-cell office:value-type="float" office:value="0.532544378698225" calcext:value-type="float">
            <text:p>0,53</text:p>
          </table:table-cell>
          <table:table-cell office:value-type="float" office:value="9617.0151216305" calcext:value-type="float">
            <text:p>9.617,02</text:p>
          </table:table-cell>
          <table:table-cell office:value-type="float" office:value="1769.04930966469" calcext:value-type="float">
            <text:p>1.769,05</text:p>
          </table:table-cell>
          <table:table-cell office:value-type="float" office:value="25.1729125575279" calcext:value-type="float">
            <text:p>25,17</text:p>
          </table:table-cell>
          <table:table-cell office:value-type="float" office:value="10.5719921104537" calcext:value-type="float">
            <text:p>10,57</text:p>
          </table:table-cell>
          <table:table-cell office:value-type="float" office:value="12.9086127547666" calcext:value-type="float">
            <text:p>12,91</text:p>
          </table:table-cell>
          <table:table-cell office:value-type="float" office:value="6.38395792241946" calcext:value-type="float">
            <text:p>6,38</text:p>
          </table:table-cell>
          <table:table-cell office:value-type="float" office:value="264.305062458909" calcext:value-type="float">
            <text:p>264,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EntryDOI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4731.83563445102" calcext:value-type="float">
            <text:p>4.731,84</text:p>
          </table:table-cell>
          <table:table-cell office:value-type="float" office:value="22.2971729125575" calcext:value-type="float">
            <text:p>22,30</text:p>
          </table:table-cell>
          <table:table-cell office:value-type="float" office:value="129.094017094017" calcext:value-type="float">
            <text:p>129,09</text:p>
          </table:table-cell>
          <table:table-cell office:value-type="float" office:value="1906.57199211045" calcext:value-type="float">
            <text:p>1.906,57</text:p>
          </table:table-cell>
          <table:table-cell office:value-type="float" office:value="67.4122287968441" calcext:value-type="float">
            <text:p>67,41</text:p>
          </table:table-cell>
          <table:table-cell office:value-type="float" office:value="6.92307692307692" calcext:value-type="float">
            <text:p>6,92</text:p>
          </table:table-cell>
          <table:table-cell office:value-type="float" office:value="180.356344510191" calcext:value-type="float">
            <text:p>180,36</text:p>
          </table:table-cell>
          <table:table-cell office:value-type="float" office:value="0" calcext:value-type="float">
            <text:p>0,00</text:p>
          </table:table-cell>
          <table:table-cell office:value-type="float" office:value="1011.81985535832" calcext:value-type="float">
            <text:p>1.011,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grityChe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1736.46942800789" calcext:value-type="float">
            <text:p>1.736,47</text:p>
          </table:table-cell>
          <table:table-cell office:value-type="float" office:value="9.96581196581197" calcext:value-type="float">
            <text:p>9,97</text:p>
          </table:table-cell>
          <table:table-cell office:value-type="float" office:value="307.890861275477" calcext:value-type="float">
            <text:p>307,89</text:p>
          </table:table-cell>
          <table:table-cell office:value-type="float" office:value="87.9855358316897" calcext:value-type="float">
            <text:p>87,99</text:p>
          </table:table-cell>
          <table:table-cell office:value-type="float" office:value="23.1479289940828" calcext:value-type="float">
            <text:p>23,15</text:p>
          </table:table-cell>
          <table:table-cell office:value-type="float" office:value="2.25378040762656" calcext:value-type="float">
            <text:p>2,25</text:p>
          </table:table-cell>
          <table:table-cell office:value-type="float" office:value="39.0703484549638" calcext:value-type="float">
            <text:p>39,07</text:p>
          </table:table-cell>
          <table:table-cell office:value-type="float" office:value="0.0920447074293229" calcext:value-type="float">
            <text:p>0,09</text:p>
          </table:table-cell>
          <table:table-cell office:value-type="float" office:value="399.429322813938" calcext:value-type="float">
            <text:p>399,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ushToApplication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95.3780407626562" calcext:value-type="float">
            <text:p>95,38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169.299145299145" calcext:value-type="float">
            <text:p>169,30</text:p>
          </table:table-cell>
          <table:table-cell office:value-type="float" office:value="70.6088099934254" calcext:value-type="float">
            <text:p>70,61</text:p>
          </table:table-cell>
          <table:table-cell office:value-type="float" office:value="7.97370151216305" calcext:value-type="float">
            <text:p>7,97</text:p>
          </table:table-cell>
          <table:table-cell office:value-type="float" office:value="2.04865220249836" calcext:value-type="float">
            <text:p>2,05</text:p>
          </table:table-cell>
          <table:table-cell office:value-type="float" office:value="0.245890861275477" calcext:value-type="float">
            <text:p>0,25</text:p>
          </table:table-cell>
          <table:table-cell office:value-type="float" office:value="0.0762656147271531" calcext:value-type="float">
            <text:p>0,08</text:p>
          </table:table-cell>
          <table:table-cell office:value-type="float" office:value="2.74293228139382" calcext:value-type="float">
            <text:p>2,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dnot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2227.78829717292" calcext:value-type="float">
            <text:p>2.227,79</text:p>
          </table:table-cell>
          <table:table-cell office:value-type="float" office:value="0.441814595660749" calcext:value-type="float">
            <text:p>0,44</text:p>
          </table:table-cell>
          <table:table-cell office:value-type="float" office:value="477.476660092044" calcext:value-type="float">
            <text:p>477,48</text:p>
          </table:table-cell>
          <table:table-cell office:value-type="float" office:value="673.546351084813" calcext:value-type="float">
            <text:p>673,55</text:p>
          </table:table-cell>
          <table:table-cell office:value-type="float" office:value="0.778435239973701" calcext:value-type="float">
            <text:p>0,78</text:p>
          </table:table-cell>
          <table:table-cell office:value-type="float" office:value="1.25443786982249" calcext:value-type="float">
            <text:p>1,25</text:p>
          </table:table-cell>
          <table:table-cell office:value-type="float" office:value="0.44181459566075" calcext:value-type="float">
            <text:p>0,44</text:p>
          </table:table-cell>
          <table:table-cell office:value-type="float" office:value="0.194608809993425" calcext:value-type="float">
            <text:p>0,19</text:p>
          </table:table-cell>
          <table:table-cell office:value-type="float" office:value="5.85404339250493" calcext:value-type="float">
            <text:p>5,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lin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117686.394044321" calcext:value-type="float">
            <text:p>117.686,39</text:p>
          </table:table-cell>
          <table:table-cell office:value-type="float" office:value="18.196675900277" calcext:value-type="float">
            <text:p>18,20</text:p>
          </table:table-cell>
          <table:table-cell office:value-type="float" office:value="165292.028393352" calcext:value-type="float">
            <text:p>165.292,03</text:p>
          </table:table-cell>
          <table:table-cell office:value-type="float" office:value="18251.2465373961" calcext:value-type="float">
            <text:p>18.251,25</text:p>
          </table:table-cell>
          <table:table-cell office:value-type="float" office:value="254.459833795014" calcext:value-type="float">
            <text:p>254,46</text:p>
          </table:table-cell>
          <table:table-cell office:value-type="float" office:value="26.9168975069252" calcext:value-type="float">
            <text:p>26,92</text:p>
          </table:table-cell>
          <table:table-cell office:value-type="float" office:value="2696.55193905817" calcext:value-type="float">
            <text:p>2.696,55</text:p>
          </table:table-cell>
          <table:table-cell office:value-type="float" office:value="1.56232686980609" calcext:value-type="float">
            <text:p>1,56</text:p>
          </table:table-cell>
          <table:table-cell office:value-type="float" office:value="5396.52631578947" calcext:value-type="float">
            <text:p>5.396,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42.1440443213296" calcext:value-type="float">
            <text:p>42,14</text:p>
          </table:table-cell>
          <table:table-cell office:value-type="float" office:value="0.930747922437673" calcext:value-type="float">
            <text:p>0,93</text:p>
          </table:table-cell>
          <table:table-cell office:value-type="float" office:value="1220.54639889197" calcext:value-type="float">
            <text:p>1.220,55</text:p>
          </table:table-cell>
          <table:table-cell office:value-type="float" office:value="56.3434903047092" calcext:value-type="float">
            <text:p>56,34</text:p>
          </table:table-cell>
          <table:table-cell office:value-type="float" office:value="149.163434903047" calcext:value-type="float">
            <text:p>149,16</text:p>
          </table:table-cell>
          <table:table-cell office:value-type="float" office:value="25.6987534626039" calcext:value-type="float">
            <text:p>25,70</text:p>
          </table:table-cell>
          <table:table-cell office:value-type="float" office:value="2.09418282548476" calcext:value-type="float">
            <text:p>2,09</text:p>
          </table:table-cell>
          <table:table-cell office:value-type="float" office:value="0.373961218836565" calcext:value-type="float">
            <text:p>0,37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1279.60110803324" calcext:value-type="float">
            <text:p>1.279,60</text:p>
          </table:table-cell>
          <table:table-cell office:value-type="float" office:value="10.9203601108033" calcext:value-type="float">
            <text:p>10,92</text:p>
          </table:table-cell>
          <table:table-cell office:value-type="float" office:value="5.83448753462603" calcext:value-type="float">
            <text:p>5,83</text:p>
          </table:table-cell>
          <table:table-cell office:value-type="float" office:value="205.599030470914" calcext:value-type="float">
            <text:p>205,60</text:p>
          </table:table-cell>
          <table:table-cell office:value-type="float" office:value="17.0200831024931" calcext:value-type="float">
            <text:p>17,02</text:p>
          </table:table-cell>
          <table:table-cell office:value-type="float" office:value="4.42659279778393" calcext:value-type="float">
            <text:p>4,43</text:p>
          </table:table-cell>
          <table:table-cell office:value-type="float" office:value="94.5013850415513" calcext:value-type="float">
            <text:p>94,50</text:p>
          </table:table-cell>
          <table:table-cell office:value-type="float" office:value="0" calcext:value-type="float">
            <text:p>0,00</text:p>
          </table:table-cell>
          <table:table-cell office:value-type="float" office:value="521.049861495845" calcext:value-type="float">
            <text:p>521,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eldFormatterCleanu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15.6710526315789" calcext:value-type="float">
            <text:p>15,67</text:p>
          </table:table-cell>
          <table:table-cell office:value-type="float" office:value="0" calcext:value-type="float">
            <text:p>0,00</text:p>
          </table:table-cell>
          <table:table-cell office:value-type="float" office:value="828.549168975069" calcext:value-type="float">
            <text:p>828,55</text:p>
          </table:table-cell>
          <table:table-cell office:value-type="float" office:value="32.2777008310249" calcext:value-type="float">
            <text:p>32,28</text:p>
          </table:table-cell>
          <table:table-cell office:value-type="float" office:value="4.18559556786704" calcext:value-type="float">
            <text:p>4,19</text:p>
          </table:table-cell>
          <table:table-cell office:value-type="float" office:value="1.14681440443213" calcext:value-type="float">
            <text:p>1,15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0.457063711911357" calcext:value-type="float">
            <text:p>0,46</text:p>
          </table:table-cell>
          <table:table-cell office:value-type="float" office:value="5.51869806094183" calcext:value-type="float">
            <text:p>5,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ambl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198.454293628809" calcext:value-type="float">
            <text:p>198,45</text:p>
          </table:table-cell>
          <table:table-cell office:value-type="float" office:value="6.44321329639889" calcext:value-type="float">
            <text:p>6,44</text:p>
          </table:table-cell>
          <table:table-cell office:value-type="float" office:value="1963.68144044321" calcext:value-type="float">
            <text:p>1.963,68</text:p>
          </table:table-cell>
          <table:table-cell office:value-type="float" office:value="180.523545706371" calcext:value-type="float">
            <text:p>180,52</text:p>
          </table:table-cell>
          <table:table-cell office:value-type="float" office:value="3.27146814404432" calcext:value-type="float">
            <text:p>3,27</text:p>
          </table:table-cell>
          <table:table-cell office:value-type="float" office:value="0.817867036011081" calcext:value-type="float">
            <text:p>0,82</text:p>
          </table:table-cell>
          <table:table-cell office:value-type="float" office:value="13.4432132963989" calcext:value-type="float">
            <text:p>13,44</text:p>
          </table:table-cell>
          <table:table-cell office:value-type="float" office:value="0.784626038781163" calcext:value-type="float">
            <text:p>0,78</text:p>
          </table:table-cell>
          <table:table-cell office:value-type="float" office:value="33.2853185595568" calcext:value-type="float">
            <text:p>33,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tation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322.12811634349" calcext:value-type="float">
            <text:p>322,13</text:p>
          </table:table-cell>
          <table:table-cell office:value-type="float" office:value="1.62049861495845" calcext:value-type="float">
            <text:p>1,62</text:p>
          </table:table-cell>
          <table:table-cell office:value-type="float" office:value="86.7451523545706" calcext:value-type="float">
            <text:p>86,75</text:p>
          </table:table-cell>
          <table:table-cell office:value-type="float" office:value="60.8947368421053" calcext:value-type="float">
            <text:p>60,89</text:p>
          </table:table-cell>
          <table:table-cell office:value-type="float" office:value="4.2915512465374" calcext:value-type="float">
            <text:p>4,29</text:p>
          </table:table-cell>
          <table:table-cell office:value-type="float" office:value="0.405124653739612" calcext:value-type="float">
            <text:p>0,41</text:p>
          </table:table-cell>
          <table:table-cell office:value-type="float" office:value="12.7645429362881" calcext:value-type="float">
            <text:p>12,76</text:p>
          </table:table-cell>
          <table:table-cell office:value-type="float" office:value="0.225069252077562" calcext:value-type="float">
            <text:p>0,23</text:p>
          </table:table-cell>
          <table:table-cell office:value-type="float" office:value="76.3885041551247" calcext:value-type="float">
            <text:p>76,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oups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12.5463988919668" calcext:value-type="float">
            <text:p>12,55</text:p>
          </table:table-cell>
          <table:table-cell office:value-type="float" office:value="0" calcext:value-type="float">
            <text:p>0,00</text:p>
          </table:table-cell>
          <table:table-cell office:value-type="float" office:value="5.14196675900277" calcext:value-type="float">
            <text:p>5,14</text:p>
          </table:table-cell>
          <table:table-cell office:value-type="float" office:value="211.679362880886" calcext:value-type="float">
            <text:p>211,68</text:p>
          </table:table-cell>
          <table:table-cell office:value-type="float" office:value="0" calcext:value-type="float">
            <text:p>0,00</text:p>
          </table:table-cell>
          <table:table-cell office:value-type="float" office:value="0.302631578947368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6398891966759" calcext:value-type="float">
            <text:p>0,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toLinkFil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117.27684441198" calcext:value-type="float">
            <text:p>117,28</text:p>
          </table:table-cell>
          <table:table-cell office:value-type="float" office:value="2.5317750182615" calcext:value-type="float">
            <text:p>2,53</text:p>
          </table:table-cell>
          <table:table-cell office:value-type="float" office:value="163.884587289993" calcext:value-type="float">
            <text:p>163,88</text:p>
          </table:table-cell>
          <table:table-cell office:value-type="float" office:value="11.4331628926224" calcext:value-type="float">
            <text:p>11,43</text:p>
          </table:table-cell>
          <table:table-cell office:value-type="float" office:value="18.3973703433163" calcext:value-type="float">
            <text:p>18,40</text:p>
          </table:table-cell>
          <table:table-cell office:value-type="float" office:value="17.0927684441198" calcext:value-type="float">
            <text:p>17,09</text:p>
          </table:table-cell>
          <table:table-cell office:value-type="float" office:value="2.65741417092768" calcext:value-type="float">
            <text:p>2,66</text:p>
          </table:table-cell>
          <table:table-cell office:value-type="float" office:value="4.0336011687363" calcext:value-type="float">
            <text:p>4,03</text:p>
          </table:table-cell>
          <table:table-cell office:value-type="float" office:value="25.9810080350621" calcext:value-type="float">
            <text:p>25,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tryType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106.791818845873" calcext:value-type="float">
            <text:p>106,79</text:p>
          </table:table-cell>
          <table:table-cell office:value-type="float" office:value="3.65084002921841" calcext:value-type="float">
            <text:p>3,65</text:p>
          </table:table-cell>
          <table:table-cell office:value-type="float" office:value="2497.64061358656" calcext:value-type="float">
            <text:p>2.497,64</text:p>
          </table:table-cell>
          <table:table-cell office:value-type="float" office:value="103.488677867056" calcext:value-type="float">
            <text:p>103,49</text:p>
          </table:table-cell>
          <table:table-cell office:value-type="float" office:value="27.2461650840029" calcext:value-type="float">
            <text:p>27,25</text:p>
          </table:table-cell>
          <table:table-cell office:value-type="float" office:value="6.73192111029949" calcext:value-type="float">
            <text:p>6,73</text:p>
          </table:table-cell>
          <table:table-cell office:value-type="float" office:value="2.88677867056245" calcext:value-type="float">
            <text:p>2,89</text:p>
          </table:table-cell>
          <table:table-cell office:value-type="float" office:value="0.425127830533236" calcext:value-type="float">
            <text:p>0,43</text:p>
          </table:table-cell>
          <table:table-cell office:value-type="float" office:value="12.2425127830533" calcext:value-type="float">
            <text:p>12,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FieldsCustom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34.2483564645727" calcext:value-type="float">
            <text:p>34,25</text:p>
          </table:table-cell>
          <table:table-cell office:value-type="float" office:value="0.677867056245435" calcext:value-type="float">
            <text:p>0,68</text:p>
          </table:table-cell>
          <table:table-cell office:value-type="float" office:value="24.9934258582907" calcext:value-type="float">
            <text:p>24,99</text:p>
          </table:table-cell>
          <table:table-cell office:value-type="float" office:value="9.45653761869978" calcext:value-type="float">
            <text:p>9,46</text:p>
          </table:table-cell>
          <table:table-cell office:value-type="float" office:value="8.92622352081812" calcext:value-type="float">
            <text:p>8,93</text:p>
          </table:table-cell>
          <table:table-cell office:value-type="float" office:value="1.33966398831264" calcext:value-type="float">
            <text:p>1,34</text:p>
          </table:table-cell>
          <table:table-cell office:value-type="float" office:value="4.34623813002191" calcext:value-type="float">
            <text:p>4,35</text:p>
          </table:table-cell>
          <table:table-cell office:value-type="float" office:value="0.241051862673484" calcext:value-type="float">
            <text:p>0,24</text:p>
          </table:table-cell>
          <table:table-cell office:value-type="float" office:value="1.38349159970782" calcext:value-type="float">
            <text:p>1,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veSess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11.5105916727538" calcext:value-type="float">
            <text:p>11,51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582.873630387144" calcext:value-type="float">
            <text:p>582,87</text:p>
          </table:table-cell>
          <table:table-cell office:value-type="float" office:value="7.81008035062089" calcext:value-type="float">
            <text:p>7,81</text:p>
          </table:table-cell>
          <table:table-cell office:value-type="float" office:value="1.32213294375457" calcext:value-type="float">
            <text:p>1,32</text:p>
          </table:table-cell>
          <table:table-cell office:value-type="float" office:value="0.898466033601169" calcext:value-type="float">
            <text:p>0,90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0.35354273192111" calcext:value-type="float">
            <text:p>0,35</text:p>
          </table:table-cell>
          <table:table-cell office:value-type="float" office:value="1.37618699780862" calcext:value-type="float">
            <text:p>1,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teSeerX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74.5478451424397" calcext:value-type="float">
            <text:p>74,55</text:p>
          </table:table-cell>
          <table:table-cell office:value-type="float" office:value="0" calcext:value-type="float">
            <text:p>0,00</text:p>
          </table:table-cell>
          <table:table-cell office:value-type="float" office:value="5997.52081811541" calcext:value-type="float">
            <text:p>5.997,52</text:p>
          </table:table-cell>
          <table:table-cell office:value-type="float" office:value="13.3235938641344" calcext:value-type="float">
            <text:p>13,32</text:p>
          </table:table-cell>
          <table:table-cell office:value-type="float" office:value="3.17750182615047" calcext:value-type="float">
            <text:p>3,18</text:p>
          </table:table-cell>
          <table:table-cell office:value-type="float" office:value="0.783053323593865" calcext:value-type="float">
            <text:p>0,78</text:p>
          </table:table-cell>
          <table:table-cell office:value-type="float" office:value="8.89700511322133" calcext:value-type="float">
            <text:p>8,90</text:p>
          </table:table-cell>
          <table:table-cell office:value-type="float" office:value="3.84514243973704" calcext:value-type="float">
            <text:p>3,85</text:p>
          </table:table-cell>
          <table:table-cell office:value-type="float" office:value="58.2249817384953" calcext:value-type="float">
            <text:p>58,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3.32943754565376" calcext:value-type="float">
            <text:p>3,33</text:p>
          </table:table-cell>
          <table:table-cell office:value-type="float" office:value="0" calcext:value-type="float">
            <text:p>0,00</text:p>
          </table:table-cell>
          <table:table-cell office:value-type="float" office:value="45.0620891161432" calcext:value-type="float">
            <text:p>45,06</text:p>
          </table:table-cell>
          <table:table-cell office:value-type="float" office:value="0.547845142439737" calcext:value-type="float">
            <text:p>0,55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262965668371074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0518626734843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rchFixDuplicateLabe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233.848765432099" calcext:value-type="float">
            <text:p>233,85</text:p>
          </table:table-cell>
          <table:table-cell office:value-type="float" office:value="6.23070987654322" calcext:value-type="float">
            <text:p>6,23</text:p>
          </table:table-cell>
          <table:table-cell office:value-type="float" office:value="123.598765432099" calcext:value-type="float">
            <text:p>123,60</text:p>
          </table:table-cell>
          <table:table-cell office:value-type="float" office:value="194.367283950617" calcext:value-type="float">
            <text:p>194,37</text:p>
          </table:table-cell>
          <table:table-cell office:value-type="float" office:value="631.08024691358" calcext:value-type="float">
            <text:p>631,08</text:p>
          </table:table-cell>
          <table:table-cell office:value-type="float" office:value="97.0277777777777" calcext:value-type="float">
            <text:p>97,03</text:p>
          </table:table-cell>
          <table:table-cell office:value-type="float" office:value="8.16666666666667" calcext:value-type="float">
            <text:p>8,17</text:p>
          </table:table-cell>
          <table:table-cell office:value-type="float" office:value="0.286265432098765" calcext:value-type="float">
            <text:p>0,29</text:p>
          </table:table-cell>
          <table:table-cell office:value-type="float" office:value="34.2222222222222" calcext:value-type="float">
            <text:p>34,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669.020833333333" calcext:value-type="float">
            <text:p>669,02</text:p>
          </table:table-cell>
          <table:table-cell office:value-type="float" office:value="0.700617283950617" calcext:value-type="float">
            <text:p>0,70</text:p>
          </table:table-cell>
          <table:table-cell office:value-type="float" office:value="11143.1080246914" calcext:value-type="float">
            <text:p>11.143,11</text:p>
          </table:table-cell>
          <table:table-cell office:value-type="float" office:value="2035.54552469136" calcext:value-type="float">
            <text:p>2.035,55</text:p>
          </table:table-cell>
          <table:table-cell office:value-type="float" office:value="28.9969135802469" calcext:value-type="float">
            <text:p>29,00</text:p>
          </table:table-cell>
          <table:table-cell office:value-type="float" office:value="14.0987654320988" calcext:value-type="float">
            <text:p>14,10</text:p>
          </table:table-cell>
          <table:table-cell office:value-type="float" office:value="8.30246913580247" calcext:value-type="float">
            <text:p>8,30</text:p>
          </table:table-cell>
          <table:table-cell office:value-type="float" office:value="9.02777777777777" calcext:value-type="float">
            <text:p>9,03</text:p>
          </table:table-cell>
          <table:table-cell office:value-type="float" office:value="176.913580246914" calcext:value-type="float">
            <text:p>176,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Entr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116.166666666667" calcext:value-type="float">
            <text:p>116,17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1534.44444444444" calcext:value-type="float">
            <text:p>1.534,44</text:p>
          </table:table-cell>
          <table:table-cell office:value-type="float" office:value="31.3395061728395" calcext:value-type="float">
            <text:p>31,34</text:p>
          </table:table-cell>
          <table:table-cell office:value-type="float" office:value="29.3973765432099" calcext:value-type="float">
            <text:p>29,40</text:p>
          </table:table-cell>
          <table:table-cell office:value-type="float" office:value="2.84182098765432" calcext:value-type="float">
            <text:p>2,84</text:p>
          </table:table-cell>
          <table:table-cell office:value-type="float" office:value="37.2746913580247" calcext:value-type="float">
            <text:p>37,2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37.1566358024691" calcext:value-type="float">
            <text:p>37,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S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3017.60802469136" calcext:value-type="float">
            <text:p>3.017,61</text:p>
          </table:table-cell>
          <table:table-cell office:value-type="float" office:value="35.7191358024691" calcext:value-type="float">
            <text:p>35,72</text:p>
          </table:table-cell>
          <table:table-cell office:value-type="float" office:value="154.793209876543" calcext:value-type="float">
            <text:p>154,79</text:p>
          </table:table-cell>
          <table:table-cell office:value-type="float" office:value="318.972222222222" calcext:value-type="float">
            <text:p>318,97</text:p>
          </table:table-cell>
          <table:table-cell office:value-type="float" office:value="52.2283950617284" calcext:value-type="float">
            <text:p>52,23</text:p>
          </table:table-cell>
          <table:table-cell office:value-type="float" office:value="2.21913580246914" calcext:value-type="float">
            <text:p>2,22</text:p>
          </table:table-cell>
          <table:table-cell office:value-type="float" office:value="179.243055555556" calcext:value-type="float">
            <text:p>179,24</text:p>
          </table:table-cell>
          <table:table-cell office:value-type="float" office:value="0.0270061728395062" calcext:value-type="float">
            <text:p>0,03</text:p>
          </table:table-cell>
          <table:table-cell office:value-type="float" office:value="547.777777777778" calcext:value-type="float">
            <text:p>547,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oup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12.4228395061728" calcext:value-type="float">
            <text:p>12,42</text:p>
          </table:table-cell>
          <table:table-cell office:value-type="float" office:value="6.9158950617284" calcext:value-type="float">
            <text:p>6,92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0.302469135802469" calcext:value-type="float">
            <text:p>0,30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0.256172839506173" calcext:value-type="float">
            <text:p>0,26</text:p>
          </table:table-cell>
          <table:table-cell office:value-type="float" office:value="1.24922839506173" calcext:value-type="float">
            <text:p>1,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ToApplication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361.5" calcext:value-type="float">
            <text:p>361,50</text:p>
          </table:table-cell>
          <table:table-cell office:value-type="float" office:value="0.076388888888889" calcext:value-type="float">
            <text:p>0,08</text:p>
          </table:table-cell>
          <table:table-cell office:value-type="float" office:value="151.63811728395" calcext:value-type="float">
            <text:p>151,64</text:p>
          </table:table-cell>
          <table:table-cell office:value-type="float" office:value="5928.15432098766" calcext:value-type="float">
            <text:p>5.928,15</text:p>
          </table:table-cell>
          <table:table-cell office:value-type="float" office:value="13.5339506172839" calcext:value-type="float">
            <text:p>13,53</text:p>
          </table:table-cell>
          <table:table-cell office:value-type="float" office:value="0.119598765432099" calcext:value-type="float">
            <text:p>0,12</text:p>
          </table:table-cell>
          <table:table-cell office:value-type="float" office:value="29.9166666666667" calcext:value-type="float">
            <text:p>29,92</text:p>
          </table:table-cell>
          <table:table-cell office:value-type="float" office:value="0" calcext:value-type="float">
            <text:p>0,00</text:p>
          </table:table-cell>
          <table:table-cell office:value-type="float" office:value="257.175154320988" calcext:value-type="float">
            <text:p>257,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bDatabaseWri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16.0620408163265" calcext:value-type="float">
            <text:p>16,06</text:p>
          </table:table-cell>
          <table:table-cell office:value-type="float" office:value="0.339591836734694" calcext:value-type="float">
            <text:p>0,34</text:p>
          </table:table-cell>
          <table:table-cell office:value-type="float" office:value="257.856326530612" calcext:value-type="float">
            <text:p>257,86</text:p>
          </table:table-cell>
          <table:table-cell office:value-type="float" office:value="9.65387755102041" calcext:value-type="float">
            <text:p>9,65</text:p>
          </table:table-cell>
          <table:table-cell office:value-type="float" office:value="8.8195918367347" calcext:value-type="float">
            <text:p>8,82</text:p>
          </table:table-cell>
          <table:table-cell office:value-type="float" office:value="4.59918367346939" calcext:value-type="float">
            <text:p>4,60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.158367346938775" calcext:value-type="float">
            <text:p>0,16</text:p>
          </table:table-cell>
          <table:table-cell office:value-type="float" office:value="5.36816326530612" calcext:value-type="float">
            <text:p>5,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ienceDirect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54.9420408163265" calcext:value-type="float">
            <text:p>54,94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189.848163265306" calcext:value-type="float">
            <text:p>189,85</text:p>
          </table:table-cell>
          <table:table-cell office:value-type="float" office:value="87.7306122448979" calcext:value-type="float">
            <text:p>87,73</text:p>
          </table:table-cell>
          <table:table-cell office:value-type="float" office:value="10.6726530612245" calcext:value-type="float">
            <text:p>10,67</text:p>
          </table:table-cell>
          <table:table-cell office:value-type="float" office:value="2.24816326530612" calcext:value-type="float">
            <text:p>2,25</text:p>
          </table:table-cell>
          <table:table-cell office:value-type="float" office:value="0.329795918367347" calcext:value-type="float">
            <text:p>0,33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1.72244897959184" calcext:value-type="float">
            <text:p>1,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AddRemov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98.8326530612245" calcext:value-type="float">
            <text:p>98,83</text:p>
          </table:table-cell>
          <table:table-cell office:value-type="float" office:value="0" calcext:value-type="float">
            <text:p>0,00</text:p>
          </table:table-cell>
          <table:table-cell office:value-type="float" office:value="970.297142857143" calcext:value-type="float">
            <text:p>970,30</text:p>
          </table:table-cell>
          <table:table-cell office:value-type="float" office:value="45.6734693877551" calcext:value-type="float">
            <text:p>45,67</text:p>
          </table:table-cell>
          <table:table-cell office:value-type="float" office:value="14.4195918367347" calcext:value-type="float">
            <text:p>14,42</text:p>
          </table:table-cell>
          <table:table-cell office:value-type="float" office:value="1.89061224489796" calcext:value-type="float">
            <text:p>1,89</text:p>
          </table:table-cell>
          <table:table-cell office:value-type="float" office:value="2.53061224489796" calcext:value-type="float">
            <text:p>2,53</text:p>
          </table:table-cell>
          <table:table-cell office:value-type="float" office:value="0.244897959183674" calcext:value-type="float">
            <text:p>0,24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18.7967346938776" calcext:value-type="float">
            <text:p>18,80</text:p>
          </table:table-cell>
          <table:table-cell office:value-type="float" office:value="0.101224489795918" calcext:value-type="float">
            <text:p>0,10</text:p>
          </table:table-cell>
          <table:table-cell office:value-type="float" office:value="171.278367346939" calcext:value-type="float">
            <text:p>171,28</text:p>
          </table:table-cell>
          <table:table-cell office:value-type="float" office:value="22.1012244897959" calcext:value-type="float">
            <text:p>22,10</text:p>
          </table:table-cell>
          <table:table-cell office:value-type="float" office:value="6.55836734693878" calcext:value-type="float">
            <text:p>6,56</text:p>
          </table:table-cell>
          <table:table-cell office:value-type="float" office:value="1.79265306122449" calcext:value-type="float">
            <text:p>1,79</text:p>
          </table:table-cell>
          <table:table-cell office:value-type="float" office:value="0.0783673469387755" calcext:value-type="float">
            <text:p>0,08</text:p>
          </table:table-cell>
          <table:table-cell office:value-type="float" office:value="0.179591836734694" calcext:value-type="float">
            <text:p>0,18</text:p>
          </table:table-cell>
          <table:table-cell office:value-type="float" office:value="1.05632653061224" calcext:value-type="float">
            <text:p>1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verPlatter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381.964081632653" calcext:value-type="float">
            <text:p>381,96</text:p>
          </table:table-cell>
          <table:table-cell office:value-type="float" office:value="0.705306122448979" calcext:value-type="float">
            <text:p>0,71</text:p>
          </table:table-cell>
          <table:table-cell office:value-type="float" office:value="500.473469387755" calcext:value-type="float">
            <text:p>500,47</text:p>
          </table:table-cell>
          <table:table-cell office:value-type="float" office:value="47.5395918367347" calcext:value-type="float">
            <text:p>47,54</text:p>
          </table:table-cell>
          <table:table-cell office:value-type="float" office:value="4.27265306122449" calcext:value-type="float">
            <text:p>4,27</text:p>
          </table:table-cell>
          <table:table-cell office:value-type="float" office:value="1.53959183673469" calcext:value-type="float">
            <text:p>1,54</text:p>
          </table:table-cell>
          <table:table-cell office:value-type="float" office:value="31.3714285714286" calcext:value-type="float">
            <text:p>31,37</text:p>
          </table:table-cell>
          <table:table-cell office:value-type="float" office:value="3.26204081632653" calcext:value-type="float">
            <text:p>3,26</text:p>
          </table:table-cell>
          <table:table-cell office:value-type="float" office:value="112.421224489796" calcext:value-type="float">
            <text:p>112,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TreeCel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12.2334693877551" calcext:value-type="float">
            <text:p>12,23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65.8171428571429" calcext:value-type="float">
            <text:p>65,82</text:p>
          </table:table-cell>
          <table:table-cell office:value-type="float" office:value="21.1183673469388" calcext:value-type="float">
            <text:p>21,12</text:p>
          </table:table-cell>
          <table:table-cell office:value-type="float" office:value="4.69061224489796" calcext:value-type="float">
            <text:p>4,69</text:p>
          </table:table-cell>
          <table:table-cell office:value-type="float" office:value="1.05632653061225" calcext:value-type="float">
            <text:p>1,06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4.57632653061224" calcext:value-type="float">
            <text:p>4,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lace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23.5542857142857" calcext:value-type="float">
            <text:p>23,55</text:p>
          </table:table-cell>
          <table:table-cell office:value-type="float" office:value="0.901224489795919" calcext:value-type="float">
            <text:p>0,90</text:p>
          </table:table-cell>
          <table:table-cell office:value-type="float" office:value="170.427755102041" calcext:value-type="float">
            <text:p>170,43</text:p>
          </table:table-cell>
          <table:table-cell office:value-type="float" office:value="285.776326530612" calcext:value-type="float">
            <text:p>285,78</text:p>
          </table:table-cell>
          <table:table-cell office:value-type="float" office:value="1.16408163265306" calcext:value-type="float">
            <text:p>1,16</text:p>
          </table:table-cell>
          <table:table-cell office:value-type="float" office:value="0.342857142857143" calcext:value-type="float">
            <text:p>0,34</text:p>
          </table:table-cell>
          <table:table-cell office:value-type="float" office:value="4.99102040816326" calcext:value-type="float">
            <text:p>4,99</text:p>
          </table:table-cell>
          <table:table-cell office:value-type="float" office:value="0" calcext:value-type="float">
            <text:p>0,00</text:p>
          </table:table-cell>
          <table:table-cell office:value-type="float" office:value="12.5681632653061" calcext:value-type="float">
            <text:p>12,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dePan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79.5624489795919" calcext:value-type="float">
            <text:p>79,56</text:p>
          </table:table-cell>
          <table:table-cell office:value-type="float" office:value="0" calcext:value-type="float">
            <text:p>0,00</text:p>
          </table:table-cell>
          <table:table-cell office:value-type="float" office:value="158.30693877551" calcext:value-type="float">
            <text:p>158,31</text:p>
          </table:table-cell>
          <table:table-cell office:value-type="float" office:value="40.3297959183674" calcext:value-type="float">
            <text:p>40,33</text:p>
          </table:table-cell>
          <table:table-cell office:value-type="float" office:value="1.44979591836735" calcext:value-type="float">
            <text:p>1,45</text:p>
          </table:table-cell>
          <table:table-cell office:value-type="float" office:value="0.217142857142857" calcext:value-type="float">
            <text:p>0,22</text:p>
          </table:table-cell>
          <table:table-cell office:value-type="float" office:value="1.19673469387755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16.7395918367347" calcext:value-type="float">
            <text:p>16,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FileType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0.991020408163266" calcext:value-type="float">
            <text:p>0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1142857142858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76734693877551" calcext:value-type="float">
            <text:p>0,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tryFromFileCreator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161.471453287197" calcext:value-type="float">
            <text:p>161,47</text:p>
          </table:table-cell>
          <table:table-cell office:value-type="float" office:value="0.103806228373702" calcext:value-type="float">
            <text:p>0,10</text:p>
          </table:table-cell>
          <table:table-cell office:value-type="float" office:value="679.007785467128" calcext:value-type="float">
            <text:p>679,01</text:p>
          </table:table-cell>
          <table:table-cell office:value-type="float" office:value="100.059688581315" calcext:value-type="float">
            <text:p>100,06</text:p>
          </table:table-cell>
          <table:table-cell office:value-type="float" office:value="53.4264705882353" calcext:value-type="float">
            <text:p>53,43</text:p>
          </table:table-cell>
          <table:table-cell office:value-type="float" office:value="11.0008650519031" calcext:value-type="float">
            <text:p>11,00</text:p>
          </table:table-cell>
          <table:table-cell office:value-type="float" office:value="0.536332179930796" calcext:value-type="float">
            <text:p>0,54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896193771626298" calcext:value-type="float">
            <text:p>0,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blioscap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49.0216262975779" calcext:value-type="float">
            <text:p>49,02</text:p>
          </table:table-cell>
          <table:table-cell office:value-type="float" office:value="0" calcext:value-type="float">
            <text:p>0,00</text:p>
          </table:table-cell>
          <table:table-cell office:value-type="float" office:value="187.478373702422" calcext:value-type="float">
            <text:p>187,48</text:p>
          </table:table-cell>
          <table:table-cell office:value-type="float" office:value="10.6929065743945" calcext:value-type="float">
            <text:p>10,69</text:p>
          </table:table-cell>
          <table:table-cell office:value-type="float" office:value="0.471453287197232" calcext:value-type="float">
            <text:p>0,47</text:p>
          </table:table-cell>
          <table:table-cell office:value-type="float" office:value="0.139273356401384" calcext:value-type="float">
            <text:p>0,14</text:p>
          </table:table-cell>
          <table:table-cell office:value-type="float" office:value="6.25" calcext:value-type="float">
            <text:p>6,25</text:p>
          </table:table-cell>
          <table:table-cell office:value-type="float" office:value="0.25" calcext:value-type="float">
            <text:p>0,25</text:p>
          </table:table-cell>
          <table:table-cell office:value-type="float" office:value="28.454152249135" calcext:value-type="float">
            <text:p>28,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FullTex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2238.06611570248" calcext:value-type="float">
            <text:p>2.238,07</text:p>
          </table:table-cell>
          <table:table-cell office:value-type="float" office:value="29.2011019283747" calcext:value-type="float">
            <text:p>29,20</text:p>
          </table:table-cell>
          <table:table-cell office:value-type="float" office:value="1455.51698806244" calcext:value-type="float">
            <text:p>1.455,52</text:p>
          </table:table-cell>
          <table:table-cell office:value-type="float" office:value="331.682277318641" calcext:value-type="float">
            <text:p>331,68</text:p>
          </table:table-cell>
          <table:table-cell office:value-type="float" office:value="89.6767676767676" calcext:value-type="float">
            <text:p>89,68</text:p>
          </table:table-cell>
          <table:table-cell office:value-type="float" office:value="18.9990817263545" calcext:value-type="float">
            <text:p>19,00</text:p>
          </table:table-cell>
          <table:table-cell office:value-type="float" office:value="64.9862258953168" calcext:value-type="float">
            <text:p>64,99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179.035812672176" calcext:value-type="float">
            <text:p>179,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Text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158.837465564738" calcext:value-type="float">
            <text:p>158,84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2425.71900826446" calcext:value-type="float">
            <text:p>2.425,72</text:p>
          </table:table-cell>
          <table:table-cell office:value-type="float" office:value="140.815426997245" calcext:value-type="float">
            <text:p>140,82</text:p>
          </table:table-cell>
          <table:table-cell office:value-type="float" office:value="285.643709825528" calcext:value-type="float">
            <text:p>285,64</text:p>
          </table:table-cell>
          <table:table-cell office:value-type="float" office:value="17.4398530762167" calcext:value-type="float">
            <text:p>17,44</text:p>
          </table:table-cell>
          <table:table-cell office:value-type="float" office:value="4.9862258953168" calcext:value-type="float">
            <text:p>4,99</text:p>
          </table:table-cell>
          <table:table-cell office:value-type="float" office:value="0.683195592286501" calcext:value-type="float">
            <text:p>0,68</text:p>
          </table:table-cell>
          <table:table-cell office:value-type="float" office:value="67.2396694214876" calcext:value-type="float">
            <text:p>67,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Q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16.9660238751148" calcext:value-type="float">
            <text:p>16,97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256.550964187328" calcext:value-type="float">
            <text:p>256,55</text:p>
          </table:table-cell>
          <table:table-cell office:value-type="float" office:value="23.880624426079" calcext:value-type="float">
            <text:p>23,88</text:p>
          </table:table-cell>
          <table:table-cell office:value-type="float" office:value="16.4811753902663" calcext:value-type="float">
            <text:p>16,48</text:p>
          </table:table-cell>
          <table:table-cell office:value-type="float" office:value="9.47107438016529" calcext:value-type="float">
            <text:p>9,47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0.288337924701561" calcext:value-type="float">
            <text:p>0,29</text:p>
          </table:table-cell>
          <table:table-cell office:value-type="float" office:value="0.585858585858586" calcext:value-type="float">
            <text:p>0,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spe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27.7979797979798" calcext:value-type="float">
            <text:p>27,80</text:p>
          </table:table-cell>
          <table:table-cell office:value-type="float" office:value="0" calcext:value-type="float">
            <text:p>0,00</text:p>
          </table:table-cell>
          <table:table-cell office:value-type="float" office:value="917.087235996328" calcext:value-type="float">
            <text:p>917,09</text:p>
          </table:table-cell>
          <table:table-cell office:value-type="float" office:value="10.0293847566575" calcext:value-type="float">
            <text:p>10,03</text:p>
          </table:table-cell>
          <table:table-cell office:value-type="float" office:value="9.64370982552801" calcext:value-type="float">
            <text:p>9,64</text:p>
          </table:table-cell>
          <table:table-cell office:value-type="float" office:value="6.87786960514233" calcext:value-type="float">
            <text:p>6,8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.0376492194674" calcext:value-type="float">
            <text:p>1,04</text:p>
          </table:table-cell>
          <table:table-cell office:value-type="float" office:value="2.910927456382" calcext:value-type="float">
            <text:p>2,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7.98530762167125" calcext:value-type="float">
            <text:p>7,99</text:p>
          </table:table-cell>
          <table:table-cell office:value-type="float" office:value="0" calcext:value-type="float">
            <text:p>0,00</text:p>
          </table:table-cell>
          <table:table-cell office:value-type="float" office:value="324.001836547291" calcext:value-type="float">
            <text:p>324,00</text:p>
          </table:table-cell>
          <table:table-cell office:value-type="float" office:value="9.30211202938475" calcext:value-type="float">
            <text:p>9,30</text:p>
          </table:table-cell>
          <table:table-cell office:value-type="float" office:value="5.47658402203857" calcext:value-type="float">
            <text:p>5,48</text:p>
          </table:table-cell>
          <table:table-cell office:value-type="float" office:value="3.39577594123049" calcext:value-type="float">
            <text:p>3,40</text:p>
          </table:table-cell>
          <table:table-cell office:value-type="float" office:value="0.365472910927456" calcext:value-type="float">
            <text:p>0,37</text:p>
          </table:table-cell>
          <table:table-cell office:value-type="float" office:value="0.585858585858586" calcext:value-type="float">
            <text:p>0,59</text:p>
          </table:table-cell>
          <table:table-cell office:value-type="float" office:value="0.991735537190083" calcext:value-type="float">
            <text:p>0,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39.208448117539" calcext:value-type="float">
            <text:p>39,21</text:p>
          </table:table-cell>
          <table:table-cell office:value-type="float" office:value="0" calcext:value-type="float">
            <text:p>0,00</text:p>
          </table:table-cell>
          <table:table-cell office:value-type="float" office:value="199.015610651974" calcext:value-type="float">
            <text:p>199,02</text:p>
          </table:table-cell>
          <table:table-cell office:value-type="float" office:value="22.7235996326905" calcext:value-type="float">
            <text:p>22,72</text:p>
          </table:table-cell>
          <table:table-cell office:value-type="float" office:value="0.754820936639119" calcext:value-type="float">
            <text:p>0,75</text:p>
          </table:table-cell>
          <table:table-cell office:value-type="float" office:value="2.81726354453627" calcext:value-type="float">
            <text:p>2,82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.299357208448118" calcext:value-type="float">
            <text:p>0,30</text:p>
          </table:table-cell>
          <table:table-cell office:value-type="float" office:value="0.481175390266299" calcext:value-type="float">
            <text:p>0,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Content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18.3599632690542" calcext:value-type="float">
            <text:p>18,36</text:p>
          </table:table-cell>
          <table:table-cell office:value-type="float" office:value="0" calcext:value-type="float">
            <text:p>0,00</text:p>
          </table:table-cell>
          <table:table-cell office:value-type="float" office:value="150.222222222222" calcext:value-type="float">
            <text:p>150,22</text:p>
          </table:table-cell>
          <table:table-cell office:value-type="float" office:value="7.45087235996327" calcext:value-type="float">
            <text:p>7,45</text:p>
          </table:table-cell>
          <table:table-cell office:value-type="float" office:value="0.0606060606060606" calcext:value-type="float">
            <text:p>0,06</text:p>
          </table:table-cell>
          <table:table-cell table:number-columns-repeated="2" office:value-type="float" office:value="0.734618916437098" calcext:value-type="float">
            <text:p>0,73</text:p>
          </table:table-cell>
          <table:table-cell office:value-type="float" office:value="0.525252525252525" calcext:value-type="float">
            <text:p>0,53</text:p>
          </table:table-cell>
          <table:table-cell office:value-type="float" office:value="9.63269054178145" calcext:value-type="float">
            <text:p>9,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SaveManag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28.8503213957759" calcext:value-type="float">
            <text:p>28,85</text:p>
          </table:table-cell>
          <table:table-cell office:value-type="float" office:value="0" calcext:value-type="float">
            <text:p>0,00</text:p>
          </table:table-cell>
          <table:table-cell office:value-type="float" office:value="315.979797979798" calcext:value-type="float">
            <text:p>315,98</text:p>
          </table:table-cell>
          <table:table-cell office:value-type="float" office:value="12.6078971533517" calcext:value-type="float">
            <text:p>12,61</text:p>
          </table:table-cell>
          <table:table-cell office:value-type="float" office:value="0.525252525252525" calcext:value-type="float">
            <text:p>0,53</text:p>
          </table:table-cell>
          <table:table-cell office:value-type="float" office:value="0.404040404040404" calcext:value-type="float">
            <text:p>0,4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189164370982553" calcext:value-type="float">
            <text:p>0,19</text:p>
          </table:table-cell>
          <table:table-cell office:value-type="float" office:value="10.9384756657484" calcext:value-type="float">
            <text:p>10,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apFileLink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5.39026629935721" calcext:value-type="float">
            <text:p>5,39</text:p>
          </table:table-cell>
          <table:table-cell office:value-type="float" office:value="0.910927456382002" calcext:value-type="float">
            <text:p>0,91</text:p>
          </table:table-cell>
          <table:table-cell office:value-type="float" office:value="152.914600550964" calcext:value-type="float">
            <text:p>152,91</text:p>
          </table:table-cell>
          <table:table-cell office:value-type="float" office:value="4.32506887052342" calcext:value-type="float">
            <text:p>4,33</text:p>
          </table:table-cell>
          <table:table-cell office:value-type="float" office:value="0.668503213957759" calcext:value-type="float">
            <text:p>0,67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.391184573002755" calcext:value-type="float">
            <text:p>0,39</text:p>
          </table:table-cell>
          <table:table-cell office:value-type="float" office:value="0.310376492194674" calcext:value-type="float">
            <text:p>0,31</text:p>
          </table:table-cell>
          <table:table-cell office:value-type="float" office:value="1.71349862258953" calcext:value-type="float">
            <text:p>1,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bTeXML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66.1616161616162" calcext:value-type="float">
            <text:p>66,16</text:p>
          </table:table-cell>
          <table:table-cell office:value-type="float" office:value="0.249770431588613" calcext:value-type="float">
            <text:p>0,25</text:p>
          </table:table-cell>
          <table:table-cell office:value-type="float" office:value="720.712580348944" calcext:value-type="float">
            <text:p>720,71</text:p>
          </table:table-cell>
          <table:table-cell office:value-type="float" office:value="145.118457300275" calcext:value-type="float">
            <text:p>145,12</text:p>
          </table:table-cell>
          <table:table-cell office:value-type="float" office:value="9.80348943985308" calcext:value-type="float">
            <text:p>9,8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2.04591368227732" calcext:value-type="float">
            <text:p>2,05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46.6519742883379" calcext:value-type="float">
            <text:p>46,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Exp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83.8037109375" calcext:value-type="float">
            <text:p>83,80</text:p>
          </table:table-cell>
          <table:table-cell office:value-type="float" office:value="1.93359375" calcext:value-type="float">
            <text:p>1,93</text:p>
          </table:table-cell>
          <table:table-cell office:value-type="float" office:value="964.0693359375" calcext:value-type="float">
            <text:p>964,07</text:p>
          </table:table-cell>
          <table:table-cell office:value-type="float" office:value="54.5302734375" calcext:value-type="float">
            <text:p>54,53</text:p>
          </table:table-cell>
          <table:table-cell office:value-type="float" office:value="38.5927734375" calcext:value-type="float">
            <text:p>38,59</text:p>
          </table:table-cell>
          <table:table-cell office:value-type="float" office:value="16.1162109375" calcext:value-type="float">
            <text:p>16,12</text:p>
          </table:table-cell>
          <table:table-cell office:value-type="float" office:value="3.4375" calcext:value-type="float">
            <text:p>3,44</text:p>
          </table:table-cell>
          <table:table-cell office:value-type="float" office:value="0.296875" calcext:value-type="float">
            <text:p>0,30</text:p>
          </table:table-cell>
          <table:table-cell office:value-type="float" office:value="10.52734375" calcext:value-type="float">
            <text:p>10,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Are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71.58984375" calcext:value-type="float">
            <text:p>71,59</text:p>
          </table:table-cell>
          <table:table-cell office:value-type="float" office:value="5.859375" calcext:value-type="float">
            <text:p>5,86</text:p>
          </table:table-cell>
          <table:table-cell office:value-type="float" office:value="905.3125" calcext:value-type="float">
            <text:p>905,31</text:p>
          </table:table-cell>
          <table:table-cell office:value-type="float" office:value="49.52734375" calcext:value-type="float">
            <text:p>49,53</text:p>
          </table:table-cell>
          <table:table-cell office:value-type="float" office:value="20.3125" calcext:value-type="float">
            <text:p>20,31</text:p>
          </table:table-cell>
          <table:table-cell office:value-type="float" office:value="15.9208984375" calcext:value-type="float">
            <text:p>15,92</text:p>
          </table:table-cell>
          <table:table-cell office:value-type="float" office:value="4.609375" calcext:value-type="float">
            <text:p>4,61</text:p>
          </table:table-cell>
          <table:table-cell office:value-type="float" office:value="0.859375" calcext:value-type="float">
            <text:p>0,86</text:p>
          </table:table-cell>
          <table:table-cell office:value-type="float" office:value="8.109375" calcext:value-type="float">
            <text:p>8,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shToLy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9.62109375" calcext:value-type="float">
            <text:p>9,62</text:p>
          </table:table-cell>
          <table:table-cell office:value-type="float" office:value="0" calcext:value-type="float">
            <text:p>0,00</text:p>
          </table:table-cell>
          <table:table-cell office:value-type="float" office:value="1178.6162109375" calcext:value-type="float">
            <text:p>1.178,62</text:p>
          </table:table-cell>
          <table:table-cell office:value-type="float" office:value="6.27734375" calcext:value-type="float">
            <text:p>6,28</text:p>
          </table:table-cell>
          <table:table-cell office:value-type="float" office:value="3.609375" calcext:value-type="float">
            <text:p>3,61</text:p>
          </table:table-cell>
          <table:table-cell office:value-type="float" office:value="1.6865234375" calcext:value-type="float">
            <text:p>1,69</text:p>
          </table:table-cell>
          <table:table-cell office:value-type="float" office:value="0.2255859375" calcext:value-type="float">
            <text:p>0,23</text:p>
          </table:table-cell>
          <table:table-cell office:value-type="float" office:value="1.1875" calcext:value-type="float">
            <text:p>1,19</text:p>
          </table:table-cell>
          <table:table-cell office:value-type="float" office:value="2.46484375" calcext:value-type="float">
            <text:p>2,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ListEditor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131.375" calcext:value-type="float">
            <text:p>131,38</text:p>
          </table:table-cell>
          <table:table-cell office:value-type="float" office:value="10.8271484375" calcext:value-type="float">
            <text:p>10,83</text:p>
          </table:table-cell>
          <table:table-cell office:value-type="float" office:value="250.0302734375" calcext:value-type="float">
            <text:p>250,03</text:p>
          </table:table-cell>
          <table:table-cell office:value-type="float" office:value="82.234375" calcext:value-type="float">
            <text:p>82,23</text:p>
          </table:table-cell>
          <table:table-cell office:value-type="float" office:value="10.625" calcext:value-type="float">
            <text:p>10,63</text:p>
          </table:table-cell>
          <table:table-cell office:value-type="float" office:value="1.24609375" calcext:value-type="float">
            <text:p>1,25</text:p>
          </table:table-cell>
          <table:table-cell office:value-type="float" office:value="12.9287109375" calcext:value-type="float">
            <text:p>12,93</text:p>
          </table:table-cell>
          <table:table-cell office:value-type="float" office:value="0.1474609375" calcext:value-type="float">
            <text:p>0,15</text:p>
          </table:table-cell>
          <table:table-cell office:value-type="float" office:value="17.7099609375" calcext:value-type="float">
            <text:p>17,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8205.4755859375" calcext:value-type="float">
            <text:p>8.205,48</text:p>
          </table:table-cell>
          <table:table-cell office:value-type="float" office:value="0" calcext:value-type="float">
            <text:p>0,00</text:p>
          </table:table-cell>
          <table:table-cell office:value-type="float" office:value="2590.1787109375" calcext:value-type="float">
            <text:p>2.590,18</text:p>
          </table:table-cell>
          <table:table-cell office:value-type="float" office:value="1396.0224609375" calcext:value-type="float">
            <text:p>1.396,02</text:p>
          </table:table-cell>
          <table:table-cell office:value-type="float" office:value="3.8427734375" calcext:value-type="float">
            <text:p>3,84</text:p>
          </table:table-cell>
          <table:table-cell office:value-type="float" office:value="1.15234375" calcext:value-type="float">
            <text:p>1,15</text:p>
          </table:table-cell>
          <table:table-cell office:value-type="float" office:value="31.7724609375" calcext:value-type="float">
            <text:p>31,77</text:p>
          </table:table-cell>
          <table:table-cell office:value-type="float" office:value="0.33984375" calcext:value-type="float">
            <text:p>0,34</text:p>
          </table:table-cell>
          <table:table-cell office:value-type="float" office:value="4917.0302734375" calcext:value-type="float">
            <text:p>4.917,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Sort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15.24609375" calcext:value-type="float">
            <text:p>15,25</text:p>
          </table:table-cell>
          <table:table-cell office:value-type="float" office:value="0.3125" calcext:value-type="float">
            <text:p>0,31</text:p>
          </table:table-cell>
          <table:table-cell office:value-type="float" office:value="49.75" calcext:value-type="float">
            <text:p>49,75</text:p>
          </table:table-cell>
          <table:table-cell office:value-type="float" office:value="8.296875" calcext:value-type="float">
            <text:p>8,30</text:p>
          </table:table-cell>
          <table:table-cell office:value-type="float" office:value="0.6162109375" calcext:value-type="float">
            <text:p>0,62</text:p>
          </table:table-cell>
          <table:table-cell office:value-type="float" office:value="0.625" calcext:value-type="float">
            <text:p>0,63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.5537109375" calcext:value-type="float">
            <text:p>1,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S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26.359375" calcext:value-type="float">
            <text:p>26,36</text:p>
          </table:table-cell>
          <table:table-cell office:value-type="float" office:value="0.2880859375" calcext:value-type="float">
            <text:p>0,29</text:p>
          </table:table-cell>
          <table:table-cell office:value-type="float" office:value="275.4130859375" calcext:value-type="float">
            <text:p>275,41</text:p>
          </table:table-cell>
          <table:table-cell office:value-type="float" office:value="18.5302734375" calcext:value-type="float">
            <text:p>18,53</text:p>
          </table:table-cell>
          <table:table-cell office:value-type="float" office:value="1.7255859375" calcext:value-type="float">
            <text:p>1,73</text:p>
          </table:table-cell>
          <table:table-cell office:value-type="float" office:value="0.4912109375" calcext:value-type="float">
            <text:p>0,49</text:p>
          </table:table-cell>
          <table:table-cell office:value-type="float" office:value="0.4375" calcext:value-type="float">
            <text:p>0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11.7099609375" calcext:value-type="float">
            <text:p>11,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lin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3047.15920915713" calcext:value-type="float">
            <text:p>3.047,16</text:p>
          </table:table-cell>
          <table:table-cell office:value-type="float" office:value="5.54422476586889" calcext:value-type="float">
            <text:p>5,54</text:p>
          </table:table-cell>
          <table:table-cell office:value-type="float" office:value="2276.36836628512" calcext:value-type="float">
            <text:p>2.276,37</text:p>
          </table:table-cell>
          <table:table-cell office:value-type="float" office:value="7668.0437044745" calcext:value-type="float">
            <text:p>7.668,04</text:p>
          </table:table-cell>
          <table:table-cell office:value-type="float" office:value="346.559833506764" calcext:value-type="float">
            <text:p>346,56</text:p>
          </table:table-cell>
          <table:table-cell office:value-type="float" office:value="25.1321540062435" calcext:value-type="float">
            <text:p>25,13</text:p>
          </table:table-cell>
          <table:table-cell office:value-type="float" office:value="205.506763787721" calcext:value-type="float">
            <text:p>205,51</text:p>
          </table:table-cell>
          <table:table-cell office:value-type="float" office:value="0.318418314255983" calcext:value-type="float">
            <text:p>0,32</text:p>
          </table:table-cell>
          <table:table-cell office:value-type="float" office:value="1116.84495317378" calcext:value-type="float">
            <text:p>1.116,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6.90114464099896" calcext:value-type="float">
            <text:p>6,90</text:p>
          </table:table-cell>
          <table:table-cell office:value-type="float" office:value="0.593132154006244" calcext:value-type="float">
            <text:p>0,59</text:p>
          </table:table-cell>
          <table:table-cell office:value-type="float" office:value="516.264308012487" calcext:value-type="float">
            <text:p>516,26</text:p>
          </table:table-cell>
          <table:table-cell office:value-type="float" office:value="35.89802289282" calcext:value-type="float">
            <text:p>35,90</text:p>
          </table:table-cell>
          <table:table-cell office:value-type="float" office:value="52.1997918834547" calcext:value-type="float">
            <text:p>52,20</text:p>
          </table:table-cell>
          <table:table-cell office:value-type="float" office:value="10.6077003121748" calcext:value-type="float">
            <text:p>10,61</text:p>
          </table:table-cell>
          <table:table-cell office:value-type="float" office:value="1.47554630593132" calcext:value-type="float">
            <text:p>1,48</text:p>
          </table:table-cell>
          <table:table-cell office:value-type="float" office:value="0.239334027055151" calcext:value-type="float">
            <text:p>0,24</text:p>
          </table:table-cell>
          <table:table-cell office:value-type="float" office:value="3.63995837669095" calcext:value-type="float">
            <text:p>3,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UpdateMon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3378.04786680541" calcext:value-type="float">
            <text:p>3.378,05</text:p>
          </table:table-cell>
          <table:table-cell office:value-type="float" office:value="2.96357960457856" calcext:value-type="float">
            <text:p>2,96</text:p>
          </table:table-cell>
          <table:table-cell office:value-type="float" office:value="161.979188345474" calcext:value-type="float">
            <text:p>161,98</text:p>
          </table:table-cell>
          <table:table-cell office:value-type="float" office:value="2495.66077003122" calcext:value-type="float">
            <text:p>2.495,66</text:p>
          </table:table-cell>
          <table:table-cell office:value-type="float" office:value="138.451612903226" calcext:value-type="float">
            <text:p>138,45</text:p>
          </table:table-cell>
          <table:table-cell office:value-type="float" office:value="10.0894901144641" calcext:value-type="float">
            <text:p>10,09</text:p>
          </table:table-cell>
          <table:table-cell office:value-type="float" office:value="85.321540062435" calcext:value-type="float">
            <text:p>85,32</text:p>
          </table:table-cell>
          <table:table-cell office:value-type="float" office:value="0.0874089490114465" calcext:value-type="float">
            <text:p>0,09</text:p>
          </table:table-cell>
          <table:table-cell office:value-type="float" office:value="1305.85223725286" calcext:value-type="float">
            <text:p>1.305,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ldExtraCompon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3.44224765868887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72.6118626430801" calcext:value-type="float">
            <text:p>72,61</text:p>
          </table:table-cell>
          <table:table-cell office:value-type="float" office:value="5.44640998959417" calcext:value-type="float">
            <text:p>5,45</text:p>
          </table:table-cell>
          <table:table-cell office:value-type="float" office:value="6.41415192507804" calcext:value-type="float">
            <text:p>6,41</text:p>
          </table:table-cell>
          <table:table-cell office:value-type="float" office:value="3.71279916753382" calcext:value-type="float">
            <text:p>3,71</text:p>
          </table:table-cell>
          <table:table-cell office:value-type="float" office:value="0" calcext:value-type="float">
            <text:p>0,00</text:p>
          </table:table-cell>
          <table:table-cell office:value-type="float" office:value="0.0312174817898023" calcext:value-type="float">
            <text:p>0,03</text:p>
          </table:table-cell>
          <table:table-cell office:value-type="float" office:value="0.283038501560874" calcext:value-type="float">
            <text:p>0,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belPatternPref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2.28928199791883" calcext:value-type="float">
            <text:p>2,29</text:p>
          </table:table-cell>
          <table:table-cell office:value-type="float" office:value="0" calcext:value-type="float">
            <text:p>0,00</text:p>
          </table:table-cell>
          <table:table-cell office:value-type="float" office:value="12.5598335067638" calcext:value-type="float">
            <text:p>12,56</text:p>
          </table:table-cell>
          <table:table-cell office:value-type="float" office:value="2.09157127991675" calcext:value-type="float">
            <text:p>2,09</text:p>
          </table:table-cell>
          <table:table-cell office:value-type="float" office:value="0" calcext:value-type="float">
            <text:p>0,00</text:p>
          </table:table-cell>
          <table:table-cell office:value-type="float" office:value="0.366285119667013" calcext:value-type="float">
            <text:p>0,37</text:p>
          </table:table-cell>
          <table:table-cell office:value-type="float" office:value="0.0874089490114464" calcext:value-type="float">
            <text:p>0,09</text:p>
          </table:table-cell>
          <table:table-cell office:value-type="float" office:value="0.112382934443288" calcext:value-type="float">
            <text:p>0,11</text:p>
          </table:table-cell>
          <table:table-cell office:value-type="float" office:value="0.928199791883455" calcext:value-type="float">
            <text:p>0,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ableFileLink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32.5411030176899" calcext:value-type="float">
            <text:p>32,54</text:p>
          </table:table-cell>
          <table:table-cell office:value-type="float" office:value="0" calcext:value-type="float">
            <text:p>0,00</text:p>
          </table:table-cell>
          <table:table-cell office:value-type="float" office:value="838.770031217482" calcext:value-type="float">
            <text:p>838,77</text:p>
          </table:table-cell>
          <table:table-cell office:value-type="float" office:value="34.1269510926119" calcext:value-type="float">
            <text:p>34,13</text:p>
          </table:table-cell>
          <table:table-cell office:value-type="float" office:value="0.50780437044745" calcext:value-type="float">
            <text:p>0,51</text:p>
          </table:table-cell>
          <table:table-cell office:value-type="float" office:value="0.247658688865765" calcext:value-type="float">
            <text:p>0,25</text:p>
          </table:table-cell>
          <table:table-cell office:value-type="float" office:value="0.50156087408949" calcext:value-type="float">
            <text:p>0,50</text:p>
          </table:table-cell>
          <table:table-cell office:value-type="float" office:value="0.199791883454735" calcext:value-type="float">
            <text:p>0,20</text:p>
          </table:table-cell>
          <table:table-cell office:value-type="float" office:value="13.789802289282" calcext:value-type="float">
            <text:p>13,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BConn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43.7648283038502" calcext:value-type="float">
            <text:p>43,76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333.12174817898" calcext:value-type="float">
            <text:p>333,12</text:p>
          </table:table-cell>
          <table:table-cell office:value-type="float" office:value="1229.86264308012" calcext:value-type="float">
            <text:p>1.229,86</text:p>
          </table:table-cell>
          <table:table-cell office:value-type="float" office:value="0.228928199791883" calcext:value-type="float">
            <text:p>0,23</text:p>
          </table:table-cell>
          <table:table-cell office:value-type="float" office:value="0.237252861602497" calcext:value-type="float">
            <text:p>0,24</text:p>
          </table:table-cell>
          <table:table-cell office:value-type="float" office:value="0.992715920915713" calcext:value-type="float">
            <text:p>0,99</text:p>
          </table:table-cell>
          <table:table-cell office:value-type="float" office:value="0.124869927159209" calcext:value-type="float">
            <text:p>0,12</text:p>
          </table:table-cell>
          <table:table-cell office:value-type="float" office:value="1.37773152965661" calcext:value-type="float">
            <text:p>1,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Ma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103.344432882414" calcext:value-type="float">
            <text:p>103,34</text:p>
          </table:table-cell>
          <table:table-cell office:value-type="float" office:value="0" calcext:value-type="float">
            <text:p>0,00</text:p>
          </table:table-cell>
          <table:table-cell office:value-type="float" office:value="848.990634755463" calcext:value-type="float">
            <text:p>848,99</text:p>
          </table:table-cell>
          <table:table-cell office:value-type="float" office:value="89.2049947970864" calcext:value-type="float">
            <text:p>89,20</text:p>
          </table:table-cell>
          <table:table-cell office:value-type="float" office:value="1.73777315296566" calcext:value-type="float">
            <text:p>1,74</text:p>
          </table:table-cell>
          <table:table-cell office:value-type="float" office:value="0.0603537981269511" calcext:value-type="float">
            <text:p>0,06</text:p>
          </table:table-cell>
          <table:table-cell office:value-type="float" office:value="0.915712799167534" calcext:value-type="float">
            <text:p>0,92</text:p>
          </table:table-cell>
          <table:table-cell office:value-type="float" office:value="0.0603537981269511" calcext:value-type="float">
            <text:p>0,06</text:p>
          </table:table-cell>
          <table:table-cell office:value-type="float" office:value="13.417273673257" calcext:value-type="float">
            <text:p>13,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Editor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6866.80555555556" calcext:value-type="float">
            <text:p>6.866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06.565555555556" calcext:value-type="float">
            <text:p>806,57</text:p>
          </table:table-cell>
          <table:table-cell office:value-type="float" office:value="1401.51666666667" calcext:value-type="float">
            <text:p>1.401,52</text:p>
          </table:table-cell>
          <table:table-cell office:value-type="float" office:value="9854.97888888889" calcext:value-type="float">
            <text:p>9.854,98</text:p>
          </table:table-cell>
          <table:table-cell office:value-type="float" office:value="111.76" calcext:value-type="float">
            <text:p>111,76</text:p>
          </table:table-cell>
          <table:table-cell office:value-type="float" office:value="14.09" calcext:value-type="float">
            <text:p>14,09</text:p>
          </table:table-cell>
          <table:table-cell office:value-type="float" office:value="2.06222222222222" calcext:value-type="float">
            <text:p>2,06</text:p>
          </table:table-cell>
          <table:table-cell office:value-type="float" office:value="7240.89" calcext:value-type="float">
            <text:p>7.240,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OPreFormat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37734.4888888889" calcext:value-type="float">
            <text:p>37.734,49</text:p>
          </table:table-cell>
          <table:table-cell office:value-type="float" office:value="0.09" calcext:value-type="float">
            <text:p>0,09</text:p>
          </table:table-cell>
          <table:table-cell office:value-type="float" office:value="30845.24" calcext:value-type="float">
            <text:p>30.845,24</text:p>
          </table:table-cell>
          <table:table-cell office:value-type="float" office:value="25166.6455555556" calcext:value-type="float">
            <text:p>25.166,65</text:p>
          </table:table-cell>
          <table:table-cell office:value-type="float" office:value="383.306666666667" calcext:value-type="float">
            <text:p>383,31</text:p>
          </table:table-cell>
          <table:table-cell office:value-type="float" office:value="89.5955555555556" calcext:value-type="float">
            <text:p>89,60</text:p>
          </table:table-cell>
          <table:table-cell office:value-type="float" office:value="1426.71222222222" calcext:value-type="float">
            <text:p>1.426,71</text:p>
          </table:table-cell>
          <table:table-cell office:value-type="float" office:value="12.4222222222222" calcext:value-type="float">
            <text:p>12,42</text:p>
          </table:table-cell>
          <table:table-cell office:value-type="float" office:value="681.632222222222" calcext:value-type="float">
            <text:p>681,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b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697.512222222222" calcext:value-type="float">
            <text:p>697,51</text:p>
          </table:table-cell>
          <table:table-cell office:value-type="float" office:value="0.09" calcext:value-type="float">
            <text:p>0,09</text:p>
          </table:table-cell>
          <table:table-cell office:value-type="float" office:value="67.7155555555556" calcext:value-type="float">
            <text:p>67,72</text:p>
          </table:table-cell>
          <table:table-cell office:value-type="float" office:value="152.715555555556" calcext:value-type="float">
            <text:p>152,72</text:p>
          </table:table-cell>
          <table:table-cell office:value-type="float" office:value="10.8622222222222" calcext:value-type="float">
            <text:p>10,86</text:p>
          </table:table-cell>
          <table:table-cell office:value-type="float" office:value="11.5388888888889" calcext:value-type="float">
            <text:p>11,54</text:p>
          </table:table-cell>
          <table:table-cell office:value-type="float" office:value="33.4622222222222" calcext:value-type="float">
            <text:p>33,46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336.955555555555" calcext:value-type="float">
            <text:p>336,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54.45" calcext:value-type="float">
            <text:p>54,45</text:p>
          </table:table-cell>
          <table:table-cell office:value-type="float" office:value="0.84" calcext:value-type="float">
            <text:p>0,84</text:p>
          </table:table-cell>
          <table:table-cell office:value-type="float" office:value="117.938888888889" calcext:value-type="float">
            <text:p>117,94</text:p>
          </table:table-cell>
          <table:table-cell office:value-type="float" office:value="19.3155555555555" calcext:value-type="float">
            <text:p>19,32</text:p>
          </table:table-cell>
          <table:table-cell office:value-type="float" office:value="10.29" calcext:value-type="float">
            <text:p>10,29</text:p>
          </table:table-cell>
          <table:table-cell office:value-type="float" office:value="4.53888888888889" calcext:value-type="float">
            <text:p>4,54</text:p>
          </table:table-cell>
          <table:table-cell office:value-type="float" office:value="2.69" calcext:value-type="float">
            <text:p>2,6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3.0322222222222" calcext:value-type="float">
            <text:p>23,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To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1029.82666666667" calcext:value-type="float">
            <text:p>1.029,83</text:p>
          </table:table-cell>
          <table:table-cell office:value-type="float" office:value="22.8988888888889" calcext:value-type="float">
            <text:p>22,90</text:p>
          </table:table-cell>
          <table:table-cell office:value-type="float" office:value="115.805555555556" calcext:value-type="float">
            <text:p>115,81</text:p>
          </table:table-cell>
          <table:table-cell office:value-type="float" office:value="426.978888888889" calcext:value-type="float">
            <text:p>426,98</text:p>
          </table:table-cell>
          <table:table-cell office:value-type="float" office:value="5.97333333333333" calcext:value-type="float">
            <text:p>5,97</text:p>
          </table:table-cell>
          <table:table-cell office:value-type="float" office:value="2.12888888888889" calcext:value-type="float">
            <text:p>2,13</text:p>
          </table:table-cell>
          <table:table-cell office:value-type="float" office:value="32.1166666666667" calcext:value-type="float">
            <text:p>32,12</text:p>
          </table:table-cell>
          <table:table-cell office:value-type="float" office:value="48.3155555555556" calcext:value-type="float">
            <text:p>48,32</text:p>
          </table:table-cell>
          <table:table-cell office:value-type="float" office:value="259.645555555556" calcext:value-type="float">
            <text:p>259,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4.58222222222222" calcext:value-type="float">
            <text:p>4,58</text:p>
          </table:table-cell>
          <table:table-cell office:value-type="float" office:value="1.37333333333333" calcext:value-type="float">
            <text:p>1,37</text:p>
          </table:table-cell>
          <table:table-cell office:value-type="float" office:value="0.622222222222222" calcext:value-type="float">
            <text:p>0,62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4.69888888888889" calcext:value-type="float">
            <text:p>4,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PDFCreato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94.9333333333333" calcext:value-type="float">
            <text:p>94,93</text:p>
          </table:table-cell>
          <table:table-cell office:value-type="float" office:value="2.25" calcext:value-type="float">
            <text:p>2,25</text:p>
          </table:table-cell>
          <table:table-cell office:value-type="float" office:value="73.4622222222222" calcext:value-type="float">
            <text:p>73,46</text:p>
          </table:table-cell>
          <table:table-cell office:value-type="float" office:value="76.25" calcext:value-type="float">
            <text:p>76,25</text:p>
          </table:table-cell>
          <table:table-cell office:value-type="float" office:value="1.55666666666667" calcext:value-type="float">
            <text:p>1,56</text:p>
          </table:table-cell>
          <table:table-cell office:value-type="float" office:value="0.498888888888889" calcext:value-type="float">
            <text:p>0,50</text:p>
          </table:table-cell>
          <table:table-cell office:value-type="float" office:value="6.84555555555555" calcext:value-type="float">
            <text:p>6,85</text:p>
          </table:table-cell>
          <table:table-cell office:value-type="float" office:value="0.448888888888889" calcext:value-type="float">
            <text:p>0,45</text:p>
          </table:table-cell>
          <table:table-cell office:value-type="float" office:value="12.5955555555556" calcext:value-type="float">
            <text:p>12,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TextAreaWithHighligh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office:value-type="float" office:value="6.49" calcext:value-type="float">
            <text:p>6,49</text:p>
          </table:table-cell>
          <table:table-cell office:value-type="float" office:value="0" calcext:value-type="float">
            <text:p>0,00</text:p>
          </table:table-cell>
          <table:table-cell office:value-type="float" office:value="46.2222222222222" calcext:value-type="float">
            <text:p>46,22</text:p>
          </table:table-cell>
          <table:table-cell office:value-type="float" office:value="9.71555555555555" calcext:value-type="float">
            <text:p>9,72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115555555555556" calcext:value-type="float">
            <text:p>0,12</text:p>
          </table:table-cell>
          <table:table-cell office:value-type="float" office:value="0.462222222222222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FileCreatorManag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55.9122222222222" calcext:value-type="float">
            <text:p>55,91</text:p>
          </table:table-cell>
          <table:table-cell office:value-type="float" office:value="2.09" calcext:value-type="float">
            <text:p>2,09</text:p>
          </table:table-cell>
          <table:table-cell office:value-type="float" office:value="1489.22222222222" calcext:value-type="float">
            <text:p>1.489,22</text:p>
          </table:table-cell>
          <table:table-cell office:value-type="float" office:value="20.7822222222222" calcext:value-type="float">
            <text:p>20,78</text:p>
          </table:table-cell>
          <table:table-cell office:value-type="float" office:value="1.35555555555556" calcext:value-type="float">
            <text:p>1,36</text:p>
          </table:table-cell>
          <table:table-cell office:value-type="float" office:value="0.178888888888889" calcext:value-type="float">
            <text:p>0,18</text:p>
          </table:table-cell>
          <table:table-cell office:value-type="float" office:value="1.27222222222222" calcext:value-type="float">
            <text:p>1,27</text:p>
          </table:table-cell>
          <table:table-cell office:value-type="float" office:value="0.378888888888889" calcext:value-type="float">
            <text:p>0,38</text:p>
          </table:table-cell>
          <table:table-cell office:value-type="float" office:value="0.81" calcext:value-type="float">
            <text:p>0,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eldSet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33.1733333333333" calcext:value-type="float">
            <text:p>33,17</text:p>
          </table:table-cell>
          <table:table-cell office:value-type="float" office:value="0" calcext:value-type="float">
            <text:p>0,00</text:p>
          </table:table-cell>
          <table:table-cell office:value-type="float" office:value="291.24" calcext:value-type="float">
            <text:p>291,24</text:p>
          </table:table-cell>
          <table:table-cell office:value-type="float" office:value="23.2222222222222" calcext:value-type="float">
            <text:p>23,22</text:p>
          </table:table-cell>
          <table:table-cell office:value-type="float" office:value="3.26222222222222" calcext:value-type="float">
            <text:p>3,26</text:p>
          </table:table-cell>
          <table:table-cell office:value-type="float" office:value="0.0322222222222222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pFileChoo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77.0888888888889" calcext:value-type="float">
            <text:p>77,09</text:p>
          </table:table-cell>
          <table:table-cell office:value-type="float" office:value="3.71555555555555" calcext:value-type="float">
            <text:p>3,72</text:p>
          </table:table-cell>
          <table:table-cell office:value-type="float" office:value="119.493333333333" calcext:value-type="float">
            <text:p>119,49</text:p>
          </table:table-cell>
          <table:table-cell office:value-type="float" office:value="38.7955555555556" calcext:value-type="float">
            <text:p>38,8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3.71555555555556" calcext:value-type="float">
            <text:p>3,72</text:p>
          </table:table-cell>
          <table:table-cell office:value-type="float" office:value="0.232222222222222" calcext:value-type="float">
            <text:p>0,23</text:p>
          </table:table-cell>
          <table:table-cell office:value-type="float" office:value="5.74333333333334" calcext:value-type="float">
            <text:p>5,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Expor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24.2259215219976" calcext:value-type="float">
            <text:p>24,23</text:p>
          </table:table-cell>
          <table:table-cell office:value-type="float" office:value="0.409036860879905" calcext:value-type="float">
            <text:p>0,41</text:p>
          </table:table-cell>
          <table:table-cell office:value-type="float" office:value="40.7348394768133" calcext:value-type="float">
            <text:p>40,73</text:p>
          </table:table-cell>
          <table:table-cell office:value-type="float" office:value="21.4244946492271" calcext:value-type="float">
            <text:p>21,42</text:p>
          </table:table-cell>
          <table:table-cell office:value-type="float" office:value="4.61355529131986" calcext:value-type="float">
            <text:p>4,61</text:p>
          </table:table-cell>
          <table:table-cell office:value-type="float" office:value="4.52794292508918" calcext:value-type="float">
            <text:p>4,53</text:p>
          </table:table-cell>
          <table:table-cell office:value-type="float" office:value="2.13317479191439" calcext:value-type="float">
            <text:p>2,13</text:p>
          </table:table-cell>
          <table:table-cell office:value-type="float" office:value="0" calcext:value-type="float">
            <text:p>0,00</text:p>
          </table:table-cell>
          <table:table-cell office:value-type="float" office:value="3.48156956004756" calcext:value-type="float">
            <text:p>3,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bstrac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8.7538644470868" calcext:value-type="float">
            <text:p>8,75</text:p>
          </table:table-cell>
          <table:table-cell office:value-type="float" office:value="0.363852556480381" calcext:value-type="float">
            <text:p>0,36</text:p>
          </table:table-cell>
          <table:table-cell office:value-type="float" office:value="175.305588585018" calcext:value-type="float">
            <text:p>175,31</text:p>
          </table:table-cell>
          <table:table-cell office:value-type="float" office:value="7.17241379310345" calcext:value-type="float">
            <text:p>7,17</text:p>
          </table:table-cell>
          <table:table-cell office:value-type="float" office:value="1.35077288941736" calcext:value-type="float">
            <text:p>1,35</text:p>
          </table:table-cell>
          <table:table-cell office:value-type="float" office:value="0.93935790725327" calcext:value-type="float">
            <text:p>0,94</text:p>
          </table:table-cell>
          <table:table-cell office:value-type="float" office:value="0.808561236623068" calcext:value-type="float">
            <text:p>0,81</text:p>
          </table:table-cell>
          <table:table-cell office:value-type="float" office:value="0.211652794292509" calcext:value-type="float">
            <text:p>0,21</text:p>
          </table:table-cell>
          <table:table-cell office:value-type="float" office:value="1.67895362663496" calcext:value-type="float">
            <text:p>1,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BNtoBibTeXFetch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39.2342449464923" calcext:value-type="float">
            <text:p>39,23</text:p>
          </table:table-cell>
          <table:table-cell office:value-type="float" office:value="1.12247324613555" calcext:value-type="float">
            <text:p>1,12</text:p>
          </table:table-cell>
          <table:table-cell office:value-type="float" office:value="354.739595719382" calcext:value-type="float">
            <text:p>354,74</text:p>
          </table:table-cell>
          <table:table-cell office:value-type="float" office:value="41.2080856123662" calcext:value-type="float">
            <text:p>41,21</text:p>
          </table:table-cell>
          <table:table-cell office:value-type="float" office:value="1.48394768133175" calcext:value-type="float">
            <text:p>1,48</text:p>
          </table:table-cell>
          <table:table-cell office:value-type="float" office:value="0.920332936979786" calcext:value-type="float">
            <text:p>0,92</text:p>
          </table:table-cell>
          <table:table-cell office:value-type="float" office:value="2.18787158145065" calcext:value-type="float">
            <text:p>2,19</text:p>
          </table:table-cell>
          <table:table-cell office:value-type="float" office:value="0.202140309155767" calcext:value-type="float">
            <text:p>0,20</text:p>
          </table:table-cell>
          <table:table-cell office:value-type="float" office:value="22.3400713436385" calcext:value-type="float">
            <text:p>22,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LP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office:value-type="float" office:value="22.230677764566" calcext:value-type="float">
            <text:p>22,23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271.695600475624" calcext:value-type="float">
            <text:p>271,70</text:p>
          </table:table-cell>
          <table:table-cell office:value-type="float" office:value="11.6741973840666" calcext:value-type="float">
            <text:p>11,67</text:p>
          </table:table-cell>
          <table:table-cell office:value-type="float" office:value="0.456599286563614" calcext:value-type="float">
            <text:p>0,46</text:p>
          </table:table-cell>
          <table:table-cell office:value-type="float" office:value="0.294887039239001" calcext:value-type="float">
            <text:p>0,29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0.311533888228299" calcext:value-type="float">
            <text:p>0,31</text:p>
          </table:table-cell>
          <table:table-cell office:value-type="float" office:value="11.7479191438763" calcext:value-type="float">
            <text:p>11,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A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34.4328180737218" calcext:value-type="float">
            <text:p>34,43</text:p>
          </table:table-cell>
          <table:table-cell office:value-type="float" office:value="0" calcext:value-type="float">
            <text:p>0,00</text:p>
          </table:table-cell>
          <table:table-cell office:value-type="float" office:value="121.816884661118" calcext:value-type="float">
            <text:p>121,82</text:p>
          </table:table-cell>
          <table:table-cell office:value-type="float" office:value="19.3293697978597" calcext:value-type="float">
            <text:p>19,33</text:p>
          </table:table-cell>
          <table:table-cell table:number-columns-repeated="2" office:value-type="float" office:value="0.133174791914388" calcext:value-type="float">
            <text:p>0,13</text:p>
          </table:table-cell>
          <table:table-cell office:value-type="float" office:value="0.164090368608799" calcext:value-type="float">
            <text:p>0,16</text:p>
          </table:table-cell>
          <table:table-cell table:number-columns-repeated="2" office:value-type="float" office:value="0.0332936979785969" calcext:value-type="float">
            <text:p>0,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mp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8.73959571938168" calcext:value-type="float">
            <text:p>8,74</text:p>
          </table:table-cell>
          <table:table-cell office:value-type="float" office:value="0" calcext:value-type="float">
            <text:p>0,00</text:p>
          </table:table-cell>
          <table:table-cell office:value-type="float" office:value="61.8882282996433" calcext:value-type="float">
            <text:p>61,89</text:p>
          </table:table-cell>
          <table:table-cell office:value-type="float" office:value="10.3043995243757" calcext:value-type="float">
            <text:p>10,30</text:p>
          </table:table-cell>
          <table:table-cell table:number-columns-repeated="3" office:value-type="float" office:value="0.118906064209275" calcext:value-type="float">
            <text:p>0,12</text:p>
          </table:table-cell>
          <table:table-cell office:value-type="float" office:value="0.235434007134364" calcext:value-type="float">
            <text:p>0,24</text:p>
          </table:table-cell>
          <table:table-cell office:value-type="float" office:value="1.47205707491082" calcext:value-type="float">
            <text:p>1,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Document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4.82282996432818" calcext:value-type="float">
            <text:p>4,82</text:p>
          </table:table-cell>
          <table:table-cell office:value-type="float" office:value="0" calcext:value-type="float">
            <text:p>0,00</text:p>
          </table:table-cell>
          <table:table-cell office:value-type="float" office:value="49.8359096313912" calcext:value-type="float">
            <text:p>49,84</text:p>
          </table:table-cell>
          <table:table-cell office:value-type="float" office:value="10.3804994054697" calcext:value-type="float">
            <text:p>1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18430439952438" calcext:value-type="float">
            <text:p>0,52</text:p>
          </table:table-cell>
          <table:table-cell office:value-type="float" office:value="0.214030915576694" calcext:value-type="float">
            <text:p>0,21</text:p>
          </table:table-cell>
          <table:table-cell office:value-type="float" office:value="0.846611177170036" calcext:value-type="float">
            <text:p>0,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OCalc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7173.28571428571" calcext:value-type="float">
            <text:p>7.173,29</text:p>
          </table:table-cell>
          <table:table-cell office:value-type="float" office:value="1.74872448979592" calcext:value-type="float">
            <text:p>1,75</text:p>
          </table:table-cell>
          <table:table-cell office:value-type="float" office:value="868.408163265307" calcext:value-type="float">
            <text:p>868,41</text:p>
          </table:table-cell>
          <table:table-cell office:value-type="float" office:value="1445.1875" calcext:value-type="float">
            <text:p>1.445,19</text:p>
          </table:table-cell>
          <table:table-cell office:value-type="float" office:value="9582.28954081632" calcext:value-type="float">
            <text:p>9.582,29</text:p>
          </table:table-cell>
          <table:table-cell office:value-type="float" office:value="121.258928571429" calcext:value-type="float">
            <text:p>121,26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2.28954081632653" calcext:value-type="float">
            <text:p>2,29</text:p>
          </table:table-cell>
          <table:table-cell office:value-type="float" office:value="7632.12244897959" calcext:value-type="float">
            <text:p>7.632,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xToUnicodeFormat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237.632653061224" calcext:value-type="float">
            <text:p>237,63</text:p>
          </table:table-cell>
          <table:table-cell office:value-type="float" office:value="1.48979591836735" calcext:value-type="float">
            <text:p>1,49</text:p>
          </table:table-cell>
          <table:table-cell office:value-type="float" office:value="553.892857142857" calcext:value-type="float">
            <text:p>553,89</text:p>
          </table:table-cell>
          <table:table-cell office:value-type="float" office:value="201.044642857143" calcext:value-type="float">
            <text:p>201,04</text:p>
          </table:table-cell>
          <table:table-cell office:value-type="float" office:value="61.1875" calcext:value-type="float">
            <text:p>61,19</text:p>
          </table:table-cell>
          <table:table-cell office:value-type="float" office:value="40.9897959183673" calcext:value-type="float">
            <text:p>40,99</text:p>
          </table:table-cell>
          <table:table-cell office:value-type="float" office:value="9.60204081632653" calcext:value-type="float">
            <text:p>9,60</text:p>
          </table:table-cell>
          <table:table-cell office:value-type="float" office:value="0.881377551020408" calcext:value-type="float">
            <text:p>0,88</text:p>
          </table:table-cell>
          <table:table-cell office:value-type="float" office:value="108.38137755102" calcext:value-type="float">
            <text:p>108,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S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1427.23852040816" calcext:value-type="float">
            <text:p>1.427,24</text:p>
          </table:table-cell>
          <table:table-cell office:value-type="float" office:value="7.95408163265306" calcext:value-type="float">
            <text:p>7,95</text:p>
          </table:table-cell>
          <table:table-cell office:value-type="float" office:value="1145.82015306122" calcext:value-type="float">
            <text:p>1.145,82</text:p>
          </table:table-cell>
          <table:table-cell office:value-type="float" office:value="1290.67346938775" calcext:value-type="float">
            <text:p>1.290,67</text:p>
          </table:table-cell>
          <table:table-cell office:value-type="float" office:value="32.8303571428571" calcext:value-type="float">
            <text:p>32,83</text:p>
          </table:table-cell>
          <table:table-cell office:value-type="float" office:value="29.2091836734694" calcext:value-type="float">
            <text:p>29,21</text:p>
          </table:table-cell>
          <table:table-cell office:value-type="float" office:value="65.9081632653061" calcext:value-type="float">
            <text:p>65,91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375.932397959183" calcext:value-type="float">
            <text:p>375,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88.4234693877551" calcext:value-type="float">
            <text:p>88,42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53.8112244897959" calcext:value-type="float">
            <text:p>53,81</text:p>
          </table:table-cell>
          <table:table-cell office:value-type="float" office:value="83.8163265306122" calcext:value-type="float">
            <text:p>83,82</text:p>
          </table:table-cell>
          <table:table-cell office:value-type="float" office:value="6.14285714285714" calcext:value-type="float">
            <text:p>6,14</text:p>
          </table:table-cell>
          <table:table-cell office:value-type="float" office:value="9.53061224489795" calcext:value-type="float">
            <text:p>9,53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3.44387755102041" calcext:value-type="float">
            <text:p>3,44</text:p>
          </table:table-cell>
          <table:table-cell office:value-type="float" office:value="7.37244897959183" calcext:value-type="float">
            <text:p>7,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dePane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12.9591836734694" calcext:value-type="float">
            <text:p>12,96</text:p>
          </table:table-cell>
          <table:table-cell office:value-type="float" office:value="0" calcext:value-type="float">
            <text:p>0,00</text:p>
          </table:table-cell>
          <table:table-cell office:value-type="float" office:value="14.1020408163265" calcext:value-type="float">
            <text:p>14,10</text:p>
          </table:table-cell>
          <table:table-cell office:value-type="float" office:value="6.96428571428571" calcext:value-type="float">
            <text:p>6,96</text:p>
          </table:table-cell>
          <table:table-cell office:value-type="float" office:value="3.66709183673469" calcext:value-type="float">
            <text:p>3,67</text:p>
          </table:table-cell>
          <table:table-cell office:value-type="float" office:value="3.76530612244898" calcext:value-type="float">
            <text:p>3,77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ortForma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2.90178571428571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0.872448979591837" calcext:value-type="float">
            <text:p>0,87</text:p>
          </table:table-cell>
          <table:table-cell office:value-type="float" office:value="1.90816326530612" calcext:value-type="float">
            <text:p>1,91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1.33035714285714" calcext:value-type="float">
            <text:p>1,33</text:p>
          </table:table-cell>
          <table:table-cell office:value-type="float" office:value="0.0956632653061225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218112244897959" calcext:value-type="float">
            <text:p>0,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tach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671.38137755102" calcext:value-type="float">
            <text:p>671,38</text:p>
          </table:table-cell>
          <table:table-cell office:value-type="float" office:value="11.6020408163265" calcext:value-type="float">
            <text:p>11,60</text:p>
          </table:table-cell>
          <table:table-cell office:value-type="float" office:value="315.561224489796" calcext:value-type="float">
            <text:p>315,56</text:p>
          </table:table-cell>
          <table:table-cell office:value-type="float" office:value="752.860969387756" calcext:value-type="float">
            <text:p>752,86</text:p>
          </table:table-cell>
          <table:table-cell office:value-type="float" office:value="2.52423469387755" calcext:value-type="float">
            <text:p>2,52</text:p>
          </table:table-cell>
          <table:table-cell office:value-type="float" office:value="1.0344387755102" calcext:value-type="float">
            <text:p>1,03</text:p>
          </table:table-cell>
          <table:table-cell office:value-type="float" office:value="58.452806122449" calcext:value-type="float">
            <text:p>58,45</text:p>
          </table:table-cell>
          <table:table-cell office:value-type="float" office:value="0.336734693877551" calcext:value-type="float">
            <text:p>0,34</text:p>
          </table:table-cell>
          <table:table-cell office:value-type="float" office:value="130.748724489796" calcext:value-type="float">
            <text:p>130,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mmar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16.4630102040816" calcext:value-type="float">
            <text:p>16,46</text:p>
          </table:table-cell>
          <table:table-cell office:value-type="float" office:value="0.0344387755102041" calcext:value-type="float">
            <text:p>0,03</text:p>
          </table:table-cell>
          <table:table-cell office:value-type="float" office:value="65.6466836734694" calcext:value-type="float">
            <text:p>65,65</text:p>
          </table:table-cell>
          <table:table-cell office:value-type="float" office:value="15.515306122449" calcext:value-type="float">
            <text:p>15,52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0.963010204081633" calcext:value-type="float">
            <text:p>0,96</text:p>
          </table:table-cell>
          <table:table-cell office:value-type="float" office:value="0.167091836734694" calcext:value-type="float">
            <text:p>0,17</text:p>
          </table:table-cell>
          <table:table-cell office:value-type="float" office:value="0.218112244897959" calcext:value-type="float">
            <text:p>0,22</text:p>
          </table:table-cell>
          <table:table-cell office:value-type="float" office:value="1.94387755102041" calcext:value-type="float">
            <text:p>1,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lveDuplicateLabel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901.03443877551" calcext:value-type="float">
            <text:p>901,03</text:p>
          </table:table-cell>
          <table:table-cell office:value-type="float" office:value="10.7755102040816" calcext:value-type="float">
            <text:p>10,78</text:p>
          </table:table-cell>
          <table:table-cell office:value-type="float" office:value="29980.2806122449" calcext:value-type="float">
            <text:p>29.980,28</text:p>
          </table:table-cell>
          <table:table-cell office:value-type="float" office:value="316.454081632653" calcext:value-type="float">
            <text:p>316,45</text:p>
          </table:table-cell>
          <table:table-cell office:value-type="float" office:value="31.2091836734694" calcext:value-type="float">
            <text:p>31,21</text:p>
          </table:table-cell>
          <table:table-cell office:value-type="float" office:value="0.738520408163265" calcext:value-type="float">
            <text:p>0,74</text:p>
          </table:table-cell>
          <table:table-cell office:value-type="float" office:value="27.952806122449" calcext:value-type="float">
            <text:p>27,95</text:p>
          </table:table-cell>
          <table:table-cell office:value-type="float" office:value="2.40816326530612" calcext:value-type="float">
            <text:p>2,41</text:p>
          </table:table-cell>
          <table:table-cell office:value-type="float" office:value="115.075255102041" calcext:value-type="float">
            <text:p>115,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ntSelecto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770.515306122449" calcext:value-type="float">
            <text:p>770,52</text:p>
          </table:table-cell>
          <table:table-cell office:value-type="float" office:value="7.1875" calcext:value-type="float">
            <text:p>7,19</text:p>
          </table:table-cell>
          <table:table-cell office:value-type="float" office:value="790.75" calcext:value-type="float">
            <text:p>790,75</text:p>
          </table:table-cell>
          <table:table-cell office:value-type="float" office:value="332.820153061224" calcext:value-type="float">
            <text:p>332,82</text:p>
          </table:table-cell>
          <table:table-cell office:value-type="float" office:value="1.06122448979592" calcext:value-type="float">
            <text:p>1,06</text:p>
          </table:table-cell>
          <table:table-cell office:value-type="float" office:value="0.596938775510204" calcext:value-type="float">
            <text:p>0,60</text:p>
          </table:table-cell>
          <table:table-cell office:value-type="float" office:value="21.1224489795918" calcext:value-type="float">
            <text:p>21,1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79.6875" calcext:value-type="float">
            <text:p>179,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shToWinE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93.1938775510204" calcext:value-type="float">
            <text:p>93,19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445.320153061225" calcext:value-type="float">
            <text:p>445,32</text:p>
          </table:table-cell>
          <table:table-cell office:value-type="float" office:value="1.44387755102041" calcext:value-type="float">
            <text:p>1,44</text:p>
          </table:table-cell>
          <table:table-cell office:value-type="float" office:value="0.360969387755102" calcext:value-type="float">
            <text:p>0,36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3.28954081632653" calcext:value-type="float">
            <text:p>3,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bRefC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25.0714285714286" calcext:value-type="float">
            <text:p>25,07</text:p>
          </table:table-cell>
          <table:table-cell office:value-type="float" office:value="0" calcext:value-type="float">
            <text:p>0,00</text:p>
          </table:table-cell>
          <table:table-cell office:value-type="float" office:value="193.494897959184" calcext:value-type="float">
            <text:p>193,49</text:p>
          </table:table-cell>
          <table:table-cell office:value-type="float" office:value="3.60204081632653" calcext:value-type="float">
            <text:p>3,60</text:p>
          </table:table-cell>
          <table:table-cell office:value-type="float" office:value="0.25" calcext:value-type="float">
            <text:p>0,25</text:p>
          </table:table-cell>
          <table:table-cell office:value-type="float" office:value="0.238520408163265" calcext:value-type="float">
            <text:p>0,24</text:p>
          </table:table-cell>
          <table:table-cell office:value-type="float" office:value="0.357142857142857" calcext:value-type="float">
            <text:p>0,36</text:p>
          </table:table-cell>
          <table:table-cell office:value-type="float" office:value="1.16709183673469" calcext:value-type="float">
            <text:p>1,17</text:p>
          </table:table-cell>
          <table:table-cell office:value-type="float" office:value="0.602040816326531" calcext:value-type="float">
            <text:p>0,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Type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552.331961591221" calcext:value-type="float">
            <text:p>552,33</text:p>
          </table:table-cell>
          <table:table-cell office:value-type="float" office:value="0.315500685871056" calcext:value-type="float">
            <text:p>0,32</text:p>
          </table:table-cell>
          <table:table-cell office:value-type="float" office:value="3720.43895747599" calcext:value-type="float">
            <text:p>3.720,44</text:p>
          </table:table-cell>
          <table:table-cell office:value-type="float" office:value="452.320987654321" calcext:value-type="float">
            <text:p>452,32</text:p>
          </table:table-cell>
          <table:table-cell office:value-type="float" office:value="772.019204389575" calcext:value-type="float">
            <text:p>772,02</text:p>
          </table:table-cell>
          <table:table-cell office:value-type="float" office:value="80.0987654320988" calcext:value-type="float">
            <text:p>80,10</text:p>
          </table:table-cell>
          <table:table-cell office:value-type="float" office:value="203.508916323731" calcext:value-type="float">
            <text:p>203,51</text:p>
          </table:table-cell>
          <table:table-cell office:value-type="float" office:value="3.65432098765432" calcext:value-type="float">
            <text:p>3,65</text:p>
          </table:table-cell>
          <table:table-cell office:value-type="float" office:value="263.876543209877" calcext:value-type="float">
            <text:p>263,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eldContentPar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323.506172839506" calcext:value-type="float">
            <text:p>323,51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996.776406035665" calcext:value-type="float">
            <text:p>996,78</text:p>
          </table:table-cell>
          <table:table-cell office:value-type="float" office:value="160.323731138546" calcext:value-type="float">
            <text:p>160,32</text:p>
          </table:table-cell>
          <table:table-cell office:value-type="float" office:value="112.052126200274" calcext:value-type="float">
            <text:p>112,05</text:p>
          </table:table-cell>
          <table:table-cell office:value-type="float" office:value="13.6076817558299" calcext:value-type="float">
            <text:p>13,61</text:p>
          </table:table-cell>
          <table:table-cell office:value-type="float" office:value="3.77229080932785" calcext:value-type="float">
            <text:p>3,77</text:p>
          </table:table-cell>
          <table:table-cell office:value-type="float" office:value="1.30315500685871" calcext:value-type="float">
            <text:p>1,30</text:p>
          </table:table-cell>
          <table:table-cell office:value-type="float" office:value="158.395061728395" calcext:value-type="float">
            <text:p>158,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eDocBook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1269.20987654321" calcext:value-type="float">
            <text:p>1.269,21</text:p>
          </table:table-cell>
          <table:table-cell office:value-type="float" office:value="1.68998628257887" calcext:value-type="float">
            <text:p>1,69</text:p>
          </table:table-cell>
          <table:table-cell office:value-type="float" office:value="1110.64471879287" calcext:value-type="float">
            <text:p>1.110,64</text:p>
          </table:table-cell>
          <table:table-cell office:value-type="float" office:value="619.432098765432" calcext:value-type="float">
            <text:p>619,43</text:p>
          </table:table-cell>
          <table:table-cell office:value-type="float" office:value="4.64471879286694" calcext:value-type="float">
            <text:p>4,64</text:p>
          </table:table-cell>
          <table:table-cell office:value-type="float" office:value="2.05212620027435" calcext:value-type="float">
            <text:p>2,05</text:p>
          </table:table-cell>
          <table:table-cell office:value-type="float" office:value="196.216735253772" calcext:value-type="float">
            <text:p>196,22</text:p>
          </table:table-cell>
          <table:table-cell office:value-type="float" office:value="0.233196159122085" calcext:value-type="float">
            <text:p>0,23</text:p>
          </table:table-cell>
          <table:table-cell office:value-type="float" office:value="472.159122085048" calcext:value-type="float">
            <text:p>472,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leListTabl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86.1728395061728" calcext:value-type="float">
            <text:p>86,17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957.764060356653" calcext:value-type="float">
            <text:p>957,76</text:p>
          </table:table-cell>
          <table:table-cell office:value-type="float" office:value="63.1138545953361" calcext:value-type="float">
            <text:p>63,11</text:p>
          </table:table-cell>
          <table:table-cell office:value-type="float" office:value="18.3072702331962" calcext:value-type="float">
            <text:p>18,31</text:p>
          </table:table-cell>
          <table:table-cell office:value-type="float" office:value="0.356652949245542" calcext:value-type="float">
            <text:p>0,36</text:p>
          </table:table-cell>
          <table:table-cell office:value-type="float" office:value="4.86694101508916" calcext:value-type="float">
            <text:p>4,87</text:p>
          </table:table-cell>
          <table:table-cell office:value-type="float" office:value="0.233196159122085" calcext:value-type="float">
            <text:p>0,23</text:p>
          </table:table-cell>
          <table:table-cell office:value-type="float" office:value="24.8395061728395" calcext:value-type="float">
            <text:p>24,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Comple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4.30727023319616" calcext:value-type="float">
            <text:p>4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8518518518519" calcext:value-type="float">
            <text:p>1,19</text:p>
          </table:table-cell>
          <table:table-cell office:value-type="float" office:value="0" calcext:value-type="float">
            <text:p>0,00</text:p>
          </table:table-cell>
          <table:table-cell office:value-type="float" office:value="0.249657064471879" calcext:value-type="float">
            <text:p>0,25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0.249657064471879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ernalFile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124.727023319616" calcext:value-type="float">
            <text:p>124,73</text:p>
          </table:table-cell>
          <table:table-cell office:value-type="float" office:value="0.246913580246913" calcext:value-type="float">
            <text:p>0,25</text:p>
          </table:table-cell>
          <table:table-cell office:value-type="float" office:value="336.257887517147" calcext:value-type="float">
            <text:p>336,26</text:p>
          </table:table-cell>
          <table:table-cell office:value-type="float" office:value="30.6035665294925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0.126200274348422" calcext:value-type="float">
            <text:p>0,13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9.73936899862826" calcext:value-type="float">
            <text:p>9,74</text:p>
          </table:table-cell>
          <table:table-cell office:value-type="float" office:value="0" calcext:value-type="float">
            <text:p>0,00</text:p>
          </table:table-cell>
          <table:table-cell office:value-type="float" office:value="23.2455418381344" calcext:value-type="float">
            <text:p>23,25</text:p>
          </table:table-cell>
          <table:table-cell office:value-type="float" office:value="3.7283950617284" calcext:value-type="float">
            <text:p>3,73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0.109739368998628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200274348422497" calcext:value-type="float">
            <text:p>0,20</text:p>
          </table:table-cell>
          <table:table-cell office:value-type="float" office:value="4.93278463648834" calcext:value-type="float">
            <text:p>4,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ing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1260.60946745562" calcext:value-type="float">
            <text:p>1.260,61</text:p>
          </table:table-cell>
          <table:table-cell office:value-type="float" office:value="12.1597633136095" calcext:value-type="float">
            <text:p>12,16</text:p>
          </table:table-cell>
          <table:table-cell office:value-type="float" office:value="28.0369822485207" calcext:value-type="float">
            <text:p>28,04</text:p>
          </table:table-cell>
          <table:table-cell office:value-type="float" office:value="3166.56213017751" calcext:value-type="float">
            <text:p>3.166,56</text:p>
          </table:table-cell>
          <table:table-cell office:value-type="float" office:value="44.7159763313609" calcext:value-type="float">
            <text:p>44,72</text:p>
          </table:table-cell>
          <table:table-cell office:value-type="float" office:value="24.2130177514793" calcext:value-type="float">
            <text:p>24,21</text:p>
          </table:table-cell>
          <table:table-cell office:value-type="float" office:value="112.575443786982" calcext:value-type="float">
            <text:p>112,58</text:p>
          </table:table-cell>
          <table:table-cell office:value-type="float" office:value="0" calcext:value-type="float">
            <text:p>0,00</text:p>
          </table:table-cell>
          <table:table-cell office:value-type="float" office:value="332.715976331361" calcext:value-type="float">
            <text:p>332,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1128.48668639053" calcext:value-type="float">
            <text:p>1.128,49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1520.99408284024" calcext:value-type="float">
            <text:p>1.520,99</text:p>
          </table:table-cell>
          <table:table-cell office:value-type="float" office:value="882.082840236687" calcext:value-type="float">
            <text:p>882,08</text:p>
          </table:table-cell>
          <table:table-cell office:value-type="float" office:value="86.301775147929" calcext:value-type="float">
            <text:p>86,30</text:p>
          </table:table-cell>
          <table:table-cell office:value-type="float" office:value="7.68639053254438" calcext:value-type="float">
            <text:p>7,69</text:p>
          </table:table-cell>
          <table:table-cell office:value-type="float" office:value="76.6937869822486" calcext:value-type="float">
            <text:p>76,69</text:p>
          </table:table-cell>
          <table:table-cell office:value-type="float" office:value="0.402366863905326" calcext:value-type="float">
            <text:p>0,40</text:p>
          </table:table-cell>
          <table:table-cell office:value-type="float" office:value="505.190828402367" calcext:value-type="float">
            <text:p>505,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SONEntry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2.19082840236687" calcext:value-type="float">
            <text:p>2,19</text:p>
          </table:table-cell>
          <table:table-cell office:value-type="float" office:value="0" calcext:value-type="float">
            <text:p>0,00</text:p>
          </table:table-cell>
          <table:table-cell office:value-type="float" office:value="1047.92899408284" calcext:value-type="float">
            <text:p>1.047,93</text:p>
          </table:table-cell>
          <table:table-cell office:value-type="float" office:value="2.79289940828402" calcext:value-type="float">
            <text:p>2,79</text:p>
          </table:table-cell>
          <table:table-cell office:value-type="float" office:value="3.45710059171598" calcext:value-type="float">
            <text:p>3,46</text:p>
          </table:table-cell>
          <table:table-cell office:value-type="float" office:value="6.46745562130178" calcext:value-type="float">
            <text:p>6,47</text:p>
          </table:table-cell>
          <table:table-cell office:value-type="float" office:value="0.226331360946746" calcext:value-type="float">
            <text:p>0,23</text:p>
          </table:table-cell>
          <table:table-cell office:value-type="float" office:value="3.07100591715976" calcext:value-type="float">
            <text:p>3,07</text:p>
          </table:table-cell>
          <table:table-cell office:value-type="float" office:value="0.705621301775148" calcext:value-type="float">
            <text:p>0,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p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443.171597633136" calcext:value-type="float">
            <text:p>443,17</text:p>
          </table:table-cell>
          <table:table-cell office:value-type="float" office:value="5.65236686390533" calcext:value-type="float">
            <text:p>5,65</text:p>
          </table:table-cell>
          <table:table-cell office:value-type="float" office:value="54.2559171597633" calcext:value-type="float">
            <text:p>54,26</text:p>
          </table:table-cell>
          <table:table-cell office:value-type="float" office:value="269.852071005917" calcext:value-type="float">
            <text:p>269,85</text:p>
          </table:table-cell>
          <table:table-cell office:value-type="float" office:value="4.88905325443787" calcext:value-type="float">
            <text:p>4,89</text:p>
          </table:table-cell>
          <table:table-cell office:value-type="float" office:value="6.25" calcext:value-type="float">
            <text:p>6,25</text:p>
          </table:table-cell>
          <table:table-cell office:value-type="float" office:value="24.8639053254438" calcext:value-type="float">
            <text:p>24,86</text:p>
          </table:table-cell>
          <table:table-cell office:value-type="float" office:value="0" calcext:value-type="float">
            <text:p>0,00</text:p>
          </table:table-cell>
          <table:table-cell office:value-type="float" office:value="111.658284023669" calcext:value-type="float">
            <text:p>111,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TableColum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7.1301775147929" calcext:value-type="float">
            <text:p>7,13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86.6213017751479" calcext:value-type="float">
            <text:p>86,62</text:p>
          </table:table-cell>
          <table:table-cell office:value-type="float" office:value="23.457100591716" calcext:value-type="float">
            <text:p>23,46</text:p>
          </table:table-cell>
          <table:table-cell office:value-type="float" office:value="3.92899408284024" calcext:value-type="float">
            <text:p>3,93</text:p>
          </table:table-cell>
          <table:table-cell office:value-type="float" office:value="2.3905325443787" calcext:value-type="float">
            <text:p>2,39</text:p>
          </table:table-cell>
          <table:table-cell office:value-type="float" office:value="0.10207100591716" calcext:value-type="float">
            <text:p>0,1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50591715976331" calcext:value-type="float">
            <text:p>0,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pa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752.532544378698" calcext:value-type="float">
            <text:p>752,53</text:p>
          </table:table-cell>
          <table:table-cell office:value-type="float" office:value="5.59171597633136" calcext:value-type="float">
            <text:p>5,59</text:p>
          </table:table-cell>
          <table:table-cell office:value-type="float" office:value="310.059171597633" calcext:value-type="float">
            <text:p>310,06</text:p>
          </table:table-cell>
          <table:table-cell office:value-type="float" office:value="330.889053254438" calcext:value-type="float">
            <text:p>330,89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1.5207100591716" calcext:value-type="float">
            <text:p>1,52</text:p>
          </table:table-cell>
          <table:table-cell office:value-type="float" office:value="18.7943786982249" calcext:value-type="float">
            <text:p>18,79</text:p>
          </table:table-cell>
          <table:table-cell office:value-type="float" office:value="0.33284023668639" calcext:value-type="float">
            <text:p>0,33</text:p>
          </table:table-cell>
          <table:table-cell office:value-type="float" office:value="179.556213017752" calcext:value-type="float">
            <text:p>179,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Latex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19.0251479289941" calcext:value-type="float">
            <text:p>19,03</text:p>
          </table:table-cell>
          <table:table-cell office:value-type="float" office:value="0" calcext:value-type="float">
            <text:p>0,00</text:p>
          </table:table-cell>
          <table:table-cell office:value-type="float" office:value="88.4866863905325" calcext:value-type="float">
            <text:p>88,49</text:p>
          </table:table-cell>
          <table:table-cell office:value-type="float" office:value="20" calcext:value-type="float">
            <text:p>20,00</text:p>
          </table:table-cell>
          <table:table-cell office:value-type="float" office:value="0.763313609467456" calcext:value-type="float">
            <text:p>0,76</text:p>
          </table:table-cell>
          <table:table-cell office:value-type="float" office:value="0.976331360946745" calcext:value-type="float">
            <text:p>0,98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6.70562130177515" calcext:value-type="float">
            <text:p>6,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OfficeDocumen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17.6937869822485" calcext:value-type="float">
            <text:p>17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99556213017752" calcext:value-type="float">
            <text:p>10,00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0.918639053254438" calcext:value-type="float">
            <text:p>0,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AddChan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114.640532544379" calcext:value-type="float">
            <text:p>114,64</text:p>
          </table:table-cell>
          <table:table-cell office:value-type="float" office:value="1.82840236686391" calcext:value-type="float">
            <text:p>1,83</text:p>
          </table:table-cell>
          <table:table-cell office:value-type="float" office:value="28.4437869822485" calcext:value-type="float">
            <text:p>28,44</text:p>
          </table:table-cell>
          <table:table-cell office:value-type="float" office:value="92.3786982248521" calcext:value-type="float">
            <text:p>92,38</text:p>
          </table:table-cell>
          <table:table-cell office:value-type="float" office:value="0" calcext:value-type="float">
            <text:p>0,00</text:p>
          </table:table-cell>
          <table:table-cell office:value-type="float" office:value="0.479289940828402" calcext:value-type="float">
            <text:p>0,48</text:p>
          </table:table-cell>
          <table:table-cell office:value-type="float" office:value="3.03698224852071" calcext:value-type="float">
            <text:p>3,04</text:p>
          </table:table-cell>
          <table:table-cell office:value-type="float" office:value="0.03698224852071" calcext:value-type="float">
            <text:p>0,04</text:p>
          </table:table-cell>
          <table:table-cell office:value-type="float" office:value="86.1198224852071" calcext:value-type="float">
            <text:p>86,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21.0133136094674" calcext:value-type="float">
            <text:p>21,01</text:p>
          </table:table-cell>
          <table:table-cell office:value-type="float" office:value="0" calcext:value-type="float">
            <text:p>0,00</text:p>
          </table:table-cell>
          <table:table-cell office:value-type="float" office:value="521.0724852071" calcext:value-type="float">
            <text:p>521,07</text:p>
          </table:table-cell>
          <table:table-cell office:value-type="float" office:value="13.4437869822485" calcext:value-type="float">
            <text:p>13,44</text:p>
          </table:table-cell>
          <table:table-cell office:value-type="float" office:value="2.19674556213018" calcext:value-type="float">
            <text:p>2,20</text:p>
          </table:table-cell>
          <table:table-cell office:value-type="float" office:value="0.380177514792899" calcext:value-type="float">
            <text:p>0,38</text:p>
          </table:table-cell>
          <table:table-cell office:value-type="float" office:value="3.19674556213018" calcext:value-type="float">
            <text:p>3,2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6.24852071005917" calcext:value-type="float">
            <text:p>6,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FieldsUtil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16.9467455621302" calcext:value-type="float">
            <text:p>16,95</text:p>
          </table:table-cell>
          <table:table-cell office:value-type="float" office:value="0" calcext:value-type="float">
            <text:p>0,00</text:p>
          </table:table-cell>
          <table:table-cell office:value-type="float" office:value="49.344674556213" calcext:value-type="float">
            <text:p>49,34</text:p>
          </table:table-cell>
          <table:table-cell office:value-type="float" office:value="12.8284023668639" calcext:value-type="float">
            <text:p>12,83</text:p>
          </table:table-cell>
          <table:table-cell office:value-type="float" office:value="0.717455621301775" calcext:value-type="float">
            <text:p>0,72</text:p>
          </table:table-cell>
          <table:table-cell office:value-type="float" office:value="0.325443786982249" calcext:value-type="float">
            <text:p>0,33</text:p>
          </table:table-cell>
          <table:table-cell office:value-type="float" office:value="0.633136094674556" calcext:value-type="float">
            <text:p>0,63</text:p>
          </table:table-cell>
          <table:table-cell office:value-type="float" office:value="0.196745562130177" calcext:value-type="float">
            <text:p>0,20</text:p>
          </table:table-cell>
          <table:table-cell office:value-type="float" office:value="4.80621301775148" calcext:value-type="float">
            <text:p>4,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DocumentSpreadshee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1959.70562130178" calcext:value-type="float">
            <text:p>1.959,71</text:p>
          </table:table-cell>
          <table:table-cell office:value-type="float" office:value="8.33136094674556" calcext:value-type="float">
            <text:p>8,33</text:p>
          </table:table-cell>
          <table:table-cell office:value-type="float" office:value="1736.87130177515" calcext:value-type="float">
            <text:p>1.736,87</text:p>
          </table:table-cell>
          <table:table-cell office:value-type="float" office:value="930.326923076923" calcext:value-type="float">
            <text:p>930,33</text:p>
          </table:table-cell>
          <table:table-cell office:value-type="float" office:value="16.0828402366864" calcext:value-type="float">
            <text:p>16,08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2.2485207100592" calcext:value-type="float">
            <text:p>62,25</text:p>
          </table:table-cell>
          <table:table-cell office:value-type="float" office:value="0.63905325443787" calcext:value-type="float">
            <text:p>0,64</text:p>
          </table:table-cell>
          <table:table-cell office:value-type="float" office:value="471.102071005917" calcext:value-type="float">
            <text:p>471,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TeXstudi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82.6109467455621" calcext:value-type="float">
            <text:p>82,61</text:p>
          </table:table-cell>
          <table:table-cell office:value-type="float" office:value="0" calcext:value-type="float">
            <text:p>0,00</text:p>
          </table:table-cell>
          <table:table-cell office:value-type="float" office:value="677.995562130177" calcext:value-type="float">
            <text:p>678,00</text:p>
          </table:table-cell>
          <table:table-cell office:value-type="float" office:value="86.0251479289941" calcext:value-type="float">
            <text:p>86,03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1.07100591715976" calcext:value-type="float">
            <text:p>1,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tcherPreview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900.0896" calcext:value-type="float">
            <text:p>900,09</text:p>
          </table:table-cell>
          <table:table-cell office:value-type="float" office:value="9.68640000000001" calcext:value-type="float">
            <text:p>9,69</text:p>
          </table:table-cell>
          <table:table-cell office:value-type="float" office:value="223.92" calcext:value-type="float">
            <text:p>223,92</text:p>
          </table:table-cell>
          <table:table-cell office:value-type="float" office:value="813.7824" calcext:value-type="float">
            <text:p>813,78</text:p>
          </table:table-cell>
          <table:table-cell office:value-type="float" office:value="35.6224" calcext:value-type="float">
            <text:p>35,62</text:p>
          </table:table-cell>
          <table:table-cell office:value-type="float" office:value="20.8704" calcext:value-type="float">
            <text:p>20,87</text:p>
          </table:table-cell>
          <table:table-cell office:value-type="float" office:value="22.3584" calcext:value-type="float">
            <text:p>22,36</text:p>
          </table:table-cell>
          <table:table-cell office:value-type="float" office:value="0.16" calcext:value-type="float">
            <text:p>0,16</text:p>
          </table:table-cell>
          <table:table-cell office:value-type="float" office:value="144.6016" calcext:value-type="float">
            <text:p>144,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stract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21.4944" calcext:value-type="float">
            <text:p>21,49</text:p>
          </table:table-cell>
          <table:table-cell office:value-type="float" office:value="0" calcext:value-type="float">
            <text:p>0,00</text:p>
          </table:table-cell>
          <table:table-cell office:value-type="float" office:value="325.9776" calcext:value-type="float">
            <text:p>325,98</text:p>
          </table:table-cell>
          <table:table-cell office:value-type="float" office:value="2.3104" calcext:value-type="float">
            <text:p>2,31</text:p>
          </table:table-cell>
          <table:table-cell office:value-type="float" office:value="0.9856" calcext:value-type="float">
            <text:p>0,99</text:p>
          </table:table-cell>
          <table:table-cell office:value-type="float" office:value="11.0176" calcext:value-type="float">
            <text:p>11,02</text:p>
          </table:table-cell>
          <table:table-cell office:value-type="float" office:value="0" calcext:value-type="float">
            <text:p>0,00</text:p>
          </table:table-cell>
          <table:table-cell office:value-type="float" office:value="6.4416" calcext:value-type="float">
            <text:p>6,44</text:p>
          </table:table-cell>
          <table:table-cell office:value-type="float" office:value="0.2464" calcext:value-type="float">
            <text:p>0,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tryDelete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404.72" calcext:value-type="float">
            <text:p>404,72</text:p>
          </table:table-cell>
          <table:table-cell office:value-type="float" office:value="10.2144" calcext:value-type="float">
            <text:p>10,21</text:p>
          </table:table-cell>
          <table:table-cell office:value-type="float" office:value="9811.9904" calcext:value-type="float">
            <text:p>9.811,99</text:p>
          </table:table-cell>
          <table:table-cell office:value-type="float" office:value="150.5024" calcext:value-type="float">
            <text:p>150,50</text:p>
          </table:table-cell>
          <table:table-cell office:value-type="float" office:value="6.8384" calcext:value-type="float">
            <text:p>6,84</text:p>
          </table:table-cell>
          <table:table-cell office:value-type="float" office:value="8.6816" calcext:value-type="float">
            <text:p>8,68</text:p>
          </table:table-cell>
          <table:table-cell office:value-type="float" office:value="37.2" calcext:value-type="float">
            <text:p>37,20</text:p>
          </table:table-cell>
          <table:table-cell office:value-type="float" office:value="61.1616" calcext:value-type="float">
            <text:p>61,16</text:p>
          </table:table-cell>
          <table:table-cell office:value-type="float" office:value="107.7536" calcext:value-type="float">
            <text:p>107,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eldFormatterClean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399.3024" calcext:value-type="float">
            <text:p>399,30</text:p>
          </table:table-cell>
          <table:table-cell office:value-type="float" office:value="2.1504" calcext:value-type="float">
            <text:p>2,15</text:p>
          </table:table-cell>
          <table:table-cell office:value-type="float" office:value="3.7376" calcext:value-type="float">
            <text:p>3,74</text:p>
          </table:table-cell>
          <table:table-cell office:value-type="float" office:value="167.1744" calcext:value-type="float">
            <text:p>167,17</text:p>
          </table:table-cell>
          <table:table-cell office:value-type="float" office:value="2.9024" calcext:value-type="float">
            <text:p>2,90</text:p>
          </table:table-cell>
          <table:table-cell office:value-type="float" office:value="7.3344" calcext:value-type="float">
            <text:p>7,33</text:p>
          </table:table-cell>
          <table:table-cell office:value-type="float" office:value="6.5856" calcext:value-type="float">
            <text:p>6,59</text:p>
          </table:table-cell>
          <table:table-cell office:value-type="float" office:value="0" calcext:value-type="float">
            <text:p>0,00</text:p>
          </table:table-cell>
          <table:table-cell office:value-type="float" office:value="77.4144" calcext:value-type="float">
            <text:p>77,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Entr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2.9664" calcext:value-type="float">
            <text:p>2,97</text:p>
          </table:table-cell>
          <table:table-cell office:value-type="float" office:value="0.1344" calcext:value-type="float">
            <text:p>0,13</text:p>
          </table:table-cell>
          <table:table-cell office:value-type="float" office:value="242.3104" calcext:value-type="float">
            <text:p>242,31</text:p>
          </table:table-cell>
          <table:table-cell office:value-type="float" office:value="20.6496" calcext:value-type="float">
            <text:p>20,65</text:p>
          </table:table-cell>
          <table:table-cell office:value-type="float" office:value="9.3984" calcext:value-type="float">
            <text:p>9,40</text:p>
          </table:table-cell>
          <table:table-cell office:value-type="float" office:value="6.1024" calcext:value-type="float">
            <text:p>6,10</text:p>
          </table:table-cell>
          <table:table-cell office:value-type="float" office:value="0.1344" calcext:value-type="float">
            <text:p>0,13</text:p>
          </table:table-cell>
          <table:table-cell office:value-type="float" office:value="0.4384" calcext:value-type="float">
            <text:p>0,44</text:p>
          </table:table-cell>
          <table:table-cell office:value-type="float" office:value="2.7936" calcext:value-type="float">
            <text:p>2,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lin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4.4544" calcext:value-type="float">
            <text:p>4,45</text:p>
          </table:table-cell>
          <table:table-cell office:value-type="float" office:value="0.1056" calcext:value-type="float">
            <text:p>0,11</text:p>
          </table:table-cell>
          <table:table-cell office:value-type="float" office:value="251.8464" calcext:value-type="float">
            <text:p>251,85</text:p>
          </table:table-cell>
          <table:table-cell office:value-type="float" office:value="6.6944" calcext:value-type="float">
            <text:p>6,69</text:p>
          </table:table-cell>
          <table:table-cell office:value-type="float" office:value="3.4176" calcext:value-type="float">
            <text:p>3,42</text:p>
          </table:table-cell>
          <table:table-cell office:value-type="float" office:value="5.9456" calcext:value-type="float">
            <text:p>5,95</text:p>
          </table:table-cell>
          <table:table-cell office:value-type="float" office:value="0.1056" calcext:value-type="float">
            <text:p>0,11</text:p>
          </table:table-cell>
          <table:table-cell office:value-type="float" office:value="0.6176" calcext:value-type="float">
            <text:p>0,62</text:p>
          </table:table-cell>
          <table:table-cell office:value-type="float" office:value="0.2144" calcext:value-type="float">
            <text:p>0,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bTeXML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161.12" calcext:value-type="float">
            <text:p>161,12</text:p>
          </table:table-cell>
          <table:table-cell office:value-type="float" office:value="0.0736" calcext:value-type="float">
            <text:p>0,07</text:p>
          </table:table-cell>
          <table:table-cell office:value-type="float" office:value="183.3984" calcext:value-type="float">
            <text:p>183,40</text:p>
          </table:table-cell>
          <table:table-cell office:value-type="float" office:value="27.2704" calcext:value-type="float">
            <text:p>27,27</text:p>
          </table:table-cell>
          <table:table-cell office:value-type="float" office:value="8.9696" calcext:value-type="float">
            <text:p>8,97</text:p>
          </table:table-cell>
          <table:table-cell office:value-type="float" office:value="0.64" calcext:value-type="float">
            <text:p>0,64</text:p>
          </table:table-cell>
          <table:table-cell office:value-type="float" office:value="8.7616" calcext:value-type="float">
            <text:p>8,76</text:p>
          </table:table-cell>
          <table:table-cell office:value-type="float" office:value="0.2944" calcext:value-type="float">
            <text:p>0,29</text:p>
          </table:table-cell>
          <table:table-cell office:value-type="float" office:value="62.3616" calcext:value-type="float">
            <text:p>62,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ML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71.2736" calcext:value-type="float">
            <text:p>71,27</text:p>
          </table:table-cell>
          <table:table-cell office:value-type="float" office:value="0.5856" calcext:value-type="float">
            <text:p>0,59</text:p>
          </table:table-cell>
          <table:table-cell office:value-type="float" office:value="212.8064" calcext:value-type="float">
            <text:p>212,81</text:p>
          </table:table-cell>
          <table:table-cell office:value-type="float" office:value="26.6496" calcext:value-type="float">
            <text:p>26,65</text:p>
          </table:table-cell>
          <table:table-cell office:value-type="float" office:value="0.4544" calcext:value-type="float">
            <text:p>0,45</text:p>
          </table:table-cell>
          <table:table-cell office:value-type="float" office:value="0.4" calcext:value-type="float">
            <text:p>0,40</text:p>
          </table:table-cell>
          <table:table-cell office:value-type="float" office:value="4.8544" calcext:value-type="float">
            <text:p>4,85</text:p>
          </table:table-cell>
          <table:table-cell office:value-type="float" office:value="0.3104" calcext:value-type="float">
            <text:p>0,31</text:p>
          </table:table-cell>
          <table:table-cell office:value-type="float" office:value="3.28" calcext:value-type="float">
            <text:p>3,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Entries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21.8304" calcext:value-type="float">
            <text:p>21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.4576" calcext:value-type="float">
            <text:p>12,46</text:p>
          </table:table-cell>
          <table:table-cell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kEntri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173.104166666667" calcext:value-type="float">
            <text:p>173,10</text:p>
          </table:table-cell>
          <table:table-cell office:value-type="float" office:value="12.5399305555556" calcext:value-type="float">
            <text:p>12,54</text:p>
          </table:table-cell>
          <table:table-cell office:value-type="float" office:value="3.4375" calcext:value-type="float">
            <text:p>3,44</text:p>
          </table:table-cell>
          <table:table-cell office:value-type="float" office:value="1062.74305555556" calcext:value-type="float">
            <text:p>1.062,74</text:p>
          </table:table-cell>
          <table:table-cell office:value-type="float" office:value="11.0815972222222" calcext:value-type="float">
            <text:p>11,08</text:p>
          </table:table-cell>
          <table:table-cell office:value-type="float" office:value="11.2065972222222" calcext:value-type="float">
            <text:p>11,21</text:p>
          </table:table-cell>
          <table:table-cell office:value-type="float" office:value="32.75" calcext:value-type="float">
            <text:p>32,75</text:p>
          </table:table-cell>
          <table:table-cell office:value-type="float" office:value="0" calcext:value-type="float">
            <text:p>0,00</text:p>
          </table:table-cell>
          <table:table-cell office:value-type="float" office:value="220.076388888889" calcext:value-type="float">
            <text:p>220,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39.1510416666667" calcext:value-type="float">
            <text:p>39,15</text:p>
          </table:table-cell>
          <table:table-cell office:value-type="float" office:value="0" calcext:value-type="float">
            <text:p>0,00</text:p>
          </table:table-cell>
          <table:table-cell office:value-type="float" office:value="50.9930555555555" calcext:value-type="float">
            <text:p>50,99</text:p>
          </table:table-cell>
          <table:table-cell office:value-type="float" office:value="9.72222222222222" calcext:value-type="float">
            <text:p>9,72</text:p>
          </table:table-cell>
          <table:table-cell office:value-type="float" office:value="16.1597222222222" calcext:value-type="float">
            <text:p>16,16</text:p>
          </table:table-cell>
          <table:table-cell office:value-type="float" office:value="7.74826388888889" calcext:value-type="float">
            <text:p>7,75</text:p>
          </table:table-cell>
          <table:table-cell office:value-type="float" office:value="0.972222222222223" calcext:value-type="float">
            <text:p>0,97</text:p>
          </table:table-cell>
          <table:table-cell office:value-type="float" office:value="0" calcext:value-type="float">
            <text:p>0,00</text:p>
          </table:table-cell>
          <table:table-cell office:value-type="float" office:value="27.6232638888889" calcext:value-type="float">
            <text:p>27,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ternalFile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82.109375" calcext:value-type="float">
            <text:p>82,11</text:p>
          </table:table-cell>
          <table:table-cell office:value-type="float" office:value="0.164930555555556" calcext:value-type="float">
            <text:p>0,16</text:p>
          </table:table-cell>
          <table:table-cell office:value-type="float" office:value="30.6597222222222" calcext:value-type="float">
            <text:p>30,66</text:p>
          </table:table-cell>
          <table:table-cell office:value-type="float" office:value="34.9149305555555" calcext:value-type="float">
            <text:p>34,91</text:p>
          </table:table-cell>
          <table:table-cell office:value-type="float" office:value="0.159722222222222" calcext:value-type="float">
            <text:p>0,16</text:p>
          </table:table-cell>
          <table:table-cell office:value-type="float" office:value="6.57638888888889" calcext:value-type="float">
            <text:p>6,58</text:p>
          </table:table-cell>
          <table:table-cell office:value-type="float" office:value="1.484375" calcext:value-type="float">
            <text:p>1,48</text:p>
          </table:table-cell>
          <table:table-cell office:value-type="float" office:value="0.289930555555556" calcext:value-type="float">
            <text:p>0,29</text:p>
          </table:table-cell>
          <table:table-cell office:value-type="float" office:value="18.0677083333333" calcext:value-type="float">
            <text:p>18,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ormat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114.859375" calcext:value-type="float">
            <text:p>114,86</text:p>
          </table:table-cell>
          <table:table-cell office:value-type="float" office:value="0.539930555555555" calcext:value-type="float">
            <text:p>0,54</text:p>
          </table:table-cell>
          <table:table-cell office:value-type="float" office:value="735.243055555555" calcext:value-type="float">
            <text:p>735,24</text:p>
          </table:table-cell>
          <table:table-cell office:value-type="float" office:value="73.5" calcext:value-type="float">
            <text:p>73,50</text:p>
          </table:table-cell>
          <table:table-cell office:value-type="float" office:value="0.5" calcext:value-type="float">
            <text:p>0,50</text:p>
          </table:table-cell>
          <table:table-cell office:value-type="float" office:value="2.25" calcext:value-type="float">
            <text:p>2,25</text:p>
          </table:table-cell>
          <table:table-cell office:value-type="float" office:value="2.9375" calcext:value-type="float">
            <text:p>2,94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24.8333333333333" calcext:value-type="float">
            <text:p>24,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LDownlo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7.81770833333333" calcext:value-type="float">
            <text:p>7,82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5.37326388888889" calcext:value-type="float">
            <text:p>5,37</text:p>
          </table:table-cell>
          <table:table-cell office:value-type="float" office:value="170.956597222222" calcext:value-type="float">
            <text:p>170,96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59722222222222" calcext:value-type="float">
            <text:p>0,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Stat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86.5208333333333" calcext:value-type="float">
            <text:p>86,52</text:p>
          </table:table-cell>
          <table:table-cell office:value-type="float" office:value="0.1875" calcext:value-type="float">
            <text:p>0,19</text:p>
          </table:table-cell>
          <table:table-cell office:value-type="float" office:value="154.748263888889" calcext:value-type="float">
            <text:p>154,75</text:p>
          </table:table-cell>
          <table:table-cell office:value-type="float" office:value="27.2899305555555" calcext:value-type="float">
            <text:p>27,29</text:p>
          </table:table-cell>
          <table:table-cell office:value-type="float" office:value="0.722222222222223" calcext:value-type="float">
            <text:p>0,72</text:p>
          </table:table-cell>
          <table:table-cell office:value-type="float" office:value="1.70659722222222" calcext:value-type="float">
            <text:p>1,71</text:p>
          </table:table-cell>
          <table:table-cell office:value-type="float" office:value="4.70659722222222" calcext:value-type="float">
            <text:p>4,71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16.0208333333333" calcext:value-type="float">
            <text:p>16,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10.7065972222222" calcext:value-type="float">
            <text:p>10,71</text:p>
          </table:table-cell>
          <table:table-cell office:value-type="float" office:value="0" calcext:value-type="float">
            <text:p>0,00</text:p>
          </table:table-cell>
          <table:table-cell office:value-type="float" office:value="7.02604166666667" calcext:value-type="float">
            <text:p>7,03</text:p>
          </table:table-cell>
          <table:table-cell office:value-type="float" office:value="2.38888888888889" calcext:value-type="float">
            <text:p>2,39</text:p>
          </table:table-cell>
          <table:table-cell office:value-type="float" office:value="0.164930555555555" calcext:value-type="float">
            <text:p>0,16</text:p>
          </table:table-cell>
          <table:table-cell office:value-type="float" office:value="1.44270833333333" calcext:value-type="float">
            <text:p>1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veAl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243.1875" calcext:value-type="float">
            <text:p>243,19</text:p>
          </table:table-cell>
          <table:table-cell office:value-type="float" office:value="0.1875" calcext:value-type="float">
            <text:p>0,19</text:p>
          </table:table-cell>
          <table:table-cell office:value-type="float" office:value="62.1649305555556" calcext:value-type="float">
            <text:p>62,16</text:p>
          </table:table-cell>
          <table:table-cell office:value-type="float" office:value="66.3055555555555" calcext:value-type="float">
            <text:p>66,31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0.909722222222222" calcext:value-type="float">
            <text:p>0,91</text:p>
          </table:table-cell>
          <table:table-cell office:value-type="float" office:value="18.75" calcext:value-type="float">
            <text:p>18,75</text:p>
          </table:table-cell>
          <table:table-cell office:value-type="float" office:value="3.83159722222222" calcext:value-type="float">
            <text:p>3,83</text:p>
          </table:table-cell>
          <table:table-cell office:value-type="float" office:value="111.748263888889" calcext:value-type="float">
            <text:p>111,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eHistory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23.0677083333333" calcext:value-type="float">
            <text:p>23,07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91.9565972222222" calcext:value-type="float">
            <text:p>91,96</text:p>
          </table:table-cell>
          <table:table-cell office:value-type="float" office:value="158.456597222222" calcext:value-type="float">
            <text:p>158,46</text:p>
          </table:table-cell>
          <table:table-cell office:value-type="float" office:value="0.25" calcext:value-type="float">
            <text:p>0,25</text:p>
          </table:table-cell>
          <table:table-cell office:value-type="float" office:value="0.817708333333333" calcext:value-type="float">
            <text:p>0,82</text:p>
          </table:table-cell>
          <table:table-cell office:value-type="float" office:value="1.63888888888889" calcext:value-type="float">
            <text:p>1,64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6.78993055555556" calcext:value-type="float">
            <text:p>6,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ent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9.55555555555555" calcext:value-type="float">
            <text:p>9,56</text:p>
          </table:table-cell>
          <table:table-cell office:value-type="float" office:value="0" calcext:value-type="float">
            <text:p>0,00</text:p>
          </table:table-cell>
          <table:table-cell office:value-type="float" office:value="1.4375" calcext:value-type="float">
            <text:p>1,44</text:p>
          </table:table-cell>
          <table:table-cell office:value-type="float" office:value="3.15972222222222" calcext:value-type="float">
            <text:p>3,16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399305555555555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ngNameChang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8.03993055555556" calcext:value-type="float">
            <text:p>8,04</text:p>
          </table:table-cell>
          <table:table-cell office:value-type="float" office:value="0.1875" calcext:value-type="float">
            <text:p>0,19</text:p>
          </table:table-cell>
          <table:table-cell office:value-type="float" office:value="1425.85416666667" calcext:value-type="float">
            <text:p>1.425,85</text:p>
          </table:table-cell>
          <table:table-cell office:value-type="float" office:value="17.1041666666667" calcext:value-type="float">
            <text:p>17,10</text:p>
          </table:table-cell>
          <table:table-cell office:value-type="float" office:value="0.192708333333333" calcext:value-type="float">
            <text:p>0,1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581597222222222" calcext:value-type="float">
            <text:p>0,58</text:p>
          </table:table-cell>
          <table:table-cell office:value-type="float" office:value="0.789930555555555" calcext:value-type="float">
            <text:p>0,79</text:p>
          </table:table-cell>
          <table:table-cell office:value-type="float" office:value="1.609375" calcext:value-type="float">
            <text:p>1,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F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59.3913043478261" calcext:value-type="float">
            <text:p>59,39</text:p>
          </table:table-cell>
          <table:table-cell office:value-type="float" office:value="0.226843100189036" calcext:value-type="float">
            <text:p>0,23</text:p>
          </table:table-cell>
          <table:table-cell office:value-type="float" office:value="327.187145557656" calcext:value-type="float">
            <text:p>327,19</text:p>
          </table:table-cell>
          <table:table-cell office:value-type="float" office:value="18.0415879017013" calcext:value-type="float">
            <text:p>18,04</text:p>
          </table:table-cell>
          <table:table-cell office:value-type="float" office:value="3.7164461247637" calcext:value-type="float">
            <text:p>3,72</text:p>
          </table:table-cell>
          <table:table-cell office:value-type="float" office:value="11.8638941398866" calcext:value-type="float">
            <text:p>11,86</text:p>
          </table:table-cell>
          <table:table-cell office:value-type="float" office:value="2.72211720226843" calcext:value-type="float">
            <text:p>2,72</text:p>
          </table:table-cell>
          <table:table-cell office:value-type="float" office:value="0.941398865784499" calcext:value-type="float">
            <text:p>0,94</text:p>
          </table:table-cell>
          <table:table-cell office:value-type="float" office:value="8.17391304347826" calcext:value-type="float">
            <text:p>8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trac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1385.08128544423" calcext:value-type="float">
            <text:p>1.385,08</text:p>
          </table:table-cell>
          <table:table-cell office:value-type="float" office:value="23.5841209829868" calcext:value-type="float">
            <text:p>23,58</text:p>
          </table:table-cell>
          <table:table-cell office:value-type="float" office:value="1018.07561436673" calcext:value-type="float">
            <text:p>1.018,08</text:p>
          </table:table-cell>
          <table:table-cell office:value-type="float" office:value="141.410207939509" calcext:value-type="float">
            <text:p>141,41</text:p>
          </table:table-cell>
          <table:table-cell office:value-type="float" office:value="0.24952741020794" calcext:value-type="float">
            <text:p>0,25</text:p>
          </table:table-cell>
          <table:table-cell office:value-type="float" office:value="1.765595463138" calcext:value-type="float">
            <text:p>1,77</text:p>
          </table:table-cell>
          <table:table-cell office:value-type="float" office:value="84.4725897920605" calcext:value-type="float">
            <text:p>84,47</text:p>
          </table:table-cell>
          <table:table-cell office:value-type="float" office:value="3.42911153119093" calcext:value-type="float">
            <text:p>3,43</text:p>
          </table:table-cell>
          <table:table-cell office:value-type="float" office:value="463.38752362949" calcext:value-type="float">
            <text:p>463,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eOrderConfi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9.60302457466919" calcext:value-type="float">
            <text:p>9,60</text:p>
          </table:table-cell>
          <table:table-cell office:value-type="float" office:value="0" calcext:value-type="float">
            <text:p>0,00</text:p>
          </table:table-cell>
          <table:table-cell office:value-type="float" office:value="99.9508506616257" calcext:value-type="float">
            <text:p>99,95</text:p>
          </table:table-cell>
          <table:table-cell office:value-type="float" office:value="3.67863894139886" calcext:value-type="float">
            <text:p>3,68</text:p>
          </table:table-cell>
          <table:table-cell office:value-type="float" office:value="0.563327032136106" calcext:value-type="float">
            <text:p>0,56</text:p>
          </table:table-cell>
          <table:table-cell office:value-type="float" office:value="1.64461247637051" calcext:value-type="float">
            <text:p>1,64</text:p>
          </table:table-cell>
          <table:table-cell office:value-type="float" office:value="0.2117202268431" calcext:value-type="float">
            <text:p>0,21</text:p>
          </table:table-cell>
          <table:table-cell office:value-type="float" office:value="0.487712665406427" calcext:value-type="float">
            <text:p>0,49</text:p>
          </table:table-cell>
          <table:table-cell office:value-type="float" office:value="1.84499054820416" calcext:value-type="float">
            <text:p>1,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Bib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36.8620037807183" calcext:value-type="float">
            <text:p>36,86</text:p>
          </table:table-cell>
          <table:table-cell office:value-type="float" office:value="0" calcext:value-type="float">
            <text:p>0,00</text:p>
          </table:table-cell>
          <table:table-cell office:value-type="float" office:value="116.858223062382" calcext:value-type="float">
            <text:p>116,86</text:p>
          </table:table-cell>
          <table:table-cell office:value-type="float" office:value="10.6843100189036" calcext:value-type="float">
            <text:p>10,68</text:p>
          </table:table-cell>
          <table:table-cell office:value-type="float" office:value="1.53119092627599" calcext:value-type="float">
            <text:p>1,53</text:p>
          </table:table-cell>
          <table:table-cell office:value-type="float" office:value="1.44801512287335" calcext:value-type="float">
            <text:p>1,45</text:p>
          </table:table-cell>
          <table:table-cell office:value-type="float" office:value="4.55954631379962" calcext:value-type="float">
            <text:p>4,56</text:p>
          </table:table-cell>
          <table:table-cell office:value-type="float" office:value="0.170132325141777" calcext:value-type="float">
            <text:p>0,17</text:p>
          </table:table-cell>
          <table:table-cell office:value-type="float" office:value="13.0964083175803" calcext:value-type="float">
            <text:p>13,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tosaveStartupProm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5.96597353497165" calcext:value-type="float">
            <text:p>5,97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5.55765595463138" calcext:value-type="float">
            <text:p>5,56</text:p>
          </table:table-cell>
          <table:table-cell office:value-type="float" office:value="3.882797731569" calcext:value-type="float">
            <text:p>3,88</text:p>
          </table:table-cell>
          <table:table-cell office:value-type="float" office:value="0.476370510396975" calcext:value-type="float">
            <text:p>0,48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66351606805293" calcext:value-type="float">
            <text:p>0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orit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13.7807183364839" calcext:value-type="float">
            <text:p>13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7996219281664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0.389413988657845" calcext:value-type="float">
            <text:p>0,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875236294896" calcext:value-type="float">
            <text:p>1,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ckForNewEntryTyp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5.73156899810964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71.4555765595463" calcext:value-type="float">
            <text:p>71,46</text:p>
          </table:table-cell>
          <table:table-cell office:value-type="float" office:value="0.771266540642722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0.24574669187145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317580340264651" calcext:value-type="float">
            <text:p>0,32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nsferable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176.663223140496" calcext:value-type="float">
            <text:p>176,66</text:p>
          </table:table-cell>
          <table:table-cell office:value-type="float" office:value="0.595041322314049" calcext:value-type="float">
            <text:p>0,60</text:p>
          </table:table-cell>
          <table:table-cell office:value-type="float" office:value="1.33264462809917" calcext:value-type="float">
            <text:p>1,33</text:p>
          </table:table-cell>
          <table:table-cell office:value-type="float" office:value="351.448347107438" calcext:value-type="float">
            <text:p>351,45</text:p>
          </table:table-cell>
          <table:table-cell office:value-type="float" office:value="3.47107438016529" calcext:value-type="float">
            <text:p>3,47</text:p>
          </table:table-cell>
          <table:table-cell office:value-type="float" office:value="21.1818181818182" calcext:value-type="float">
            <text:p>21,18</text:p>
          </table:table-cell>
          <table:table-cell office:value-type="float" office:value="1.33884297520661" calcext:value-type="float">
            <text:p>1,34</text:p>
          </table:table-cell>
          <table:table-cell office:value-type="float" office:value="0" calcext:value-type="float">
            <text:p>0,00</text:p>
          </table:table-cell>
          <table:table-cell office:value-type="float" office:value="22.1342975206612" calcext:value-type="float">
            <text:p>22,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ub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27.4545454545455" calcext:value-type="float">
            <text:p>27,45</text:p>
          </table:table-cell>
          <table:table-cell office:value-type="float" office:value="0.603305785123967" calcext:value-type="float">
            <text:p>0,60</text:p>
          </table:table-cell>
          <table:table-cell office:value-type="float" office:value="29.9359504132231" calcext:value-type="float">
            <text:p>29,94</text:p>
          </table:table-cell>
          <table:table-cell office:value-type="float" office:value="60.900826446281" calcext:value-type="float">
            <text:p>60,90</text:p>
          </table:table-cell>
          <table:table-cell office:value-type="float" office:value="28.4896694214876" calcext:value-type="float">
            <text:p>28,49</text:p>
          </table:table-cell>
          <table:table-cell office:value-type="float" office:value="17.1570247933884" calcext:value-type="float">
            <text:p>17,16</text:p>
          </table:table-cell>
          <table:table-cell office:value-type="float" office:value="4.2396694214876" calcext:value-type="float">
            <text:p>4,24</text:p>
          </table:table-cell>
          <table:table-cell office:value-type="float" office:value="0.0433884297520662" calcext:value-type="float">
            <text:p>0,04</text:p>
          </table:table-cell>
          <table:table-cell office:value-type="float" office:value="6.79338842975207" calcext:value-type="float">
            <text:p>6,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357.754132231405" calcext:value-type="float">
            <text:p>357,75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475.770661157025" calcext:value-type="float">
            <text:p>475,77</text:p>
          </table:table-cell>
          <table:table-cell office:value-type="float" office:value="454.628099173554" calcext:value-type="float">
            <text:p>454,63</text:p>
          </table:table-cell>
          <table:table-cell office:value-type="float" office:value="80.4132231404959" calcext:value-type="float">
            <text:p>80,41</text:p>
          </table:table-cell>
          <table:table-cell office:value-type="float" office:value="16.3987603305785" calcext:value-type="float">
            <text:p>16,40</text:p>
          </table:table-cell>
          <table:table-cell office:value-type="float" office:value="79.7438016528925" calcext:value-type="float">
            <text:p>79,74</text:p>
          </table:table-cell>
          <table:table-cell office:value-type="float" office:value="0.776859504132232" calcext:value-type="float">
            <text:p>0,78</text:p>
          </table:table-cell>
          <table:table-cell office:value-type="float" office:value="128.685950413223" calcext:value-type="float">
            <text:p>128,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entDraggingJTableH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" calcext:value-type="float">
            <text:p>0,00</text:p>
          </table:table-cell>
          <table:table-cell office:value-type="float" office:value="33.0578512396695" calcext:value-type="float">
            <text:p>33,06</text:p>
          </table:table-cell>
          <table:table-cell office:value-type="float" office:value="2.78719008264463" calcext:value-type="float">
            <text:p>2,79</text:p>
          </table:table-cell>
          <table:table-cell office:value-type="float" office:value="2.97520661157025" calcext:value-type="float">
            <text:p>2,98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" calcext:value-type="float">
            <text:p>0,00</text:p>
          </table:table-cell>
          <table:table-cell office:value-type="float" office:value="33.0578512396695" calcext:value-type="float">
            <text:p>33,06</text:p>
          </table:table-cell>
          <table:table-cell office:value-type="float" office:value="4.77685950413223" calcext:value-type="float">
            <text:p>4,78</text:p>
          </table:table-cell>
          <table:table-cell office:value-type="float" office:value="2.97520661157025" calcext:value-type="float">
            <text:p>2,98</text:p>
          </table:table-cell>
          <table:table-cell office:value-type="float" office:value="11.900826446281" calcext:value-type="float">
            <text:p>11,90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2187.85330578512" calcext:value-type="float">
            <text:p>2.187,85</text:p>
          </table:table-cell>
          <table:table-cell office:value-type="float" office:value="1.8099173553719" calcext:value-type="float">
            <text:p>1,81</text:p>
          </table:table-cell>
          <table:table-cell office:value-type="float" office:value="3176.44628099174" calcext:value-type="float">
            <text:p>3.176,45</text:p>
          </table:table-cell>
          <table:table-cell office:value-type="float" office:value="1847.11776859504" calcext:value-type="float">
            <text:p>1.847,12</text:p>
          </table:table-cell>
          <table:table-cell office:value-type="float" office:value="81.3161157024793" calcext:value-type="float">
            <text:p>81,32</text:p>
          </table:table-cell>
          <table:table-cell office:value-type="float" office:value="10.3326446280992" calcext:value-type="float">
            <text:p>10,33</text:p>
          </table:table-cell>
          <table:table-cell office:value-type="float" office:value="125.264462809917" calcext:value-type="float">
            <text:p>125,26</text:p>
          </table:table-cell>
          <table:table-cell office:value-type="float" office:value="0.68595041322314" calcext:value-type="float">
            <text:p>0,69</text:p>
          </table:table-cell>
          <table:table-cell office:value-type="float" office:value="1168.63016528926" calcext:value-type="float">
            <text:p>1.168,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Nam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13703.6115702479" calcext:value-type="float">
            <text:p>13.703,61</text:p>
          </table:table-cell>
          <table:table-cell office:value-type="float" office:value="0" calcext:value-type="float">
            <text:p>0,00</text:p>
          </table:table-cell>
          <table:table-cell office:value-type="float" office:value="43395.6280991736" calcext:value-type="float">
            <text:p>43.395,63</text:p>
          </table:table-cell>
          <table:table-cell office:value-type="float" office:value="5155.04338842975" calcext:value-type="float">
            <text:p>5.155,04</text:p>
          </table:table-cell>
          <table:table-cell office:value-type="float" office:value="417.935950413223" calcext:value-type="float">
            <text:p>417,94</text:p>
          </table:table-cell>
          <table:table-cell office:value-type="float" office:value="4.99173553719008" calcext:value-type="float">
            <text:p>4,99</text:p>
          </table:table-cell>
          <table:table-cell office:value-type="float" office:value="2008.14049586777" calcext:value-type="float">
            <text:p>2.008,14</text:p>
          </table:table-cell>
          <table:table-cell office:value-type="float" office:value="4.76239669421487" calcext:value-type="float">
            <text:p>4,76</text:p>
          </table:table-cell>
          <table:table-cell office:value-type="float" office:value="661.537190082645" calcext:value-type="float">
            <text:p>661,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bLa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8.17561983471075" calcext:value-type="float">
            <text:p>8,18</text:p>
          </table:table-cell>
          <table:table-cell office:value-type="float" office:value="0" calcext:value-type="float">
            <text:p>0,00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13.3223140495868" calcext:value-type="float">
            <text:p>13,32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1.6797520661157" calcext:value-type="float">
            <text:p>1,68</text:p>
          </table:table-cell>
          <table:table-cell office:value-type="float" office:value="0" calcext:value-type="float">
            <text:p>0,00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ingRemov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6.39876033057851" calcext:value-type="float">
            <text:p>6,40</text:p>
          </table:table-cell>
          <table:table-cell office:value-type="float" office:value="0" calcext:value-type="float">
            <text:p>0,00</text:p>
          </table:table-cell>
          <table:table-cell office:value-type="float" office:value="168.066115702479" calcext:value-type="float">
            <text:p>168,07</text:p>
          </table:table-cell>
          <table:table-cell office:value-type="float" office:value="4.12603305785124" calcext:value-type="float">
            <text:p>4,13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0.671487603305785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867768595041322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moveFrom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9.24793388429752" calcext:value-type="float">
            <text:p>9,25</text:p>
          </table:table-cell>
          <table:table-cell office:value-type="float" office:value="0" calcext:value-type="float">
            <text:p>0,00</text:p>
          </table:table-cell>
          <table:table-cell office:value-type="float" office:value="102.704545454545" calcext:value-type="float">
            <text:p>102,70</text:p>
          </table:table-cell>
          <table:table-cell office:value-type="float" office:value="3.77685950413223" calcext:value-type="float">
            <text:p>3,78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.514462809917355" calcext:value-type="float">
            <text:p>0,51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.25" calcext:value-type="float">
            <text:p>0,25</text:p>
          </table:table-cell>
          <table:table-cell office:value-type="float" office:value="1.99173553719008" calcext:value-type="float">
            <text:p>1,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s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20.9586776859504" calcext:value-type="float">
            <text:p>20,96</text:p>
          </table:table-cell>
          <table:table-cell office:value-type="float" office:value="0" calcext:value-type="float">
            <text:p>0,00</text:p>
          </table:table-cell>
          <table:table-cell office:value-type="float" office:value="164.082644628099" calcext:value-type="float">
            <text:p>164,08</text:p>
          </table:table-cell>
          <table:table-cell office:value-type="float" office:value="31.5619834710744" calcext:value-type="float">
            <text:p>31,56</text:p>
          </table:table-cell>
          <table:table-cell office:value-type="float" office:value="0" calcext:value-type="float">
            <text:p>0,00</text:p>
          </table:table-cell>
          <table:table-cell office:value-type="float" office:value="0.17561983471074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134297520661157" calcext:value-type="float">
            <text:p>0,13</text:p>
          </table:table-cell>
          <table:table-cell office:value-type="float" office:value="1.68595041322314" calcext:value-type="float">
            <text:p>1,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geDisplay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113.324263038549" calcext:value-type="float">
            <text:p>113,32</text:p>
          </table:table-cell>
          <table:table-cell office:value-type="float" office:value="4.42630385487528" calcext:value-type="float">
            <text:p>4,43</text:p>
          </table:table-cell>
          <table:table-cell office:value-type="float" office:value="229.705215419501" calcext:value-type="float">
            <text:p>229,71</text:p>
          </table:table-cell>
          <table:table-cell office:value-type="float" office:value="137.038548752834" calcext:value-type="float">
            <text:p>137,04</text:p>
          </table:table-cell>
          <table:table-cell office:value-type="float" office:value="8.12698412698412" calcext:value-type="float">
            <text:p>8,13</text:p>
          </table:table-cell>
          <table:table-cell office:value-type="float" office:value="37.9365079365079" calcext:value-type="float">
            <text:p>37,94</text:p>
          </table:table-cell>
          <table:table-cell office:value-type="float" office:value="3.29705215419501" calcext:value-type="float">
            <text:p>3,30</text:p>
          </table:table-cell>
          <table:table-cell office:value-type="float" office:value="1.13378684807256" calcext:value-type="float">
            <text:p>1,13</text:p>
          </table:table-cell>
          <table:table-cell office:value-type="float" office:value="3.4875283446712" calcext:value-type="float">
            <text:p>3,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izePage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25.9047619047619" calcext:value-type="float">
            <text:p>25,9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3198.46712018141" calcext:value-type="float">
            <text:p>3.198,47</text:p>
          </table:table-cell>
          <table:table-cell office:value-type="float" office:value="14.0861678004535" calcext:value-type="float">
            <text:p>14,09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32" calcext:value-type="float">
            <text:p>32,0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6.98412698412699" calcext:value-type="float">
            <text:p>6,98</text:p>
          </table:table-cell>
          <table:table-cell office:value-type="float" office:value="1.09297052154195" calcext:value-type="float">
            <text:p>1,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aDataCh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63.9637188208616" calcext:value-type="float">
            <text:p>63,96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1602.31292517007" calcext:value-type="float">
            <text:p>1.602,31</text:p>
          </table:table-cell>
          <table:table-cell office:value-type="float" office:value="93.7052154195011" calcext:value-type="float">
            <text:p>93,71</text:p>
          </table:table-cell>
          <table:table-cell office:value-type="float" office:value="137.959183673469" calcext:value-type="float">
            <text:p>137,96</text:p>
          </table:table-cell>
          <table:table-cell office:value-type="float" office:value="14.5986394557823" calcext:value-type="float">
            <text:p>14,60</text:p>
          </table:table-cell>
          <table:table-cell office:value-type="float" office:value="9.18820861678004" calcext:value-type="float">
            <text:p>9,19</text:p>
          </table:table-cell>
          <table:table-cell office:value-type="float" office:value="0.408163265306122" calcext:value-type="float">
            <text:p>0,41</text:p>
          </table:table-cell>
          <table:table-cell office:value-type="float" office:value="13.2834467120181" calcext:value-type="float">
            <text:p>13,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CaseChan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67.5238095238095" calcext:value-type="float">
            <text:p>67,52</text:p>
          </table:table-cell>
          <table:table-cell office:value-type="float" office:value="0" calcext:value-type="float">
            <text:p>0,00</text:p>
          </table:table-cell>
          <table:table-cell office:value-type="float" office:value="1250" calcext:value-type="float">
            <text:p>1.250,00</text:p>
          </table:table-cell>
          <table:table-cell office:value-type="float" office:value="77.2925170068027" calcext:value-type="float">
            <text:p>77,29</text:p>
          </table:table-cell>
          <table:table-cell office:value-type="float" office:value="2.3718820861678" calcext:value-type="float">
            <text:p>2,37</text:p>
          </table:table-cell>
          <table:table-cell office:value-type="float" office:value="12.5215419501134" calcext:value-type="float">
            <text:p>12,5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8" calcext:value-type="float">
            <text:p>8,00</text:p>
          </table:table-cell>
          <table:table-cell office:value-type="float" office:value="15.3242630385488" calcext:value-type="float">
            <text:p>15,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x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2.80725623582766" calcext:value-type="float">
            <text:p>2,81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154.625850340136" calcext:value-type="float">
            <text:p>154,63</text:p>
          </table:table-cell>
          <table:table-cell office:value-type="float" office:value="15.1337868480726" calcext:value-type="float">
            <text:p>15,13</text:p>
          </table:table-cell>
          <table:table-cell office:value-type="float" office:value="15.9637188208617" calcext:value-type="float">
            <text:p>15,96</text:p>
          </table:table-cell>
          <table:table-cell office:value-type="float" office:value="12.2222222222222" calcext:value-type="float">
            <text:p>12,22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5827664399093" calcext:value-type="float">
            <text:p>3,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44.3945578231292" calcext:value-type="float">
            <text:p>44,39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48.299319727891" calcext:value-type="float">
            <text:p>148,30</text:p>
          </table:table-cell>
          <table:table-cell office:value-type="float" office:value="73.6190476190476" calcext:value-type="float">
            <text:p>73,62</text:p>
          </table:table-cell>
          <table:table-cell office:value-type="float" office:value="33.9591836734694" calcext:value-type="float">
            <text:p>33,96</text:p>
          </table:table-cell>
          <table:table-cell office:value-type="float" office:value="4.87074829931973" calcext:value-type="float">
            <text:p>4,87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91609977324263" calcext:value-type="float">
            <text:p>0,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ImportEx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15.5827664399093" calcext:value-type="float">
            <text:p>15,58</text:p>
          </table:table-cell>
          <table:table-cell office:value-type="float" office:value="0" calcext:value-type="float">
            <text:p>0,00</text:p>
          </table:table-cell>
          <table:table-cell office:value-type="float" office:value="8.12698412698413" calcext:value-type="float">
            <text:p>8,13</text:p>
          </table:table-cell>
          <table:table-cell office:value-type="float" office:value="6.23582766439909" calcext:value-type="float">
            <text:p>6,24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.82086167800453" calcext:value-type="float">
            <text:p>2,82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.46712018140589" calcext:value-type="float">
            <text:p>2,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MLCh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7.80045351473923" calcext:value-type="float">
            <text:p>7,80</text:p>
          </table:table-cell>
          <table:table-cell office:value-type="float" office:value="0" calcext:value-type="float">
            <text:p>0,00</text:p>
          </table:table-cell>
          <table:table-cell office:value-type="float" office:value="180.244897959184" calcext:value-type="float">
            <text:p>180,24</text:p>
          </table:table-cell>
          <table:table-cell office:value-type="float" office:value="6.08616780045351" calcext:value-type="float">
            <text:p>6,09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0.507936507936508" calcext:value-type="float">
            <text:p>0,5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8140589569161" calcext:value-type="float">
            <text:p>0,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sonNam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5.72789115646259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196.154195011338" calcext:value-type="float">
            <text:p>196,15</text:p>
          </table:table-cell>
          <table:table-cell office:value-type="float" office:value="5.25170068027211" calcext:value-type="float">
            <text:p>5,25</text:p>
          </table:table-cell>
          <table:table-cell office:value-type="float" office:value="1.37868480725624" calcext:value-type="float">
            <text:p>1,38</text:p>
          </table:table-cell>
          <table:table-cell office:value-type="float" office:value="0.467120181405896" calcext:value-type="float">
            <text:p>0,47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0861678004535147" calcext:value-type="float">
            <text:p>0,09</text:p>
          </table:table-cell>
          <table:table-cell office:value-type="float" office:value="1.23809523809524" calcext:value-type="float">
            <text:p>1,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11.2290249433107" calcext:value-type="float">
            <text:p>11,23</text:p>
          </table:table-cell>
          <table:table-cell office:value-type="float" office:value="0" calcext:value-type="float">
            <text:p>0,00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.09297052154195" calcext:value-type="float">
            <text:p>1,09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408163265306123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tryAdd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.83673469387755" calcext:value-type="float">
            <text:p>1,84</text:p>
          </table:table-cell>
          <table:table-cell table:number-columns-repeated="2" office:value-type="float" office:value="0.340136054421769" calcext:value-type="float">
            <text:p>0,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Connec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19.7052154195011" calcext:value-type="float">
            <text:p>19,71</text:p>
          </table:table-cell>
          <table:table-cell office:value-type="float" office:value="0" calcext:value-type="float">
            <text:p>0,00</text:p>
          </table:table-cell>
          <table:table-cell office:value-type="float" office:value="6.23582766439909" calcext:value-type="float">
            <text:p>6,24</text:p>
          </table:table-cell>
          <table:table-cell office:value-type="float" office:value="12.140589569161" calcext:value-type="float">
            <text:p>12,14</text:p>
          </table:table-cell>
          <table:table-cell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952380952380952" calcext:value-type="float">
            <text:p>0,95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KeyPatter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392.530612244898" calcext:value-type="float">
            <text:p>392,53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55.4875283446712" calcext:value-type="float">
            <text:p>55,49</text:p>
          </table:table-cell>
          <table:table-cell office:value-type="float" office:value="132.507936507936" calcext:value-type="float">
            <text:p>132,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1269841269841" calcext:value-type="float">
            <text:p>6,41</text:p>
          </table:table-cell>
          <table:table-cell office:value-type="float" office:value="0.317460317460317" calcext:value-type="float">
            <text:p>0,32</text:p>
          </table:table-cell>
          <table:table-cell office:value-type="float" office:value="189.52380952381" calcext:value-type="float">
            <text:p>189,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6.7475" calcext:value-type="float">
            <text:p>6,75</text:p>
          </table:table-cell>
          <table:table-cell office:value-type="float" office:value="0.16" calcext:value-type="float">
            <text:p>0,16</text:p>
          </table:table-cell>
          <table:table-cell office:value-type="float" office:value="67.4875" calcext:value-type="float">
            <text:p>67,49</text:p>
          </table:table-cell>
          <table:table-cell office:value-type="float" office:value="5.75" calcext:value-type="float">
            <text:p>5,75</text:p>
          </table:table-cell>
          <table:table-cell office:value-type="float" office:value="26.95" calcext:value-type="float">
            <text:p>26,95</text:p>
          </table:table-cell>
          <table:table-cell office:value-type="float" office:value="66.1475" calcext:value-type="float">
            <text:p>66,15</text:p>
          </table:table-cell>
          <table:table-cell office:value-type="float" office:value="0.1275" calcext:value-type="float">
            <text:p>0,13</text:p>
          </table:table-cell>
          <table:table-cell office:value-type="float" office:value="0.4" calcext:value-type="float">
            <text:p>0,40</text:p>
          </table:table-cell>
          <table:table-cell office:value-type="float" office:value="0.8475" calcext:value-type="float">
            <text:p>0,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Bib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10.51" calcext:value-type="float">
            <text:p>10,51</text:p>
          </table:table-cell>
          <table:table-cell office:value-type="float" office:value="0.91" calcext:value-type="float">
            <text:p>0,91</text:p>
          </table:table-cell>
          <table:table-cell office:value-type="float" office:value="123.76" calcext:value-type="float">
            <text:p>123,76</text:p>
          </table:table-cell>
          <table:table-cell office:value-type="float" office:value="26.94" calcext:value-type="float">
            <text:p>26,94</text:p>
          </table:table-cell>
          <table:table-cell office:value-type="float" office:value="18.4275" calcext:value-type="float">
            <text:p>18,43</text:p>
          </table:table-cell>
          <table:table-cell office:value-type="float" office:value="31.19" calcext:value-type="float">
            <text:p>31,19</text:p>
          </table:table-cell>
          <table:table-cell office:value-type="float" office:value="0.4" calcext:value-type="float">
            <text:p>0,40</text:p>
          </table:table-cell>
          <table:table-cell office:value-type="float" office:value="0.71" calcext:value-type="float">
            <text:p>0,71</text:p>
          </table:table-cell>
          <table:table-cell office:value-type="float" office:value="3.55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oableChangeAssig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6045.4475" calcext:value-type="float">
            <text:p>6.045,45</text:p>
          </table:table-cell>
          <table:table-cell office:value-type="float" office:value="2.34" calcext:value-type="float">
            <text:p>2,34</text:p>
          </table:table-cell>
          <table:table-cell office:value-type="float" office:value="2821.84" calcext:value-type="float">
            <text:p>2.821,84</text:p>
          </table:table-cell>
          <table:table-cell office:value-type="float" office:value="9006.45" calcext:value-type="float">
            <text:p>9.006,45</text:p>
          </table:table-cell>
          <table:table-cell office:value-type="float" office:value="216.6875" calcext:value-type="float">
            <text:p>216,69</text:p>
          </table:table-cell>
          <table:table-cell office:value-type="float" office:value="11.34" calcext:value-type="float">
            <text:p>11,34</text:p>
          </table:table-cell>
          <table:table-cell office:value-type="float" office:value="424.11" calcext:value-type="float">
            <text:p>424,11</text:p>
          </table:table-cell>
          <table:table-cell office:value-type="float" office:value="0.3275" calcext:value-type="float">
            <text:p>0,33</text:p>
          </table:table-cell>
          <table:table-cell office:value-type="float" office:value="2641.39" calcext:value-type="float">
            <text:p>2.641,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VK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52.15" calcext:value-type="float">
            <text:p>52,15</text:p>
          </table:table-cell>
          <table:table-cell office:value-type="float" office:value="1.51" calcext:value-type="float">
            <text:p>1,51</text:p>
          </table:table-cell>
          <table:table-cell office:value-type="float" office:value="18.7" calcext:value-type="float">
            <text:p>18,70</text:p>
          </table:table-cell>
          <table:table-cell office:value-type="float" office:value="327.91" calcext:value-type="float">
            <text:p>327,91</text:p>
          </table:table-cell>
          <table:table-cell office:value-type="float" office:value="1.26" calcext:value-type="float">
            <text:p>1,26</text:p>
          </table:table-cell>
          <table:table-cell office:value-type="float" office:value="9.1275" calcext:value-type="float">
            <text:p>9,13</text:p>
          </table:table-cell>
          <table:table-cell office:value-type="float" office:value="2.1475" calcext:value-type="float">
            <text:p>2,15</text:p>
          </table:table-cell>
          <table:table-cell office:value-type="float" office:value="0.2475" calcext:value-type="float">
            <text:p>0,25</text:p>
          </table:table-cell>
          <table:table-cell office:value-type="float" office:value="5.3475" calcext:value-type="float">
            <text:p>5,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979.61" calcext:value-type="float">
            <text:p>979,61</text:p>
          </table:table-cell>
          <table:table-cell office:value-type="float" office:value="60.75" calcext:value-type="float">
            <text:p>60,75</text:p>
          </table:table-cell>
          <table:table-cell office:value-type="float" office:value="168.6875" calcext:value-type="float">
            <text:p>168,69</text:p>
          </table:table-cell>
          <table:table-cell office:value-type="float" office:value="504.3275" calcext:value-type="float">
            <text:p>504,33</text:p>
          </table:table-cell>
          <table:table-cell office:value-type="float" office:value="1.6875" calcext:value-type="float">
            <text:p>1,69</text:p>
          </table:table-cell>
          <table:table-cell office:value-type="float" office:value="6.75" calcext:value-type="float">
            <text:p>6,75</text:p>
          </table:table-cell>
          <table:table-cell office:value-type="float" office:value="75" calcext:value-type="float">
            <text:p>75,00</text:p>
          </table:table-cell>
          <table:table-cell office:value-type="float" office:value="0.75" calcext:value-type="float">
            <text:p>0,75</text:p>
          </table:table-cell>
          <table:table-cell office:value-type="float" office:value="126.75" calcext:value-type="float">
            <text:p>126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ImportLi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9.6875" calcext:value-type="float">
            <text:p>9,69</text:p>
          </table:table-cell>
          <table:table-cell office:value-type="float" office:value="0" calcext:value-type="float">
            <text:p>0,00</text:p>
          </table:table-cell>
          <table:table-cell office:value-type="float" office:value="34.6875" calcext:value-type="float">
            <text:p>34,69</text:p>
          </table:table-cell>
          <table:table-cell office:value-type="float" office:value="2.2275" calcext:value-type="float">
            <text:p>2,23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bsonomyScra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28.49" calcext:value-type="float">
            <text:p>28,49</text:p>
          </table:table-cell>
          <table:table-cell office:value-type="float" office:value="1.5275" calcext:value-type="float">
            <text:p>1,53</text:p>
          </table:table-cell>
          <table:table-cell office:value-type="float" office:value="19.6875" calcext:value-type="float">
            <text:p>19,69</text:p>
          </table:table-cell>
          <table:table-cell office:value-type="float" office:value="6.5475" calcext:value-type="float">
            <text:p>6,55</text:p>
          </table:table-cell>
          <table:table-cell office:value-type="float" office:value="0" calcext:value-type="float">
            <text:p>0,00</text:p>
          </table:table-cell>
          <table:table-cell office:value-type="float" office:value="1.5875" calcext:value-type="float">
            <text:p>1,59</text:p>
          </table:table-cell>
          <table:table-cell office:value-type="float" office:value="0.8275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0.8475" calcext:value-type="float">
            <text:p>0,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sToLatex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91" calcext:value-type="float">
            <text:p>2,91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.4275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4.8475" calcext:value-type="float">
            <text:p>4,85</text:p>
          </table:table-cell>
          <table:table-cell office:value-type="float" office:value="0" calcext:value-type="float">
            <text:p>0,00</text:p>
          </table:table-cell>
          <table:table-cell office:value-type="float" office:value="6.1875" calcext:value-type="float">
            <text:p>6,19</text:p>
          </table:table-cell>
          <table:table-cell office:value-type="float" office:value="3.0475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47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eLin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6.1275" calcext:value-type="float">
            <text:p>6,13</text:p>
          </table:table-cell>
          <table:table-cell office:value-type="float" office:value="0.0475" calcext:value-type="float">
            <text:p>0,05</text:p>
          </table:table-cell>
          <table:table-cell office:value-type="float" office:value="301.3475" calcext:value-type="float">
            <text:p>301,35</text:p>
          </table:table-cell>
          <table:table-cell office:value-type="float" office:value="3.7275" calcext:value-type="float">
            <text:p>3,73</text:p>
          </table:table-cell>
          <table:table-cell table:number-columns-repeated="2" office:value-type="float" office:value="0.2275" calcext:value-type="float">
            <text:p>0,23</text:p>
          </table:table-cell>
          <table:table-cell office:value-type="float" office:value="0.8875" calcext:value-type="float">
            <text:p>0,89</text:p>
          </table:table-cell>
          <table:table-cell office:value-type="float" office:value="0.2275" calcext:value-type="float">
            <text:p>0,23</text:p>
          </table:table-cell>
          <table:table-cell office:value-type="float" office:value="0.8875" calcext:value-type="float">
            <text:p>0,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ExportLis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1039.45706371191" calcext:value-type="float">
            <text:p>1.039,46</text:p>
          </table:table-cell>
          <table:table-cell office:value-type="float" office:value="6.10526315789474" calcext:value-type="float">
            <text:p>6,11</text:p>
          </table:table-cell>
          <table:table-cell office:value-type="float" office:value="23.578947368421" calcext:value-type="float">
            <text:p>23,58</text:p>
          </table:table-cell>
          <table:table-cell office:value-type="float" office:value="1426.73684210526" calcext:value-type="float">
            <text:p>1.426,74</text:p>
          </table:table-cell>
          <table:table-cell office:value-type="float" office:value="349.041551246537" calcext:value-type="float">
            <text:p>349,04</text:p>
          </table:table-cell>
          <table:table-cell office:value-type="float" office:value="252.664819944598" calcext:value-type="float">
            <text:p>252,66</text:p>
          </table:table-cell>
          <table:table-cell office:value-type="float" office:value="12.5318559556787" calcext:value-type="float">
            <text:p>12,53</text:p>
          </table:table-cell>
          <table:table-cell office:value-type="float" office:value="0" calcext:value-type="float">
            <text:p>0,00</text:p>
          </table:table-cell>
          <table:table-cell office:value-type="float" office:value="103.390581717452" calcext:value-type="float">
            <text:p>103,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1976.75900277008" calcext:value-type="float">
            <text:p>1.976,76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1685.47922437673" calcext:value-type="float">
            <text:p>1.685,48</text:p>
          </table:table-cell>
          <table:table-cell office:value-type="float" office:value="1719.37396121884" calcext:value-type="float">
            <text:p>1.719,37</text:p>
          </table:table-cell>
          <table:table-cell office:value-type="float" office:value="30.7756232686981" calcext:value-type="float">
            <text:p>30,78</text:p>
          </table:table-cell>
          <table:table-cell office:value-type="float" office:value="40.2714681440443" calcext:value-type="float">
            <text:p>40,27</text:p>
          </table:table-cell>
          <table:table-cell office:value-type="float" office:value="15.0083102493075" calcext:value-type="float">
            <text:p>15,01</text:p>
          </table:table-cell>
          <table:table-cell office:value-type="float" office:value="1.19667590027701" calcext:value-type="float">
            <text:p>1,20</text:p>
          </table:table-cell>
          <table:table-cell office:value-type="float" office:value="271.324099722992" calcext:value-type="float">
            <text:p>271,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bRefM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7.71191135734072" calcext:value-type="float">
            <text:p>7,71</text:p>
          </table:table-cell>
          <table:table-cell office:value-type="float" office:value="0" calcext:value-type="float">
            <text:p>0,00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0.6703601108033" calcext:value-type="float">
            <text:p>10,67</text:p>
          </table:table-cell>
          <table:table-cell office:value-type="float" office:value="0.864265927977839" calcext:value-type="float">
            <text:p>0,86</text:p>
          </table:table-cell>
          <table:table-cell office:value-type="float" office:value="4.27146814404432" calcext:value-type="float">
            <text:p>4,27</text:p>
          </table:table-cell>
          <table:table-cell office:value-type="float" office:value="0.337950138504155" calcext:value-type="float">
            <text:p>0,34</text:p>
          </table:table-cell>
          <table:table-cell office:value-type="float" office:value="0" calcext:value-type="float">
            <text:p>0,00</text:p>
          </table:table-cell>
          <table:table-cell office:value-type="float" office:value="1.37396121883657" calcext:value-type="float">
            <text:p>1,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3.49584487534626" calcext:value-type="float">
            <text:p>3,50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38.7756232686981" calcext:value-type="float">
            <text:p>38,78</text:p>
          </table:table-cell>
          <table:table-cell office:value-type="float" office:value="200.880886426593" calcext:value-type="float">
            <text:p>200,88</text:p>
          </table:table-cell>
          <table:table-cell office:value-type="float" office:value="0.515235457063712" calcext:value-type="float">
            <text:p>0,52</text:p>
          </table:table-cell>
          <table:table-cell office:value-type="float" office:value="2.06094182825485" calcext:value-type="float">
            <text:p>2,06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n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22.5872576177285" calcext:value-type="float">
            <text:p>22,59</text:p>
          </table:table-cell>
          <table:table-cell office:value-type="float" office:value="0.57617728531856" calcext:value-type="float">
            <text:p>0,58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48.5761772853186" calcext:value-type="float">
            <text:p>48,58</text:p>
          </table:table-cell>
          <table:table-cell office:value-type="float" office:value="0.53185595567867" calcext:value-type="float">
            <text:p>0,53</text:p>
          </table:table-cell>
          <table:table-cell office:value-type="float" office:value="1.60664819944598" calcext:value-type="float">
            <text:p>1,61</text:p>
          </table:table-cell>
          <table:table-cell office:value-type="float" office:value="0.454293628808864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4.74238227146814" calcext:value-type="float">
            <text:p>4,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tSynchro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19.8781163434903" calcext:value-type="float">
            <text:p>19,88</text:p>
          </table:table-cell>
          <table:table-cell office:value-type="float" office:value="0.725761772853185" calcext:value-type="float">
            <text:p>0,73</text:p>
          </table:table-cell>
          <table:table-cell office:value-type="float" office:value="37.6731301939058" calcext:value-type="float">
            <text:p>37,67</text:p>
          </table:table-cell>
          <table:table-cell office:value-type="float" office:value="19.2465373961219" calcext:value-type="float">
            <text:p>19,25</text:p>
          </table:table-cell>
          <table:table-cell office:value-type="float" office:value="0" calcext:value-type="float">
            <text:p>0,00</text:p>
          </table:table-cell>
          <table:table-cell office:value-type="float" office:value="0.481994459833795" calcext:value-type="float">
            <text:p>0,48</text:p>
          </table:table-cell>
          <table:table-cell office:value-type="float" office:value="1.72299168975069" calcext:value-type="float">
            <text:p>1,72</text:p>
          </table:table-cell>
          <table:table-cell office:value-type="float" office:value="0.376731301939058" calcext:value-type="float">
            <text:p>0,38</text:p>
          </table:table-cell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ctTerm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100.576177285319" calcext:value-type="float">
            <text:p>100,58</text:p>
          </table:table-cell>
          <table:table-cell office:value-type="float" office:value="0" calcext:value-type="float">
            <text:p>0,00</text:p>
          </table:table-cell>
          <table:table-cell office:value-type="float" office:value="5.85041551246538" calcext:value-type="float">
            <text:p>5,85</text:p>
          </table:table-cell>
          <table:table-cell office:value-type="float" office:value="1347.53462603878" calcext:value-type="float">
            <text:p>1.347,53</text:p>
          </table:table-cell>
          <table:table-cell office:value-type="float" office:value="0" calcext:value-type="float">
            <text:p>0,00</text:p>
          </table:table-cell>
          <table:table-cell office:value-type="float" office:value="0.365650969529086" calcext:value-type="float">
            <text:p>0,37</text:p>
          </table:table-cell>
          <table:table-cell office:value-type="float" office:value="1.26869806094183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1.10249307479224" calcext:value-type="float">
            <text:p>1,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MainTableColum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781.351800554017" calcext:value-type="float">
            <text:p>781,35</text:p>
          </table:table-cell>
          <table:table-cell office:value-type="float" office:value="0" calcext:value-type="float">
            <text:p>0,00</text:p>
          </table:table-cell>
          <table:table-cell office:value-type="float" office:value="4.84764542936288" calcext:value-type="float">
            <text:p>4,85</text:p>
          </table:table-cell>
          <table:table-cell office:value-type="float" office:value="96.4432132963989" calcext:value-type="float">
            <text:p>96,44</text:p>
          </table:table-cell>
          <table:table-cell table:number-columns-repeated="2" office:value-type="float" office:value="0.193905817174515" calcext:value-type="float">
            <text:p>0,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1192.56509695291" calcext:value-type="float">
            <text:p>1.192,57</text:p>
          </table:table-cell>
          <table:table-cell office:value-type="float" office:value="3.10249307479224" calcext:value-type="float">
            <text:p>3,10</text:p>
          </table:table-cell>
          <table:table-cell office:value-type="float" office:value="654.1108033241" calcext:value-type="float">
            <text:p>654,11</text:p>
          </table:table-cell>
          <table:table-cell office:value-type="float" office:value="1100.98614958449" calcext:value-type="float">
            <text:p>1.100,99</text:p>
          </table:table-cell>
          <table:table-cell office:value-type="float" office:value="0.376731301939058" calcext:value-type="float">
            <text:p>0,38</text:p>
          </table:table-cell>
          <table:table-cell office:value-type="float" office:value="0.0941828254847644" calcext:value-type="float">
            <text:p>0,09</text:p>
          </table:table-cell>
          <table:table-cell office:value-type="float" office:value="17.4626038781163" calcext:value-type="float">
            <text:p>17,46</text:p>
          </table:table-cell>
          <table:table-cell office:value-type="float" office:value="0.443213296398892" calcext:value-type="float">
            <text:p>0,44</text:p>
          </table:table-cell>
          <table:table-cell office:value-type="float" office:value="207.146814404432" calcext:value-type="float">
            <text:p>207,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ringer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165.94459833795" calcext:value-type="float">
            <text:p>165,94</text:p>
          </table:table-cell>
          <table:table-cell office:value-type="float" office:value="0" calcext:value-type="float">
            <text:p>0,00</text:p>
          </table:table-cell>
          <table:table-cell office:value-type="float" office:value="274.631578947368" calcext:value-type="float">
            <text:p>274,63</text:p>
          </table:table-cell>
          <table:table-cell office:value-type="float" office:value="63.3240997229917" calcext:value-type="float">
            <text:p>63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73.0914127423823" calcext:value-type="float">
            <text:p>73,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ortSettingsT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8.19390581717452" calcext:value-type="float">
            <text:p>8,19</text:p>
          </table:table-cell>
          <table:table-cell office:value-type="float" office:value="0" calcext:value-type="float">
            <text:p>0,00</text:p>
          </table:table-cell>
          <table:table-cell office:value-type="float" office:value="1.39612188365651" calcext:value-type="float">
            <text:p>1,40</text:p>
          </table:table-cell>
          <table:table-cell office:value-type="float" office:value="2.08864265927978" calcext:value-type="float">
            <text:p>2,0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.81163434903047" calcext:value-type="float">
            <text:p>1,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stColum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2.57617728531856" calcext:value-type="float">
            <text:p>2,58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33.7451523545706" calcext:value-type="float">
            <text:p>33,75</text:p>
          </table:table-cell>
          <table:table-cell office:value-type="float" office:value="142.193905817174" calcext:value-type="float">
            <text:p>142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0.614958448753463" calcext:value-type="float">
            <text:p>0,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insAndRegex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8.01543209876543" calcext:value-type="float">
            <text:p>8,02</text:p>
          </table:table-cell>
          <table:table-cell office:value-type="float" office:value="27.1265432098765" calcext:value-type="float">
            <text:p>27,13</text:p>
          </table:table-cell>
          <table:table-cell office:value-type="float" office:value="53.4722222222222" calcext:value-type="float">
            <text:p>53,47</text:p>
          </table:table-cell>
          <table:table-cell office:value-type="float" office:value="305.83024691358" calcext:value-type="float">
            <text:p>305,83</text:p>
          </table:table-cell>
          <table:table-cell office:value-type="float" office:value="0" calcext:value-type="float">
            <text:p>0,00</text:p>
          </table:table-cell>
          <table:table-cell office:value-type="float" office:value="17.8395061728395" calcext:value-type="float">
            <text:p>17,84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Chang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140.444444444444" calcext:value-type="float">
            <text:p>140,44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90.5802469135803" calcext:value-type="float">
            <text:p>90,58</text:p>
          </table:table-cell>
          <table:table-cell office:value-type="float" office:value="22.1265432098765" calcext:value-type="float">
            <text:p>22,13</text:p>
          </table:table-cell>
          <table:table-cell office:value-type="float" office:value="1.91358024691358" calcext:value-type="float">
            <text:p>1,91</text:p>
          </table:table-cell>
          <table:table-cell office:value-type="float" office:value="35.3117283950617" calcext:value-type="float">
            <text:p>35,31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4.6666666666667" calcext:value-type="float">
            <text:p>14,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dfXm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17.9876543209877" calcext:value-type="float">
            <text:p>17,99</text:p>
          </table:table-cell>
          <table:table-cell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23.4969135802469" calcext:value-type="float">
            <text:p>23,5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7.53395061728395" calcext:value-type="float">
            <text:p>7,5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linkedFilesCrawl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70.6172839506173" calcext:value-type="float">
            <text:p>70,62</text:p>
          </table:table-cell>
          <table:table-cell office:value-type="float" office:value="0.25" calcext:value-type="float">
            <text:p>0,25</text:p>
          </table:table-cell>
          <table:table-cell office:value-type="float" office:value="19.0895061728395" calcext:value-type="float">
            <text:p>19,09</text:p>
          </table:table-cell>
          <table:table-cell office:value-type="float" office:value="29.4444444444444" calcext:value-type="float">
            <text:p>29,44</text:p>
          </table:table-cell>
          <table:table-cell office:value-type="float" office:value="1.39506172839506" calcext:value-type="float">
            <text:p>1,40</text:p>
          </table:table-cell>
          <table:table-cell office:value-type="float" office:value="5.80555555555556" calcext:value-type="float">
            <text:p>5,8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9.320987654321" calcext:value-type="float">
            <text:p>19,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63.5833333333333" calcext:value-type="float">
            <text:p>63,58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7.7283950617284" calcext:value-type="float">
            <text:p>17,73</text:p>
          </table:table-cell>
          <table:table-cell office:value-type="float" office:value="774.472222222222" calcext:value-type="float">
            <text:p>774,47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38.2469135802469" calcext:value-type="float">
            <text:p>38,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ex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14.7283950617284" calcext:value-type="float">
            <text:p>14,73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327.617283950617" calcext:value-type="float">
            <text:p>327,62</text:p>
          </table:table-cell>
          <table:table-cell office:value-type="float" office:value="7.80555555555556" calcext:value-type="float">
            <text:p>7,81</text:p>
          </table:table-cell>
          <table:table-cell office:value-type="float" office:value="3.45987654320988" calcext:value-type="float">
            <text:p>3,46</text:p>
          </table:table-cell>
          <table:table-cell office:value-type="float" office:value="3.80246913580247" calcext:value-type="float">
            <text:p>3,80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2.09876543209877" calcext:value-type="float">
            <text:p>2,10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Field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129.08950617284" calcext:value-type="float">
            <text:p>129,09</text:p>
          </table:table-cell>
          <table:table-cell office:value-type="float" office:value="0.654320987654321" calcext:value-type="float">
            <text:p>0,65</text:p>
          </table:table-cell>
          <table:table-cell office:value-type="float" office:value="362.987654320988" calcext:value-type="float">
            <text:p>362,99</text:p>
          </table:table-cell>
          <table:table-cell office:value-type="float" office:value="514" calcext:value-type="float">
            <text:p>514,00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41.6944444444444" calcext:value-type="float">
            <text:p>41,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AJ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2.36111111111111" calcext:value-type="float">
            <text:p>2,36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31.9783950617284" calcext:value-type="float">
            <text:p>31,98</text:p>
          </table:table-cell>
          <table:table-cell office:value-type="float" office:value="4.25" calcext:value-type="float">
            <text:p>4,25</text:p>
          </table:table-cell>
          <table:table-cell office:value-type="float" office:value="0.274691358024691" calcext:value-type="float">
            <text:p>0,27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0.209876543209877" calcext:value-type="float">
            <text:p>0,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evanc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94.6913580246914" calcext:value-type="float">
            <text:p>94,69</text:p>
          </table:table-cell>
          <table:table-cell office:value-type="float" office:value="4.28395061728395" calcext:value-type="float">
            <text:p>4,28</text:p>
          </table:table-cell>
          <table:table-cell office:value-type="float" office:value="0.274691358024691" calcext:value-type="float">
            <text:p>0,27</text:p>
          </table:table-cell>
          <table:table-cell office:value-type="float" office:value="1.09876543209877" calcext:value-type="float">
            <text:p>1,10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209876543209877" calcext:value-type="float">
            <text:p>0,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7.0895061728395" calcext:value-type="float">
            <text:p>17,0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547.274691358025" calcext:value-type="float">
            <text:p>547,27</text:p>
          </table:table-cell>
          <table:table-cell office:value-type="float" office:value="15.1111111111111" calcext:value-type="float">
            <text:p>15,1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830246913580247" calcext:value-type="float">
            <text:p>0,83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.3858024691358" calcext:value-type="float">
            <text:p>2,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AddOrR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40.1111111111111" calcext:value-type="float">
            <text:p>40,11</text:p>
          </table:table-cell>
          <table:table-cell office:value-type="float" office:value="0" calcext:value-type="float">
            <text:p>0,00</text:p>
          </table:table-cell>
          <table:table-cell office:value-type="float" office:value="7.3858024691358" calcext:value-type="float">
            <text:p>7,39</text:p>
          </table:table-cell>
          <table:table-cell office:value-type="float" office:value="13.6944444444444" calcext:value-type="float">
            <text:p>13,69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361111111111111" calcext:value-type="float">
            <text:p>0,36</text:p>
          </table:table-cell>
          <table:table-cell office:value-type="float" office:value="9.91666666666667" calcext:value-type="float">
            <text:p>9,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Setup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71.4722222222222" calcext:value-type="float">
            <text:p>71,47</text:p>
          </table:table-cell>
          <table:table-cell office:value-type="float" office:value="0" calcext:value-type="float">
            <text:p>0,00</text:p>
          </table:table-cell>
          <table:table-cell office:value-type="float" office:value="285.222222222222" calcext:value-type="float">
            <text:p>285,22</text:p>
          </table:table-cell>
          <table:table-cell office:value-type="float" office:value="30.1635802469136" calcext:value-type="float">
            <text:p>30,16</text:p>
          </table:table-cell>
          <table:table-cell office:value-type="float" office:value="1.55555555555555" calcext:value-type="float">
            <text:p>1,56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6.91358024691358" calcext:value-type="float">
            <text:p>6,91</text:p>
          </table:table-cell>
          <table:table-cell office:value-type="float" office:value="0" calcext:value-type="float">
            <text:p>0,00</text:p>
          </table:table-cell>
          <table:table-cell office:value-type="float" office:value="31.4691358024691" calcext:value-type="float">
            <text:p>31,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csKeyBin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57.3333333333333" calcext:value-type="float">
            <text:p>57,33</text:p>
          </table:table-cell>
          <table:table-cell office:value-type="float" office:value="0.580246913580247" calcext:value-type="float">
            <text:p>0,58</text:p>
          </table:table-cell>
          <table:table-cell office:value-type="float" office:value="24.0987654320988" calcext:value-type="float">
            <text:p>24,10</text:p>
          </table:table-cell>
          <table:table-cell office:value-type="float" office:value="1266.01543209876" calcext:value-type="float">
            <text:p>1.266,02</text:p>
          </table:table-cell>
          <table:table-cell office:value-type="float" office:value="0.25" calcext:value-type="float">
            <text:p>0,25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3.06172839506173" calcext:value-type="float">
            <text:p>3,06</text:p>
          </table:table-cell>
          <table:table-cell office:value-type="float" office:value="0" calcext:value-type="float">
            <text:p>0,00</text:p>
          </table:table-cell>
          <table:table-cell office:value-type="float" office:value="25.0987654320988" calcext:value-type="float">
            <text:p>25,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urnalAbbreviation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52.8395061728395" calcext:value-type="float">
            <text:p>52,84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2.9166666666667" calcext:value-type="float">
            <text:p>22,92</text:p>
          </table:table-cell>
          <table:table-cell office:value-type="float" office:value="62.1388888888889" calcext:value-type="float">
            <text:p>62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9.23765432098765" calcext:value-type="float">
            <text:p>9,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cherS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15.3858024691358" calcext:value-type="float">
            <text:p>15,39</text:p>
          </table:table-cell>
          <table:table-cell office:value-type="float" office:value="0" calcext:value-type="float">
            <text:p>0,00</text:p>
          </table:table-cell>
          <table:table-cell office:value-type="float" office:value="351.333333333333" calcext:value-type="float">
            <text:p>351,33</text:p>
          </table:table-cell>
          <table:table-cell office:value-type="float" office:value="10.5555555555556" calcext:value-type="float">
            <text:p>1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96913580246914" calcext:value-type="float">
            <text:p>0,50</text:p>
          </table:table-cell>
          <table:table-cell office:value-type="float" office:value="2.91666666666667" calcext:value-type="float">
            <text:p>2,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ancedCit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227.044982698962" calcext:value-type="float">
            <text:p>227,04</text:p>
          </table:table-cell>
          <table:table-cell office:value-type="float" office:value="7.18339100346021" calcext:value-type="float">
            <text:p>7,18</text:p>
          </table:table-cell>
          <table:table-cell office:value-type="float" office:value="1442.79584775087" calcext:value-type="float">
            <text:p>1.442,80</text:p>
          </table:table-cell>
          <table:table-cell office:value-type="float" office:value="233.404844290657" calcext:value-type="float">
            <text:p>233,40</text:p>
          </table:table-cell>
          <table:table-cell office:value-type="float" office:value="87.8892733564014" calcext:value-type="float">
            <text:p>87,89</text:p>
          </table:table-cell>
          <table:table-cell office:value-type="float" office:value="86.5743944636678" calcext:value-type="float">
            <text:p>86,57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5.34948096885813" calcext:value-type="float">
            <text:p>5,35</text:p>
          </table:table-cell>
          <table:table-cell office:value-type="float" office:value="44.9342560553633" calcext:value-type="float">
            <text:p>44,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tractLabelPat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0.29757785467128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221453287197232" calcext:value-type="float">
            <text:p>0,22</text:p>
          </table:table-cell>
          <table:table-cell office:value-type="float" office:value="4.65051903114187" calcext:value-type="float">
            <text:p>4,65</text:p>
          </table:table-cell>
          <table:table-cell office:value-type="float" office:value="6.05536332179931" calcext:value-type="float">
            <text:p>6,06</text:p>
          </table:table-cell>
          <table:table-cell office:value-type="float" office:value="80.4429065743945" calcext:value-type="float">
            <text:p>8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Journal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109.231833910035" calcext:value-type="float">
            <text:p>109,23</text:p>
          </table:table-cell>
          <table:table-cell office:value-type="float" office:value="0.878892733564014" calcext:value-type="float">
            <text:p>0,88</text:p>
          </table:table-cell>
          <table:table-cell office:value-type="float" office:value="5.55709342560554" calcext:value-type="float">
            <text:p>5,56</text:p>
          </table:table-cell>
          <table:table-cell office:value-type="float" office:value="128.560553633218" calcext:value-type="float">
            <text:p>128,56</text:p>
          </table:table-cell>
          <table:table-cell office:value-type="float" office:value="1.42560553633218" calcext:value-type="float">
            <text:p>1,43</text:p>
          </table:table-cell>
          <table:table-cell office:value-type="float" office:value="71.4048442906575" calcext:value-type="float">
            <text:p>71,40</text:p>
          </table:table-cell>
          <table:table-cell office:value-type="float" office:value="7.30795847750865" calcext:value-type="float">
            <text:p>7,31</text:p>
          </table:table-cell>
          <table:table-cell office:value-type="float" office:value="0.968858131487889" calcext:value-type="float">
            <text:p>0,97</text:p>
          </table:table-cell>
          <table:table-cell office:value-type="float" office:value="22.560553633218" calcext:value-type="float">
            <text:p>22,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30.1176470588235" calcext:value-type="float">
            <text:p>30,12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5.53633217993079" calcext:value-type="float">
            <text:p>5,54</text:p>
          </table:table-cell>
          <table:table-cell office:value-type="float" office:value="9.77162629757786" calcext:value-type="float">
            <text:p>9,77</text:p>
          </table:table-cell>
          <table:table-cell office:value-type="float" office:value="2.71280276816609" calcext:value-type="float">
            <text:p>2,71</text:p>
          </table:table-cell>
          <table:table-cell office:value-type="float" office:value="14.1730103806229" calcext:value-type="float">
            <text:p>14,17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1.63321799307958" calcext:value-type="float">
            <text:p>1,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2.65051903114187" calcext:value-type="float">
            <text:p>2,65</text:p>
          </table:table-cell>
          <table:table-cell office:value-type="float" office:value="0" calcext:value-type="float">
            <text:p>0,00</text:p>
          </table:table-cell>
          <table:table-cell office:value-type="float" office:value="0.221453287197232" calcext:value-type="float">
            <text:p>0,22</text:p>
          </table:table-cell>
          <table:table-cell office:value-type="float" office:value="12.6920415224913" calcext:value-type="float">
            <text:p>12,69</text:p>
          </table:table-cell>
          <table:table-cell office:value-type="float" office:value="0.934256055363322" calcext:value-type="float">
            <text:p>0,93</text:p>
          </table:table-cell>
          <table:table-cell office:value-type="float" office:value="12.560553633218" calcext:value-type="float">
            <text:p>12,56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41522491349481" calcext:value-type="float">
            <text:p>0,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FieldDatabaseChang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263.771626297578" calcext:value-type="float">
            <text:p>263,77</text:p>
          </table:table-cell>
          <table:table-cell office:value-type="float" office:value="0.955017301038062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276.290657439446" calcext:value-type="float">
            <text:p>276,29</text:p>
          </table:table-cell>
          <table:table-cell office:value-type="float" office:value="14.5813148788927" calcext:value-type="float">
            <text:p>14,58</text:p>
          </table:table-cell>
          <table:table-cell office:value-type="float" office:value="12.0276816608997" calcext:value-type="float">
            <text:p>12,03</text:p>
          </table:table-cell>
          <table:table-cell office:value-type="float" office:value="10.2076124567474" calcext:value-type="float">
            <text:p>10,21</text:p>
          </table:table-cell>
          <table:table-cell office:value-type="float" office:value="0" calcext:value-type="float">
            <text:p>0,00</text:p>
          </table:table-cell>
          <table:table-cell office:value-type="float" office:value="75.0311418685121" calcext:value-type="float">
            <text:p>75,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btexImpor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156.698961937716" calcext:value-type="float">
            <text:p>156,70</text:p>
          </table:table-cell>
          <table:table-cell office:value-type="float" office:value="0.560553633217993" calcext:value-type="float">
            <text:p>0,56</text:p>
          </table:table-cell>
          <table:table-cell office:value-type="float" office:value="36.560553633218" calcext:value-type="float">
            <text:p>36,56</text:p>
          </table:table-cell>
          <table:table-cell office:value-type="float" office:value="532.262975778547" calcext:value-type="float">
            <text:p>532,26</text:p>
          </table:table-cell>
          <table:table-cell office:value-type="float" office:value="0" calcext:value-type="float">
            <text:p>0,00</text:p>
          </table:table-cell>
          <table:table-cell office:value-type="float" office:value="11.5570934256055" calcext:value-type="float">
            <text:p>11,56</text:p>
          </table:table-cell>
          <table:table-cell office:value-type="float" office:value="1.52249134948097" calcext:value-type="float">
            <text:p>1,5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70.7612456747405" calcext:value-type="float">
            <text:p>70,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EntryTypesManag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22.1453287197232" calcext:value-type="float">
            <text:p>22,15</text:p>
          </table:table-cell>
          <table:table-cell office:value-type="float" office:value="5.08650519031142" calcext:value-type="float">
            <text:p>5,09</text:p>
          </table:table-cell>
          <table:table-cell office:value-type="float" office:value="2.32525951557093" calcext:value-type="float">
            <text:p>2,33</text:p>
          </table:table-cell>
          <table:table-cell office:value-type="float" office:value="7.70242214532872" calcext:value-type="float">
            <text:p>7,70</text:p>
          </table:table-cell>
          <table:table-cell office:value-type="float" office:value="0" calcext:value-type="float">
            <text:p>0,00</text:p>
          </table:table-cell>
          <table:table-cell office:value-type="float" office:value="0.53287197231833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Insert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5.5363321799308" calcext:value-type="float">
            <text:p>5,54</text:p>
          </table:table-cell>
          <table:table-cell office:value-type="float" office:value="4.65051903114187" calcext:value-type="float">
            <text:p>4,65</text:p>
          </table:table-cell>
          <table:table-cell office:value-type="float" office:value="2.32525951557093" calcext:value-type="float">
            <text:p>2,33</text:p>
          </table:table-cell>
          <table:table-cell office:value-type="float" office:value="7.70242214532872" calcext:value-type="float">
            <text:p>7,70</text:p>
          </table:table-cell>
          <table:table-cell office:value-type="float" office:value="0" calcext:value-type="float">
            <text:p>0,00</text:p>
          </table:table-cell>
          <table:table-cell office:value-type="float" office:value="0.207612456747405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Remov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6773.05190311419" calcext:value-type="float">
            <text:p>6.773,05</text:p>
          </table:table-cell>
          <table:table-cell office:value-type="float" office:value="121.065743944637" calcext:value-type="float">
            <text:p>121,07</text:p>
          </table:table-cell>
          <table:table-cell office:value-type="float" office:value="53.2871972318339" calcext:value-type="float">
            <text:p>53,29</text:p>
          </table:table-cell>
          <table:table-cell office:value-type="float" office:value="1961.04498269896" calcext:value-type="float">
            <text:p>1.961,04</text:p>
          </table:table-cell>
          <table:table-cell office:value-type="float" office:value="56.5259515570934" calcext:value-type="float">
            <text:p>56,53</text:p>
          </table:table-cell>
          <table:table-cell office:value-type="float" office:value="3.26643598615917" calcext:value-type="float">
            <text:p>3,27</text:p>
          </table:table-cell>
          <table:table-cell office:value-type="float" office:value="543.896193771626" calcext:value-type="float">
            <text:p>543,90</text:p>
          </table:table-cell>
          <table:table-cell office:value-type="float" office:value="0" calcext:value-type="float">
            <text:p>0,00</text:p>
          </table:table-cell>
          <table:table-cell office:value-type="float" office:value="1664.08996539792" calcext:value-type="float">
            <text:p>1.664,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pTreeNodeView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69.7093425605536" calcext:value-type="float">
            <text:p>69,71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6.83737024221453" calcext:value-type="float">
            <text:p>6,84</text:p>
          </table:table-cell>
          <table:table-cell office:value-type="float" office:value="2" calcext:value-type="float">
            <text:p>2,00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3.16262975778547" calcext:value-type="float">
            <text:p>3,16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10.5951557093426" calcext:value-type="float">
            <text:p>10,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rtTab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16.242214532872" calcext:value-type="float">
            <text:p>16,24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794.574394463668" calcext:value-type="float">
            <text:p>794,57</text:p>
          </table:table-cell>
          <table:table-cell office:value-type="float" office:value="22.9480968858131" calcext:value-type="float">
            <text:p>22,95</text:p>
          </table:table-cell>
          <table:table-cell office:value-type="float" office:value="0.41522491349481" calcext:value-type="float">
            <text:p>0,42</text:p>
          </table:table-cell>
          <table:table-cell office:value-type="float" office:value="1.77162629757786" calcext:value-type="float">
            <text:p>1,77</text:p>
          </table:table-cell>
          <table:table-cell office:value-type="float" office:value="0.498269896193772" calcext:value-type="float">
            <text:p>0,50</text:p>
          </table:table-cell>
          <table:table-cell office:value-type="float" office:value="3.06574394463668" calcext:value-type="float">
            <text:p>3,07</text:p>
          </table:table-cell>
          <table:table-cell office:value-type="float" office:value="1.55709342560554" calcext:value-type="float">
            <text:p>1,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ModifySub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970.955017301038" calcext:value-type="float">
            <text:p>970,96</text:p>
          </table:table-cell>
          <table:table-cell office:value-type="float" office:value="1.99307958477508" calcext:value-type="float">
            <text:p>1,99</text:p>
          </table:table-cell>
          <table:table-cell office:value-type="float" office:value="0" calcext:value-type="float">
            <text:p>0,00</text:p>
          </table:table-cell>
          <table:table-cell office:value-type="float" office:value="3113.50173010381" calcext:value-type="float">
            <text:p>3.113,50</text:p>
          </table:table-cell>
          <table:table-cell office:value-type="float" office:value="2.71280276816609" calcext:value-type="float">
            <text:p>2,71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0" calcext:value-type="float">
            <text:p>0,00</text:p>
          </table:table-cell>
          <table:table-cell office:value-type="float" office:value="239.937716262976" calcext:value-type="float">
            <text:p>239,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n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0.948096885813149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8.4636678200692" calcext:value-type="float">
            <text:p>38,46</text:p>
          </table:table-cell>
          <table:table-cell office:value-type="float" office:value="1.67474048442907" calcext:value-type="float">
            <text:p>1,67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0.581314878892734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21453287197232" calcext:value-type="float">
            <text:p>0,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ambl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1102.93425605536" calcext:value-type="float">
            <text:p>1.102,93</text:p>
          </table:table-cell>
          <table:table-cell office:value-type="float" office:value="3.54325259515571" calcext:value-type="float">
            <text:p>3,54</text:p>
          </table:table-cell>
          <table:table-cell office:value-type="float" office:value="315.23875432526" calcext:value-type="float">
            <text:p>315,24</text:p>
          </table:table-cell>
          <table:table-cell office:value-type="float" office:value="5831.23875432526" calcext:value-type="float">
            <text:p>5.831,24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17.9377162629758" calcext:value-type="float">
            <text:p>17,94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303.148788927336" calcext:value-type="float">
            <text:p>303,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VK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132.878892733564" calcext:value-type="float">
            <text:p>132,88</text:p>
          </table:table-cell>
          <table:table-cell office:value-type="float" office:value="0.463667820069204" calcext:value-type="float">
            <text:p>0,46</text:p>
          </table:table-cell>
          <table:table-cell office:value-type="float" office:value="11.9377162629758" calcext:value-type="float">
            <text:p>11,94</text:p>
          </table:table-cell>
          <table:table-cell office:value-type="float" office:value="126.574394463668" calcext:value-type="float">
            <text:p>126,57</text:p>
          </table:table-cell>
          <table:table-cell office:value-type="float" office:value="1.05190311418685" calcext:value-type="float">
            <text:p>1,05</text:p>
          </table:table-cell>
          <table:table-cell office:value-type="float" office:value="0.477508650519031" calcext:value-type="float">
            <text:p>0,48</text:p>
          </table:table-cell>
          <table:table-cell office:value-type="float" office:value="2.29065743944637" calcext:value-type="float">
            <text:p>2,29</text:p>
          </table:table-cell>
          <table:table-cell office:value-type="float" office:value="82.9550173010381" calcext:value-type="float">
            <text:p>82,96</text:p>
          </table:table-cell>
          <table:table-cell office:value-type="float" office:value="33.439446366782" calcext:value-type="float">
            <text:p>33,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gDropPopu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0.602076124567474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81.584775086506" calcext:value-type="float">
            <text:p>581,58</text:p>
          </table:table-cell>
          <table:table-cell table:number-columns-repeated="2" office:value-type="float" office:value="0.41522491349481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5259515570934" calcext:value-type="float">
            <text:p>0,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mmar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0.761245674740484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8.23529411764706" calcext:value-type="float">
            <text:p>8,24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0.22837370242214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7820069204152" calcext:value-type="float">
            <text:p>2,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BLP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318.08984375" calcext:value-type="float">
            <text:p>318,09</text:p>
          </table:table-cell>
          <table:table-cell office:value-type="float" office:value="2.234375" calcext:value-type="float">
            <text:p>2,23</text:p>
          </table:table-cell>
          <table:table-cell office:value-type="float" office:value="21.77734375" calcext:value-type="float">
            <text:p>21,78</text:p>
          </table:table-cell>
          <table:table-cell office:value-type="float" office:value="1013.15234375" calcext:value-type="float">
            <text:p>1.013,15</text:p>
          </table:table-cell>
          <table:table-cell office:value-type="float" office:value="57.12109375" calcext:value-type="float">
            <text:p>57,12</text:p>
          </table:table-cell>
          <table:table-cell office:value-type="float" office:value="43.1875" calcext:value-type="float">
            <text:p>43,19</text:p>
          </table:table-cell>
          <table:table-cell office:value-type="float" office:value="29" calcext:value-type="float">
            <text:p>29,00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18.4375" calcext:value-type="float">
            <text:p>118,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y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0.62109375" calcext:value-type="float">
            <text:p>0,62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21.77734375" calcext:value-type="float">
            <text:p>21,78</text:p>
          </table:table-cell>
          <table:table-cell office:value-type="float" office:value="4.6875" calcext:value-type="float">
            <text:p>4,69</text:p>
          </table:table-cell>
          <table:table-cell office:value-type="float" office:value="0.9375" calcext:value-type="float">
            <text:p>0,94</text:p>
          </table:table-cell>
          <table:table-cell office:value-type="float" office:value="4.83984375" calcext:value-type="float">
            <text:p>4,84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1875" calcext:value-type="float">
            <text:p>0,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34.21484375" calcext:value-type="float">
            <text:p>34,21</text:p>
          </table:table-cell>
          <table:table-cell office:value-type="float" office:value="0.984375" calcext:value-type="float">
            <text:p>0,98</text:p>
          </table:table-cell>
          <table:table-cell office:value-type="float" office:value="18" calcext:value-type="float">
            <text:p>18,00</text:p>
          </table:table-cell>
          <table:table-cell office:value-type="float" office:value="27.62109375" calcext:value-type="float">
            <text:p>27,62</text:p>
          </table:table-cell>
          <table:table-cell office:value-type="float" office:value="10.234375" calcext:value-type="float">
            <text:p>10,23</text:p>
          </table:table-cell>
          <table:table-cell office:value-type="float" office:value="3.05859375" calcext:value-type="float">
            <text:p>3,06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7.40234375" calcext:value-type="float">
            <text:p>7,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btexSt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3.609375" calcext:value-type="float">
            <text:p>3,61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24609375" calcext:value-type="float">
            <text:p>2,25</text:p>
          </table:table-cell>
          <table:table-cell office:value-type="float" office:value="1.359375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float" office:value="0.90234375" calcext:value-type="float">
            <text:p>0,9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2.484375" calcext:value-type="float">
            <text:p>2,4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81.15234375" calcext:value-type="float">
            <text:p>181,15</text:p>
          </table:table-cell>
          <table:table-cell office:value-type="float" office:value="4.484375" calcext:value-type="float">
            <text:p>4,48</text:p>
          </table:table-cell>
          <table:table-cell office:value-type="float" office:value="0.1875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.33984375" calcext:value-type="float">
            <text:p>1,34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mportInspection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0.5625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35.9375" calcext:value-type="float">
            <text:p>135,94</text:p>
          </table:table-cell>
          <table:table-cell office:value-type="float" office:value="5.484375" calcext:value-type="float">
            <text:p>5,48</text:p>
          </table:table-cell>
          <table:table-cell office:value-type="float" office:value="0.109375" calcext:value-type="float">
            <text:p>0,11</text:p>
          </table:table-cell>
          <table:table-cell office:value-type="float" office:value="0.46484375" calcext:value-type="float">
            <text:p>0,46</text:p>
          </table:table-cell>
          <table:table-cell office:value-type="float" office:value="0" calcext:value-type="float">
            <text:p>0,00</text:p>
          </table:table-cell>
          <table:table-cell office:value-type="float" office:value="1.359375" calcext:value-type="float">
            <text:p>1,36</text:p>
          </table:table-cell>
          <table:table-cell office:value-type="float" office:value="2" calcext:value-type="float">
            <text:p>2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oableRemove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12.875" calcext:value-type="float">
            <text:p>12,8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7.734375" calcext:value-type="float">
            <text:p>17,73</text:p>
          </table:table-cell>
          <table:table-cell office:value-type="float" office:value="313.5625" calcext:value-type="float">
            <text:p>313,56</text:p>
          </table:table-cell>
          <table:table-cell office:value-type="float" office:value="0.9375" calcext:value-type="float">
            <text:p>0,94</text:p>
          </table:table-cell>
          <table:table-cell office:value-type="float" office:value="0.37109375" calcext:value-type="float">
            <text:p>0,37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96484375" calcext:value-type="float">
            <text:p>0,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bRefExecutor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3.4375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36.3125" calcext:value-type="float">
            <text:p>36,31</text:p>
          </table:table-cell>
          <table:table-cell office:value-type="float" office:value="24.109375" calcext:value-type="float">
            <text:p>24,11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859375" calcext:value-type="float">
            <text:p>0,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AI2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3.24609375" calcext:value-type="float">
            <text:p>3,25</text:p>
          </table:table-cell>
          <table:table-cell office:value-type="float" office:value="0" calcext:value-type="float">
            <text:p>0,00</text:p>
          </table:table-cell>
          <table:table-cell office:value-type="float" office:value="562.24609375" calcext:value-type="float">
            <text:p>562,25</text:p>
          </table:table-cell>
          <table:table-cell office:value-type="float" office:value="3.21484375" calcext:value-type="float">
            <text:p>3,21</text:p>
          </table:table-cell>
          <table:table-cell table:number-columns-repeated="2"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1.8125" calcext:value-type="float">
            <text:p>1,81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istenceTableColum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107.1875" calcext:value-type="float">
            <text:p>107,19</text:p>
          </table:table-cell>
          <table:table-cell office:value-type="float" office:value="6.8125" calcext:value-type="float">
            <text:p>6,81</text:p>
          </table:table-cell>
          <table:table-cell office:value-type="float" office:value="315.02734375" calcext:value-type="float">
            <text:p>315,03</text:p>
          </table:table-cell>
          <table:table-cell office:value-type="float" office:value="134.65234375" calcext:value-type="float">
            <text:p>134,65</text:p>
          </table:table-cell>
          <table:table-cell office:value-type="float" office:value="0.74609375" calcext:value-type="float">
            <text:p>0,75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3.359375" calcext:value-type="float">
            <text:p>3,36</text:p>
          </table:table-cell>
          <table:table-cell office:value-type="float" office:value="0.484375" calcext:value-type="float">
            <text:p>0,48</text:p>
          </table:table-cell>
          <table:table-cell office:value-type="float" office:value="6.33984375" calcext:value-type="float">
            <text:p>6,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2.859375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71.46484375" calcext:value-type="float">
            <text:p>71,46</text:p>
          </table:table-cell>
          <table:table-cell office:value-type="float" office:value="3.734375" calcext:value-type="float">
            <text:p>3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.109375" calcext:value-type="float">
            <text:p>1,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ferableEntry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5103.02222222222" calcext:value-type="float">
            <text:p>5.103,02</text:p>
          </table:table-cell>
          <table:table-cell office:value-type="float" office:value="28.16" calcext:value-type="float">
            <text:p>28,16</text:p>
          </table:table-cell>
          <table:table-cell office:value-type="float" office:value="165.226666666667" calcext:value-type="float">
            <text:p>165,23</text:p>
          </table:table-cell>
          <table:table-cell office:value-type="float" office:value="5070.29333333333" calcext:value-type="float">
            <text:p>5.070,29</text:p>
          </table:table-cell>
          <table:table-cell office:value-type="float" office:value="476.328888888889" calcext:value-type="float">
            <text:p>476,33</text:p>
          </table:table-cell>
          <table:table-cell office:value-type="float" office:value="100.506666666667" calcext:value-type="float">
            <text:p>100,51</text:p>
          </table:table-cell>
          <table:table-cell office:value-type="float" office:value="204.995555555556" calcext:value-type="float">
            <text:p>205,00</text:p>
          </table:table-cell>
          <table:table-cell office:value-type="float" office:value="0" calcext:value-type="float">
            <text:p>0,00</text:p>
          </table:table-cell>
          <table:table-cell office:value-type="float" office:value="706.195555555556" calcext:value-type="float">
            <text:p>706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oCompleteSuppor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304.915555555556" calcext:value-type="float">
            <text:p>304,92</text:p>
          </table:table-cell>
          <table:table-cell office:value-type="float" office:value="0" calcext:value-type="float">
            <text:p>0,00</text:p>
          </table:table-cell>
          <table:table-cell office:value-type="float" office:value="219.662222222222" calcext:value-type="float">
            <text:p>219,66</text:p>
          </table:table-cell>
          <table:table-cell office:value-type="float" office:value="1914.64888888889" calcext:value-type="float">
            <text:p>1.914,65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2.2933333333333" calcext:value-type="float">
            <text:p>22,29</text:p>
          </table:table-cell>
          <table:table-cell office:value-type="float" office:value="11.7066666666667" calcext:value-type="float">
            <text:p>11,71</text:p>
          </table:table-cell>
          <table:table-cell office:value-type="float" office:value="4.11555555555556" calcext:value-type="float">
            <text:p>4,12</text:p>
          </table:table-cell>
          <table:table-cell office:value-type="float" office:value="7.6" calcext:value-type="float">
            <text:p>7,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EETran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136.595555555556" calcext:value-type="float">
            <text:p>136,60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255.315555555556" calcext:value-type="float">
            <text:p>255,32</text:p>
          </table:table-cell>
          <table:table-cell office:value-type="float" office:value="1.52888888888889" calcext:value-type="float">
            <text:p>1,53</text:p>
          </table:table-cell>
          <table:table-cell office:value-type="float" office:value="16.9955555555556" calcext:value-type="float">
            <text:p>17,00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12.3555555555556" calcext:value-type="float">
            <text:p>12,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25.2" calcext:value-type="float">
            <text:p>25,20</text:p>
          </table:table-cell>
          <table:table-cell office:value-type="float" office:value="0.16" calcext:value-type="float">
            <text:p>0,16</text:p>
          </table:table-cell>
          <table:table-cell office:value-type="float" office:value="12.2222222222222" calcext:value-type="float">
            <text:p>12,22</text:p>
          </table:table-cell>
          <table:table-cell office:value-type="float" office:value="38.0266666666667" calcext:value-type="float">
            <text:p>38,03</text:p>
          </table:table-cell>
          <table:table-cell office:value-type="float" office:value="37.4488888888889" calcext:value-type="float">
            <text:p>37,45</text:p>
          </table:table-cell>
          <table:table-cell office:value-type="float" office:value="16.5155555555556" calcext:value-type="float">
            <text:p>16,52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baseUt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442.648888888889" calcext:value-type="float">
            <text:p>442,6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211.422222222222" calcext:value-type="float">
            <text:p>211,42</text:p>
          </table:table-cell>
          <table:table-cell office:value-type="float" office:value="501.528888888889" calcext:value-type="float">
            <text:p>501,53</text:p>
          </table:table-cell>
          <table:table-cell office:value-type="float" office:value="13.3155555555556" calcext:value-type="float">
            <text:p>13,32</text:p>
          </table:table-cell>
          <table:table-cell office:value-type="float" office:value="12.9155555555556" calcext:value-type="float">
            <text:p>12,92</text:p>
          </table:table-cell>
          <table:table-cell office:value-type="float" office:value="15.3955555555556" calcext:value-type="float">
            <text:p>15,40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116.515555555556" calcext:value-type="float">
            <text:p>116,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namePdf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4.7822222222222" calcext:value-type="float">
            <text:p>24,78</text:p>
          </table:table-cell>
          <table:table-cell office:value-type="float" office:value="16.8888888888889" calcext:value-type="float">
            <text:p>16,89</text:p>
          </table:table-cell>
          <table:table-cell office:value-type="float" office:value="2.86222222222222" calcext:value-type="float">
            <text:p>2,86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0.915555555555555" calcext:value-type="float">
            <text:p>0,9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3.44888888888889" calcext:value-type="float">
            <text:p>3,45</text:p>
          </table:table-cell>
          <table:table-cell office:value-type="float" office:value="0" calcext:value-type="float">
            <text:p>0,00</text:p>
          </table:table-cell>
          <table:table-cell office:value-type="float" office:value="1.92888888888889" calcext:value-type="float">
            <text:p>1,93</text:p>
          </table:table-cell>
          <table:table-cell office:value-type="float" office:value="3.30666666666666" calcext:value-type="float">
            <text:p>3,31</text:p>
          </table:table-cell>
          <table:table-cell office:value-type="float" office:value="0" calcext:value-type="float">
            <text:p>0,00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Ref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15.0488888888889" calcext:value-type="float">
            <text:p>15,05</text:p>
          </table:table-cell>
          <table:table-cell office:value-type="float" office:value="0" calcext:value-type="float">
            <text:p>0,00</text:p>
          </table:table-cell>
          <table:table-cell office:value-type="float" office:value="224.995555555556" calcext:value-type="float">
            <text:p>225,00</text:p>
          </table:table-cell>
          <table:table-cell office:value-type="float" office:value="11.3955555555556" calcext:value-type="float">
            <text:p>11,40</text:p>
          </table:table-cell>
          <table:table-cell office:value-type="float" office:value="0.56" calcext:value-type="float">
            <text:p>0,56</text:p>
          </table:table-cell>
          <table:table-cell office:value-type="float" office:value="0.38222222222222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.906666666666667" calcext:value-type="float">
            <text:p>0,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Dro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30.5955555555556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,00</text:p>
          </table:table-cell>
          <table:table-cell office:value-type="float" office:value="57.3955555555556" calcext:value-type="float">
            <text:p>57,40</text:p>
          </table:table-cell>
          <table:table-cell office:value-type="float" office:value="1.76" calcext:value-type="float">
            <text:p>1,76</text:p>
          </table:table-cell>
          <table:table-cell office:value-type="float" office:value="0.38222222222222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0.773333333333333" calcext:value-type="float">
            <text:p>0,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Field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3.09333333333333" calcext:value-type="float">
            <text:p>3,0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35.5555555555555" calcext:value-type="float">
            <text:p>35,56</text:p>
          </table:table-cell>
          <table:table-cell office:value-type="float" office:value="9.28888888888889" calcext:value-type="float">
            <text:p>9,29</text:p>
          </table:table-cell>
          <table:table-cell office:value-type="float" office:value="0" calcext:value-type="float">
            <text:p>0,00</text:p>
          </table:table-cell>
          <table:table-cell office:value-type="float" office:value="0.355555555555555" calcext:value-type="float">
            <text:p>0,3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leUpdat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35.5822222222222" calcext:value-type="float">
            <text:p>35,58</text:p>
          </table:table-cell>
          <table:table-cell office:value-type="float" office:value="0" calcext:value-type="float">
            <text:p>0,00</text:p>
          </table:table-cell>
          <table:table-cell office:value-type="float" office:value="7358" calcext:value-type="float">
            <text:p>7.358,00</text:p>
          </table:table-cell>
          <table:table-cell office:value-type="float" office:value="21.6888888888889" calcext:value-type="float">
            <text:p>21,69</text:p>
          </table:table-cell>
          <table:table-cell office:value-type="float" office:value="1.31555555555556" calcext:value-type="float">
            <text:p>1,32</text:p>
          </table:table-cell>
          <table:table-cell table:number-columns-repeated="2" office:value-type="float" office:value="0.328888888888889" calcext:value-type="float">
            <text:p>0,33</text:p>
          </table:table-cell>
          <table:table-cell office:value-type="float" office:value="1.04" calcext:value-type="float">
            <text:p>1,04</text:p>
          </table:table-cell>
          <table:table-cell office:value-type="float" office:value="10.5155555555556" calcext:value-type="float">
            <text:p>10,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btex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31.555555555556" calcext:value-type="float">
            <text:p>131,56</text:p>
          </table:table-cell>
          <table:table-cell office:value-type="float" office:value="5.84888888888889" calcext:value-type="float">
            <text:p>5,85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31555555555556" calcext:value-type="float">
            <text:p>1,32</text:p>
          </table:table-cell>
          <table:table-cell office:value-type="float" office:value="1.49333333333333" calcext:value-type="float">
            <text:p>1,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oableInser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7.92888888888889" calcext:value-type="float">
            <text:p>7,93</text:p>
          </table:table-cell>
          <table:table-cell office:value-type="float" office:value="0.16" calcext:value-type="float">
            <text:p>0,16</text:p>
          </table:table-cell>
          <table:table-cell office:value-type="float" office:value="5.70666666666667" calcext:value-type="float">
            <text:p>5,71</text:p>
          </table:table-cell>
          <table:table-cell office:value-type="float" office:value="5.79555555555556" calcext:value-type="float">
            <text:p>5,80</text:p>
          </table:table-cell>
          <table:table-cell table:number-columns-repeated="2" office:value-type="float" office:value="0.248888888888889" calcext:value-type="float">
            <text:p>0,25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95555555555556" calcext:value-type="float">
            <text:p>1,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ki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51.8488888888889" calcext:value-type="float">
            <text:p>51,85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24.8888888888889" calcext:value-type="float">
            <text:p>24,89</text:p>
          </table:table-cell>
          <table:table-cell office:value-type="float" office:value="67.2622222222222" calcext:value-type="float">
            <text:p>67,26</text:p>
          </table:table-cell>
          <table:table-cell office:value-type="float" office:value="0.115555555555556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3.52888888888889" calcext:value-type="float">
            <text:p>3,53</text:p>
          </table:table-cell>
          <table:table-cell office:value-type="float" office:value="0" calcext:value-type="float">
            <text:p>0,00</text:p>
          </table:table-cell>
          <table:table-cell office:value-type="float" office:value="27.7955555555556" calcext:value-type="float">
            <text:p>27,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1000.5306122449" calcext:value-type="float">
            <text:p>1.000,53</text:p>
          </table:table-cell>
          <table:table-cell office:value-type="float" office:value="18.4081632653061" calcext:value-type="float">
            <text:p>18,41</text:p>
          </table:table-cell>
          <table:table-cell office:value-type="float" office:value="51.9183673469388" calcext:value-type="float">
            <text:p>51,92</text:p>
          </table:table-cell>
          <table:table-cell office:value-type="float" office:value="872.408163265306" calcext:value-type="float">
            <text:p>872,41</text:p>
          </table:table-cell>
          <table:table-cell office:value-type="float" office:value="142.285714285714" calcext:value-type="float">
            <text:p>142,29</text:p>
          </table:table-cell>
          <table:table-cell office:value-type="float" office:value="44.2040816326531" calcext:value-type="float">
            <text:p>44,20</text:p>
          </table:table-cell>
          <table:table-cell office:value-type="float" office:value="82.9234693877551" calcext:value-type="float">
            <text:p>82,92</text:p>
          </table:table-cell>
          <table:table-cell office:value-type="float" office:value="0" calcext:value-type="float">
            <text:p>0,00</text:p>
          </table:table-cell>
          <table:table-cell office:value-type="float" office:value="267.923469387755" calcext:value-type="float">
            <text:p>267,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DatabaseContex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0.168367346938775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91836734693877" calcext:value-type="float">
            <text:p>6,92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5.530612244898" calcext:value-type="float">
            <text:p>15,5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tri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90.9795918367347" calcext:value-type="float">
            <text:p>90,98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1.06122448979592" calcext:value-type="float">
            <text:p>1,06</text:p>
          </table:table-cell>
          <table:table-cell office:value-type="float" office:value="253.372448979592" calcext:value-type="float">
            <text:p>253,37</text:p>
          </table:table-cell>
          <table:table-cell office:value-type="float" office:value="3.73979591836735" calcext:value-type="float">
            <text:p>3,74</text:p>
          </table:table-cell>
          <table:table-cell office:value-type="float" office:value="9.12244897959184" calcext:value-type="float">
            <text:p>9,12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0" calcext:value-type="float">
            <text:p>0,00</text:p>
          </table:table-cell>
          <table:table-cell office:value-type="float" office:value="21.2448979591837" calcext:value-type="float">
            <text:p>21,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Strin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6.53571428571429" calcext:value-type="float">
            <text:p>6,54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3.9438775510204" calcext:value-type="float">
            <text:p>23,94</text:p>
          </table:table-cell>
          <table:table-cell office:value-type="float" office:value="21.0255102040816" calcext:value-type="float">
            <text:p>21,03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texKey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0" calcext:value-type="float">
            <text:p>0,00</text:p>
          </table:table-cell>
          <table:table-cell office:value-type="float" office:value="195.918367346939" calcext:value-type="float">
            <text:p>195,92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0.0663265306122448" calcext:value-type="float">
            <text:p>0,07</text:p>
          </table:table-cell>
          <table:table-cell office:value-type="float" office:value="2.95918367346939" calcext:value-type="float">
            <text:p>2,96</text:p>
          </table:table-cell>
          <table:table-cell office:value-type="float" office:value="0" calcext:value-type="float">
            <text:p>0,00</text:p>
          </table:table-cell>
          <table:table-cell office:value-type="float" office:value="1.55102040816327" calcext:value-type="float">
            <text:p>1,55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BibORDF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2.5969387755102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19.122448979592" calcext:value-type="float">
            <text:p>119,12</text:p>
          </table:table-cell>
          <table:table-cell office:value-type="float" office:value="14.0663265306122" calcext:value-type="float">
            <text:p>14,07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2.16836734693878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0.454081632653061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ple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30.2295918367347" calcext:value-type="float">
            <text:p>30,23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9.1428571428571" calcext:value-type="float">
            <text:p>19,14</text:p>
          </table:table-cell>
          <table:table-cell office:value-type="float" office:value="529.34693877551" calcext:value-type="float">
            <text:p>529,35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2.22959183673469" calcext:value-type="float">
            <text:p>2,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breviation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79.6734693877551" calcext:value-type="float">
            <text:p>79,67</text:p>
          </table:table-cell>
          <table:table-cell office:value-type="float" office:value="0" calcext:value-type="float">
            <text:p>0,00</text:p>
          </table:table-cell>
          <table:table-cell office:value-type="float" office:value="24.4897959183673" calcext:value-type="float">
            <text:p>24,49</text:p>
          </table:table-cell>
          <table:table-cell office:value-type="float" office:value="35.9795918367347" calcext:value-type="float">
            <text:p>35,98</text:p>
          </table:table-cell>
          <table:table-cell office:value-type="float" office:value="3.45408163265306" calcext:value-type="float">
            <text:p>3,45</text:p>
          </table:table-cell>
          <table:table-cell office:value-type="float" office:value="1.37244897959184" calcext:value-type="float">
            <text:p>1,37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leDialo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55.8163265306122" calcext:value-type="float">
            <text:p>55,8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006.20918367347" calcext:value-type="float">
            <text:p>1.006,21</text:p>
          </table:table-cell>
          <table:table-cell office:value-type="float" office:value="54.515306122449" calcext:value-type="float">
            <text:p>54,52</text:p>
          </table:table-cell>
          <table:table-cell office:value-type="float" office:value="2.40816326530612" calcext:value-type="float">
            <text:p>2,41</text:p>
          </table:table-cell>
          <table:table-cell office:value-type="float" office:value="0.51530612244898" calcext:value-type="float">
            <text:p>0,52</text:p>
          </table:table-cell>
          <table:table-cell office:value-type="float" office:value="1.51530612244898" calcext:value-type="float">
            <text:p>1,5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.658163265306122" calcext:value-type="float">
            <text:p>0,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ticalLabelU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11.8214285714286" calcext:value-type="float">
            <text:p>11,82</text:p>
          </table:table-cell>
          <table:table-cell office:value-type="float" office:value="0" calcext:value-type="float">
            <text:p>0,00</text:p>
          </table:table-cell>
          <table:table-cell office:value-type="float" office:value="14.9234693877551" calcext:value-type="float">
            <text:p>14,92</text:p>
          </table:table-cell>
          <table:table-cell office:value-type="float" office:value="10.3520408163265" calcext:value-type="float">
            <text:p>10,35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.494897959183673" calcext:value-type="float">
            <text:p>0,49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209183673469388" calcext:value-type="float">
            <text:p>0,21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de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370.494897959184" calcext:value-type="float">
            <text:p>370,49</text:p>
          </table:table-cell>
          <table:table-cell office:value-type="float" office:value="19.3877551020408" calcext:value-type="float">
            <text:p>19,39</text:p>
          </table:table-cell>
          <table:table-cell office:value-type="float" office:value="5.71428571428571" calcext:value-type="float">
            <text:p>5,71</text:p>
          </table:table-cell>
          <table:table-cell office:value-type="float" office:value="136.673469387755" calcext:value-type="float">
            <text:p>136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5.6938775510204" calcext:value-type="float">
            <text:p>25,69</text:p>
          </table:table-cell>
          <table:table-cell office:value-type="float" office:value="0" calcext:value-type="float">
            <text:p>0,00</text:p>
          </table:table-cell>
          <table:table-cell office:value-type="float" office:value="35.9795918367347" calcext:value-type="float">
            <text:p>35,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Qu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0.544378698224852" calcext:value-type="float">
            <text:p>0,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.207100591716" calcext:value-type="float">
            <text:p>13,21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144.745562130178" calcext:value-type="float">
            <text:p>144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526.674556213018" calcext:value-type="float">
            <text:p>526,67</text:p>
          </table:table-cell>
          <table:table-cell office:value-type="float" office:value="10.2840236686391" calcext:value-type="float">
            <text:p>10,28</text:p>
          </table:table-cell>
          <table:table-cell office:value-type="float" office:value="6.21301775147929" calcext:value-type="float">
            <text:p>6,21</text:p>
          </table:table-cell>
          <table:table-cell office:value-type="float" office:value="210.899408284024" calcext:value-type="float">
            <text:p>210,90</text:p>
          </table:table-cell>
          <table:table-cell office:value-type="float" office:value="28.6390532544379" calcext:value-type="float">
            <text:p>28,64</text:p>
          </table:table-cell>
          <table:table-cell office:value-type="float" office:value="114.224852071006" calcext:value-type="float">
            <text:p>114,22</text:p>
          </table:table-cell>
          <table:table-cell office:value-type="float" office:value="75.7869822485207" calcext:value-type="float">
            <text:p>75,79</text:p>
          </table:table-cell>
          <table:table-cell office:value-type="float" office:value="0" calcext:value-type="float">
            <text:p>0,00</text:p>
          </table:table-cell>
          <table:table-cell office:value-type="float" office:value="142.248520710059" calcext:value-type="float">
            <text:p>142,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DatabaseModeDet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11.905325443787" calcext:value-type="float">
            <text:p>11,91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91.715976331361" calcext:value-type="float">
            <text:p>91,72</text:p>
          </table:table-cell>
          <table:table-cell office:value-type="float" office:value="158.745562130178" calcext:value-type="float">
            <text:p>158,75</text:p>
          </table:table-cell>
          <table:table-cell office:value-type="float" office:value="3.78698224852071" calcext:value-type="float">
            <text:p>3,79</text:p>
          </table:table-cell>
          <table:table-cell office:value-type="float" office:value="34.0828402366864" calcext:value-type="float">
            <text:p>34,08</text:p>
          </table:table-cell>
          <table:table-cell office:value-type="float" office:value="0.556213017751479" calcext:value-type="float">
            <text:p>0,56</text:p>
          </table:table-cell>
          <table:table-cell office:value-type="float" office:value="1.01775147928994" calcext:value-type="float">
            <text:p>1,02</text:p>
          </table:table-cell>
          <table:table-cell office:value-type="float" office:value="0.946745562130177" calcext:value-type="float">
            <text:p>0,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bRef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427.715976331361" calcext:value-type="float">
            <text:p>427,72</text:p>
          </table:table-cell>
          <table:table-cell office:value-type="float" office:value="10.2248520710059" calcext:value-type="float">
            <text:p>10,22</text:p>
          </table:table-cell>
          <table:table-cell office:value-type="float" office:value="260.94674556213" calcext:value-type="float">
            <text:p>260,95</text:p>
          </table:table-cell>
          <table:table-cell office:value-type="float" office:value="230.556213017751" calcext:value-type="float">
            <text:p>230,56</text:p>
          </table:table-cell>
          <table:table-cell office:value-type="float" office:value="6.07100591715976" calcext:value-type="float">
            <text:p>6,07</text:p>
          </table:table-cell>
          <table:table-cell office:value-type="float" office:value="26.6863905325444" calcext:value-type="float">
            <text:p>26,69</text:p>
          </table:table-cell>
          <table:table-cell office:value-type="float" office:value="14.4615384615385" calcext:value-type="float">
            <text:p>14,46</text:p>
          </table:table-cell>
          <table:table-cell office:value-type="float" office:value="1.01775147928994" calcext:value-type="float">
            <text:p>1,02</text:p>
          </table:table-cell>
          <table:table-cell office:value-type="float" office:value="83.6094674556213" calcext:value-type="float">
            <text:p>83,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urnalAbbreviationLoa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30.082840236686" calcext:value-type="float">
            <text:p>130,08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406.710059171598" calcext:value-type="float">
            <text:p>406,71</text:p>
          </table:table-cell>
          <table:table-cell office:value-type="float" office:value="2452.99408284024" calcext:value-type="float">
            <text:p>2.452,99</text:p>
          </table:table-cell>
          <table:table-cell office:value-type="float" office:value="92.0236686390533" calcext:value-type="float">
            <text:p>92,02</text:p>
          </table:table-cell>
          <table:table-cell office:value-type="float" office:value="21.5621301775148" calcext:value-type="float">
            <text:p>21,56</text:p>
          </table:table-cell>
          <table:table-cell office:value-type="float" office:value="4.86390532544379" calcext:value-type="float">
            <text:p>4,86</text:p>
          </table:table-cell>
          <table:table-cell office:value-type="float" office:value="0.390532544378698" calcext:value-type="float">
            <text:p>0,39</text:p>
          </table:table-cell>
          <table:table-cell office:value-type="float" office:value="50.1301775147929" calcext:value-type="float">
            <text:p>50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p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800.520710059172" calcext:value-type="float">
            <text:p>800,52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297.609467455621" calcext:value-type="float">
            <text:p>297,61</text:p>
          </table:table-cell>
          <table:table-cell office:value-type="float" office:value="6.55621301775148" calcext:value-type="float">
            <text:p>6,56</text:p>
          </table:table-cell>
          <table:table-cell office:value-type="float" office:value="17.7751479289941" calcext:value-type="float">
            <text:p>17,78</text:p>
          </table:table-cell>
          <table:table-cell office:value-type="float" office:value="8.79289940828402" calcext:value-type="float">
            <text:p>8,79</text:p>
          </table:table-cell>
          <table:table-cell office:value-type="float" office:value="0" calcext:value-type="float">
            <text:p>0,00</text:p>
          </table:table-cell>
          <table:table-cell office:value-type="float" office:value="124.899408284024" calcext:value-type="float">
            <text:p>124,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ienceDire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25.6331360946746" calcext:value-type="float">
            <text:p>25,63</text:p>
          </table:table-cell>
          <table:table-cell office:value-type="float" office:value="6.98224852071006" calcext:value-type="float">
            <text:p>6,98</text:p>
          </table:table-cell>
          <table:table-cell office:value-type="float" office:value="1.91715976331361" calcext:value-type="float">
            <text:p>1,92</text:p>
          </table:table-cell>
          <table:table-cell office:value-type="float" office:value="16.094674556213" calcext:value-type="float">
            <text:p>16,09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ir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410.284023668639" calcext:value-type="float">
            <text:p>410,28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113.289940828402" calcext:value-type="float">
            <text:p>113,29</text:p>
          </table:table-cell>
          <table:table-cell office:value-type="float" office:value="1474.08284023669" calcext:value-type="float">
            <text:p>1.474,08</text:p>
          </table:table-cell>
          <table:table-cell office:value-type="float" office:value="6.28402366863905" calcext:value-type="float">
            <text:p>6,28</text:p>
          </table:table-cell>
          <table:table-cell office:value-type="float" office:value="15.0769230769231" calcext:value-type="float">
            <text:p>15,08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76.7100591715977" calcext:value-type="float">
            <text:p>76,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Resolu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1182.09467455621" calcext:value-type="float">
            <text:p>1.182,09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210.840236686391" calcext:value-type="float">
            <text:p>210,84</text:p>
          </table:table-cell>
          <table:table-cell office:value-type="float" office:value="818.98224852071" calcext:value-type="float">
            <text:p>818,98</text:p>
          </table:table-cell>
          <table:table-cell office:value-type="float" office:value="15.1479289940828" calcext:value-type="float">
            <text:p>15,15</text:p>
          </table:table-cell>
          <table:table-cell office:value-type="float" office:value="13.905325443787" calcext:value-type="float">
            <text:p>13,91</text:p>
          </table:table-cell>
          <table:table-cell office:value-type="float" office:value="31.5147928994083" calcext:value-type="float">
            <text:p>31,51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711.467455621302" calcext:value-type="float">
            <text:p>711,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ferencesMigr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5.56213017751479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41.4437869822485" calcext:value-type="float">
            <text:p>41,44</text:p>
          </table:table-cell>
          <table:table-cell office:value-type="float" office:value="5.15976331360947" calcext:value-type="float">
            <text:p>5,16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11.5147928994083" calcext:value-type="float">
            <text:p>11,51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0.402366863905326" calcext:value-type="float">
            <text:p>0,40</text:p>
          </table:table-cell>
          <table:table-cell office:value-type="float" office:value="2.1301775147929" calcext:value-type="float">
            <text:p>2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emonicAwar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2.5207100591716" calcext:value-type="float">
            <text:p>2,52</text:p>
          </table:table-cell>
          <table:table-cell office:value-type="float" office:value="0" calcext:value-type="float">
            <text:p>0,00</text:p>
          </table:table-cell>
          <table:table-cell office:value-type="float" office:value="118.863905325444" calcext:value-type="float">
            <text:p>118,86</text:p>
          </table:table-cell>
          <table:table-cell office:value-type="float" office:value="4.24852071005917" calcext:value-type="float">
            <text:p>4,25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8.5207100591716" calcext:value-type="float">
            <text:p>8,52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Key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3.10059171597633" calcext:value-type="float">
            <text:p>3,10</text:p>
          </table:table-cell>
          <table:table-cell office:value-type="float" office:value="0" calcext:value-type="float">
            <text:p>0,00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5.1715976331361" calcext:value-type="float">
            <text:p>5,17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6.55621301775148" calcext:value-type="float">
            <text:p>6,56</text:p>
          </table:table-cell>
          <table:table-cell office:value-type="float" office:value="0" calcext:value-type="float">
            <text:p>0,00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Preamble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32.7100591715976" calcext:value-type="float">
            <text:p>32,71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39.9408284023669" calcext:value-type="float">
            <text:p>39,94</text:p>
          </table:table-cell>
          <table:table-cell office:value-type="float" office:value="55.1597633136095" calcext:value-type="float">
            <text:p>55,16</text:p>
          </table:table-cell>
          <table:table-cell office:value-type="float" office:value="1.13609467455621" calcext:value-type="float">
            <text:p>1,14</text:p>
          </table:table-cell>
          <table:table-cell office:value-type="float" office:value="6.21301775147929" calcext:value-type="float">
            <text:p>6,21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0.331360946745562" calcext:value-type="float">
            <text:p>0,33</text:p>
          </table:table-cell>
          <table:table-cell office:value-type="float" office:value="10.5443786982249" calcext:value-type="float">
            <text:p>10,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e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227.775147928994" calcext:value-type="float">
            <text:p>227,78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51.940828402367" calcext:value-type="float">
            <text:p>151,94</text:p>
          </table:table-cell>
          <table:table-cell office:value-type="float" office:value="186.899408284024" calcext:value-type="float">
            <text:p>186,90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6.05917159763314" calcext:value-type="float">
            <text:p>6,06</text:p>
          </table:table-cell>
          <table:table-cell office:value-type="float" office:value="5.75147928994083" calcext:value-type="float">
            <text:p>5,75</text:p>
          </table:table-cell>
          <table:table-cell office:value-type="float" office:value="0.63905325443787" calcext:value-type="float">
            <text:p>0,64</text:p>
          </table:table-cell>
          <table:table-cell office:value-type="float" office:value="70.2366863905326" calcext:value-type="float">
            <text:p>70,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ipBoard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22.8994082840237" calcext:value-type="float">
            <text:p>22,90</text:p>
          </table:table-cell>
          <table:table-cell office:value-type="float" office:value="0" calcext:value-type="float">
            <text:p>0,00</text:p>
          </table:table-cell>
          <table:table-cell office:value-type="float" office:value="34.0828402366864" calcext:value-type="float">
            <text:p>34,08</text:p>
          </table:table-cell>
          <table:table-cell office:value-type="float" office:value="111.905325443787" calcext:value-type="float">
            <text:p>111,91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2.69822485207101" calcext:value-type="float">
            <text:p>2,70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2.46153846153846" calcext:value-type="float">
            <text:p>2,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meTypeDet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2.36686390532544" calcext:value-type="float">
            <text:p>2,37</text:p>
          </table:table-cell>
          <table:table-cell office:value-type="float" office:value="0" calcext:value-type="float">
            <text:p>0,00</text:p>
          </table:table-cell>
          <table:table-cell office:value-type="float" office:value="4.43786982248521" calcext:value-type="float">
            <text:p>4,44</text:p>
          </table:table-cell>
          <table:table-cell office:value-type="float" office:value="3.66863905325444" calcext:value-type="float">
            <text:p>3,67</text:p>
          </table:table-cell>
          <table:table-cell office:value-type="float" office:value="1.59763313609467" calcext:value-type="float">
            <text:p>1,60</text:p>
          </table:table-cell>
          <table:table-cell office:value-type="float" office:value="0.828402366863905" calcext:value-type="float">
            <text:p>0,83</text:p>
          </table:table-cell>
          <table:table-cell office:value-type="float" office:value="0.17751479289940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HandlerImp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3.05325443786982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7.66863905325444" calcext:value-type="float">
            <text:p>7,67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91715976331361" calcext:value-type="float">
            <text:p>1,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texString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8.09467455621302" calcext:value-type="float">
            <text:p>8,09</text:p>
          </table:table-cell>
          <table:table-cell office:value-type="float" office:value="0" calcext:value-type="float">
            <text:p>0,00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.62130177514793" calcext:value-type="float">
            <text:p>3,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tOrMiss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15.6923076923077" calcext:value-type="float">
            <text:p>15,69</text:p>
          </table:table-cell>
          <table:table-cell office:value-type="float" office:value="0.366863905325444" calcext:value-type="float">
            <text:p>0,37</text:p>
          </table:table-cell>
          <table:table-cell office:value-type="float" office:value="82.7455621301775" calcext:value-type="float">
            <text:p>82,75</text:p>
          </table:table-cell>
          <table:table-cell office:value-type="float" office:value="67.1597633136094" calcext:value-type="float">
            <text:p>67,16</text:p>
          </table:table-cell>
          <table:table-cell office:value-type="float" office:value="0.0710059171597634" calcext:value-type="float">
            <text:p>0,07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1.40828402366864" calcext:value-type="float">
            <text:p>1,41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.994082840236687" calcext:value-type="float">
            <text:p>0,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1444.48520710059" calcext:value-type="float">
            <text:p>1.444,49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8.69822485207101" calcext:value-type="float">
            <text:p>8,70</text:p>
          </table:table-cell>
          <table:table-cell office:value-type="float" office:value="1610.43786982249" calcext:value-type="float">
            <text:p>1.61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6.0828402366864" calcext:value-type="float">
            <text:p>26,08</text:p>
          </table:table-cell>
          <table:table-cell office:value-type="float" office:value="0" calcext:value-type="float">
            <text:p>0,00</text:p>
          </table:table-cell>
          <table:table-cell office:value-type="float" office:value="493.514792899408" calcext:value-type="float">
            <text:p>493,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nupPreset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2.21301775147929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3.25443786982248" calcext:value-type="float">
            <text:p>3,25</text:p>
          </table:table-cell>
          <table:table-cell office:value-type="float" office:value="5.90532544378698" calcext:value-type="float">
            <text:p>5,9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itForSaveOp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0.17751479289940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2.153846153846" calcext:value-type="float">
            <text:p>102,1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43.4097222222222" calcext:value-type="float">
            <text:p>43,41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3.74305555555556" calcext:value-type="float">
            <text:p>3,74</text:p>
          </table:table-cell>
          <table:table-cell office:value-type="float" office:value="20.2222222222222" calcext:value-type="float">
            <text:p>20,22</text:p>
          </table:table-cell>
          <table:table-cell office:value-type="float" office:value="2.40972222222222" calcext:value-type="float">
            <text:p>2,41</text:p>
          </table:table-cell>
          <table:table-cell office:value-type="float" office:value="67.7430555555556" calcext:value-type="float">
            <text:p>67,74</text:p>
          </table:table-cell>
          <table:table-cell office:value-type="float" office:value="3.88888888888889" calcext:value-type="float">
            <text:p>3,89</text:p>
          </table:table-cell>
          <table:table-cell office:value-type="float" office:value="0" calcext:value-type="float">
            <text:p>0,00</text:p>
          </table:table-cell>
          <table:table-cell office:value-type="float" office:value="9.80555555555555" calcext:value-type="float">
            <text:p>9,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5.85416666666667" calcext:value-type="float">
            <text:p>5,85</text:p>
          </table:table-cell>
          <table:table-cell office:value-type="float" office:value="0" calcext:value-type="float">
            <text:p>0,00</text:p>
          </table:table-cell>
          <table:table-cell office:value-type="float" office:value="122.076388888889" calcext:value-type="float">
            <text:p>122,08</text:p>
          </table:table-cell>
          <table:table-cell table:number-columns-repeated="2" office:value-type="float" office:value="16.8888888888889" calcext:value-type="float">
            <text:p>16,89</text:p>
          </table:table-cell>
          <table:table-cell office:value-type="float" office:value="42.3541666666667" calcext:value-type="float">
            <text:p>42,35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oabl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410.888888888889" calcext:value-type="float">
            <text:p>410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71.854166666667" calcext:value-type="float">
            <text:p>571,85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24.8888888888889" calcext:value-type="float">
            <text:p>24,89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7.5555555555555" calcext:value-type="float">
            <text:p>37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ingerLi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27.2430555555556" calcext:value-type="float">
            <text:p>27,24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107.666666666667" calcext:value-type="float">
            <text:p>107,67</text:p>
          </table:table-cell>
          <table:table-cell office:value-type="float" office:value="136.222222222222" calcext:value-type="float">
            <text:p>136,22</text:p>
          </table:table-cell>
          <table:table-cell office:value-type="float" office:value="0" calcext:value-type="float">
            <text:p>0,00</text:p>
          </table:table-cell>
          <table:table-cell office:value-type="float" office:value="14.9097222222222" calcext:value-type="float">
            <text:p>14,91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1.47222222222222" calcext:value-type="float">
            <text:p>1,47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dinalsToSuperscrip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763.388888888889" calcext:value-type="float">
            <text:p>763,39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312.409722222222" calcext:value-type="float">
            <text:p>312,41</text:p>
          </table:table-cell>
          <table:table-cell office:value-type="float" office:value="595.555555555556" calcext:value-type="float">
            <text:p>595,56</text:p>
          </table:table-cell>
          <table:table-cell office:value-type="float" office:value="8.55555555555555" calcext:value-type="float">
            <text:p>8,56</text:p>
          </table:table-cell>
          <table:table-cell office:value-type="float" office:value="13.6875" calcext:value-type="float">
            <text:p>13,69</text:p>
          </table:table-cell>
          <table:table-cell office:value-type="float" office:value="19.4722222222222" calcext:value-type="float">
            <text:p>19,4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69.409722222222" calcext:value-type="float">
            <text:p>169,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Xi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191.083333333333" calcext:value-type="float">
            <text:p>191,0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22.520833333333" calcext:value-type="float">
            <text:p>122,52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11.1875" calcext:value-type="float">
            <text:p>11,19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7.0833333333333" calcext:value-type="float">
            <text:p>67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yFetch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232.743055555555" calcext:value-type="float">
            <text:p>232,74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694.638888888889" calcext:value-type="float">
            <text:p>694,64</text:p>
          </table:table-cell>
          <table:table-cell office:value-type="float" office:value="4.22222222222222" calcext:value-type="float">
            <text:p>4,22</text:p>
          </table:table-cell>
          <table:table-cell office:value-type="float" office:value="9.5" calcext:value-type="float">
            <text:p>9,5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urnalAbbreviation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606.583333333333" calcext:value-type="float">
            <text:p>606,58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4.6875" calcext:value-type="float">
            <text:p>4,69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in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0.576388888888889" calcext:value-type="float">
            <text:p>0,5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.08333333333333" calcext:value-type="float">
            <text:p>2,08</text:p>
          </table:table-cell>
          <table:table-cell office:value-type="float" office:value="6.25" calcext:value-type="float">
            <text:p>6,25</text:p>
          </table:table-cell>
          <table:table-cell office:value-type="float" office:value="4.5" calcext:value-type="float">
            <text:p>4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1.30555555555556" calcext:value-type="float">
            <text:p>1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3.24305555555556" calcext:value-type="float">
            <text:p>3,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Field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439.576388888889" calcext:value-type="float">
            <text:p>439,58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13691.5555555556" calcext:value-type="float">
            <text:p>13.691,56</text:p>
          </table:table-cell>
          <table:table-cell office:value-type="float" office:value="405.6875" calcext:value-type="float">
            <text:p>405,69</text:p>
          </table:table-cell>
          <table:table-cell office:value-type="float" office:value="0.75" calcext:value-type="float">
            <text:p>0,75</text:p>
          </table:table-cell>
          <table:table-cell office:value-type="float" office:value="2.40972222222222" calcext:value-type="float">
            <text:p>2,41</text:p>
          </table:table-cell>
          <table:table-cell office:value-type="float" office:value="10.2222222222222" calcext:value-type="float">
            <text:p>10,22</text:p>
          </table:table-cell>
          <table:table-cell office:value-type="float" office:value="64.9722222222222" calcext:value-type="float">
            <text:p>64,97</text:p>
          </table:table-cell>
          <table:table-cell office:value-type="float" office:value="109.743055555556" calcext:value-type="float">
            <text:p>109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TextFieldWithUnfocused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82.0763888888889" calcext:value-type="float">
            <text:p>82,08</text:p>
          </table:table-cell>
          <table:table-cell office:value-type="float" office:value="1.35416666666667" calcext:value-type="float">
            <text:p>1,35</text:p>
          </table:table-cell>
          <table:table-cell office:value-type="float" office:value="90.9722222222222" calcext:value-type="float">
            <text:p>90,97</text:p>
          </table:table-cell>
          <table:table-cell office:value-type="float" office:value="115.6875" calcext:value-type="float">
            <text:p>115,69</text:p>
          </table:table-cell>
          <table:table-cell office:value-type="float" office:value="1.25" calcext:value-type="float">
            <text:p>1,25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0.6875" calcext:value-type="float">
            <text:p>0,69</text:p>
          </table:table-cell>
          <table:table-cell office:value-type="float" office:value="21.6388888888889" calcext:value-type="float">
            <text:p>21,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ActionsList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4.13888888888889" calcext:value-type="float">
            <text:p>4,14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75" calcext:value-type="float">
            <text:p>0,75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MLParagrap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0.0763888888888888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1.90972222222222" calcext:value-type="float">
            <text:p>1,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thorOrgS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31.5763888888889" calcext:value-type="float">
            <text:p>31,58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108.138888888889" calcext:value-type="float">
            <text:p>108,14</text:p>
          </table:table-cell>
          <table:table-cell office:value-type="float" office:value="333.409722222222" calcext:value-type="float">
            <text:p>333,41</text:p>
          </table:table-cell>
          <table:table-cell office:value-type="float" office:value="0" calcext:value-type="float">
            <text:p>0,00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638888888888889" calcext:value-type="float">
            <text:p>0,64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8.74305555555555" calcext:value-type="float">
            <text:p>8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ngeEntryTyp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,00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.805555555555555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geNum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646.805555555555" calcext:value-type="float">
            <text:p>646,81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" calcext:value-type="float">
            <text:p>0,00</text:p>
          </table:table-cell>
          <table:table-cell office:value-type="float" office:value="1108.25" calcext:value-type="float">
            <text:p>1.108,25</text:p>
          </table:table-cell>
          <table:table-cell table:number-columns-repeated="2" office:value-type="float" office:value="0.555555555555555" calcext:value-type="float">
            <text:p>0,56</text:p>
          </table:table-cell>
          <table:table-cell office:value-type="float" office:value="39.0763888888889" calcext:value-type="float">
            <text:p>39,08</text:p>
          </table:table-cell>
          <table:table-cell office:value-type="float" office:value="0" calcext:value-type="float">
            <text:p>0,00</text:p>
          </table:table-cell>
          <table:table-cell office:value-type="float" office:value="170.854166666667" calcext:value-type="float">
            <text:p>170,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36.7430555555556" calcext:value-type="float">
            <text:p>36,7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.90972222222222" calcext:value-type="float">
            <text:p>1,91</text:p>
          </table:table-cell>
          <table:table-cell office:value-type="float" office:value="280.722222222222" calcext:value-type="float">
            <text:p>280,72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0" calcext:value-type="float">
            <text:p>0,00</text:p>
          </table:table-cell>
          <table:table-cell office:value-type="float" office:value="7.38888888888889" calcext:value-type="float">
            <text:p>7,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u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ps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0.076388888888888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7.1666666666667" calcext:value-type="float">
            <text:p>17,17</text:p>
          </table:table-cell>
          <table:table-cell office:value-type="float" office:value="2.25" calcext:value-type="float">
            <text:p>2,25</text:p>
          </table:table-cell>
          <table:table-cell office:value-type="float" office:value="4.75" calcext:value-type="float">
            <text:p>4,75</text:p>
          </table:table-cell>
          <table:table-cell office:value-type="float" office:value="525.576388888889" calcext:value-type="float">
            <text:p>525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875" calcext:value-type="float">
            <text:p>3,19</text:p>
          </table:table-cell>
          <table:table-cell office:value-type="float" office:value="0" calcext:value-type="float">
            <text:p>0,00</text:p>
          </table:table-cell>
          <table:table-cell office:value-type="float" office:value="3.74305555555555" calcext:value-type="float">
            <text:p>3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revi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0.076388888888888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4166666666667" calcext:value-type="float">
            <text:p>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ePicker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74.2479338842975" calcext:value-type="float">
            <text:p>74,25</text:p>
          </table:table-cell>
          <table:table-cell office:value-type="float" office:value="37.5206611570248" calcext:value-type="float">
            <text:p>37,52</text:p>
          </table:table-cell>
          <table:table-cell office:value-type="float" office:value="124.363636363636" calcext:value-type="float">
            <text:p>124,3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0" calcext:value-type="float">
            <text:p>0,00</text:p>
          </table:table-cell>
          <table:table-cell office:value-type="float" office:value="100.743801652893" calcext:value-type="float">
            <text:p>100,74</text:p>
          </table:table-cell>
          <table:table-cell office:value-type="float" office:value="71.1570247933885" calcext:value-type="float">
            <text:p>71,16</text:p>
          </table:table-cell>
          <table:table-cell office:value-type="float" office:value="75.2396694214876" calcext:value-type="float">
            <text:p>75,24</text:p>
          </table:table-cell>
          <table:table-cell office:value-type="float" office:value="92.7768595041323" calcext:value-type="float">
            <text:p>92,78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veLatexComm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362.628099173554" calcext:value-type="float">
            <text:p>362,63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78.743801652893" calcext:value-type="float">
            <text:p>578,74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46.2644628099173" calcext:value-type="float">
            <text:p>46,26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0" calcext:value-type="float">
            <text:p>0,00</text:p>
          </table:table-cell>
          <table:table-cell office:value-type="float" office:value="47.8347107438017" calcext:value-type="float">
            <text:p>47,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Schol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0.7933884297521" calcext:value-type="float">
            <text:p>10,79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522.066115702479" calcext:value-type="float">
            <text:p>522,07</text:p>
          </table:table-cell>
          <table:table-cell office:value-type="float" office:value="46.2644628099174" calcext:value-type="float">
            <text:p>46,26</text:p>
          </table:table-cell>
          <table:table-cell office:value-type="float" office:value="59.2396694214876" calcext:value-type="float">
            <text:p>59,24</text:p>
          </table:table-cell>
          <table:table-cell office:value-type="float" office:value="45.6859504132231" calcext:value-type="float">
            <text:p>45,69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1.71900826446281" calcext:value-type="float">
            <text:p>1,72</text:p>
          </table:table-cell>
          <table:table-cell office:value-type="float" office:value="1.78512396694215" calcext:value-type="float">
            <text:p>1,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612.743801652893" calcext:value-type="float">
            <text:p>612,74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2.06611570247934" calcext:value-type="float">
            <text:p>2,07</text:p>
          </table:table-cell>
          <table:table-cell office:value-type="float" office:value="1499.50413223141" calcext:value-type="float">
            <text:p>1.499,50</text:p>
          </table:table-cell>
          <table:table-cell office:value-type="float" office:value="23.8842975206611" calcext:value-type="float">
            <text:p>23,88</text:p>
          </table:table-cell>
          <table:table-cell office:value-type="float" office:value="21.1570247933884" calcext:value-type="float">
            <text:p>21,16</text:p>
          </table:table-cell>
          <table:table-cell office:value-type="float" office:value="18.5950413223141" calcext:value-type="float">
            <text:p>18,60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h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974.694214876033" calcext:value-type="float">
            <text:p>974,69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82.2314049586777" calcext:value-type="float">
            <text:p>82,23</text:p>
          </table:table-cell>
          <table:table-cell office:value-type="float" office:value="818.363636363636" calcext:value-type="float">
            <text:p>818,36</text:p>
          </table:table-cell>
          <table:table-cell office:value-type="float" office:value="9.71900826446281" calcext:value-type="float">
            <text:p>9,72</text:p>
          </table:table-cell>
          <table:table-cell office:value-type="float" office:value="15.1074380165289" calcext:value-type="float">
            <text:p>15,11</text:p>
          </table:table-cell>
          <table:table-cell office:value-type="float" office:value="24" calcext:value-type="float">
            <text:p>24,00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46.01652892562" calcext:value-type="float">
            <text:p>146,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t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0.611570247933884" calcext:value-type="float">
            <text:p>0,61</text:p>
          </table:table-cell>
          <table:table-cell office:value-type="float" office:value="0" calcext:value-type="float">
            <text:p>0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1.17355371900826" calcext:value-type="float">
            <text:p>1,17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0.9752066115702" calcext:value-type="float">
            <text:p>10,98</text:p>
          </table:table-cell>
          <table:table-cell office:value-type="float" office:value="0.0826446280991735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74.9917355371901" calcext:value-type="float">
            <text:p>74,99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5.78512396694215" calcext:value-type="float">
            <text:p>5,79</text:p>
          </table:table-cell>
          <table:table-cell office:value-type="float" office:value="301.537190082645" calcext:value-type="float">
            <text:p>301,54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10.3636363636364" calcext:value-type="float">
            <text:p>10,36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0" calcext:value-type="float">
            <text:p>0,00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alizeDate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469.818181818182" calcext:value-type="float">
            <text:p>469,82</text:p>
          </table:table-cell>
          <table:table-cell office:value-type="float" office:value="4.51239669421488" calcext:value-type="float">
            <text:p>4,51</text:p>
          </table:table-cell>
          <table:table-cell office:value-type="float" office:value="3.17355371900826" calcext:value-type="float">
            <text:p>3,17</text:p>
          </table:table-cell>
          <table:table-cell office:value-type="float" office:value="2062.59504132231" calcext:value-type="float">
            <text:p>2.062,60</text:p>
          </table:table-cell>
          <table:table-cell office:value-type="float" office:value="10.595041322314" calcext:value-type="float">
            <text:p>10,60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64.3801652892562" calcext:value-type="float">
            <text:p>64,38</text:p>
          </table:table-cell>
          <table:table-cell office:value-type="float" office:value="0" calcext:value-type="float">
            <text:p>0,00</text:p>
          </table:table-cell>
          <table:table-cell office:value-type="float" office:value="134.181818181818" calcext:value-type="float">
            <text:p>134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5.10743801652893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,00</text:p>
          </table:table-cell>
          <table:table-cell office:value-type="float" office:value="8.0495867768595" calcext:value-type="float">
            <text:p>8,05</text:p>
          </table:table-cell>
          <table:table-cell office:value-type="float" office:value="1.32231404958678" calcext:value-type="float">
            <text:p>1,32</text:p>
          </table:table-cell>
          <table:table-cell office:value-type="float" office:value="2.95867768595041" calcext:value-type="float">
            <text:p>2,96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String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8.62809917355372" calcext:value-type="float">
            <text:p>8,63</text:p>
          </table:table-cell>
          <table:table-cell office:value-type="float" office:value="0" calcext:value-type="float">
            <text:p>0,00</text:p>
          </table:table-cell>
          <table:table-cell office:value-type="float" office:value="363.471074380165" calcext:value-type="float">
            <text:p>363,47</text:p>
          </table:table-cell>
          <table:table-cell office:value-type="float" office:value="3.35537190082645" calcext:value-type="float">
            <text:p>3,36</text:p>
          </table:table-cell>
          <table:table-cell office:value-type="float" office:value="0.59504132231405" calcext:value-type="float">
            <text:p>0,60</text:p>
          </table:table-cell>
          <table:table-cell office:value-type="float" office:value="1.86776859504132" calcext:value-type="float">
            <text:p>1,87</text:p>
          </table:table-cell>
          <table:table-cell office:value-type="float" office:value="0.231404958677686" calcext:value-type="float">
            <text:p>0,23</text:p>
          </table:table-cell>
          <table:table-cell table:number-columns-repeated="2" office:value-type="float" office:value="0.925619834710744" calcext:value-type="float">
            <text:p>0,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PIREBibtexFilterR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12.4132231404959" calcext:value-type="float">
            <text:p>12,41</text:p>
          </table:table-cell>
          <table:table-cell office:value-type="float" office:value="0.429752066115702" calcext:value-type="float">
            <text:p>0,43</text:p>
          </table:table-cell>
          <table:table-cell office:value-type="float" office:value="306.628099173554" calcext:value-type="float">
            <text:p>306,63</text:p>
          </table:table-cell>
          <table:table-cell office:value-type="float" office:value="4.01652892561983" calcext:value-type="float">
            <text:p>4,02</text:p>
          </table:table-cell>
          <table:table-cell office:value-type="float" office:value="0" calcext:value-type="float">
            <text:p>0,00</text:p>
          </table:table-cell>
          <table:table-cell office:value-type="float" office:value="1.78512396694215" calcext:value-type="float">
            <text:p>1,79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8.01652892561984" calcext:value-type="float">
            <text:p>8,02</text:p>
          </table:table-cell>
          <table:table-cell office:value-type="float" office:value="1.05785123966942" calcext:value-type="float">
            <text:p>1,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36.7768595041322" calcext:value-type="float">
            <text:p>36,7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2.6280991735537" calcext:value-type="float">
            <text:p>12,63</text:p>
          </table:table-cell>
          <table:table-cell office:value-type="float" office:value="81.8347107438017" calcext:value-type="float">
            <text:p>81,83</text:p>
          </table:table-cell>
          <table:table-cell office:value-type="float" office:value="0.87603305785124" calcext:value-type="float">
            <text:p>0,88</text:p>
          </table:table-cell>
          <table:table-cell office:value-type="float" office:value="1.17355371900826" calcext:value-type="float">
            <text:p>1,17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0.7438016528926" calcext:value-type="float">
            <text:p>10,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Fiel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1.42148760330579" calcext:value-type="float">
            <text:p>1,42</text:p>
          </table:table-cell>
          <table:table-cell office:value-type="float" office:value="0" calcext:value-type="float">
            <text:p>0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4.4297520661157" calcext:value-type="float">
            <text:p>4,43</text:p>
          </table:table-cell>
          <table:table-cell office:value-type="float" office:value="0" calcext:value-type="float">
            <text:p>0,00</text:p>
          </table:table-cell>
          <table:table-cell office:value-type="float" office:value="197.289256198347" calcext:value-type="float">
            <text:p>197,29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.446280991735537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91735537190083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Modify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7.15702479338843" calcext:value-type="float">
            <text:p>7,16</text:p>
          </table:table-cell>
          <table:table-cell office:value-type="float" office:value="2.19834710743802" calcext:value-type="float">
            <text:p>2,20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o690Names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2.33057851239669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619.173553719008" calcext:value-type="float">
            <text:p>619,17</text:p>
          </table:table-cell>
          <table:table-cell office:value-type="float" office:value="2.8099173553719" calcext:value-type="float">
            <text:p>2,81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7.47107438016529" calcext:value-type="float">
            <text:p>7,47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Chang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0.59504132231405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7.884297520661" calcext:value-type="float">
            <text:p>207,88</text:p>
          </table:table-cell>
          <table:table-cell office:value-type="float" office:value="0" calcext:value-type="float">
            <text:p>0,00</text:p>
          </table:table-cell>
          <table:table-cell office:value-type="float" office:value="0.148760330578512" calcext:value-type="float">
            <text:p>0,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93388429752066" calcext:value-type="float">
            <text:p>0,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teListenerCli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0.0826446280991735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atNam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188.628099173554" calcext:value-type="float">
            <text:p>188,63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286.793388429752" calcext:value-type="float">
            <text:p>286,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6198347107438" calcext:value-type="float">
            <text:p>8,56</text:p>
          </table:table-cell>
          <table:table-cell office:value-type="float" office:value="0" calcext:value-type="float">
            <text:p>0,00</text:p>
          </table:table-cell>
          <table:table-cell office:value-type="float" office:value="28.9917355371901" calcext:value-type="float">
            <text:p>28,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4.8760330578512" calcext:value-type="float">
            <text:p>14,88</text:p>
          </table:table-cell>
          <table:table-cell office:value-type="float" office:value="1.78512396694215" calcext:value-type="float">
            <text:p>1,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776859504132231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S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0.413223140495868" calcext:value-type="float">
            <text:p>0,41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278.925619834711" calcext:value-type="float">
            <text:p>278,93</text:p>
          </table:table-cell>
          <table:table-cell office:value-type="float" office:value="509.272727272727" calcext:value-type="float">
            <text:p>509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.32231404958678" calcext:value-type="float">
            <text:p>1,3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0.264462809917355" calcext:value-type="float">
            <text:p>0,2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.69421487603306" calcext:value-type="float">
            <text:p>6,6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Marke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10.01" calcext:value-type="float">
            <text:p>10,01</text:p>
          </table:table-cell>
          <table:table-cell office:value-type="float" office:value="0" calcext:value-type="float">
            <text:p>0,00</text:p>
          </table:table-cell>
          <table:table-cell office:value-type="float" office:value="60" calcext:value-type="float">
            <text:p>60,00</text:p>
          </table:table-cell>
          <table:table-cell office:value-type="float" office:value="215.24" calcext:value-type="float">
            <text:p>215,24</text:p>
          </table:table-cell>
          <table:table-cell office:value-type="float" office:value="56.16" calcext:value-type="float">
            <text:p>56,16</text:p>
          </table:table-cell>
          <table:table-cell office:value-type="float" office:value="255.96" calcext:value-type="float">
            <text:p>255,96</text:p>
          </table:table-cell>
          <table:table-cell office:value-type="float" office:value="0.16" calcext:value-type="float">
            <text:p>0,16</text:p>
          </table:table-cell>
          <table:table-cell office:value-type="float" office:value="1.09" calcext:value-type="float">
            <text:p>1,09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BracketsAddComm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36.2" calcext:value-type="float">
            <text:p>36,20</text:p>
          </table:table-cell>
          <table:table-cell office:value-type="float" office:value="8.76" calcext:value-type="float">
            <text:p>8,76</text:p>
          </table:table-cell>
          <table:table-cell office:value-type="float" office:value="0.84" calcext:value-type="float">
            <text:p>0,84</text:p>
          </table:table-cell>
          <table:table-cell office:value-type="float" office:value="80.41" calcext:value-type="float">
            <text:p>80,41</text:p>
          </table:table-cell>
          <table:table-cell office:value-type="float" office:value="32.05" calcext:value-type="float">
            <text:p>32,05</text:p>
          </table:table-cell>
          <table:table-cell office:value-type="float" office:value="249.81" calcext:value-type="float">
            <text:p>249,81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142.61" calcext:value-type="float">
            <text:p>142,61</text:p>
          </table:table-cell>
          <table:table-cell office:value-type="float" office:value="42.6" calcext:value-type="float">
            <text:p>42,60</text:p>
          </table:table-cell>
          <table:table-cell office:value-type="float" office:value="203.04" calcext:value-type="float">
            <text:p>203,04</text:p>
          </table:table-cell>
          <table:table-cell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Til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27" calcext:value-type="float">
            <text:p>27,00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275.56" calcext:value-type="float">
            <text:p>275,56</text:p>
          </table:table-cell>
          <table:table-cell office:value-type="float" office:value="47.04" calcext:value-type="float">
            <text:p>47,04</text:p>
          </table:table-cell>
          <table:table-cell office:value-type="float" office:value="96" calcext:value-type="float">
            <text:p>96,00</text:p>
          </table:table-cell>
          <table:table-cell office:value-type="float" office:value="4.41" calcext:value-type="float">
            <text:p>4,41</text:p>
          </table:table-cell>
          <table:table-cell office:value-type="float" office:value="0" calcext:value-type="float">
            <text:p>0,00</text:p>
          </table:table-cell>
          <table:table-cell office:value-type="float" office:value="10.44" calcext:value-type="float">
            <text:p>1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69.36" calcext:value-type="float">
            <text:p>69,36</text:p>
          </table:table-cell>
          <table:table-cell office:value-type="float" office:value="0.16" calcext:value-type="float">
            <text:p>0,16</text:p>
          </table:table-cell>
          <table:table-cell office:value-type="float" office:value="60.01" calcext:value-type="float">
            <text:p>60,01</text:p>
          </table:table-cell>
          <table:table-cell office:value-type="float" office:value="216.65" calcext:value-type="float">
            <text:p>216,65</text:p>
          </table:table-cell>
          <table:table-cell office:value-type="float" office:value="5.49" calcext:value-type="float">
            <text:p>5,49</text:p>
          </table:table-cell>
          <table:table-cell office:value-type="float" office:value="67.45" calcext:value-type="float">
            <text:p>67,45</text:p>
          </table:table-cell>
          <table:table-cell office:value-type="float" office:value="4.8" calcext:value-type="float">
            <text:p>4,80</text:p>
          </table:table-cell>
          <table:table-cell office:value-type="float" office:value="1.01" calcext:value-type="float">
            <text:p>1,01</text:p>
          </table:table-cell>
          <table:table-cell office:value-type="float" office:value="9.81" calcext:value-type="float">
            <text:p>9,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,00</text:p>
          </table:table-cell>
          <table:table-cell office:value-type="float" office:value="8.65" calcext:value-type="float">
            <text:p>8,65</text:p>
          </table:table-cell>
          <table:table-cell office:value-type="float" office:value="2.25" calcext:value-type="float">
            <text:p>2,25</text:p>
          </table:table-cell>
          <table:table-cell office:value-type="float" office:value="24.81" calcext:value-type="float">
            <text:p>24,8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eldEditor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6.04" calcext:value-type="float">
            <text:p>6,04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18.36" calcext:value-type="float">
            <text:p>18,36</text:p>
          </table:table-cell>
          <table:table-cell office:value-type="float" office:value="0.09" calcext:value-type="float">
            <text:p>0,09</text:p>
          </table:table-cell>
          <table:table-cell office:value-type="float" office:value="23.96" calcext:value-type="float">
            <text:p>23,96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nal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72.96" calcext:value-type="float">
            <text:p>72,96</text:p>
          </table:table-cell>
          <table:table-cell office:value-type="float" office:value="0.96" calcext:value-type="float">
            <text:p>0,96</text:p>
          </table:table-cell>
          <table:table-cell office:value-type="float" office:value="59" calcext:value-type="float">
            <text:p>59,00</text:p>
          </table:table-cell>
          <table:table-cell office:value-type="float" office:value="24.24" calcext:value-type="float">
            <text:p>24,24</text:p>
          </table:table-cell>
          <table:table-cell office:value-type="float" office:value="1.44" calcext:value-type="float">
            <text:p>1,44</text:p>
          </table:table-cell>
          <table:table-cell office:value-type="float" office:value="22.56" calcext:value-type="float">
            <text:p>22,56</text:p>
          </table:table-cell>
          <table:table-cell office:value-type="float" office:value="5.41" calcext:value-type="float">
            <text:p>5,41</text:p>
          </table:table-cell>
          <table:table-cell office:value-type="float" office:value="0.96" calcext:value-type="float">
            <text:p>0,96</text:p>
          </table:table-cell>
          <table:table-cell office:value-type="float" office:value="17.64" calcext:value-type="float">
            <text:p>17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8.96" calcext:value-type="float">
            <text:p>8,96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13.41" calcext:value-type="float">
            <text:p>13,41</text:p>
          </table:table-cell>
          <table:table-cell office:value-type="float" office:value="0" calcext:value-type="float">
            <text:p>0,00</text:p>
          </table:table-cell>
          <table:table-cell office:value-type="float" office:value="3.21" calcext:value-type="float">
            <text:p>3,2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QueryHighlight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14.76" calcext:value-type="float">
            <text:p>14,76</text:p>
          </table:table-cell>
          <table:table-cell office:value-type="float" office:value="47.64" calcext:value-type="float">
            <text:p>47,64</text:p>
          </table:table-cell>
          <table:table-cell office:value-type="float" office:value="23.04" calcext:value-type="float">
            <text:p>23,04</text:p>
          </table:table-cell>
          <table:table-cell office:value-type="float" office:value="11.21" calcext:value-type="float">
            <text:p>11,21</text:p>
          </table:table-cell>
          <table:table-cell office:value-type="float" office:value="0" calcext:value-type="float">
            <text:p>0,0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ingI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282.04" calcext:value-type="float">
            <text:p>282,04</text:p>
          </table:table-cell>
          <table:table-cell office:value-type="float" office:value="28.89" calcext:value-type="float">
            <text:p>28,89</text:p>
          </table:table-cell>
          <table:table-cell office:value-type="float" office:value="1010.25" calcext:value-type="float">
            <text:p>1.010,25</text:p>
          </table:table-cell>
          <table:table-cell office:value-type="float" office:value="486.69" calcext:value-type="float">
            <text:p>486,69</text:p>
          </table:table-cell>
          <table:table-cell office:value-type="float" office:value="15.84" calcext:value-type="float">
            <text:p>15,84</text:p>
          </table:table-cell>
          <table:table-cell office:value-type="float" office:value="11.01" calcext:value-type="float">
            <text:p>11,01</text:p>
          </table:table-cell>
          <table:table-cell office:value-type="float" office:value="28.01" calcext:value-type="float">
            <text:p>28,01</text:p>
          </table:table-cell>
          <table:table-cell office:value-type="float" office:value="1.05" calcext:value-type="float">
            <text:p>1,05</text:p>
          </table:table-cell>
          <table:table-cell office:value-type="float" office:value="41.09" calcext:value-type="float">
            <text:p>41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OfficePreference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230.21" calcext:value-type="float">
            <text:p>230,21</text:p>
          </table:table-cell>
          <table:table-cell office:value-type="float" office:value="1.56" calcext:value-type="float">
            <text:p>1,56</text:p>
          </table:table-cell>
          <table:table-cell office:value-type="float" office:value="78.24" calcext:value-type="float">
            <text:p>78,24</text:p>
          </table:table-cell>
          <table:table-cell office:value-type="float" office:value="374.16" calcext:value-type="float">
            <text:p>374,16</text:p>
          </table:table-cell>
          <table:table-cell office:value-type="float" office:value="12.89" calcext:value-type="float">
            <text:p>12,89</text:p>
          </table:table-cell>
          <table:table-cell office:value-type="float" office:value="6.2" calcext:value-type="float">
            <text:p>6,20</text:p>
          </table:table-cell>
          <table:table-cell office:value-type="float" office:value="10.89" calcext:value-type="float">
            <text:p>10,89</text:p>
          </table:table-cell>
          <table:table-cell office:value-type="float" office:value="0.25" calcext:value-type="float">
            <text:p>0,25</text:p>
          </table:table-cell>
          <table:table-cell office:value-type="float" office:value="59.49" calcext:value-type="float">
            <text:p>59,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ss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642.36" calcext:value-type="float">
            <text:p>642,36</text:p>
          </table:table-cell>
          <table:table-cell office:value-type="float" office:value="20.44" calcext:value-type="float">
            <text:p>20,44</text:p>
          </table:table-cell>
          <table:table-cell office:value-type="float" office:value="353.44" calcext:value-type="float">
            <text:p>353,44</text:p>
          </table:table-cell>
          <table:table-cell office:value-type="float" office:value="1903.4" calcext:value-type="float">
            <text:p>1.903,40</text:p>
          </table:table-cell>
          <table:table-cell office:value-type="float" office:value="3.76" calcext:value-type="float">
            <text:p>3,76</text:p>
          </table:table-cell>
          <table:table-cell office:value-type="float" office:value="6.09" calcext:value-type="float">
            <text:p>6,09</text:p>
          </table:table-cell>
          <table:table-cell office:value-type="float" office:value="37.16" calcext:value-type="float">
            <text:p>37,16</text:p>
          </table:table-cell>
          <table:table-cell office:value-type="float" office:value="0.8" calcext:value-type="float">
            <text:p>0,80</text:p>
          </table:table-cell>
          <table:table-cell office:value-type="float" office:value="85.45" calcext:value-type="float">
            <text:p>85,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a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01" calcext:value-type="float">
            <text:p>2,01</text:p>
          </table:table-cell>
          <table:table-cell office:value-type="float" office:value="0.36" calcext:value-type="float">
            <text:p>0,36</text:p>
          </table:table-cell>
          <table:table-cell office:value-type="float" office:value="5.41" calcext:value-type="float">
            <text:p>5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it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6.09" calcext:value-type="float">
            <text:p>6,09</text:p>
          </table:table-cell>
          <table:table-cell office:value-type="float" office:value="1.44" calcext:value-type="float">
            <text:p>1,44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ocBookEdit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35.49" calcext:value-type="float">
            <text:p>35,49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217.76" calcext:value-type="float">
            <text:p>1.217,76</text:p>
          </table:table-cell>
          <table:table-cell office:value-type="float" office:value="5.49" calcext:value-type="float">
            <text:p>5,49</text:p>
          </table:table-cell>
          <table:table-cell office:value-type="float" office:value="2.64" calcext:value-type="float">
            <text:p>2,64</text:p>
          </table:table-cell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23.96" calcext:value-type="float">
            <text:p>23,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yl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263.29" calcext:value-type="float">
            <text:p>263,29</text:p>
          </table:table-cell>
          <table:table-cell office:value-type="float" office:value="4" calcext:value-type="float">
            <text:p>4,00</text:p>
          </table:table-cell>
          <table:table-cell office:value-type="float" office:value="5.01" calcext:value-type="float">
            <text:p>5,01</text:p>
          </table:table-cell>
          <table:table-cell office:value-type="float" office:value="355.89" calcext:value-type="float">
            <text:p>355,89</text:p>
          </table:table-cell>
          <table:table-cell office:value-type="float" office:value="1.89" calcext:value-type="float">
            <text:p>1,89</text:p>
          </table:table-cell>
          <table:table-cell office:value-type="float" office:value="0.96" calcext:value-type="float">
            <text:p>0,96</text:p>
          </table:table-cell>
          <table:table-cell office:value-type="float" office:value="13.84" calcext:value-type="float">
            <text:p>13,84</text:p>
          </table:table-cell>
          <table:table-cell office:value-type="float" office:value="0" calcext:value-type="float">
            <text:p>0,00</text:p>
          </table:table-cell>
          <table:table-cell office:value-type="float" office:value="41.44" calcext:value-type="float">
            <text:p>41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d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41.89" calcext:value-type="float">
            <text:p>41,89</text:p>
          </table:table-cell>
          <table:table-cell office:value-type="float" office:value="0.81" calcext:value-type="float">
            <text:p>0,81</text:p>
          </table:table-cell>
          <table:table-cell office:value-type="float" office:value="42.36" calcext:value-type="float">
            <text:p>42,36</text:p>
          </table:table-cell>
          <table:table-cell office:value-type="float" office:value="6.45" calcext:value-type="float">
            <text:p>6,45</text:p>
          </table:table-cell>
          <table:table-cell office:value-type="float" office:value="0" calcext:value-type="float">
            <text:p>0,00</text:p>
          </table:table-cell>
          <table:table-cell office:value-type="float" office:value="0.85" calcext:value-type="float">
            <text:p>0,85</text:p>
          </table:table-cell>
          <table:table-cell office:value-type="float" office:value="3.45" calcext:value-type="float">
            <text:p>3,45</text:p>
          </table:table-cell>
          <table:table-cell office:value-type="float" office:value="0.24" calcext:value-type="float">
            <text:p>0,24</text:p>
          </table:table-cell>
          <table:table-cell office:value-type="float" office:value="6.09" calcext:value-type="float">
            <text:p>6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4" calcext:value-type="float">
            <text:p>1,24</text:p>
          </table:table-cell>
          <table:table-cell office:value-type="float" office:value="0.09" calcext:value-type="float">
            <text:p>0,09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tedStringToke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5.56" calcext:value-type="float">
            <text:p>135,56</text:p>
          </table:table-cell>
          <table:table-cell office:value-type="float" office:value="0" calcext:value-type="float">
            <text:p>0,00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DateForma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1.29" calcext:value-type="float">
            <text:p>1,29</text:p>
          </table:table-cell>
          <table:table-cell office:value-type="float" office:value="0.81" calcext:value-type="float">
            <text:p>0,81</text:p>
          </table:table-cell>
          <table:table-cell office:value-type="float" office:value="24" calcext:value-type="float">
            <text:p>24,00</text:p>
          </table:table-cell>
          <table:table-cell office:value-type="float" office:value="4.4" calcext:value-type="float">
            <text:p>4,40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ToMarkedTextSto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3.84" calcext:value-type="float">
            <text:p>3,84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dleDuplicateWarn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tract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14.01" calcext:value-type="float">
            <text:p>14,01</text:p>
          </table:table-cell>
          <table:table-cell office:value-type="float" office:value="0.56" calcext:value-type="float">
            <text:p>0,56</text:p>
          </table:table-cell>
          <table:table-cell office:value-type="float" office:value="96" calcext:value-type="float">
            <text:p>96,00</text:p>
          </table:table-cell>
          <table:table-cell office:value-type="float" office:value="755.4" calcext:value-type="float">
            <text:p>755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deToLatex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2.49" calcext:value-type="float">
            <text:p>2,4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Box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1" calcext:value-type="float">
            <text:p>2,8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iewPanel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7.29" calcext:value-type="float">
            <text:p>7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.76" calcext:value-type="float">
            <text:p>19,7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EditorTab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2.21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15.36" calcext:value-type="float">
            <text:p>15,36</text:p>
          </table:table-cell>
          <table:table-cell office:value-type="float" office:value="1127.04" calcext:value-type="float">
            <text:p>1.127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Bind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.96" calcext:value-type="float">
            <text:p>0,9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ifyingWri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56.45" calcext:value-type="float">
            <text:p>556,4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Conso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66.6666666666667" calcext:value-type="float">
            <text:p>66,67</text:p>
          </table:table-cell>
          <table:table-cell office:value-type="float" office:value="172.469135802469" calcext:value-type="float">
            <text:p>172,47</text:p>
          </table:table-cell>
          <table:table-cell office:value-type="float" office:value="43.4320987654321" calcext:value-type="float">
            <text:p>43,43</text:p>
          </table:table-cell>
          <table:table-cell office:value-type="float" office:value="132.83950617284" calcext:value-type="float">
            <text:p>132,84</text:p>
          </table:table-cell>
          <table:table-cell office:value-type="float" office:value="0" calcext:value-type="float">
            <text:p>0,00</text:p>
          </table:table-cell>
          <table:table-cell office:value-type="float" office:value="1.95061728395062" calcext:value-type="float">
            <text:p>1,95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veBrack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225.283950617284" calcext:value-type="float">
            <text:p>225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53.728395061728" calcext:value-type="float">
            <text:p>553,73</text:p>
          </table:table-cell>
          <table:table-cell office:value-type="float" office:value="18" calcext:value-type="float">
            <text:p>18,00</text:p>
          </table:table-cell>
          <table:table-cell office:value-type="float" office:value="107.555555555556" calcext:value-type="float">
            <text:p>107,56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99.9506172839506" calcext:value-type="float">
            <text:p>99,95</text:p>
          </table:table-cell>
          <table:table-cell office:value-type="float" office:value="26.2469135802469" calcext:value-type="float">
            <text:p>26,25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92.2469135802469" calcext:value-type="float">
            <text:p>92,25</text:p>
          </table:table-cell>
          <table:table-cell office:value-type="float" office:value="0" calcext:value-type="float">
            <text:p>0,00</text:p>
          </table:table-cell>
          <table:table-cell office:value-type="float" office:value="2.46913580246914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3.20987654320988" calcext:value-type="float">
            <text:p>3,21</text:p>
          </table:table-cell>
          <table:table-cell office:value-type="float" office:value="0" calcext:value-type="float">
            <text:p>0,00</text:p>
          </table:table-cell>
          <table:table-cell office:value-type="float" office:value="64.3950617283951" calcext:value-type="float">
            <text:p>64,40</text:p>
          </table:table-cell>
          <table:table-cell office:value-type="float" office:value="26" calcext:value-type="float">
            <text:p>26,00</text:p>
          </table:table-cell>
          <table:table-cell office:value-type="float" office:value="33.4320987654321" calcext:value-type="float">
            <text:p>33,4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213.777777777778" calcext:value-type="float">
            <text:p>213,7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71.555555555556" calcext:value-type="float">
            <text:p>171,56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31.2098765432099" calcext:value-type="float">
            <text:p>31,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0.444444444444444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4691358024691" calcext:value-type="float">
            <text:p>2,25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1.8765432098765" calcext:value-type="float">
            <text:p>21,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orFir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56.4444444444444" calcext:value-type="float">
            <text:p>56,44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9133.33333333333" calcext:value-type="float">
            <text:p>9.133,33</text:p>
          </table:table-cell>
          <table:table-cell office:value-type="float" office:value="265.555555555556" calcext:value-type="float">
            <text:p>265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1.5802469135802" calcext:value-type="float">
            <text:p>21,5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334.024691358025" calcext:value-type="float">
            <text:p>334,02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rsion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483.876543209877" calcext:value-type="float">
            <text:p>483,8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1788.3950617284" calcext:value-type="float">
            <text:p>1.788,40</text:p>
          </table:table-cell>
          <table:table-cell office:value-type="float" office:value="2" calcext:value-type="float">
            <text:p>2,00</text:p>
          </table:table-cell>
          <table:table-cell office:value-type="float" office:value="11.0617283950617" calcext:value-type="float">
            <text:p>11,06</text:p>
          </table:table-cell>
          <table:table-cell office:value-type="float" office:value="5.1358024691358" calcext:value-type="float">
            <text:p>5,14</text:p>
          </table:table-cell>
          <table:table-cell office:value-type="float" office:value="0" calcext:value-type="float">
            <text:p>0,00</text:p>
          </table:table-cell>
          <table:table-cell office:value-type="float" office:value="127.506172839506" calcext:value-type="float">
            <text:p>127,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grityCheck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28.4444444444444" calcext:value-type="float">
            <text:p>28,44</text:p>
          </table:table-cell>
          <table:table-cell office:value-type="float" office:value="367.20987654321" calcext:value-type="float">
            <text:p>367,21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6.69135802469136" calcext:value-type="float">
            <text:p>6,6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2.39506172839506" calcext:value-type="float">
            <text:p>2,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fyNameLis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12.5432098765432" calcext:value-type="float">
            <text:p>12,54</text:p>
          </table:table-cell>
          <table:table-cell office:value-type="float" office:value="1.80246913580247" calcext:value-type="float">
            <text:p>1,80</text:p>
          </table:table-cell>
          <table:table-cell office:value-type="float" office:value="180.246913580247" calcext:value-type="float">
            <text:p>180,25</text:p>
          </table:table-cell>
          <table:table-cell office:value-type="float" office:value="27.9506172839506" calcext:value-type="float">
            <text:p>27,9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.50617283950617" calcext:value-type="float">
            <text:p>3,5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" calcext:value-type="float">
            <text:p>2,00</text:p>
          </table:table-cell>
          <table:table-cell office:value-type="float" office:value="2.54320987654321" calcext:value-type="float">
            <text:p>2,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Lis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1814.02469135802" calcext:value-type="float">
            <text:p>1.814,02</text:p>
          </table:table-cell>
          <table:table-cell office:value-type="float" office:value="35.4320987654321" calcext:value-type="float">
            <text:p>35,43</text:p>
          </table:table-cell>
          <table:table-cell office:value-type="float" office:value="44.2469135802469" calcext:value-type="float">
            <text:p>44,25</text:p>
          </table:table-cell>
          <table:table-cell office:value-type="float" office:value="6100.46913580247" calcext:value-type="float">
            <text:p>6.100,47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110" calcext:value-type="float">
            <text:p>110,00</text:p>
          </table:table-cell>
          <table:table-cell office:value-type="float" office:value="0" calcext:value-type="float">
            <text:p>0,00</text:p>
          </table:table-cell>
          <table:table-cell office:value-type="float" office:value="361.876543209876" calcext:value-type="float">
            <text:p>361,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nupPreset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20.0246913580247" calcext:value-type="float">
            <text:p>20,02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974.320987654321" calcext:value-type="float">
            <text:p>974,32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9.72839506172839" calcext:value-type="float">
            <text:p>9,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rchQueryHighlightObserv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2.83950617283951" calcext:value-type="float">
            <text:p>2,84</text:p>
          </table:table-cell>
          <table:table-cell office:value-type="float" office:value="0" calcext:value-type="float">
            <text:p>0,00</text:p>
          </table:table-cell>
          <table:table-cell office:value-type="float" office:value="6.17283950617284" calcext:value-type="float">
            <text:p>6,17</text:p>
          </table:table-cell>
          <table:table-cell office:value-type="float" office:value="456" calcext:value-type="float">
            <text:p>456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839506172839506" calcext:value-type="float">
            <text:p>0,84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.35802469135802" calcext:value-type="float">
            <text:p>3,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teListenerServ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436.666666666667" calcext:value-type="float">
            <text:p>436,6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BasedLo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2.32098765432099" calcext:value-type="float">
            <text:p>2,32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7283950617283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o690Forma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32.320987654321" calcext:value-type="float">
            <text:p>32,32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861.555555555556" calcext:value-type="float">
            <text:p>861,56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18.2222222222222" calcext:value-type="float">
            <text:p>18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Histor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17283950617284" calcext:value-type="float">
            <text:p>0,62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rything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101.135802469136" calcext:value-type="float">
            <text:p>101,14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1.9506172839506" calcext:value-type="float">
            <text:p>11,95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56.9135802469136" calcext:value-type="float">
            <text:p>56,91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116.172839506173" calcext:value-type="float">
            <text:p>116,17</text:p>
          </table:table-cell>
          <table:table-cell office:value-type="float" office:value="57287.950617284" calcext:value-type="float">
            <text:p>57.287,95</text:p>
          </table:table-cell>
          <table:table-cell office:value-type="float" office:value="8.46913580246913" calcext:value-type="float">
            <text:p>8,4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2.98765432098765" calcext:value-type="float">
            <text:p>2,99</text:p>
          </table:table-cell>
          <table:table-cell office:value-type="float" office:value="0" calcext:value-type="float">
            <text:p>0,00</text:p>
          </table:table-cell>
          <table:table-cell office:value-type="float" office:value="17.358024691358" calcext:value-type="float">
            <text:p>17,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MLUnicodeConversionMap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1.1358024691358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94" calcext:value-type="float">
            <text:p>294,00</text:p>
          </table:table-cell>
          <table:table-cell office:value-type="float" office:value="0" calcext:value-type="float">
            <text:p>0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0.54320987654321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17.283950617284" calcext:value-type="float">
            <text:p>17,28</text:p>
          </table:table-cell>
          <table:table-cell office:value-type="float" office:value="0.469135802469136" calcext:value-type="float">
            <text:p>0,47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eldNameLab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5.50617283950617" calcext:value-type="float">
            <text:p>5,51</text:p>
          </table:table-cell>
          <table:table-cell office:value-type="float" office:value="0" calcext:value-type="float">
            <text:p>0,00</text:p>
          </table:table-cell>
          <table:table-cell office:value-type="float" office:value="101.432098765432" calcext:value-type="float">
            <text:p>101,43</text:p>
          </table:table-cell>
          <table:table-cell office:value-type="float" office:value="1416.61728395062" calcext:value-type="float">
            <text:p>1.416,62</text:p>
          </table:table-cell>
          <table:table-cell table:number-columns-repeated="2" office:value-type="float" office:value="0.17283950617284" calcext:value-type="float">
            <text:p>0,1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6.88888888888889" calcext:value-type="float">
            <text:p>6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Binding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1.8765432098765" calcext:value-type="float">
            <text:p>21,88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NameClea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0.469135802469136" calcext:value-type="float">
            <text:p>0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ryEditorTab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ingFiel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1.77777777777778" calcext:value-type="float">
            <text:p>1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5802469135802" calcext:value-type="float">
            <text:p>1,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Keywo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2.09876543209876" calcext:value-type="float">
            <text:p>2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7283950617284" calcext:value-type="float">
            <text:p>1,7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Auth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0.691358024691358" calcext:value-type="float">
            <text:p>0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.9876543209877" calcext:value-type="float">
            <text:p>44,9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Mon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38.484375" calcext:value-type="float">
            <text:p>38,48</text:p>
          </table:table-cell>
          <table:table-cell office:value-type="float" office:value="6.75" calcext:value-type="float">
            <text:p>6,75</text:p>
          </table:table-cell>
          <table:table-cell office:value-type="float" office:value="23.4375" calcext:value-type="float">
            <text:p>23,44</text:p>
          </table:table-cell>
          <table:table-cell office:value-type="float" office:value="136.75" calcext:value-type="float">
            <text:p>136,75</text:p>
          </table:table-cell>
          <table:table-cell office:value-type="float" office:value="45.234375" calcext:value-type="float">
            <text:p>45,23</text:p>
          </table:table-cell>
          <table:table-cell office:value-type="float" office:value="466.5" calcext:value-type="float">
            <text:p>466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" calcext:value-type="float">
            <text:p>1,00</text:p>
          </table:table-cell>
          <table:table-cell office:value-type="float" office:value="0.9375" calcext:value-type="float">
            <text:p>0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58.9375" calcext:value-type="float">
            <text:p>58,94</text:p>
          </table:table-cell>
          <table:table-cell office:value-type="float" office:value="1.6875" calcext:value-type="float">
            <text:p>1,69</text:p>
          </table:table-cell>
          <table:table-cell office:value-type="float" office:value="229.6875" calcext:value-type="float">
            <text:p>229,69</text:p>
          </table:table-cell>
          <table:table-cell office:value-type="float" office:value="55.484375" calcext:value-type="float">
            <text:p>55,48</text:p>
          </table:table-cell>
          <table:table-cell office:value-type="float" office:value="0.75" calcext:value-type="float">
            <text:p>0,75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3" calcext:value-type="float">
            <text:p>3,00</text:p>
          </table:table-cell>
          <table:table-cell office:value-type="float" office:value="3.359375" calcext:value-type="float">
            <text:p>3,36</text:p>
          </table:table-cell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Documen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84.4375" calcext:value-type="float">
            <text:p>84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9.484375" calcext:value-type="float">
            <text:p>49,48</text:p>
          </table:table-cell>
          <table:table-cell office:value-type="float" office:value="0.4375" calcext:value-type="float">
            <text:p>0,44</text:p>
          </table:table-cell>
          <table:table-cell office:value-type="float" office:value="43.234375" calcext:value-type="float">
            <text:p>43,2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OpenOffic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392.4375" calcext:value-type="float">
            <text:p>392,44</text:p>
          </table:table-cell>
          <table:table-cell office:value-type="float" office:value="2.859375" calcext:value-type="float">
            <text:p>2,86</text:p>
          </table:table-cell>
          <table:table-cell office:value-type="float" office:value="300" calcext:value-type="float">
            <text:p>300,00</text:p>
          </table:table-cell>
          <table:table-cell office:value-type="float" office:value="2986.5" calcext:value-type="float">
            <text:p>2.986,50</text:p>
          </table:table-cell>
          <table:table-cell office:value-type="float" office:value="19.6875" calcext:value-type="float">
            <text:p>19,69</text:p>
          </table:table-cell>
          <table:table-cell office:value-type="float" office:value="13.859375" calcext:value-type="float">
            <text:p>13,86</text:p>
          </table:table-cell>
          <table:table-cell office:value-type="float" office:value="63.5" calcext:value-type="float">
            <text:p>63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94.109375" calcext:value-type="float">
            <text:p>194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Office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42.1875" calcext:value-type="float">
            <text:p>42,19</text:p>
          </table:table-cell>
          <table:table-cell office:value-type="float" office:value="7.25" calcext:value-type="float">
            <text:p>7,25</text:p>
          </table:table-cell>
          <table:table-cell office:value-type="float" office:value="1.6875" calcext:value-type="float">
            <text:p>1,69</text:p>
          </table:table-cell>
          <table:table-cell office:value-type="float" office:value="7.234375" calcext:value-type="float">
            <text:p>7,23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f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8.4375" calcext:value-type="float">
            <text:p>8,44</text:p>
          </table:table-cell>
          <table:table-cell office:value-type="float" office:value="0" calcext:value-type="float">
            <text:p>0,00</text:p>
          </table:table-cell>
          <table:table-cell office:value-type="float" office:value="146.484375" calcext:value-type="float">
            <text:p>146,48</text:p>
          </table:table-cell>
          <table:table-cell office:value-type="float" office:value="344.609375" calcext:value-type="float">
            <text:p>344,61</text:p>
          </table:table-cell>
          <table:table-cell office:value-type="float" office:value="2.109375" calcext:value-type="float">
            <text:p>2,11</text:p>
          </table:table-cell>
          <table:table-cell office:value-type="float" office:value="5.859375" calcext:value-type="float">
            <text:p>5,86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oc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4.734375" calcext:value-type="float">
            <text:p>4,73</text:p>
          </table:table-cell>
          <table:table-cell office:value-type="float" office:value="1.5" calcext:value-type="float">
            <text:p>1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4.234375" calcext:value-type="float">
            <text:p>4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cusReques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29.734375" calcext:value-type="float">
            <text:p>29,73</text:p>
          </table:table-cell>
          <table:table-cell office:value-type="float" office:value="0.4375" calcext:value-type="float">
            <text:p>0,44</text:p>
          </table:table-cell>
          <table:table-cell office:value-type="float" office:value="5.859375" calcext:value-type="float">
            <text:p>5,86</text:p>
          </table:table-cell>
          <table:table-cell office:value-type="float" office:value="1169.1875" calcext:value-type="float">
            <text:p>1.169,19</text:p>
          </table:table-cell>
          <table:table-cell office:value-type="float" office:value="2.359375" calcext:value-type="float">
            <text:p>2,36</text:p>
          </table:table-cell>
          <table:table-cell office:value-type="float" office:value="4" calcext:value-type="float">
            <text:p>4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3.9375" calcext:value-type="float">
            <text:p>3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itionWind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77.25" calcext:value-type="float">
            <text:p>77,25</text:p>
          </table:table-cell>
          <table:table-cell office:value-type="float" office:value="3.734375" calcext:value-type="float">
            <text:p>3,73</text:p>
          </table:table-cell>
          <table:table-cell office:value-type="float" office:value="100" calcext:value-type="float">
            <text:p>100,00</text:p>
          </table:table-cell>
          <table:table-cell office:value-type="float" office:value="28.75" calcext:value-type="float">
            <text:p>28,75</text:p>
          </table:table-cell>
          <table:table-cell office:value-type="float" office:value="0" calcext:value-type="float">
            <text:p>0,00</text:p>
          </table:table-cell>
          <table:table-cell office:value-type="float" office:value="3.9375" calcext:value-type="float">
            <text:p>3,94</text:p>
          </table:table-cell>
          <table:table-cell office:value-type="float" office:value="3.734375" calcext:value-type="float">
            <text:p>3,73</text:p>
          </table:table-cell>
          <table:table-cell office:value-type="float" office:value="1" calcext:value-type="float">
            <text:p>1,00</text:p>
          </table:table-cell>
          <table:table-cell office:value-type="float" office:value="4.984375" calcext:value-type="float">
            <text:p>4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ty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2.359375" calcext:value-type="float">
            <text:p>2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09375" calcext:value-type="float">
            <text:p>3,11</text:p>
          </table:table-cell>
          <table:table-cell office:value-type="float" office:value="0" calcext:value-type="float">
            <text:p>0,00</text:p>
          </table:table-cell>
          <table:table-cell office:value-type="float" office:value="3.1875" calcext:value-type="float">
            <text:p>3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linked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73.984375" calcext:value-type="float">
            <text:p>73,98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3.109375" calcext:value-type="float">
            <text:p>3,11</text:p>
          </table:table-cell>
          <table:table-cell office:value-type="float" office:value="0.1875" calcext:value-type="float">
            <text:p>0,19</text:p>
          </table:table-cell>
          <table:table-cell office:value-type="float" office:value="1.75" calcext:value-type="float">
            <text:p>1,75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apCont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1240.6875" calcext:value-type="float">
            <text:p>1.240,69</text:p>
          </table:table-cell>
          <table:table-cell office:value-type="float" office:value="12.6875" calcext:value-type="float">
            <text:p>12,69</text:p>
          </table:table-cell>
          <table:table-cell office:value-type="float" office:value="175" calcext:value-type="float">
            <text:p>175,00</text:p>
          </table:table-cell>
          <table:table-cell office:value-type="float" office:value="3426.359375" calcext:value-type="float">
            <text:p>3.426,36</text:p>
          </table:table-cell>
          <table:table-cell office:value-type="float" office:value="0.609375" calcext:value-type="float">
            <text:p>0,61</text:p>
          </table:table-cell>
          <table:table-cell office:value-type="float" office:value="2.359375" calcext:value-type="float">
            <text:p>2,36</text:p>
          </table:table-cell>
          <table:table-cell office:value-type="float" office:value="31.75" calcext:value-type="float">
            <text:p>31,75</text:p>
          </table:table-cell>
          <table:table-cell office:value-type="float" office:value="1.9375" calcext:value-type="float">
            <text:p>1,94</text:p>
          </table:table-cell>
          <table:table-cell office:value-type="float" office:value="240.1875" calcext:value-type="float">
            <text:p>240,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Texma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2.359375" calcext:value-type="float">
            <text:p>2,36</text:p>
          </table:table-cell>
          <table:table-cell office:value-type="float" office:value="1.6875" calcext:value-type="float">
            <text:p>1,69</text:p>
          </table:table-cell>
          <table:table-cell office:value-type="float" office:value="0.4375" calcext:value-type="float">
            <text:p>0,44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,00</text:p>
          </table:table-cell>
          <table:table-cell office:value-type="float" office:value="1.234375" calcext:value-type="float">
            <text:p>1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15" calcext:value-type="float">
            <text:p>15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458.484375" calcext:value-type="float">
            <text:p>458,48</text:p>
          </table:table-cell>
          <table:table-cell office:value-type="float" office:value="0" calcext:value-type="float">
            <text:p>0,00</text:p>
          </table:table-cell>
          <table:table-cell office:value-type="float" office:value="0.9375" calcext:value-type="float">
            <text:p>0,94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oteListenerServerLifecyc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4.4375" calcext:value-type="float">
            <text:p>4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4375" calcext:value-type="float">
            <text:p>2,44</text:p>
          </table:table-cell>
          <table:table-cell office:value-type="float" office:value="2606.1875" calcext:value-type="float">
            <text:p>2.606,19</text:p>
          </table:table-cell>
          <table:table-cell office:value-type="float" office:value="1" calcext:value-type="float">
            <text:p>1,00</text:p>
          </table:table-cell>
          <table:table-cell office:value-type="float" office:value="0.859375" calcext:value-type="float">
            <text:p>0,86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4.859375" calcext:value-type="float">
            <text:p>184,86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0.484375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9375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eCas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15.4375" calcext:value-type="float">
            <text:p>15,44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11.484375" calcext:value-type="float">
            <text:p>11,48</text:p>
          </table:table-cell>
          <table:table-cell table:number-columns-repeated="2" office:value-type="float" office:value="0.4375" calcext:value-type="float">
            <text:p>0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texWi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0.4375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0.109375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0.23437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7.234375" calcext:value-type="float">
            <text:p>307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Un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44.5" calcext:value-type="float">
            <text:p>44,5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.75" calcext:value-type="float">
            <text:p>0,75</text:p>
          </table:table-cell>
          <table:table-cell office:value-type="float" office:value="13304.1875" calcext:value-type="float">
            <text:p>13.304,19</text:p>
          </table:table-cell>
          <table:table-cell office:value-type="float" office:value="6.234375" calcext:value-type="float">
            <text:p>6,23</text:p>
          </table:table-cell>
          <table:table-cell office:value-type="float" office:value="0.109375" calcext:value-type="float">
            <text:p>0,11</text:p>
          </table:table-cell>
          <table:table-cell office:value-type="float" office:value="12" calcext:value-type="float">
            <text:p>12,00</text:p>
          </table:table-cell>
          <table:table-cell office:value-type="float" office:value="0" calcext:value-type="float">
            <text:p>0,00</text:p>
          </table:table-cell>
          <table:table-cell office:value-type="float" office:value="18.484375" calcext:value-type="float">
            <text:p>18,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rnalFileTyp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615.234375" calcext:value-type="float">
            <text:p>615,23</text:p>
          </table:table-cell>
          <table:table-cell office:value-type="float" office:value="272.75" calcext:value-type="float">
            <text:p>272,75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.234375" calcext:value-type="float">
            <text:p>0,23</text:p>
          </table:table-cell>
          <table:table-cell office:value-type="float" office:value="5.359375" calcext:value-type="float">
            <text:p>5,36</text:p>
          </table:table-cell>
          <table:table-cell office:value-type="float" office:value="0.984375" calcext:value-type="float">
            <text:p>0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latex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50.9375" calcext:value-type="float">
            <text:p>50,94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0.4375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50.9375" calcext:value-type="float">
            <text:p>50,94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609375" calcext:value-type="float">
            <text:p>0,61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Comma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7.9375" calcext:value-type="float">
            <text:p>17,94</text:p>
          </table:table-cell>
          <table:table-cell office:value-type="float" office:value="319.1875" calcext:value-type="float">
            <text:p>319,19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nical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49.609375" calcext:value-type="float">
            <text:p>49,61</text:p>
          </table:table-cell>
          <table:table-cell office:value-type="float" office:value="0.5" calcext:value-type="float">
            <text:p>0,50</text:p>
          </table:table-cell>
          <table:table-cell office:value-type="float" office:value="1.234375" calcext:value-type="float">
            <text:p>1,23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Keepe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25.25" calcext:value-type="float">
            <text:p>25,25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46.1875" calcext:value-type="float">
            <text:p>46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1.734375" calcext:value-type="float">
            <text:p>1,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izeMonth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0.609375" calcext:value-type="float">
            <text:p>0,61</text:p>
          </table:table-cell>
          <table:table-cell office:value-type="float" office:value="0.109375" calcext:value-type="float">
            <text:p>0,11</text:p>
          </table:table-cell>
          <table:table-cell office:value-type="float" office:value="24.609375" calcext:value-type="float">
            <text:p>24,61</text:p>
          </table:table-cell>
          <table:table-cell office:value-type="float" office:value="258.734375" calcext:value-type="float">
            <text:p>258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1.1875" calcext:value-type="float">
            <text:p>1,19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Applic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office:value-type="float" office:value="0.359375" calcext:value-type="float">
            <text:p>0,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yFromExternalFileCre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32.234375" calcext:value-type="float">
            <text:p>32,23</text:p>
          </table:table-cell>
          <table:table-cell office:value-type="float" office:value="0.984375" calcext:value-type="float">
            <text:p>0,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59375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ingUndo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0.484375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La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0.23437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8" calcext:value-type="float">
            <text:p>448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mlTransfer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48.9795918367347" calcext:value-type="float">
            <text:p>48,98</text:p>
          </table:table-cell>
          <table:table-cell office:value-type="float" office:value="1490.20408163265" calcext:value-type="float">
            <text:p>1.490,2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20.4081632653061" calcext:value-type="float">
            <text:p>20,41</text:p>
          </table:table-cell>
          <table:table-cell table:number-columns-repeated="3" office:value-type="float" office:value="0.122448979591837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grity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7.3469387755102" calcext:value-type="float">
            <text:p>7,35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7.91836734693877" calcext:value-type="float">
            <text:p>7,92</text:p>
          </table:table-cell>
          <table:table-cell office:value-type="float" office:value="0" calcext:value-type="float">
            <text:p>0,00</text:p>
          </table:table-cell>
          <table:table-cell office:value-type="float" office:value="5.63265306122449" calcext:value-type="float">
            <text:p>5,63</text:p>
          </table:table-cell>
          <table:table-cell office:value-type="float" office:value="0.979591836734694" calcext:value-type="float">
            <text:p>0,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Plur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0.530612244897959" calcext:value-type="float">
            <text:p>0,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5.38775510204082" calcext:value-type="float">
            <text:p>5,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Contai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2.24489795918367" calcext:value-type="float">
            <text:p>2,24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4.40816326530612" calcext:value-type="float">
            <text:p>4,41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dth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1058.81632653061" calcext:value-type="float">
            <text:p>1.058,82</text:p>
          </table:table-cell>
          <table:table-cell office:value-type="float" office:value="11.9183673469388" calcext:value-type="float">
            <text:p>11,9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7565.387755102" calcext:value-type="float">
            <text:p>17.565,39</text:p>
          </table:table-cell>
          <table:table-cell office:value-type="float" office:value="1208.20408163265" calcext:value-type="float">
            <text:p>1.208,20</text:p>
          </table:table-cell>
          <table:table-cell office:value-type="float" office:value="4.28571428571429" calcext:value-type="float">
            <text:p>4,29</text:p>
          </table:table-cell>
          <table:table-cell office:value-type="float" office:value="62.6938775510204" calcext:value-type="float">
            <text:p>62,69</text:p>
          </table:table-cell>
          <table:table-cell office:value-type="float" office:value="0" calcext:value-type="float">
            <text:p>0,00</text:p>
          </table:table-cell>
          <table:table-cell office:value-type="float" office:value="374.285714285714" calcext:value-type="float">
            <text:p>374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122.204081632653" calcext:value-type="float">
            <text:p>122,20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17.6326530612245" calcext:value-type="float">
            <text:p>17,63</text:p>
          </table:table-cell>
          <table:table-cell office:value-type="float" office:value="160.204081632653" calcext:value-type="float">
            <text:p>160,2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127.632653061225" calcext:value-type="float">
            <text:p>127,63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0" calcext:value-type="float">
            <text:p>0,00</text:p>
          </table:table-cell>
          <table:table-cell office:value-type="float" office:value="70.1224489795918" calcext:value-type="float">
            <text:p>70,1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6734693877551" calcext:value-type="float">
            <text:p>3,67</text:p>
          </table:table-cell>
          <table:table-cell office:value-type="float" office:value="5.55102040816327" calcext:value-type="float">
            <text:p>5,55</text:p>
          </table:table-cell>
          <table:table-cell office:value-type="float" office:value="0" calcext:value-type="float">
            <text:p>0,00</text:p>
          </table:table-cell>
          <table:table-cell office:value-type="float" office:value="9.06122448979592" calcext:value-type="float">
            <text:p>9,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84.8163265306122" calcext:value-type="float">
            <text:p>84,82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62.1224489795918" calcext:value-type="float">
            <text:p>62,1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4.97959183673469" calcext:value-type="float">
            <text:p>4,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405.551020408163" calcext:value-type="float">
            <text:p>405,55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2.57142857142857" calcext:value-type="float">
            <text:p>2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Sear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2.2040816326531" calcext:value-type="float">
            <text:p>12,2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2.12244897959184" calcext:value-type="float">
            <text:p>2,1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Fetc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2.2448979591837" calcext:value-type="float">
            <text:p>12,24</text:p>
          </table:table-cell>
          <table:table-cell office:value-type="float" office:value="6.81632653061225" calcext:value-type="float">
            <text:p>6,8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.95918367346939" calcext:value-type="float">
            <text:p>1,96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3265306122449" calcext:value-type="float">
            <text:p>1,63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95918367346939" calcext:value-type="float">
            <text:p>1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tPrefix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162.489795918367" calcext:value-type="float">
            <text:p>162,49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676.530612244898" calcext:value-type="float">
            <text:p>676,53</text:p>
          </table:table-cell>
          <table:table-cell office:value-type="float" office:value="763.387755102041" calcext:value-type="float">
            <text:p>763,39</text:p>
          </table:table-cell>
          <table:table-cell table:number-columns-repeated="2" office:value-type="float" office:value="1.10204081632653" calcext:value-type="float">
            <text:p>1,10</text:p>
          </table:table-cell>
          <table:table-cell office:value-type="float" office:value="5.91836734693877" calcext:value-type="float">
            <text:p>5,92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29.3877551020408" calcext:value-type="float">
            <text:p>29,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Preferenc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8775510204082" calcext:value-type="float">
            <text:p>1,39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tractWor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astFir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91836734693878" calcext:value-type="float">
            <text:p>1,92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0" calcext:value-type="float">
            <text:p>0,00</text:p>
          </table:table-cell>
          <table:table-cell office:value-type="float" office:value="0.693877551020408" calcext:value-type="float">
            <text:p>0,69</text:p>
          </table:table-cell>
          <table:table-cell office:value-type="float" office:value="0.244897959183673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l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895.551020408163" calcext:value-type="float">
            <text:p>895,55</text:p>
          </table:table-cell>
          <table:table-cell office:value-type="float" office:value="43.5510204081633" calcext:value-type="float">
            <text:p>43,55</text:p>
          </table:table-cell>
          <table:table-cell office:value-type="float" office:value="17.4285714285714" calcext:value-type="float">
            <text:p>17,43</text:p>
          </table:table-cell>
          <table:table-cell office:value-type="float" office:value="2281.91836734694" calcext:value-type="float">
            <text:p>2.281,92</text:p>
          </table:table-cell>
          <table:table-cell table:number-columns-repeated="2" office:value-type="float" office:value="0.489795918367347" calcext:value-type="float">
            <text:p>0,49</text:p>
          </table:table-cell>
          <table:table-cell office:value-type="float" office:value="50.8163265306123" calcext:value-type="float">
            <text:p>50,82</text:p>
          </table:table-cell>
          <table:table-cell office:value-type="float" office:value="0" calcext:value-type="float">
            <text:p>0,00</text:p>
          </table:table-cell>
          <table:table-cell office:value-type="float" office:value="93.9591836734694" calcext:value-type="float">
            <text:p>93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m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0.489795918367347" calcext:value-type="float">
            <text:p>0,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eldComparatorSt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NatB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67.9591836734694" calcext:value-type="float">
            <text:p>67,96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126.775510204082" calcext:value-type="float">
            <text:p>126,78</text:p>
          </table:table-cell>
          <table:table-cell office:value-type="float" office:value="0" calcext:value-type="float">
            <text:p>0,0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8.8571428571429" calcext:value-type="float">
            <text:p>18,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37.0612244897959" calcext:value-type="float">
            <text:p>37,06</text:p>
          </table:table-cell>
          <table:table-cell office:value-type="float" office:value="0" calcext:value-type="float">
            <text:p>0,00</text:p>
          </table:table-cell>
          <table:table-cell office:value-type="float" office:value="42.2040816326531" calcext:value-type="float">
            <text:p>42,20</text:p>
          </table:table-cell>
          <table:table-cell office:value-type="float" office:value="18744.4081632653" calcext:value-type="float">
            <text:p>18.744,41</text:p>
          </table:table-cell>
          <table:table-cell office:value-type="float" office:value="4.48979591836735" calcext:value-type="float">
            <text:p>4,49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9.38775510204082" calcext:value-type="float">
            <text:p>9,39</text:p>
          </table:table-cell>
          <table:table-cell office:value-type="float" office:value="0" calcext:value-type="float">
            <text:p>0,00</text:p>
          </table:table-cell>
          <table:table-cell office:value-type="float" office:value="11.1020408163265" calcext:value-type="float">
            <text:p>11,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ist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1.95918367346939" calcext:value-type="float">
            <text:p>1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35.714285714286" calcext:value-type="float">
            <text:p>535,7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3.06122448979592" calcext:value-type="float">
            <text:p>3,06</text:p>
          </table:table-cell>
          <table:table-cell office:value-type="float" office:value="7.10204081632653" calcext:value-type="float">
            <text:p>7,10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lay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21.387755102041" calcext:value-type="float">
            <text:p>121,39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48.1224489795918" calcext:value-type="float">
            <text:p>48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5.95918367346939" calcext:value-type="float">
            <text:p>5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r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27.5510204081633" calcext:value-type="float">
            <text:p>27,55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dCompou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1.10204081632653" calcext:value-type="float">
            <text:p>1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7142857142857" calcext:value-type="float">
            <text:p>2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FieldDropDo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271.632653061224" calcext:value-type="float">
            <text:p>271,6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ableChangeEntriesOf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Found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8.9795918367347" calcext:value-type="float">
            <text:p>48,98</text:p>
          </table:table-cell>
          <table:table-cell office:value-type="float" office:value="397.836734693878" calcext:value-type="float">
            <text:p>39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Analy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Abb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7245.55555555555" calcext:value-type="float">
            <text:p>7.245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9711.88888888889" calcext:value-type="float">
            <text:p>9.711,89</text:p>
          </table:table-cell>
          <table:table-cell office:value-type="float" office:value="5723.47222222222" calcext:value-type="float">
            <text:p>5.723,47</text:p>
          </table:table-cell>
          <table:table-cell office:value-type="float" office:value="306.805555555556" calcext:value-type="float">
            <text:p>306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845" calcext:value-type="float">
            <text:p>6.845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f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11.2222222222222" calcext:value-type="float">
            <text:p>11,22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34.583333333333" calcext:value-type="float">
            <text:p>134,58</text:p>
          </table:table-cell>
          <table:table-cell office:value-type="float" office:value="6.25" calcext:value-type="float">
            <text:p>6,25</text:p>
          </table:table-cell>
          <table:table-cell office:value-type="float" office:value="160.555555555556" calcext:value-type="float">
            <text:p>160,56</text:p>
          </table:table-cell>
          <table:table-cell office:value-type="float" office:value="1" calcext:value-type="float">
            <text:p>1,00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LabelPatt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70.8888888888889" calcext:value-type="float">
            <text:p>70,8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88.8888888888889" calcext:value-type="float">
            <text:p>88,89</text:p>
          </table:table-cell>
          <table:table-cell office:value-type="float" office:value="758.138888888889" calcext:value-type="float">
            <text:p>758,14</text:p>
          </table:table-cell>
          <table:table-cell office:value-type="float" office:value="61.25" calcext:value-type="float">
            <text:p>61,25</text:p>
          </table:table-cell>
          <table:table-cell office:value-type="float" office:value="83.8888888888889" calcext:value-type="float">
            <text:p>83,8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.3333333333333" calcext:value-type="float">
            <text:p>18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ExporterAndImpor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074.22222222222" calcext:value-type="float">
            <text:p>1.074,22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923.25" calcext:value-type="float">
            <text:p>923,25</text:p>
          </table:table-cell>
          <table:table-cell office:value-type="float" office:value="42.25" calcext:value-type="float">
            <text:p>42,25</text:p>
          </table:table-cell>
          <table:table-cell office:value-type="float" office:value="66.8055555555556" calcext:value-type="float">
            <text:p>66,81</text:p>
          </table:table-cell>
          <table:table-cell office:value-type="float" office:value="36" calcext:value-type="float">
            <text:p>36,00</text:p>
          </table:table-cell>
          <table:table-cell office:value-type="float" office:value="0" calcext:value-type="float">
            <text:p>0,00</text:p>
          </table:table-cell>
          <table:table-cell office:value-type="float" office:value="156.25" calcext:value-type="float">
            <text:p>156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a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6.3333333333333" calcext:value-type="float">
            <text:p>16,33</text:p>
          </table:table-cell>
          <table:table-cell office:value-type="float" office:value="1.25" calcext:value-type="float">
            <text:p>1,25</text:p>
          </table:table-cell>
          <table:table-cell office:value-type="float" office:value="20.1388888888889" calcext:value-type="float">
            <text:p>20,14</text:p>
          </table:table-cell>
          <table:table-cell office:value-type="float" office:value="948.888888888889" calcext:value-type="float">
            <text:p>948,89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53.4722222222222" calcext:value-type="float">
            <text:p>53,47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ResultWarn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10.25" calcext:value-type="float">
            <text:p>10,25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133.916666666667" calcext:value-type="float">
            <text:p>133,92</text:p>
          </table:table-cell>
          <table:table-cell office:value-type="float" office:value="2" calcext:value-type="float">
            <text:p>2,00</text:p>
          </table:table-cell>
          <table:table-cell office:value-type="float" office:value="51.8055555555556" calcext:value-type="float">
            <text:p>51,8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805555555555555" calcext:value-type="float">
            <text:p>0,81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LabelPat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6.5833333333333" calcext:value-type="float">
            <text:p>26,58</text:p>
          </table:table-cell>
          <table:table-cell office:value-type="float" office:value="0" calcext:value-type="float">
            <text:p>0,00</text:p>
          </table:table-cell>
          <table:table-cell office:value-type="float" office:value="7.47222222222222" calcext:value-type="float">
            <text:p>7,4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2.47222222222222" calcext:value-type="float">
            <text:p>2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3888888888889" calcext:value-type="float">
            <text:p>3,14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22.1388888888889" calcext:value-type="float">
            <text:p>22,14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ow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616.555555555556" calcext:value-type="float">
            <text:p>616,56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134.333333333333" calcext:value-type="float">
            <text:p>134,33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142.472222222222" calcext:value-type="float">
            <text:p>142,47</text:p>
          </table:table-cell>
          <table:table-cell office:value-type="float" office:value="1.25" calcext:value-type="float">
            <text:p>1,25</text:p>
          </table:table-cell>
          <table:table-cell office:value-type="float" office:value="14.8055555555556" calcext:value-type="float">
            <text:p>14,81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0" calcext:value-type="float">
            <text:p>0,00</text:p>
          </table:table-cell>
          <table:table-cell office:value-type="float" office:value="18.9166666666667" calcext:value-type="float">
            <text:p>18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69" calcext:value-type="float">
            <text:p>169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.55555555555556" calcext:value-type="float">
            <text:p>8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xCleanu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97" calcext:value-type="float">
            <text:p>97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47.805555555556" calcext:value-type="float">
            <text:p>147,8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6.25" calcext:value-type="float">
            <text:p>6,25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eLinksCleanu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57.8055555555556" calcext:value-type="float">
            <text:p>57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80555555555556" calcext:value-type="float">
            <text:p>3,8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italiz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57.8055555555556" calcext:value-type="float">
            <text:p>57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80555555555556" calcext:value-type="float">
            <text:p>3,8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.58333333333333" calcext:value-type="float">
            <text:p>1,58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ify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23.8888888888889" calcext:value-type="float">
            <text:p>23,89</text:p>
          </table:table-cell>
          <table:table-cell office:value-type="float" office:value="0" calcext:value-type="float">
            <text:p>0,00</text:p>
          </table:table-cell>
          <table:table-cell office:value-type="float" office:value="16.2222222222222" calcext:value-type="float">
            <text:p>16,22</text:p>
          </table:table-cell>
          <table:table-cell office:value-type="float" office:value="4821.80555555556" calcext:value-type="float">
            <text:p>4.821,81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ap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249.888888888889" calcext:value-type="float">
            <text:p>249,89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31.25" calcext:value-type="float">
            <text:p>31,25</text:p>
          </table:table-cell>
          <table:table-cell office:value-type="float" office:value="283" calcext:value-type="float">
            <text:p>283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5" calcext:value-type="float">
            <text:p>5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1.25" calcext:value-type="float">
            <text:p>61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gradePdfPsToFileClean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5.5555555555556" calcext:value-type="float">
            <text:p>55,56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texTextPrefi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32.583333333333" calcext:value-type="float">
            <text:p>432,58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291.25" calcext:value-type="float">
            <text:p>291,2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2.25" calcext:value-type="float">
            <text:p>12,25</text:p>
          </table:table-cell>
          <table:table-cell office:value-type="float" office:value="7645.55555555556" calcext:value-type="float">
            <text:p>7.645,56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33.5555555555556" calcext:value-type="float">
            <text:p>33,56</text:p>
          </table:table-cell>
          <table:table-cell office:value-type="float" office:value="0" calcext:value-type="float">
            <text:p>0,00</text:p>
          </table:table-cell>
          <table:table-cell office:value-type="float" office:value="35.4722222222222" calcext:value-type="float">
            <text:p>35,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TableData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555555555555556" calcext:value-type="float">
            <text:p>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Insp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0.138888888888889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05555555555555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viewEntryFe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1221.22222222222" calcext:value-type="float">
            <text:p>1.221,22</text:p>
          </table:table-cell>
          <table:table-cell office:value-type="float" office:value="2" calcext:value-type="float">
            <text:p>2,00</text:p>
          </table:table-cell>
          <table:table-cell office:value-type="float" office:value="24720.5555555555" calcext:value-type="float">
            <text:p>24.720,56</text:p>
          </table:table-cell>
          <table:table-cell office:value-type="float" office:value="7191.80555555556" calcext:value-type="float">
            <text:p>7.191,8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470.222222222222" calcext:value-type="float">
            <text:p>470,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bRefPreferences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128.555555555556" calcext:value-type="float">
            <text:p>128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.88888888888889" calcext:value-type="float">
            <text:p>8,89</text:p>
          </table:table-cell>
          <table:table-cell office:value-type="float" office:value="3989" calcext:value-type="float">
            <text:p>3.98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0" calcext:value-type="float">
            <text:p>0,00</text:p>
          </table:table-cell>
          <table:table-cell office:value-type="float" office:value="93.8888888888889" calcext:value-type="float">
            <text:p>93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eOrderConfigDispl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283.25" calcext:value-type="float">
            <text:p>283,25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88.8888888888889" calcext:value-type="float">
            <text:p>88,89</text:p>
          </table:table-cell>
          <table:table-cell office:value-type="float" office:value="248.888888888889" calcext:value-type="float">
            <text:p>248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0.1388888888889" calcext:value-type="float">
            <text:p>60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tivePath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6.80555555555556" calcext:value-type="float">
            <text:p>6,81</text:p>
          </table:table-cell>
          <table:table-cell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43468.8055555556" calcext:value-type="float">
            <text:p>43.468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142.222222222222" calcext:value-type="float">
            <text:p>142,2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Gene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.25" calcext:value-type="float">
            <text:p>31,25</text:p>
          </table:table-cell>
          <table:table-cell office:value-type="float" office:value="0.555555555555556" calcext:value-type="float">
            <text:p>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EntryNotFoun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.55555555555556" calcext:value-type="float">
            <text:p>6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te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11.76" calcext:value-type="float">
            <text:p>11,7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90.4" calcext:value-type="float">
            <text:p>90,40</text:p>
          </table:table-cell>
          <table:table-cell office:value-type="float" office:value="10.24" calcext:value-type="float">
            <text:p>10,24</text:p>
          </table:table-cell>
          <table:table-cell office:value-type="float" office:value="378.16" calcext:value-type="float">
            <text:p>378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Text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2.4" calcext:value-type="float">
            <text:p>2,4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3.76" calcext:value-type="float">
            <text:p>3,76</text:p>
          </table:table-cell>
          <table:table-cell office:value-type="float" office:value="0.16" calcext:value-type="float">
            <text:p>0,16</text:p>
          </table:table-cell>
          <table:table-cell office:value-type="float" office:value="64" calcext:value-type="float">
            <text:p>64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ryptedPdfsNotSupporte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0.16" calcext:value-type="float">
            <text:p>0,16</text:p>
          </table:table-cell>
          <table:table-cell office:value-type="float" office:value="64" calcext:value-type="float">
            <text:p>6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84" calcext:value-type="float">
            <text:p>1,84</text:p>
          </table:table-cell>
          <table:table-cell office:value-type="float" office:value="0.16" calcext:value-type="float">
            <text:p>0,16</text:p>
          </table:table-cell>
          <table:table-cell office:value-type="float" office:value="40.96" calcext:value-type="float">
            <text:p>40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B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5398.24" calcext:value-type="float">
            <text:p>5.398,24</text:p>
          </table:table-cell>
          <table:table-cell office:value-type="float" office:value="19.36" calcext:value-type="float">
            <text:p>19,36</text:p>
          </table:table-cell>
          <table:table-cell office:value-type="float" office:value="7.84" calcext:value-type="float">
            <text:p>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Sing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04" calcext:value-type="float">
            <text:p>5,0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White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2061.36" calcext:value-type="float">
            <text:p>2.061,36</text:p>
          </table:table-cell>
          <table:table-cell office:value-type="float" office:value="0.16" calcext:value-type="float">
            <text:p>0,16</text:p>
          </table:table-cell>
          <table:table-cell office:value-type="float" office:value="1354.24" calcext:value-type="float">
            <text:p>1.354,24</text:p>
          </table:table-cell>
          <table:table-cell office:value-type="float" office:value="3081.6" calcext:value-type="float">
            <text:p>3.081,60</text:p>
          </table:table-cell>
          <table:table-cell office:value-type="float" office:value="7.84" calcext:value-type="float">
            <text:p>7,84</text:p>
          </table:table-cell>
          <table:table-cell office:value-type="float" office:value="4" calcext:value-type="float">
            <text:p>4,00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1831.84" calcext:value-type="float">
            <text:p>1.831,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mlChars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4" calcext:value-type="float">
            <text:p>3,04</text:p>
          </table:table-cell>
          <table:table-cell office:value-type="float" office:value="0.64" calcext:value-type="float">
            <text:p>0,64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SpaceBetweenAbbrevi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2.8" calcext:value-type="float">
            <text:p>2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2.8" calcext:value-type="float">
            <text:p>2,8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pp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orLastFirst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4.24" calcext:value-type="float">
            <text:p>4,24</text:p>
          </table:table-cell>
          <table:table-cell office:value-type="float" office:value="2.96" calcext:value-type="float">
            <text:p>2,96</text:p>
          </table:table-cell>
          <table:table-cell office:value-type="float" office:value="0.64" calcext:value-type="float">
            <text:p>0,64</text:p>
          </table:table-cell>
          <table:table-cell office:value-type="float" office:value="1.2" calcext:value-type="float">
            <text:p>1,2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Purif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.6" calcext:value-type="float">
            <text:p>225,60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Descri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25.2" calcext:value-type="float">
            <text:p>25,20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14392.16" calcext:value-type="float">
            <text:p>14.392,16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4.64" calcext:value-type="float">
            <text:p>4,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bRefG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16.24" calcext:value-type="float">
            <text:p>16,24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558.96" calcext:value-type="float">
            <text:p>558,9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Brac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12.96" calcext:value-type="float">
            <text:p>12,96</text:p>
          </table:table-cell>
          <table:table-cell office:value-type="float" office:value="1.44" calcext:value-type="float">
            <text:p>1,44</text:p>
          </table:table-cell>
          <table:table-cell office:value-type="float" office:value="144" calcext:value-type="float">
            <text:p>144,00</text:p>
          </table:table-cell>
          <table:table-cell office:value-type="float" office:value="943.44" calcext:value-type="float">
            <text:p>943,44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.44" calcext:value-type="float">
            <text:p>1,44</text:p>
          </table:table-cell>
          <table:table-cell office:value-type="float" office:value="0.16" calcext:value-type="float">
            <text:p>0,16</text:p>
          </table:table-cell>
          <table:table-cell office:value-type="float" office:value="1.44" calcext:value-type="float">
            <text:p>1,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600" calcext:value-type="float">
            <text:p>600,00</text:p>
          </table:table-cell>
          <table:table-cell office:value-type="float" office:value="2.16" calcext:value-type="float">
            <text:p>2,16</text:p>
          </table:table-cell>
          <table:table-cell office:value-type="float" office:value="61.44" calcext:value-type="float">
            <text:p>61,44</text:p>
          </table:table-cell>
          <table:table-cell office:value-type="float" office:value="625.36" calcext:value-type="float">
            <text:p>625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.36" calcext:value-type="float">
            <text:p>69,36</text:p>
          </table:table-cell>
          <table:table-cell office:value-type="float" office:value="0" calcext:value-type="float">
            <text:p>0,00</text:p>
          </table:table-cell>
          <table:table-cell office:value-type="float" office:value="188.16" calcext:value-type="float">
            <text:p>188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105.76" calcext:value-type="float">
            <text:p>105,76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55.36" calcext:value-type="float">
            <text:p>55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,00</text:p>
          </table:table-cell>
          <table:table-cell office:value-type="float" office:value="12.96" calcext:value-type="float">
            <text:p>12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Database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,00</text:p>
          </table:table-cell>
          <table:table-cell office:value-type="float" office:value="8.64" calcext:value-type="float">
            <text:p>8,64</text:p>
          </table:table-cell>
          <table:table-cell office:value-type="float" office:value="404.56" calcext:value-type="float">
            <text:p>404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Appe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,00</text:p>
          </table:table-cell>
          <table:table-cell office:value-type="float" office:value="101.2" calcext:value-type="float">
            <text:p>101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Proper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rt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FieldMenu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HT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X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6" calcext:value-type="float">
            <text:p>216,00</text:p>
          </table:table-cell>
          <table:table-cell office:value-type="float" office:value="81.2" calcext:value-type="float">
            <text:p>81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Typ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Character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Paragraph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portedVer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1200" calcext:value-type="float">
            <text:p>1.200,00</text:p>
          </table:table-cell>
          <table:table-cell office:value-type="float" office:value="6.75" calcext:value-type="float">
            <text:p>6,75</text:p>
          </table:table-cell>
          <table:table-cell office:value-type="float" office:value="56.25" calcext:value-type="float">
            <text:p>56,25</text:p>
          </table:table-cell>
          <table:table-cell office:value-type="float" office:value="3782.25" calcext:value-type="float">
            <text:p>3.782,25</text:p>
          </table:table-cell>
          <table:table-cell office:value-type="float" office:value="192" calcext:value-type="float">
            <text:p>192,00</text:p>
          </table:table-cell>
          <table:table-cell office:value-type="float" office:value="147" calcext:value-type="float">
            <text:p>147,00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0" calcext:value-type="float">
            <text:p>0,00</text:p>
          </table:table-cell>
          <table:table-cell office:value-type="float" office:value="330.75" calcext:value-type="float">
            <text:p>33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dateFiel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1308.1875" calcext:value-type="float">
            <text:p>1.308,19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115.1875" calcext:value-type="float">
            <text:p>4.115,19</text:p>
          </table:table-cell>
          <table:table-cell office:value-type="float" office:value="10.25" calcext:value-type="float">
            <text:p>10,25</text:p>
          </table:table-cell>
          <table:table-cell office:value-type="float" office:value="24.5" calcext:value-type="float">
            <text:p>24,5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Fi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1.6875" calcext:value-type="float">
            <text:p>1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8.6875" calcext:value-type="float">
            <text:p>298,69</text:p>
          </table:table-cell>
          <table:table-cell office:value-type="float" office:value="3" calcext:value-type="float">
            <text:p>3,00</text:p>
          </table:table-cell>
          <table:table-cell office:value-type="float" office:value="22.6875" calcext:value-type="float">
            <text:p>22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R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99" calcext:value-type="float">
            <text:p>99,00</text:p>
          </table:table-cell>
          <table:table-cell office:value-type="float" office:value="0.1875" calcext:value-type="float">
            <text:p>0,19</text:p>
          </table:table-cell>
          <table:table-cell office:value-type="float" office:value="6.75" calcext:value-type="float">
            <text:p>6,75</text:p>
          </table:table-cell>
          <table:table-cell office:value-type="float" office:value="1744.25" calcext:value-type="float">
            <text:p>1.744,25</text:p>
          </table:table-cell>
          <table:table-cell office:value-type="float" office:value="0.75" calcext:value-type="float">
            <text:p>0,75</text:p>
          </table:table-cell>
          <table:table-cell office:value-type="float" office:value="13.5" calcext:value-type="float">
            <text:p>13,50</text:p>
          </table:table-cell>
          <table:table-cell office:value-type="float" office:value="12" calcext:value-type="float">
            <text:p>12,00</text:p>
          </table:table-cell>
          <table:table-cell office:value-type="float" office:value="0.1875" calcext:value-type="float">
            <text:p>0,19</text:p>
          </table:table-cell>
          <table:table-cell office:value-type="float" office:value="31.6875" calcext:value-type="float">
            <text:p>31,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sHighligh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371.1875" calcext:value-type="float">
            <text:p>371,19</text:p>
          </table:table-cell>
          <table:table-cell office:value-type="float" office:value="0.75" calcext:value-type="float">
            <text:p>0,75</text:p>
          </table:table-cell>
          <table:table-cell office:value-type="float" office:value="42.1875" calcext:value-type="float">
            <text:p>42,19</text:p>
          </table:table-cell>
          <table:table-cell office:value-type="float" office:value="698.25" calcext:value-type="float">
            <text:p>698,25</text:p>
          </table:table-cell>
          <table:table-cell office:value-type="float" office:value="3.6875" calcext:value-type="float">
            <text:p>3,69</text:p>
          </table:table-cell>
          <table:table-cell office:value-type="float" office:value="13.1875" calcext:value-type="float">
            <text:p>13,19</text:p>
          </table:table-cell>
          <table:table-cell office:value-type="float" office:value="5.5" calcext:value-type="float">
            <text:p>5,50</text:p>
          </table:table-cell>
          <table:table-cell office:value-type="float" office:value="0.1875" calcext:value-type="float">
            <text:p>0,19</text:p>
          </table:table-cell>
          <table:table-cell office:value-type="float" office:value="49.5" calcext:value-type="float">
            <text:p>49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Contr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794.75" calcext:value-type="float">
            <text:p>794,75</text:p>
          </table:table-cell>
          <table:table-cell office:value-type="float" office:value="0" calcext:value-type="float">
            <text:p>0,00</text:p>
          </table:table-cell>
          <table:table-cell office:value-type="float" office:value="1474.5" calcext:value-type="float">
            <text:p>1.474,50</text:p>
          </table:table-cell>
          <table:table-cell office:value-type="float" office:value="2196.5" calcext:value-type="float">
            <text:p>2.196,50</text:p>
          </table:table-cell>
          <table:table-cell office:value-type="float" office:value="9.1875" calcext:value-type="float">
            <text:p>9,19</text:p>
          </table:table-cell>
          <table:table-cell office:value-type="float" office:value="12" calcext:value-type="float">
            <text:p>12,00</text:p>
          </table:table-cell>
          <table:table-cell office:value-type="float" office:value="0.6875" calcext:value-type="float">
            <text:p>0,69</text:p>
          </table:table-cell>
          <table:table-cell office:value-type="float" office:value="14.25" calcext:value-type="float">
            <text:p>14,25</text:p>
          </table:table-cell>
          <table:table-cell office:value-type="float" office:value="491.1875" calcext:value-type="float">
            <text:p>491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,00</text:p>
          </table:table-cell>
          <table:table-cell office:value-type="float" office:value="1580.6875" calcext:value-type="float">
            <text:p>1.580,69</text:p>
          </table:table-cell>
          <table:table-cell office:value-type="float" office:value="3" calcext:value-type="float">
            <text:p>3,00</text:p>
          </table:table-cell>
          <table:table-cell office:value-type="float" office:value="6.75" calcext:value-type="float">
            <text:p>6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ompletePreferen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1039.25" calcext:value-type="float">
            <text:p>1.039,25</text:p>
          </table:table-cell>
          <table:table-cell office:value-type="float" office:value="0.6875" calcext:value-type="float">
            <text:p>0,69</text:p>
          </table:table-cell>
          <table:table-cell office:value-type="float" office:value="3534.75" calcext:value-type="float">
            <text:p>3.534,75</text:p>
          </table:table-cell>
          <table:table-cell office:value-type="float" office:value="15038.75" calcext:value-type="float">
            <text:p>15.038,75</text:p>
          </table:table-cell>
          <table:table-cell office:value-type="float" office:value="30.25" calcext:value-type="float">
            <text:p>30,25</text:p>
          </table:table-cell>
          <table:table-cell office:value-type="float" office:value="5.1875" calcext:value-type="float">
            <text:p>5,19</text:p>
          </table:table-cell>
          <table:table-cell office:value-type="float" office:value="175.6875" calcext:value-type="float">
            <text:p>175,69</text:p>
          </table:table-cell>
          <table:table-cell office:value-type="float" office:value="1" calcext:value-type="float">
            <text:p>1,00</text:p>
          </table:table-cell>
          <table:table-cell office:value-type="float" office:value="514.25" calcext:value-type="float">
            <text:p>514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4.5" calcext:value-type="float">
            <text:p>304,50</text:p>
          </table:table-cell>
          <table:table-cell office:value-type="float" office:value="0.25" calcext:value-type="float">
            <text:p>0,25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M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11.25" calcext:value-type="float">
            <text:p>11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877.6875" calcext:value-type="float">
            <text:p>877,69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extFieldChangeListener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10296.1875" calcext:value-type="float">
            <text:p>10.296,19</text:p>
          </table:table-cell>
          <table:table-cell office:value-type="float" office:value="0.1875" calcext:value-type="float">
            <text:p>0,19</text:p>
          </table:table-cell>
          <table:table-cell office:value-type="float" office:value="4.6875" calcext:value-type="float">
            <text:p>4,69</text:p>
          </table:table-cell>
          <table:table-cell office:value-type="float" office:value="11378.1875" calcext:value-type="float">
            <text:p>11.378,19</text:p>
          </table:table-cell>
          <table:table-cell office:value-type="float" office:value="4.6875" calcext:value-type="float">
            <text:p>4,69</text:p>
          </table:table-cell>
          <table:table-cell office:value-type="float" office:value="0.75" calcext:value-type="float">
            <text:p>0,7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9747" calcext:value-type="float">
            <text:p>9.747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deToReadable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90.75" calcext:value-type="float">
            <text:p>290,75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Table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15.6875" calcext:value-type="float">
            <text:p>15,69</text:p>
          </table:table-cell>
          <table:table-cell office:value-type="float" office:value="9496.6875" calcext:value-type="float">
            <text:p>9.496,69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SetLi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632.25" calcext:value-type="float">
            <text:p>632,25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s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28.6875" calcext:value-type="float">
            <text:p>4.428,69</text:p>
          </table:table-cell>
          <table:table-cell table:number-columns-repeated="2" office:value-type="float" office:value="0.1875" calcext:value-type="float">
            <text:p>0,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Binding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04.75" calcext:value-type="float">
            <text:p>1.304,7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File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4.25" calcext:value-type="float">
            <text:p>4,2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183.6875" calcext:value-type="float">
            <text:p>183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Deskt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3" calcext:value-type="float">
            <text:p>3,00</text:p>
          </table:table-cell>
          <table:table-cell office:value-type="float" office:value="0.1875" calcext:value-type="float">
            <text:p>0,19</text:p>
          </table:table-cell>
          <table:table-cell office:value-type="float" office:value="12" calcext:value-type="float">
            <text:p>12,00</text:p>
          </table:table-cell>
          <table:table-cell office:value-type="float" office:value="4586.6875" calcext:value-type="float">
            <text:p>4.586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mlToLatexFormat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9.1875" calcext:value-type="float">
            <text:p>9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76.6875" calcext:value-type="float">
            <text:p>2.376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bRefPreferencesFilt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4.6875" calcext:value-type="float">
            <text:p>4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" calcext:value-type="float">
            <text:p>5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Colli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4.75" calcext:value-type="float">
            <text:p>574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ies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Pa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office:value-type="float" office:value="0.1875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" calcext:value-type="float">
            <text:p>8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office:value-type="float" office:value="0.1875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68.75" calcext:value-type="float">
            <text:p>468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stenerServerThr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80.666666666667" calcext:value-type="float">
            <text:p>180,6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6.8888888888889" calcext:value-type="float">
            <text:p>26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upJo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office:value-type="float" office:value="80.2222222222222" calcext:value-type="float">
            <text:p>80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34.888888888889" calcext:value-type="float">
            <text:p>234,89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186.888888888889" calcext:value-type="float">
            <text:p>186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2444.66666666667" calcext:value-type="float">
            <text:p>2.444,67</text:p>
          </table:table-cell>
          <table:table-cell office:value-type="float" office:value="2" calcext:value-type="float">
            <text:p>2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ExternalFil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81.555555555556" calcext:value-type="float">
            <text:p>181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Strea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6.8888888888889" calcext:value-type="float">
            <text:p>16,89</text:p>
          </table:table-cell>
          <table:table-cell office:value-type="float" office:value="139.555555555556" calcext:value-type="float">
            <text:p>139,56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izationKe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0" calcext:value-type="float">
            <text:p>0,00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4400.22222222222" calcext:value-type="float">
            <text:p>4.40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Preferenc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37.5555555555556" calcext:value-type="float">
            <text:p>37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6.8888888888889" calcext:value-type="float">
            <text:p>56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Length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46.8888888888889" calcext:value-type="float">
            <text:p>46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60.6666666666667" calcext:value-type="float">
            <text:p>60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CompatibleTool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13.5555555555556" calcext:value-type="float">
            <text:p>13,56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254.888888888889" calcext:value-type="float">
            <text:p>254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mport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2" calcext:value-type="float">
            <text:p>2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20.222222222222" calcext:value-type="float">
            <text:p>12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T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356.222222222222" calcext:value-type="float">
            <text:p>356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Authentic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813.555555555555" calcext:value-type="float">
            <text:p>813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in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3.55555555555556" calcext:value-type="float">
            <text:p>3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08.22222222222" calcext:value-type="float">
            <text:p>2.008,2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34.888888888889" calcext:value-type="float">
            <text:p>234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Datab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55555555555556" calcext:value-type="float">
            <text:p>9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9.555555555555" calcext:value-type="float">
            <text:p>329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tePreferenc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pen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10.88888888889" calcext:value-type="float">
            <text:p>1.110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ation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86.88888888889" calcext:value-type="float">
            <text:p>1.386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24.666666666667" calcext:value-type="float">
            <text:p>924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96.222222222222" calcext:value-type="float">
            <text:p>896,2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Eavesdrop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onLos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25" calcext:value-type="float">
            <text:p>25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2.25" calcext:value-type="float">
            <text:p>42,2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Add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42.25" calcext:value-type="float">
            <text:p>42,25</text:p>
          </table:table-cell>
          <table:table-cell office:value-type="float" office:value="2.25" calcext:value-type="float">
            <text:p>2,25</text:p>
          </table:table-cell>
          <table:table-cell office:value-type="float" office:value="22500" calcext:value-type="float">
            <text:p>22.500,00</text:p>
          </table:table-cell>
          <table:table-cell office:value-type="float" office:value="90.25" calcext:value-type="float">
            <text:p>90,25</text:p>
          </table:table-cell>
          <table:table-cell office:value-type="float" office:value="0.25" calcext:value-type="float">
            <text:p>0,25</text:p>
          </table:table-cell>
          <table:table-cell office:value-type="float" office:value="12.25" calcext:value-type="float">
            <text:p>12,25</text:p>
          </table:table-cell>
          <table:table-cell office:value-type="float" office:value="2.25" calcext:value-type="float">
            <text:p>2,25</text:p>
          </table:table-cell>
          <table:table-cell office:value-type="float" office:value="1444" calcext:value-type="float">
            <text:p>1.444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,00</text:p>
          </table:table-cell>
          <table:table-cell office:value-type="float" office:value="1260.25" calcext:value-type="float">
            <text:p>1.260,25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Close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0.25" calcext:value-type="float">
            <text:p>650,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FocusedTabPreferenc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4" calcext:value-type="float">
            <text:p>4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82.25" calcext:value-type="float">
            <text:p>182,25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1" calcext:value-type="float">
            <text:p>81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52.25" calcext:value-type="float">
            <text:p>552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bleHeader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81" calcext:value-type="float">
            <text:p>81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42.25" calcext:value-type="float">
            <text:p>34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office:value-type="float" office:value="64" calcext:value-type="float">
            <text:p>64,00</text:p>
          </table:table-cell>
          <table:table-cell office:value-type="float" office:value="0.25" calcext:value-type="float">
            <text:p>0,25</text:p>
          </table:table-cell>
          <table:table-cell office:value-type="float" office:value="6.25" calcext:value-type="float">
            <text:p>6,25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toredURLDownlo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80.25" calcext:value-type="float">
            <text:p>1.98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60.25" calcext:value-type="float">
            <text:p>1.56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40.25" calcext:value-type="float">
            <text:p>24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41" calcext:value-type="float">
            <text:p>84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0.25" calcext:value-type="float">
            <text:p>21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izationKeyPa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41" calcext:value-type="float">
            <text:p>44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bRef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56.25" calcext:value-type="float">
            <text:p>4.556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225" calcext:value-type="float">
            <text:p>4.22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BibMap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01" calcext:value-type="float">
            <text:p>2.60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io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2.25" calcext:value-type="float">
            <text:p>99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Table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89" calcext:value-type="float">
            <text:p>289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lToUnicod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2.25" calcext:value-type="float">
            <text:p>13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Regist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6" calcext:value-type="float">
            <text:p>19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Hierarch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82.25" calcext:value-type="float">
            <text:p>18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Prin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StringsPreferenc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Preferenc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refFetcherEvalu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LegacyExplicitGrou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Panel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bTeX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Vers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d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MatchingGroup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Browse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bRefLog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Version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rS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ForUpd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Remov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CompleteFirstName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PERCENTILE([.B2:.B737]; [.A739])" office:value-type="float" office:value="9942.78080573863" calcext:value-type="float">
            <text:p>9.942,78</text:p>
          </table:table-cell>
          <table:table-cell table:formula="of:=PERCENTILE([.C2:.C737]; [.A739])" office:value-type="float" office:value="35.1036739437511" calcext:value-type="float">
            <text:p>35,10</text:p>
          </table:table-cell>
          <table:table-cell table:formula="of:=PERCENTILE([.D2:.D737]; [.A739])" office:value-type="float" office:value="37061.8793590141" calcext:value-type="float">
            <text:p>37.061,88</text:p>
          </table:table-cell>
          <table:table-cell table:formula="of:=PERCENTILE([.E2:.E737]; [.A739])" office:value-type="float" office:value="8157.73746407312" calcext:value-type="float">
            <text:p>8.157,74</text:p>
          </table:table-cell>
          <table:table-cell table:formula="of:=PERCENTILE([.F2:.F737]; [.A739])" office:value-type="float" office:value="1143.04463980615" calcext:value-type="float">
            <text:p>1.143,04</text:p>
          </table:table-cell>
          <table:table-cell table:formula="of:=PERCENTILE([.G2:.G737]; [.A739])" office:value-type="float" office:value="115.113646449704" calcext:value-type="float">
            <text:p>115,11</text:p>
          </table:table-cell>
          <table:table-cell table:formula="of:=PERCENTILE([.H2:.H737]; [.A739])" office:value-type="float" office:value="493.455889972503" calcext:value-type="float">
            <text:p>493,46</text:p>
          </table:table-cell>
          <table:table-cell table:formula="of:=PERCENTILE([.I2:.I737]; [.A739])" office:value-type="float" office:value="8.31990358126717" calcext:value-type="float">
            <text:p>8,32</text:p>
          </table:table-cell>
          <table:table-cell table:formula="of:=PERCENTILE([.J2:.J737]; [.A739])" office:value-type="float" office:value="3700.1806783207" calcext:value-type="float">
            <text:p>3.700,18</text:p>
          </table:table-cell>
          <table:table-cell table:style-name="ce11" table:formula="of:=PERCENTILE([.K2:.K737]; [.A739])" office:value-type="float" office:value="87" calcext:value-type="float">
            <text:p>87,00</text:p>
          </table:table-cell>
          <table:table-cell table:number-columns-repeated="3"/>
          <table:table-cell table:style-name="ce11" table:formula="of:=PERCENTILE([.O2:.O737]; [.A739])" office:value-type="float" office:value="30.3" calcext:value-type="float">
            <text:p>30,30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PERCENTILE([.B2:.B737]; [.A740])" office:value-type="float" office:value="3451.44757102243" calcext:value-type="float">
            <text:p>3.451,45</text:p>
          </table:table-cell>
          <table:table-cell table:formula="of:=PERCENTILE([.C2:.C737]; [.A740])" office:value-type="float" office:value="12.2211408445821" calcext:value-type="float">
            <text:p>12,22</text:p>
          </table:table-cell>
          <table:table-cell table:formula="of:=PERCENTILE([.D2:.D737]; [.A740])" office:value-type="float" office:value="10686.1010557782" calcext:value-type="float">
            <text:p>10.686,10</text:p>
          </table:table-cell>
          <table:table-cell table:formula="of:=PERCENTILE([.E2:.E737]; [.A740])" office:value-type="float" office:value="3736.17703125" calcext:value-type="float">
            <text:p>3.736,18</text:p>
          </table:table-cell>
          <table:table-cell table:formula="of:=PERCENTILE([.F2:.F737]; [.A740])" office:value-type="float" office:value="296.190130014086" calcext:value-type="float">
            <text:p>296,19</text:p>
          </table:table-cell>
          <table:table-cell table:formula="of:=PERCENTILE([.G2:.G737]; [.A740])" office:value-type="float" office:value="63.405325443787" calcext:value-type="float">
            <text:p>63,41</text:p>
          </table:table-cell>
          <table:table-cell table:formula="of:=PERCENTILE([.H2:.H737]; [.A740])" office:value-type="float" office:value="124.323502590752" calcext:value-type="float">
            <text:p>124,32</text:p>
          </table:table-cell>
          <table:table-cell table:formula="of:=PERCENTILE([.I2:.I737]; [.A740])" office:value-type="float" office:value="3.4328030361483" calcext:value-type="float">
            <text:p>3,43</text:p>
          </table:table-cell>
          <table:table-cell table:formula="of:=PERCENTILE([.J2:.J737]; [.A740])" office:value-type="float" office:value="1070.66161047894" calcext:value-type="float">
            <text:p>1.070,66</text:p>
          </table:table-cell>
          <table:table-cell table:style-name="ce11" table:formula="of:=PERCENTILE([.K2:.K737]; [.A740])" office:value-type="float" office:value="68" calcext:value-type="float">
            <text:p>68,00</text:p>
          </table:table-cell>
          <table:table-cell table:number-columns-repeated="3"/>
          <table:table-cell table:style-name="ce11" table:formula="of:=PERCENTILE([.O2:.O737]; [.A740])" office:value-type="float" office:value="17" calcext:value-type="float">
            <text:p>17,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PERCENTILE([.B2:.B737]; [.A741])" office:value-type="float" office:value="1187.32988575456" calcext:value-type="float">
            <text:p>1.187,33</text:p>
          </table:table-cell>
          <table:table-cell table:formula="of:=PERCENTILE([.C2:.C737]; [.A741])" office:value-type="float" office:value="6.00385977403459" calcext:value-type="float">
            <text:p>6,00</text:p>
          </table:table-cell>
          <table:table-cell table:formula="of:=PERCENTILE([.D2:.D737]; [.A741])" office:value-type="float" office:value="2135.87553573089" calcext:value-type="float">
            <text:p>2.135,88</text:p>
          </table:table-cell>
          <table:table-cell table:formula="of:=PERCENTILE([.E2:.E737]; [.A741])" office:value-type="float" office:value="1421.67706302794" calcext:value-type="float">
            <text:p>1.421,68</text:p>
          </table:table-cell>
          <table:table-cell table:formula="of:=PERCENTILE([.F2:.F737]; [.A741])" office:value-type="float" office:value="72.2415342554527" calcext:value-type="float">
            <text:p>72,24</text:p>
          </table:table-cell>
          <table:table-cell table:formula="of:=PERCENTILE([.G2:.G737]; [.A741])" office:value-type="float" office:value="23.090069400729" calcext:value-type="float">
            <text:p>23,09</text:p>
          </table:table-cell>
          <table:table-cell table:formula="of:=PERCENTILE([.H2:.H737]; [.A741])" office:value-type="float" office:value="41.8129375488252" calcext:value-type="float">
            <text:p>41,81</text:p>
          </table:table-cell>
          <table:table-cell table:formula="of:=PERCENTILE([.I2:.I737]; [.A741])" office:value-type="float" office:value="1.39150942537819" calcext:value-type="float">
            <text:p>1,39</text:p>
          </table:table-cell>
          <table:table-cell table:formula="of:=PERCENTILE([.J2:.J737]; [.A741])" office:value-type="float" office:value="322.821471645981" calcext:value-type="float">
            <text:p>322,82</text:p>
          </table:table-cell>
          <table:table-cell table:style-name="ce11" table:formula="of:=PERCENTILE([.K2:.K737]; [.A741])" office:value-type="float" office:value="50" calcext:value-type="float">
            <text:p>50,00</text:p>
          </table:table-cell>
          <table:table-cell table:number-columns-repeated="3"/>
          <table:table-cell table:style-name="ce11" table:formula="of:=PERCENTILE([.O2:.O737]; [.A741])"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PERCENTILE([.B2:.B737]; [.A742])" office:value-type="float" office:value="324.97680788897" calcext:value-type="float">
            <text:p>324,98</text:p>
          </table:table-cell>
          <table:table-cell table:formula="of:=PERCENTILE([.C2:.C737]; [.A742])" office:value-type="float" office:value="1.68998628257887" calcext:value-type="float">
            <text:p>1,69</text:p>
          </table:table-cell>
          <table:table-cell table:formula="of:=PERCENTILE([.D2:.D737]; [.A742])" office:value-type="float" office:value="582.873630387144" calcext:value-type="float">
            <text:p>582,87</text:p>
          </table:table-cell>
          <table:table-cell table:formula="of:=PERCENTILE([.E2:.E737]; [.A742])" office:value-type="float" office:value="509.272727272727" calcext:value-type="float">
            <text:p>509,27</text:p>
          </table:table-cell>
          <table:table-cell table:formula="of:=PERCENTILE([.F2:.F737]; [.A742])" office:value-type="float" office:value="15.9637188208617" calcext:value-type="float">
            <text:p>15,96</text:p>
          </table:table-cell>
          <table:table-cell table:formula="of:=PERCENTILE([.G2:.G737]; [.A742])" office:value-type="float" office:value="10.9752066115702" calcext:value-type="float">
            <text:p>10,98</text:p>
          </table:table-cell>
          <table:table-cell table:formula="of:=PERCENTILE([.H2:.H737]; [.A742])" office:value-type="float" office:value="9.18820861678004" calcext:value-type="float">
            <text:p>9,19</text:p>
          </table:table-cell>
          <table:table-cell table:formula="of:=PERCENTILE([.I2:.I737]; [.A742])" office:value-type="float" office:value="0.673469387755102" calcext:value-type="float">
            <text:p>0,67</text:p>
          </table:table-cell>
          <table:table-cell table:formula="of:=PERCENTILE([.J2:.J737]; [.A742])" office:value-type="float" office:value="76.7100591715977" calcext:value-type="float">
            <text:p>76,71</text:p>
          </table:table-cell>
          <table:table-cell table:style-name="ce11" table:formula="of:=PERCENTILE([.K2:.K737]; [.A742])" office:value-type="float" office:value="35" calcext:value-type="float">
            <text:p>35,00</text:p>
          </table:table-cell>
          <table:table-cell table:number-columns-repeated="3"/>
          <table:table-cell table:style-name="ce11" table:formula="of:=PERCENTILE([.O2:.O737]; [.A742])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PERCENTILE([.B2:.B737]; [.A743])" office:value-type="float" office:value="159.408099173554" calcext:value-type="float">
            <text:p>159,41</text:p>
          </table:table-cell>
          <table:table-cell table:formula="of:=PERCENTILE([.C2:.C737]; [.A743])" office:value-type="float" office:value="0.923534588307315" calcext:value-type="float">
            <text:p>0,92</text:p>
          </table:table-cell>
          <table:table-cell table:formula="of:=PERCENTILE([.D2:.D737]; [.A743])" office:value-type="float" office:value="315.665867862297" calcext:value-type="float">
            <text:p>315,67</text:p>
          </table:table-cell>
          <table:table-cell table:formula="of:=PERCENTILE([.E2:.E737]; [.A743])" office:value-type="float" office:value="336.679685638505" calcext:value-type="float">
            <text:p>336,68</text:p>
          </table:table-cell>
          <table:table-cell table:formula="of:=PERCENTILE([.F2:.F737]; [.A743])" office:value-type="float" office:value="8.61666666666666" calcext:value-type="float">
            <text:p>8,62</text:p>
          </table:table-cell>
          <table:table-cell table:formula="of:=PERCENTILE([.G2:.G737]; [.A743])" office:value-type="float" office:value="6.73644083272462" calcext:value-type="float">
            <text:p>6,74</text:p>
          </table:table-cell>
          <table:table-cell table:formula="of:=PERCENTILE([.H2:.H737]; [.A743])" office:value-type="float" office:value="4.70973186728395" calcext:value-type="float">
            <text:p>4,71</text:p>
          </table:table-cell>
          <table:table-cell table:formula="of:=PERCENTILE([.I2:.I737]; [.A743])" office:value-type="float" office:value="0.402366863905326" calcext:value-type="float">
            <text:p>0,40</text:p>
          </table:table-cell>
          <table:table-cell table:formula="of:=PERCENTILE([.J2:.J737]; [.A743])" office:value-type="float" office:value="33.3238505113631" calcext:value-type="float">
            <text:p>33,32</text:p>
          </table:table-cell>
          <table:table-cell table:style-name="ce11" table:formula="of:=PERCENTILE([.K2:.K737]; [.A743])" office:value-type="float" office:value="30" calcext:value-type="float">
            <text:p>30,00</text:p>
          </table:table-cell>
          <table:table-cell table:number-columns-repeated="3"/>
          <table:table-cell table:style-name="ce11" table:formula="of:=PERCENTILE([.O2:.O737]; [.A743]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ERCENTILE([.B2:.B737]; [.A744])" office:value-type="float" office:value="19.1236850756082" calcext:value-type="float">
            <text:p>19,12</text:p>
          </table:table-cell>
          <table:table-cell table:formula="of:=PERCENTILE([.C2:.C737]; [.A744])" office:value-type="float" office:value="0.0723029585798816" calcext:value-type="float">
            <text:p>0,07</text:p>
          </table:table-cell>
          <table:table-cell table:formula="of:=PERCENTILE([.D2:.D737]; [.C744])" office:value-type="float" office:value="0" calcext:value-type="float">
            <text:p>0,00</text:p>
          </table:table-cell>
          <table:table-cell table:formula="of:=PERCENTILE([.E2:.E737]; [.A744])" office:value-type="float" office:value="55.9139326523546" calcext:value-type="float">
            <text:p>55,91</text:p>
          </table:table-cell>
          <table:table-cell table:formula="of:=PERCENTILE([.F2:.F737]; [.A744])" office:value-type="float" office:value="0.62810546875" calcext:value-type="float">
            <text:p>0,63</text:p>
          </table:table-cell>
          <table:table-cell table:formula="of:=PERCENTILE([.G2:.G737]; [.F744])" office:value-type="float" office:value="2.616515625" calcext:value-type="float">
            <text:p>2,62</text:p>
          </table:table-cell>
          <table:table-cell table:formula="of:=PERCENTILE([.H2:.H737]; [.A744])" office:value-type="float" office:value="0.330578512396694" calcext:value-type="float">
            <text:p>0,33</text:p>
          </table:table-cell>
          <table:table-cell table:formula="of:=PERCENTILE([.I2:.I737]; [.A744])" office:value-type="float" office:value="0.122448979591837" calcext:value-type="float">
            <text:p>0,12</text:p>
          </table:table-cell>
          <table:table-cell table:formula="of:=PERCENTILE([.J2:.J737]; [.I744])" office:value-type="float" office:value="0" calcext:value-type="float">
            <text:p>0,00</text:p>
          </table:table-cell>
          <table:table-cell table:style-name="ce11" table:formula="of:=PERCENTILE([.K2:.K737]; [.J744])" office:value-type="float" office:value="1" calcext:value-type="float">
            <text:p>1,00</text:p>
          </table:table-cell>
          <table:table-cell table:number-columns-repeated="3"/>
          <table:table-cell table:style-name="ce11" table:formula="of:=PERCENTILE([.O2:.O737]; [.A744])" office:value-type="float" office:value="0" calcext:value-type="float">
            <text:p>0,00</text:p>
          </table:table-cell>
        </table:table-row>
        <table:table-row table:style-name="ro1" table:number-rows-repeated="104783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B1048576">
            <calcext:condition calcext:apply-style-name="Red" calcext:value="&gt;=[$'msd-0-none-ncloc_functions_sqale_index_churn_comment_lines_comment_lines_density_complexity_sqale_debt_ratio_statements_count'.$B$739]" calcext:base-cell-address="'msd-0-none-ncloc_functions_sqale_index_churn_comment_lines_comment_lines_density_complexity_sqale_debt_ratio_statements_count'.B1"/>
            <calcext:condition calcext:apply-style-name="Orange" calcext:value="&gt;=[$'msd-0-none-ncloc_functions_sqale_index_churn_comment_lines_comment_lines_density_complexity_sqale_debt_ratio_statements_count'.$B$740]" calcext:base-cell-address="'msd-0-none-ncloc_functions_sqale_index_churn_comment_lines_comment_lines_density_complexity_sqale_debt_ratio_statements_count'.B1"/>
            <calcext:condition calcext:apply-style-name="Yellow" calcext:value="&gt;=[$'msd-0-none-ncloc_functions_sqale_index_churn_comment_lines_comment_lines_density_complexity_sqale_debt_ratio_statements_count'.$B$741]" calcext:base-cell-address="'msd-0-none-ncloc_functions_sqale_index_churn_comment_lines_comment_lines_density_complexity_sqale_debt_ratio_statements_count'.B1"/>
          </calcext:conditional-format>
          <calcext:conditional-format calcext:target-range-address="'msd-0-none-ncloc_functions_sqale_index_churn_comment_lines_comment_lines_density_complexity_sqale_debt_ratio_statements_count'.C1:'msd-0-none-ncloc_functions_sqale_index_churn_comment_lines_comment_lines_density_complexity_sqale_debt_ratio_statements_count'.C1048576">
            <calcext:condition calcext:apply-style-name="Red" calcext:value="&gt;=[$'msd-0-none-ncloc_functions_sqale_index_churn_comment_lines_comment_lines_density_complexity_sqale_debt_ratio_statements_count'.$C$739]" calcext:base-cell-address="'msd-0-none-ncloc_functions_sqale_index_churn_comment_lines_comment_lines_density_complexity_sqale_debt_ratio_statements_count'.C1"/>
            <calcext:condition calcext:apply-style-name="Orange" calcext:value="&gt;=[$'msd-0-none-ncloc_functions_sqale_index_churn_comment_lines_comment_lines_density_complexity_sqale_debt_ratio_statements_count'.$C$740]" calcext:base-cell-address="'msd-0-none-ncloc_functions_sqale_index_churn_comment_lines_comment_lines_density_complexity_sqale_debt_ratio_statements_count'.C1"/>
            <calcext:condition calcext:apply-style-name="Yellow" calcext:value="&gt;=[$'msd-0-none-ncloc_functions_sqale_index_churn_comment_lines_comment_lines_density_complexity_sqale_debt_ratio_statements_count'.$C$741]" calcext:base-cell-address="'msd-0-none-ncloc_functions_sqale_index_churn_comment_lines_comment_lines_density_complexity_sqale_debt_ratio_statements_count'.C1"/>
          </calcext:conditional-format>
          <calcext:conditional-format calcext:target-range-address="'msd-0-none-ncloc_functions_sqale_index_churn_comment_lines_comment_lines_density_complexity_sqale_debt_ratio_statements_count'.D1:'msd-0-none-ncloc_functions_sqale_index_churn_comment_lines_comment_lines_density_complexity_sqale_debt_ratio_statements_count'.D1048576">
            <calcext:condition calcext:apply-style-name="Red" calcext:value="&gt;=[$'msd-0-none-ncloc_functions_sqale_index_churn_comment_lines_comment_lines_density_complexity_sqale_debt_ratio_statements_count'.$D$739]" calcext:base-cell-address="'msd-0-none-ncloc_functions_sqale_index_churn_comment_lines_comment_lines_density_complexity_sqale_debt_ratio_statements_count'.D1"/>
            <calcext:condition calcext:apply-style-name="Orange" calcext:value="&gt;=[$'msd-0-none-ncloc_functions_sqale_index_churn_comment_lines_comment_lines_density_complexity_sqale_debt_ratio_statements_count'.$D$740]" calcext:base-cell-address="'msd-0-none-ncloc_functions_sqale_index_churn_comment_lines_comment_lines_density_complexity_sqale_debt_ratio_statements_count'.D1"/>
            <calcext:condition calcext:apply-style-name="Yellow" calcext:value="&gt;=[$'msd-0-none-ncloc_functions_sqale_index_churn_comment_lines_comment_lines_density_complexity_sqale_debt_ratio_statements_count'.$D$741]" calcext:base-cell-address="'msd-0-none-ncloc_functions_sqale_index_churn_comment_lines_comment_lines_density_complexity_sqale_debt_ratio_statements_count'.D1"/>
          </calcext:conditional-format>
          <calcext:conditional-format calcext:target-range-address="'msd-0-none-ncloc_functions_sqale_index_churn_comment_lines_comment_lines_density_complexity_sqale_debt_ratio_statements_count'.E1:'msd-0-none-ncloc_functions_sqale_index_churn_comment_lines_comment_lines_density_complexity_sqale_debt_ratio_statements_count'.E1048576">
            <calcext:condition calcext:apply-style-name="Red" calcext:value="&gt;=[$'msd-0-none-ncloc_functions_sqale_index_churn_comment_lines_comment_lines_density_complexity_sqale_debt_ratio_statements_count'.$E$739]" calcext:base-cell-address="'msd-0-none-ncloc_functions_sqale_index_churn_comment_lines_comment_lines_density_complexity_sqale_debt_ratio_statements_count'.E1"/>
            <calcext:condition calcext:apply-style-name="Orange" calcext:value="&gt;=[$'msd-0-none-ncloc_functions_sqale_index_churn_comment_lines_comment_lines_density_complexity_sqale_debt_ratio_statements_count'.$E$740]" calcext:base-cell-address="'msd-0-none-ncloc_functions_sqale_index_churn_comment_lines_comment_lines_density_complexity_sqale_debt_ratio_statements_count'.E1"/>
            <calcext:condition calcext:apply-style-name="Yellow" calcext:value="&gt;=[$'msd-0-none-ncloc_functions_sqale_index_churn_comment_lines_comment_lines_density_complexity_sqale_debt_ratio_statements_count'.$E$741]" calcext:base-cell-address="'msd-0-none-ncloc_functions_sqale_index_churn_comment_lines_comment_lines_density_complexity_sqale_debt_ratio_statements_count'.E1"/>
          </calcext:conditional-format>
          <calcext:conditional-format calcext:target-range-address="'msd-0-none-ncloc_functions_sqale_index_churn_comment_lines_comment_lines_density_complexity_sqale_debt_ratio_statements_count'.F1:'msd-0-none-ncloc_functions_sqale_index_churn_comment_lines_comment_lines_density_complexity_sqale_debt_ratio_statements_count'.F1048576">
            <calcext:condition calcext:apply-style-name="Red" calcext:value="&gt;=[$'msd-0-none-ncloc_functions_sqale_index_churn_comment_lines_comment_lines_density_complexity_sqale_debt_ratio_statements_count'.$F$739]" calcext:base-cell-address="'msd-0-none-ncloc_functions_sqale_index_churn_comment_lines_comment_lines_density_complexity_sqale_debt_ratio_statements_count'.F1"/>
            <calcext:condition calcext:apply-style-name="Orange" calcext:value="&gt;=[$'msd-0-none-ncloc_functions_sqale_index_churn_comment_lines_comment_lines_density_complexity_sqale_debt_ratio_statements_count'.$F$740]" calcext:base-cell-address="'msd-0-none-ncloc_functions_sqale_index_churn_comment_lines_comment_lines_density_complexity_sqale_debt_ratio_statements_count'.F1"/>
            <calcext:condition calcext:apply-style-name="Yellow" calcext:value="&gt;=[$'msd-0-none-ncloc_functions_sqale_index_churn_comment_lines_comment_lines_density_complexity_sqale_debt_ratio_statements_count'.$F$741]" calcext:base-cell-address="'msd-0-none-ncloc_functions_sqale_index_churn_comment_lines_comment_lines_density_complexity_sqale_debt_ratio_statements_count'.F1"/>
          </calcext:conditional-format>
          <calcext:conditional-format calcext:target-range-address="'msd-0-none-ncloc_functions_sqale_index_churn_comment_lines_comment_lines_density_complexity_sqale_debt_ratio_statements_count'.G1:'msd-0-none-ncloc_functions_sqale_index_churn_comment_lines_comment_lines_density_complexity_sqale_debt_ratio_statements_count'.G1048576">
            <calcext:condition calcext:apply-style-name="Red" calcext:value="&gt;=[$'msd-0-none-ncloc_functions_sqale_index_churn_comment_lines_comment_lines_density_complexity_sqale_debt_ratio_statements_count'.$G$739]" calcext:base-cell-address="'msd-0-none-ncloc_functions_sqale_index_churn_comment_lines_comment_lines_density_complexity_sqale_debt_ratio_statements_count'.G1"/>
            <calcext:condition calcext:apply-style-name="Orange" calcext:value="&gt;=[$'msd-0-none-ncloc_functions_sqale_index_churn_comment_lines_comment_lines_density_complexity_sqale_debt_ratio_statements_count'.$G$740]" calcext:base-cell-address="'msd-0-none-ncloc_functions_sqale_index_churn_comment_lines_comment_lines_density_complexity_sqale_debt_ratio_statements_count'.G1"/>
            <calcext:condition calcext:apply-style-name="Yellow" calcext:value="&gt;=[$'msd-0-none-ncloc_functions_sqale_index_churn_comment_lines_comment_lines_density_complexity_sqale_debt_ratio_statements_count'.$G$741]" calcext:base-cell-address="'msd-0-none-ncloc_functions_sqale_index_churn_comment_lines_comment_lines_density_complexity_sqale_debt_ratio_statements_count'.G1"/>
          </calcext:conditional-format>
          <calcext:conditional-format calcext:target-range-address="'msd-0-none-ncloc_functions_sqale_index_churn_comment_lines_comment_lines_density_complexity_sqale_debt_ratio_statements_count'.H1:'msd-0-none-ncloc_functions_sqale_index_churn_comment_lines_comment_lines_density_complexity_sqale_debt_ratio_statements_count'.H1048576">
            <calcext:condition calcext:apply-style-name="Red" calcext:value="&gt;=[$'msd-0-none-ncloc_functions_sqale_index_churn_comment_lines_comment_lines_density_complexity_sqale_debt_ratio_statements_count'.$H$739]" calcext:base-cell-address="'msd-0-none-ncloc_functions_sqale_index_churn_comment_lines_comment_lines_density_complexity_sqale_debt_ratio_statements_count'.H1"/>
            <calcext:condition calcext:apply-style-name="Orange" calcext:value="&gt;=[$'msd-0-none-ncloc_functions_sqale_index_churn_comment_lines_comment_lines_density_complexity_sqale_debt_ratio_statements_count'.$H$740]" calcext:base-cell-address="'msd-0-none-ncloc_functions_sqale_index_churn_comment_lines_comment_lines_density_complexity_sqale_debt_ratio_statements_count'.H1"/>
            <calcext:condition calcext:apply-style-name="Yellow" calcext:value="&gt;=[$'msd-0-none-ncloc_functions_sqale_index_churn_comment_lines_comment_lines_density_complexity_sqale_debt_ratio_statements_count'.$H$741]" calcext:base-cell-address="'msd-0-none-ncloc_functions_sqale_index_churn_comment_lines_comment_lines_density_complexity_sqale_debt_ratio_statements_count'.H1"/>
          </calcext:conditional-format>
          <calcext:conditional-format calcext:target-range-address="'msd-0-none-ncloc_functions_sqale_index_churn_comment_lines_comment_lines_density_complexity_sqale_debt_ratio_statements_count'.I1:'msd-0-none-ncloc_functions_sqale_index_churn_comment_lines_comment_lines_density_complexity_sqale_debt_ratio_statements_count'.I1048576">
            <calcext:condition calcext:apply-style-name="Red" calcext:value="&gt;=[$'msd-0-none-ncloc_functions_sqale_index_churn_comment_lines_comment_lines_density_complexity_sqale_debt_ratio_statements_count'.$I$739]" calcext:base-cell-address="'msd-0-none-ncloc_functions_sqale_index_churn_comment_lines_comment_lines_density_complexity_sqale_debt_ratio_statements_count'.I1"/>
            <calcext:condition calcext:apply-style-name="Orange" calcext:value="&gt;=[$'msd-0-none-ncloc_functions_sqale_index_churn_comment_lines_comment_lines_density_complexity_sqale_debt_ratio_statements_count'.$I$740]" calcext:base-cell-address="'msd-0-none-ncloc_functions_sqale_index_churn_comment_lines_comment_lines_density_complexity_sqale_debt_ratio_statements_count'.I1"/>
            <calcext:condition calcext:apply-style-name="Yellow" calcext:value="&gt;=[$'msd-0-none-ncloc_functions_sqale_index_churn_comment_lines_comment_lines_density_complexity_sqale_debt_ratio_statements_count'.$I$741]" calcext:base-cell-address="'msd-0-none-ncloc_functions_sqale_index_churn_comment_lines_comment_lines_density_complexity_sqale_debt_ratio_statements_count'.I1"/>
          </calcext:conditional-format>
          <calcext:conditional-format calcext:target-range-address="'msd-0-none-ncloc_functions_sqale_index_churn_comment_lines_comment_lines_density_complexity_sqale_debt_ratio_statements_count'.J1:'msd-0-none-ncloc_functions_sqale_index_churn_comment_lines_comment_lines_density_complexity_sqale_debt_ratio_statements_count'.J1048576">
            <calcext:condition calcext:apply-style-name="Red" calcext:value="&gt;=[$'msd-0-none-ncloc_functions_sqale_index_churn_comment_lines_comment_lines_density_complexity_sqale_debt_ratio_statements_count'.$J$739]" calcext:base-cell-address="'msd-0-none-ncloc_functions_sqale_index_churn_comment_lines_comment_lines_density_complexity_sqale_debt_ratio_statements_count'.J1"/>
            <calcext:condition calcext:apply-style-name="Orange" calcext:value="&gt;=[$'msd-0-none-ncloc_functions_sqale_index_churn_comment_lines_comment_lines_density_complexity_sqale_debt_ratio_statements_count'.$J$740]" calcext:base-cell-address="'msd-0-none-ncloc_functions_sqale_index_churn_comment_lines_comment_lines_density_complexity_sqale_debt_ratio_statements_count'.J1"/>
            <calcext:condition calcext:apply-style-name="Yellow" calcext:value="&gt;=[$'msd-0-none-ncloc_functions_sqale_index_churn_comment_lines_comment_lines_density_complexity_sqale_debt_ratio_statements_count'.$J$741]" calcext:base-cell-address="'msd-0-none-ncloc_functions_sqale_index_churn_comment_lines_comment_lines_density_complexity_sqale_debt_ratio_statements_count'.J1"/>
          </calcext:conditional-format>
          <calcext:conditional-format calcext:target-range-address="'msd-0-none-ncloc_functions_sqale_index_churn_comment_lines_comment_lines_density_complexity_sqale_debt_ratio_statements_count'.K1:'msd-0-none-ncloc_functions_sqale_index_churn_comment_lines_comment_lines_density_complexity_sqale_debt_ratio_statements_count'.K1048576 'msd-0-none-ncloc_functions_sqale_index_churn_comment_lines_comment_lines_density_complexity_sqale_debt_ratio_statements_count'.O739:'msd-0-none-ncloc_functions_sqale_index_churn_comment_lines_comment_lines_density_complexity_sqale_debt_ratio_statements_count'.O744">
            <calcext:condition calcext:apply-style-name="Red" calcext:value="&gt;=[$'msd-0-none-ncloc_functions_sqale_index_churn_comment_lines_comment_lines_density_complexity_sqale_debt_ratio_statements_count'.$K$739]" calcext:base-cell-address="'msd-0-none-ncloc_functions_sqale_index_churn_comment_lines_comment_lines_density_complexity_sqale_debt_ratio_statements_count'.K1"/>
            <calcext:condition calcext:apply-style-name="Orange" calcext:value="&gt;=[$'msd-0-none-ncloc_functions_sqale_index_churn_comment_lines_comment_lines_density_complexity_sqale_debt_ratio_statements_count'.$K$740]" calcext:base-cell-address="'msd-0-none-ncloc_functions_sqale_index_churn_comment_lines_comment_lines_density_complexity_sqale_debt_ratio_statements_count'.K1"/>
            <calcext:condition calcext:apply-style-name="Yellow" calcext:value="&gt;=[$'msd-0-none-ncloc_functions_sqale_index_churn_comment_lines_comment_lines_density_complexity_sqale_debt_ratio_statements_count'.$K$741]" calcext:base-cell-address="'msd-0-none-ncloc_functions_sqale_index_churn_comment_lines_comment_lines_density_complexity_sqale_debt_ratio_statements_count'.K1"/>
          </calcext:conditional-format>
          <calcext:conditional-format calcext:target-range-address="'msd-0-none-ncloc_functions_sqale_index_churn_comment_lines_comment_lines_density_complexity_sqale_debt_ratio_statements_count'.O745:'msd-0-none-ncloc_functions_sqale_index_churn_comment_lines_comment_lines_density_complexity_sqale_debt_ratio_statements_count'.O1048576 'msd-0-none-ncloc_functions_sqale_index_churn_comment_lines_comment_lines_density_complexity_sqale_debt_ratio_statements_count'.O1:'msd-0-none-ncloc_functions_sqale_index_churn_comment_lines_comment_lines_density_complexity_sqale_debt_ratio_statements_count'.O738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'msd-0-none-ncloc_functions_sqale_index_churn_comment_lines_comment_lines_density_complexity_sqale_debt_ratio_statements_count'.A1:'msd-0-none-ncloc_functions_sqale_index_churn_comment_lines_comment_lines_density_complexity_sqale_debt_ratio_statements_count'.O737" table:contains-header="false" table:orientation="column"/>
        <table:database-range table:name="__Anonymous_Sheet_DB__0" table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O737" table:display-filter-buttons="tru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Orange" style:family="table-cell" style:parent-style-name="Default">
      <style:table-cell-properties fo:background-color="#ff8000"/>
    </style:style>
    <style:style style:name="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08:57:02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3T09:03:10.657000000</dc:date>
    <meta:editing-duration>PT1H26M29S</meta:editing-duration>
    <meta:editing-cycles>5</meta:editing-cycles>
    <meta:generator>LibreOffice/7.0.3.1$Windows_X86_64 LibreOffice_project/d7547858d014d4cf69878db179d326fc3483e082</meta:generator>
    <meta:document-statistic meta:table-count="1" meta:cell-count="11126" meta:object-count="0"/>
  </office:meta>
</office:document-meta>
</file>